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4788284">
            <text:p>-0,1479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4657596">
            <text:p>-0,1466</text:p>
          </table:table-cell>
          <table:table-cell table:number-columns-repeated="13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4360588">
            <text:p>-0,1436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4035222">
            <text:p>-0,1404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4111218">
            <text:p>-0,141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3488589">
            <text:p>-0,1349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2775297">
            <text:p>-0,1278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2612106">
            <text:p>-0,126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2655504">
            <text:p>-0,1266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2657201">
            <text:p>-0,126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2502592">
            <text:p>-0,125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2173825">
            <text:p>-0,1217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1619164">
            <text:p>-0,1162</text:p>
          </table:table-cell>
          <table:table-cell table:number-columns-repeated="5"/>
          <table:table-cell>
            <draw:frame table:end-cell-address="Sheet1.O41" table:end-x="1.144cm" table:end-y="0.027cm" draw:z-index="0" svg:width="16.894cm" svg:height="12.3cm" svg:x="0.056cm" svg:y="0.372cm">
              <draw:object draw:notify-on-update-of-ranges="Sheet1.A1:Sheet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0980893">
            <text:p>-0,1098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0951472">
            <text:p>-0,1095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1177073">
            <text:p>-0,1118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1067874">
            <text:p>-0,1107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0931705">
            <text:p>-0,1093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1069263">
            <text:p>-0,1107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1074296">
            <text:p>-0,1107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0970911">
            <text:p>-0,1097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0879145">
            <text:p>-0,1088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1083793">
            <text:p>-0,1108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0946166">
            <text:p>-0,1095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0720339">
            <text:p>-0,1072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0867174">
            <text:p>-0,1087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048578">
            <text:p>-0,1049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0357664">
            <text:p>-0,1036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009411">
            <text:p>-0,1009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9934369">
            <text:p>-0,0993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9843229">
            <text:p>-0,0984</text:p>
          </table:table-cell>
          <table:table-cell table:style-name="ce1" office:value-type="float" office:value="-0.16086616">
            <text:p>-0,1609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9827555">
            <text:p>-0,0983</text:p>
          </table:table-cell>
          <table:table-cell table:style-name="ce1" office:value-type="float" office:value="-0.18727079">
            <text:p>-0,1873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987823">
            <text:p>-0,0988</text:p>
          </table:table-cell>
          <table:table-cell table:style-name="ce1" office:value-type="float" office:value="-0.18566119">
            <text:p>-0,1857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9842053">
            <text:p>-0,0984</text:p>
          </table:table-cell>
          <table:table-cell table:style-name="ce1" office:value-type="float" office:value="-0.18305881">
            <text:p>-0,1831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9763164">
            <text:p>-0,0976</text:p>
          </table:table-cell>
          <table:table-cell table:style-name="ce1" office:value-type="float" office:value="-0.1841816">
            <text:p>-0,1842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0122245">
            <text:p>-0,1012</text:p>
          </table:table-cell>
          <table:table-cell table:style-name="ce1" office:value-type="float" office:value="-0.17702513">
            <text:p>-0,177</text:p>
          </table:table-cell>
          <table:table-cell table:formula="oooc:=[.B36]-[.C36]" office:value-type="float" office:value="0.07580268">
            <text:p>0,0758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09023161">
            <text:p>-0,0902</text:p>
          </table:table-cell>
          <table:table-cell table:style-name="ce1" office:value-type="float" office:value="-0.16603429">
            <text:p>-0,166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09560623">
            <text:p>-0,0956</text:p>
          </table:table-cell>
          <table:table-cell table:style-name="ce1" office:value-type="float" office:value="-0.17140891">
            <text:p>-0,1714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10029833">
            <text:p>-0,1003</text:p>
          </table:table-cell>
          <table:table-cell table:style-name="ce1" office:value-type="float" office:value="-0.17610101">
            <text:p>-0,1761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09497356">
            <text:p>-0,095</text:p>
          </table:table-cell>
          <table:table-cell table:style-name="ce1" office:value-type="float" office:value="-0.17077624">
            <text:p>-0,1708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091019">
            <text:p>-0,091</text:p>
          </table:table-cell>
          <table:table-cell table:style-name="ce1" office:value-type="float" office:value="-0.16682168">
            <text:p>-0,1668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08638256">
            <text:p>-0,0864</text:p>
          </table:table-cell>
          <table:table-cell table:style-name="ce1" office:value-type="float" office:value="-0.16218524">
            <text:p>-0,1622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07808671">
            <text:p>-0,0781</text:p>
          </table:table-cell>
          <table:table-cell table:style-name="ce1" office:value-type="float" office:value="-0.15388939">
            <text:p>-0,1539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07593268">
            <text:p>-0,0759</text:p>
          </table:table-cell>
          <table:table-cell table:style-name="ce1" office:value-type="float" office:value="-0.15173536">
            <text:p>-0,1517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07928566">
            <text:p>-0,0793</text:p>
          </table:table-cell>
          <table:table-cell table:style-name="ce1" office:value-type="float" office:value="-0.15508834">
            <text:p>-0,1551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08592626">
            <text:p>-0,0859</text:p>
          </table:table-cell>
          <table:table-cell table:style-name="ce1" office:value-type="float" office:value="-0.16172894">
            <text:p>-0,1617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07751692">
            <text:p>-0,0775</text:p>
          </table:table-cell>
          <table:table-cell table:style-name="ce1" office:value-type="float" office:value="-0.1533196">
            <text:p>-0,1533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07178724">
            <text:p>-0,0718</text:p>
          </table:table-cell>
          <table:table-cell table:style-name="ce1" office:value-type="float" office:value="-0.14758992">
            <text:p>-0,1476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06647984">
            <text:p>-0,0665</text:p>
          </table:table-cell>
          <table:table-cell table:style-name="ce1" office:value-type="float" office:value="-0.14228252">
            <text:p>-0,142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06132329">
            <text:p>-0,0613</text:p>
          </table:table-cell>
          <table:table-cell table:style-name="ce1" office:value-type="float" office:value="-0.13712597">
            <text:p>-0,1371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05721737">
            <text:p>-0,0572</text:p>
          </table:table-cell>
          <table:table-cell table:style-name="ce1" office:value-type="float" office:value="-0.13302005">
            <text:p>-0,133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05131948">
            <text:p>-0,0513</text:p>
          </table:table-cell>
          <table:table-cell table:style-name="ce1" office:value-type="float" office:value="-0.12712216">
            <text:p>-0,1271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04378825">
            <text:p>-0,0438</text:p>
          </table:table-cell>
          <table:table-cell table:style-name="ce1" office:value-type="float" office:value="-0.11959093">
            <text:p>-0,1196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03982163">
            <text:p>-0,0398</text:p>
          </table:table-cell>
          <table:table-cell table:style-name="ce1" office:value-type="float" office:value="-0.11562431">
            <text:p>-0,1156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04182259">
            <text:p>-0,0418</text:p>
          </table:table-cell>
          <table:table-cell table:style-name="ce1" office:value-type="float" office:value="-0.11762527">
            <text:p>-0,1176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04867844">
            <text:p>-0,0487</text:p>
          </table:table-cell>
          <table:table-cell table:style-name="ce1" office:value-type="float" office:value="-0.12448112">
            <text:p>-0,1245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04496245">
            <text:p>-0,045</text:p>
          </table:table-cell>
          <table:table-cell table:style-name="ce1" office:value-type="float" office:value="-0.12076513">
            <text:p>-0,1208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04219621">
            <text:p>-0,0422</text:p>
          </table:table-cell>
          <table:table-cell table:style-name="ce1" office:value-type="float" office:value="-0.11799889">
            <text:p>-0,118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3870939">
            <text:p>-0,0387</text:p>
          </table:table-cell>
          <table:table-cell table:style-name="ce1" office:value-type="float" office:value="-0.11451207">
            <text:p>-0,1145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2796785">
            <text:p>-0,028</text:p>
          </table:table-cell>
          <table:table-cell table:style-name="ce1" office:value-type="float" office:value="-0.10377053">
            <text:p>-0,1038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1673584">
            <text:p>-0,0167</text:p>
          </table:table-cell>
          <table:table-cell table:style-name="ce1" office:value-type="float" office:value="-0.09253852">
            <text:p>-0,0925</text:p>
          </table:table-cell>
          <table:table-cell table:style-name="ce1" office:value-type="float" office:value="-0.04297035">
            <text:p>-0,043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0439945">
            <text:p>-0,0044</text:p>
          </table:table-cell>
          <table:table-cell table:style-name="ce1" office:value-type="float" office:value="-0.08020213">
            <text:p>-0,0802</text:p>
          </table:table-cell>
          <table:table-cell table:style-name="ce1" office:value-type="float" office:value="-0.03334566">
            <text:p>-0,0333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0.00238521999999999">
            <text:p>0,0024</text:p>
          </table:table-cell>
          <table:table-cell table:style-name="ce1" office:value-type="float" office:value="-0.07341746">
            <text:p>-0,0734</text:p>
          </table:table-cell>
          <table:table-cell table:style-name="ce1" office:value-type="float" office:value="-0.03842628">
            <text:p>-0,038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0.00781235">
            <text:p>0,0078</text:p>
          </table:table-cell>
          <table:table-cell table:style-name="ce1" office:value-type="float" office:value="-0.06799033">
            <text:p>-0,068</text:p>
          </table:table-cell>
          <table:table-cell table:style-name="ce1" office:value-type="float" office:value="-0.03188601">
            <text:p>-0,031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0.01159769">
            <text:p>0,0116</text:p>
          </table:table-cell>
          <table:table-cell table:style-name="ce1" office:value-type="float" office:value="-0.06420499">
            <text:p>-0,0642</text:p>
          </table:table-cell>
          <table:table-cell table:style-name="ce1" office:value-type="float" office:value="-0.03086013">
            <text:p>-0,030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0.01604944">
            <text:p>0,016</text:p>
          </table:table-cell>
          <table:table-cell table:style-name="ce1" office:value-type="float" office:value="-0.05975324">
            <text:p>-0,0598</text:p>
          </table:table-cell>
          <table:table-cell table:style-name="ce1" office:value-type="float" office:value="-0.01833048">
            <text:p>-0,0183</text:p>
          </table:table-cell>
          <table:table-cell table:formula="oooc:=[.B66]-[.D66]" office:value-type="float" office:value="0.03437992">
            <text:p>0,0344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0.03134412">
            <text:p>0,0313</text:p>
          </table:table-cell>
          <table:table-cell/>
          <table:table-cell table:style-name="ce1" office:value-type="float" office:value="-0.0030358">
            <text:p>-0,003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0.04129221">
            <text:p>0,0413</text:p>
          </table:table-cell>
          <table:table-cell/>
          <table:table-cell table:style-name="ce1" office:value-type="float" office:value="0.00691228999999997">
            <text:p>0,0069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0.05478812">
            <text:p>0,0548</text:p>
          </table:table-cell>
          <table:table-cell/>
          <table:table-cell table:style-name="ce1" office:value-type="float" office:value="0.0204082">
            <text:p>0,0204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6494193">
            <text:p>0,0649</text:p>
          </table:table-cell>
          <table:table-cell/>
          <table:table-cell table:style-name="ce1" office:value-type="float" office:value="0.03056201">
            <text:p>0,0306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7371789">
            <text:p>0,0737</text:p>
          </table:table-cell>
          <table:table-cell/>
          <table:table-cell table:style-name="ce1" office:value-type="float" office:value="0.03933797">
            <text:p>0,0393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5246312">
            <text:p>0,0525</text:p>
          </table:table-cell>
          <table:table-cell/>
          <table:table-cell table:style-name="ce1" office:value-type="float" office:value="0.0180832">
            <text:p>0,0181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4431039">
            <text:p>0,0443</text:p>
          </table:table-cell>
          <table:table-cell/>
          <table:table-cell table:style-name="ce1" office:value-type="float" office:value="0.00993047">
            <text:p>0,0099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5423387">
            <text:p>0,0542</text:p>
          </table:table-cell>
          <table:table-cell/>
          <table:table-cell table:style-name="ce1" office:value-type="float" office:value="0.01985395">
            <text:p>0,0199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06275288">
            <text:p>0,0628</text:p>
          </table:table-cell>
          <table:table-cell/>
          <table:table-cell table:style-name="ce1" office:value-type="float" office:value="0.02837296">
            <text:p>0,0284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0598609">
            <text:p>0,0599</text:p>
          </table:table-cell>
          <table:table-cell/>
          <table:table-cell table:style-name="ce1" office:value-type="float" office:value="0.02548098">
            <text:p>0,0255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06111863">
            <text:p>0,0611</text:p>
          </table:table-cell>
          <table:table-cell/>
          <table:table-cell table:style-name="ce1" office:value-type="float" office:value="0.02673871">
            <text:p>0,026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07242016">
            <text:p>0,0724</text:p>
          </table:table-cell>
          <table:table-cell/>
          <table:table-cell table:style-name="ce1" office:value-type="float" office:value="0.03804024">
            <text:p>0,038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05880128">
            <text:p>0,0588</text:p>
          </table:table-cell>
          <table:table-cell/>
          <table:table-cell table:style-name="ce1" office:value-type="float" office:value="0.02442136">
            <text:p>0,0244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06294949">
            <text:p>0,0629</text:p>
          </table:table-cell>
          <table:table-cell/>
          <table:table-cell table:style-name="ce1" office:value-type="float" office:value="0.02856957">
            <text:p>0,0286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05246916">
            <text:p>0,0525</text:p>
          </table:table-cell>
          <table:table-cell/>
          <table:table-cell table:style-name="ce1" office:value-type="float" office:value="0.01808924">
            <text:p>0,0181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06248361">
            <text:p>0,0625</text:p>
          </table:table-cell>
          <table:table-cell/>
          <table:table-cell table:style-name="ce1" office:value-type="float" office:value="0.02810369">
            <text:p>0,0281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07255669">
            <text:p>0,0726</text:p>
          </table:table-cell>
          <table:table-cell/>
          <table:table-cell table:style-name="ce1" office:value-type="float" office:value="0.03817677">
            <text:p>0,0382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08296961">
            <text:p>0,083</text:p>
          </table:table-cell>
          <table:table-cell/>
          <table:table-cell table:style-name="ce1" office:value-type="float" office:value="0.04858969">
            <text:p>0,048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08648007">
            <text:p>0,0865</text:p>
          </table:table-cell>
          <table:table-cell/>
          <table:table-cell table:style-name="ce1" office:value-type="float" office:value="0.05210015">
            <text:p>0,0521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09090986">
            <text:p>0,0909</text:p>
          </table:table-cell>
          <table:table-cell/>
          <table:table-cell table:style-name="ce1" office:value-type="float" office:value="0.05652994">
            <text:p>0,0565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09947579">
            <text:p>0,0995</text:p>
          </table:table-cell>
          <table:table-cell/>
          <table:table-cell table:style-name="ce1" office:value-type="float" office:value="0.06509587">
            <text:p>0,0651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020647">
            <text:p>0,1021</text:p>
          </table:table-cell>
          <table:table-cell/>
          <table:table-cell table:style-name="ce1" office:value-type="float" office:value="0.06768478">
            <text:p>0,0677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09405529">
            <text:p>0,0941</text:p>
          </table:table-cell>
          <table:table-cell/>
          <table:table-cell table:style-name="ce1" office:value-type="float" office:value="0.05967537">
            <text:p>0,0597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09972446">
            <text:p>0,0997</text:p>
          </table:table-cell>
          <table:table-cell/>
          <table:table-cell table:style-name="ce1" office:value-type="float" office:value="0.06534454">
            <text:p>0,0653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10468661">
            <text:p>0,1047</text:p>
          </table:table-cell>
          <table:table-cell/>
          <table:table-cell table:style-name="ce1" office:value-type="float" office:value="0.07030669">
            <text:p>0,0703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1100156">
            <text:p>0,11</text:p>
          </table:table-cell>
          <table:table-cell/>
          <table:table-cell table:style-name="ce1" office:value-type="float" office:value="0.07563568">
            <text:p>0,075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11338673">
            <text:p>0,1134</text:p>
          </table:table-cell>
          <table:table-cell/>
          <table:table-cell table:style-name="ce1" office:value-type="float" office:value="0.07900681">
            <text:p>0,079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11665653">
            <text:p>0,1167</text:p>
          </table:table-cell>
          <table:table-cell/>
          <table:table-cell table:style-name="ce1" office:value-type="float" office:value="0.08227661">
            <text:p>0,0823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12126412">
            <text:p>0,1213</text:p>
          </table:table-cell>
          <table:table-cell/>
          <table:table-cell table:style-name="ce1" office:value-type="float" office:value="0.0868842">
            <text:p>0,0869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12757439">
            <text:p>0,1276</text:p>
          </table:table-cell>
          <table:table-cell/>
          <table:table-cell table:style-name="ce1" office:value-type="float" office:value="0.09319447">
            <text:p>0,0932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0576691">
            <text:p>-0,1058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0791981">
            <text:p>-0,1079</text:p>
          </table:table-cell>
          <table:table-cell table:number-columns-repeated="13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1070465">
            <text:p>-0,1107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1257604">
            <text:p>-0,1126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1480163">
            <text:p>-0,114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1636022">
            <text:p>-0,116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1970172">
            <text:p>-0,1197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2423693">
            <text:p>-0,1242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2799269">
            <text:p>-0,12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2713131">
            <text:p>-0,1271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3003535">
            <text:p>-0,1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3327001">
            <text:p>-0,1333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4000095">
            <text:p>-0,14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4453848">
            <text:p>-0,1445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4565928">
            <text:p>-0,145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4384556">
            <text:p>-0,1438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4336625">
            <text:p>-0,1434</text:p>
          </table:table-cell>
          <table:table-cell table:number-columns-repeated="5"/>
          <table:table-cell>
            <draw:frame table:end-cell-address="Sheet1.O138" table:end-x="1.507cm" table:end-y="0.028cm" draw:z-index="1" svg:width="15.194cm" svg:height="9.272cm" svg:x="2.119cm" svg:y="0.239cm">
              <draw:object draw:notify-on-update-of-ranges="Sheet1.A101:Sheet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4356703">
            <text:p>-0,1436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4274316">
            <text:p>-0,1427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4259279">
            <text:p>-0,1426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4305273">
            <text:p>-0,1431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4305492">
            <text:p>-0,1431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4156111">
            <text:p>-0,1416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4190799">
            <text:p>-0,1419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422359">
            <text:p>-0,1422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42259">
            <text:p>-0,1423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4381218">
            <text:p>-0,1438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4289428">
            <text:p>-0,1429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4368871">
            <text:p>-0,1437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419902">
            <text:p>-0,142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4138706">
            <text:p>-0,1414</text:p>
          </table:table-cell>
          <table:table-cell table:style-name="ce1" office:value-type="float" office:value="-0.20524386">
            <text:p>-0,2052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4211897">
            <text:p>-0,1421</text:p>
          </table:table-cell>
          <table:table-cell table:style-name="ce1" office:value-type="float" office:value="-0.18730291">
            <text:p>-0,1873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392415">
            <text:p>-0,1392</text:p>
          </table:table-cell>
          <table:table-cell table:style-name="ce1" office:value-type="float" office:value="-0.18845488">
            <text:p>-0,1885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3669911">
            <text:p>-0,1367</text:p>
          </table:table-cell>
          <table:table-cell table:style-name="ce1" office:value-type="float" office:value="-0.18439841">
            <text:p>-0,1844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372422">
            <text:p>-0,1372</text:p>
          </table:table-cell>
          <table:table-cell table:style-name="ce1" office:value-type="float" office:value="-0.18161622">
            <text:p>-0,1816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3864072">
            <text:p>-0,1386</text:p>
          </table:table-cell>
          <table:table-cell table:style-name="ce1" office:value-type="float" office:value="-0.17737731">
            <text:p>-0,1774</text:p>
          </table:table-cell>
          <table:table-cell table:formula="oooc:=[.B136]-[.C136]" office:value-type="float" office:value="0.03873659">
            <text:p>0,038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13654725">
            <text:p>-0,1365</text:p>
          </table:table-cell>
          <table:table-cell table:style-name="ce1" office:value-type="float" office:value="-0.17528384">
            <text:p>-0,1753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1390262">
            <text:p>-0,139</text:p>
          </table:table-cell>
          <table:table-cell table:style-name="ce1" office:value-type="float" office:value="-0.17776279">
            <text:p>-0,1778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13838924">
            <text:p>-0,1384</text:p>
          </table:table-cell>
          <table:table-cell table:style-name="ce1" office:value-type="float" office:value="-0.17712583">
            <text:p>-0,1771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13855634">
            <text:p>-0,1386</text:p>
          </table:table-cell>
          <table:table-cell table:style-name="ce1" office:value-type="float" office:value="-0.17729293">
            <text:p>-0,1773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13697594">
            <text:p>-0,137</text:p>
          </table:table-cell>
          <table:table-cell table:style-name="ce1" office:value-type="float" office:value="-0.17571253">
            <text:p>-0,1757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13629498">
            <text:p>-0,1363</text:p>
          </table:table-cell>
          <table:table-cell table:style-name="ce1" office:value-type="float" office:value="-0.17503157">
            <text:p>-0,175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13474603">
            <text:p>-0,1347</text:p>
          </table:table-cell>
          <table:table-cell table:style-name="ce1" office:value-type="float" office:value="-0.17348262">
            <text:p>-0,1735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13049815">
            <text:p>-0,1305</text:p>
          </table:table-cell>
          <table:table-cell table:style-name="ce1" office:value-type="float" office:value="-0.16923474">
            <text:p>-0,1692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11814628">
            <text:p>-0,1181</text:p>
          </table:table-cell>
          <table:table-cell table:style-name="ce1" office:value-type="float" office:value="-0.15688287">
            <text:p>-0,1569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10259637">
            <text:p>-0,1026</text:p>
          </table:table-cell>
          <table:table-cell table:style-name="ce1" office:value-type="float" office:value="-0.14133296">
            <text:p>-0,1413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10241083">
            <text:p>-0,1024</text:p>
          </table:table-cell>
          <table:table-cell table:style-name="ce1" office:value-type="float" office:value="-0.14114742">
            <text:p>-0,141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10289331">
            <text:p>-0,1029</text:p>
          </table:table-cell>
          <table:table-cell table:style-name="ce1" office:value-type="float" office:value="-0.1416299">
            <text:p>-0,1416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10047685">
            <text:p>-0,1005</text:p>
          </table:table-cell>
          <table:table-cell table:style-name="ce1" office:value-type="float" office:value="-0.13921344">
            <text:p>-0,1392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10078218">
            <text:p>-0,1008</text:p>
          </table:table-cell>
          <table:table-cell table:style-name="ce1" office:value-type="float" office:value="-0.13951877">
            <text:p>-0,1395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09786548">
            <text:p>-0,0979</text:p>
          </table:table-cell>
          <table:table-cell table:style-name="ce1" office:value-type="float" office:value="-0.13660207">
            <text:p>-0,1366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09487958">
            <text:p>-0,0949</text:p>
          </table:table-cell>
          <table:table-cell table:style-name="ce1" office:value-type="float" office:value="-0.13361617">
            <text:p>-0,133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0950585">
            <text:p>-0,0951</text:p>
          </table:table-cell>
          <table:table-cell table:style-name="ce1" office:value-type="float" office:value="-0.13379509">
            <text:p>-0,1338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090957">
            <text:p>-0,091</text:p>
          </table:table-cell>
          <table:table-cell table:style-name="ce1" office:value-type="float" office:value="-0.12969359">
            <text:p>-0,1297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07989186">
            <text:p>-0,0799</text:p>
          </table:table-cell>
          <table:table-cell table:style-name="ce1" office:value-type="float" office:value="-0.11862845">
            <text:p>-0,1186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06444251">
            <text:p>-0,0644</text:p>
          </table:table-cell>
          <table:table-cell table:style-name="ce1" office:value-type="float" office:value="-0.1031791">
            <text:p>-0,1032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05920537">
            <text:p>-0,0592</text:p>
          </table:table-cell>
          <table:table-cell table:style-name="ce1" office:value-type="float" office:value="-0.09794196">
            <text:p>-0,0979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05657292">
            <text:p>-0,0566</text:p>
          </table:table-cell>
          <table:table-cell table:style-name="ce1" office:value-type="float" office:value="-0.09530951">
            <text:p>-0,0953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05000894">
            <text:p>-0,05</text:p>
          </table:table-cell>
          <table:table-cell table:style-name="ce1" office:value-type="float" office:value="-0.08874553">
            <text:p>-0,0887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04947991">
            <text:p>-0,0495</text:p>
          </table:table-cell>
          <table:table-cell table:style-name="ce1" office:value-type="float" office:value="-0.0882165">
            <text:p>-0,0882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05008712">
            <text:p>-0,0501</text:p>
          </table:table-cell>
          <table:table-cell table:style-name="ce1" office:value-type="float" office:value="-0.08882371">
            <text:p>-0,0888</text:p>
          </table:table-cell>
          <table:table-cell table:style-name="ce1" office:value-type="float" office:value="-0.09585377">
            <text:p>-0,0959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05387829">
            <text:p>-0,0539</text:p>
          </table:table-cell>
          <table:table-cell table:style-name="ce1" office:value-type="float" office:value="-0.09261488">
            <text:p>-0,0926</text:p>
          </table:table-cell>
          <table:table-cell table:style-name="ce1" office:value-type="float" office:value="-0.08795766">
            <text:p>-0,088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04964929">
            <text:p>-0,0496</text:p>
          </table:table-cell>
          <table:table-cell table:style-name="ce1" office:value-type="float" office:value="-0.08838588">
            <text:p>-0,0884</text:p>
          </table:table-cell>
          <table:table-cell table:style-name="ce1" office:value-type="float" office:value="-0.08281705">
            <text:p>-0,0828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04643499">
            <text:p>-0,0464</text:p>
          </table:table-cell>
          <table:table-cell table:style-name="ce1" office:value-type="float" office:value="-0.08517158">
            <text:p>-0,0852</text:p>
          </table:table-cell>
          <table:table-cell table:style-name="ce1" office:value-type="float" office:value="-0.09788598">
            <text:p>-0,097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04222809">
            <text:p>-0,0422</text:p>
          </table:table-cell>
          <table:table-cell table:style-name="ce1" office:value-type="float" office:value="-0.08096468">
            <text:p>-0,081</text:p>
          </table:table-cell>
          <table:table-cell table:style-name="ce1" office:value-type="float" office:value="-0.10085936">
            <text:p>-0,100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03764575">
            <text:p>-0,0376</text:p>
          </table:table-cell>
          <table:table-cell table:style-name="ce1" office:value-type="float" office:value="-0.07638234">
            <text:p>-0,0764</text:p>
          </table:table-cell>
          <table:table-cell table:style-name="ce1" office:value-type="float" office:value="-0.10333487">
            <text:p>-0,1033</text:p>
          </table:table-cell>
          <table:table-cell table:formula="oooc:=[.B166]-[.D166]" office:value-type="float" office:value="0.06568912">
            <text:p>0,0657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0398907">
            <text:p>-0,0399</text:p>
          </table:table-cell>
          <table:table-cell/>
          <table:table-cell table:style-name="ce1" office:value-type="float" office:value="-0.10557982">
            <text:p>-0,1056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04527018">
            <text:p>-0,0453</text:p>
          </table:table-cell>
          <table:table-cell/>
          <table:table-cell table:style-name="ce1" office:value-type="float" office:value="-0.1109593">
            <text:p>-0,111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0557415">
            <text:p>-0,0557</text:p>
          </table:table-cell>
          <table:table-cell/>
          <table:table-cell table:style-name="ce1" office:value-type="float" office:value="-0.12143062">
            <text:p>-0,1214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06231182">
            <text:p>-0,0623</text:p>
          </table:table-cell>
          <table:table-cell/>
          <table:table-cell table:style-name="ce1" office:value-type="float" office:value="-0.12800094">
            <text:p>-0,128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06232013">
            <text:p>-0,0623</text:p>
          </table:table-cell>
          <table:table-cell/>
          <table:table-cell table:style-name="ce1" office:value-type="float" office:value="-0.12800925">
            <text:p>-0,12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04222921">
            <text:p>-0,0422</text:p>
          </table:table-cell>
          <table:table-cell/>
          <table:table-cell table:style-name="ce1" office:value-type="float" office:value="-0.10791833">
            <text:p>-0,1079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03872438">
            <text:p>-0,0387</text:p>
          </table:table-cell>
          <table:table-cell/>
          <table:table-cell table:style-name="ce1" office:value-type="float" office:value="-0.1044135">
            <text:p>-0,1044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02982971">
            <text:p>-0,0298</text:p>
          </table:table-cell>
          <table:table-cell/>
          <table:table-cell table:style-name="ce1" office:value-type="float" office:value="-0.09551883">
            <text:p>-0,0955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3265227">
            <text:p>-0,0327</text:p>
          </table:table-cell>
          <table:table-cell/>
          <table:table-cell table:style-name="ce1" office:value-type="float" office:value="-0.09834139">
            <text:p>-0,0983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2009326">
            <text:p>-0,0201</text:p>
          </table:table-cell>
          <table:table-cell/>
          <table:table-cell table:style-name="ce1" office:value-type="float" office:value="-0.08578238">
            <text:p>-0,085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0160825">
            <text:p>-0,0161</text:p>
          </table:table-cell>
          <table:table-cell/>
          <table:table-cell table:style-name="ce1" office:value-type="float" office:value="-0.08177162">
            <text:p>-0,0818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1644305">
            <text:p>-0,0164</text:p>
          </table:table-cell>
          <table:table-cell/>
          <table:table-cell table:style-name="ce1" office:value-type="float" office:value="-0.08213217">
            <text:p>-0,0821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00141060999999999">
            <text:p>-0,0014</text:p>
          </table:table-cell>
          <table:table-cell/>
          <table:table-cell table:style-name="ce1" office:value-type="float" office:value="-0.06709973">
            <text:p>-0,0671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0.00357372000000001">
            <text:p>0,0036</text:p>
          </table:table-cell>
          <table:table-cell/>
          <table:table-cell table:style-name="ce1" office:value-type="float" office:value="-0.0621154">
            <text:p>-0,0621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0.01353986">
            <text:p>0,0135</text:p>
          </table:table-cell>
          <table:table-cell/>
          <table:table-cell table:style-name="ce1" office:value-type="float" office:value="-0.05214926">
            <text:p>-0,0521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0.01545463">
            <text:p>0,0155</text:p>
          </table:table-cell>
          <table:table-cell/>
          <table:table-cell table:style-name="ce1" office:value-type="float" office:value="-0.05023449">
            <text:p>-0,0502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0.00836665">
            <text:p>0,0084</text:p>
          </table:table-cell>
          <table:table-cell/>
          <table:table-cell table:style-name="ce1" office:value-type="float" office:value="-0.05732247">
            <text:p>-0,057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0.00104946">
            <text:p>0,001</text:p>
          </table:table-cell>
          <table:table-cell/>
          <table:table-cell table:style-name="ce1" office:value-type="float" office:value="-0.06463966">
            <text:p>-0,064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0.00500378">
            <text:p>0,005</text:p>
          </table:table-cell>
          <table:table-cell/>
          <table:table-cell table:style-name="ce1" office:value-type="float" office:value="-0.06068534">
            <text:p>-0,0607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0.00435547">
            <text:p>0,0044</text:p>
          </table:table-cell>
          <table:table-cell/>
          <table:table-cell table:style-name="ce1" office:value-type="float" office:value="-0.06133365">
            <text:p>-0,0613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0.00241291">
            <text:p>0,0024</text:p>
          </table:table-cell>
          <table:table-cell/>
          <table:table-cell table:style-name="ce1" office:value-type="float" office:value="-0.06327621">
            <text:p>-0,063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0.00381228">
            <text:p>0,0038</text:p>
          </table:table-cell>
          <table:table-cell/>
          <table:table-cell table:style-name="ce1" office:value-type="float" office:value="-0.06187684">
            <text:p>-0,0619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0.0161443">
            <text:p>0,0161</text:p>
          </table:table-cell>
          <table:table-cell/>
          <table:table-cell table:style-name="ce1" office:value-type="float" office:value="-0.04954482">
            <text:p>-0,0495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0.01961109">
            <text:p>0,0196</text:p>
          </table:table-cell>
          <table:table-cell/>
          <table:table-cell table:style-name="ce1" office:value-type="float" office:value="-0.04607803">
            <text:p>-0,046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0.01937773">
            <text:p>0,0194</text:p>
          </table:table-cell>
          <table:table-cell/>
          <table:table-cell table:style-name="ce1" office:value-type="float" office:value="-0.04631139">
            <text:p>-0,0463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0.01856968">
            <text:p>0,0186</text:p>
          </table:table-cell>
          <table:table-cell/>
          <table:table-cell table:style-name="ce1" office:value-type="float" office:value="-0.04711944">
            <text:p>-0,0471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0.02189302">
            <text:p>0,0219</text:p>
          </table:table-cell>
          <table:table-cell/>
          <table:table-cell table:style-name="ce1" office:value-type="float" office:value="-0.0437961">
            <text:p>-0,0438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0.02221333">
            <text:p>0,0222</text:p>
          </table:table-cell>
          <table:table-cell/>
          <table:table-cell table:style-name="ce1" office:value-type="float" office:value="-0.04347579">
            <text:p>-0,0435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0.02204788">
            <text:p>0,022</text:p>
          </table:table-cell>
          <table:table-cell/>
          <table:table-cell table:style-name="ce1" office:value-type="float" office:value="-0.04364124">
            <text:p>-0,0436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0.02302736">
            <text:p>0,023</text:p>
          </table:table-cell>
          <table:table-cell/>
          <table:table-cell table:style-name="ce1" office:value-type="float" office:value="-0.04266176">
            <text:p>-0,0427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5095905">
            <text:p>0,051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5265356">
            <text:p>0,0527</text:p>
          </table:table-cell>
          <table:table-cell table:number-columns-repeated="13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5537733">
            <text:p>0,0554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5779981">
            <text:p>0,0578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6056169">
            <text:p>0,060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6195509">
            <text:p>0,06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6392482">
            <text:p>0,063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6750791">
            <text:p>0,0675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6895438">
            <text:p>0,069</text:p>
          </table:table-cell>
          <table:table-cell table:number-columns-repeated="5"/>
          <table:table-cell>
            <draw:frame table:end-cell-address="Sheet1.O231" table:end-x="1.312cm" table:end-y="0.213cm" draw:z-index="2" svg:width="16.17cm" svg:height="10.121cm" svg:x="0.948cm" svg:y="0.026cm">
              <draw:object draw:notify-on-update-of-ranges="Sheet1.A201:Sheet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7001322">
            <text:p>0,07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07248592">
            <text:p>0,0725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516976">
            <text:p>0,0752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0778954">
            <text:p>0,0779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7709585">
            <text:p>0,0771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0781674">
            <text:p>0,0782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08041563">
            <text:p>0,0804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8424417">
            <text:p>0,0842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08693175">
            <text:p>0,0869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09025961">
            <text:p>0,090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09406703">
            <text:p>0,0941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09613287">
            <text:p>0,0961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0986188">
            <text:p>0,0986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10125129">
            <text:p>0,1013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0398437">
            <text:p>0,104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0607967">
            <text:p>0,1061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099005">
            <text:p>0,1099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1215781">
            <text:p>0,1122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1594693">
            <text:p>0,1159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11795042">
            <text:p>0,118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1996622">
            <text:p>0,12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12129953">
            <text:p>0,1213</text:p>
          </table:table-cell>
          <table:table-cell table:style-name="ce1" office:value-type="float" office:value="-0.19252537">
            <text:p>-0,1925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12568961">
            <text:p>0,1257</text:p>
          </table:table-cell>
          <table:table-cell table:style-name="ce1" office:value-type="float" office:value="-0.16662338">
            <text:p>-0,1666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12836702">
            <text:p>0,1284</text:p>
          </table:table-cell>
          <table:table-cell table:style-name="ce1" office:value-type="float" office:value="-0.15966509">
            <text:p>-0,1597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13207142">
            <text:p>0,1321</text:p>
          </table:table-cell>
          <table:table-cell table:style-name="ce1" office:value-type="float" office:value="-0.15439038">
            <text:p>-0,1544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13570909">
            <text:p>0,1357</text:p>
          </table:table-cell>
          <table:table-cell table:style-name="ce1" office:value-type="float" office:value="-0.14629358">
            <text:p>-0,1463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14132075">
            <text:p>0,1413</text:p>
          </table:table-cell>
          <table:table-cell table:style-name="ce1" office:value-type="float" office:value="-0.14434581">
            <text:p>-0,1443</text:p>
          </table:table-cell>
          <table:table-cell table:formula="oooc:=[.B236]-[.C236]" office:value-type="float" office:value="0.28566656">
            <text:p>0,285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13194408">
            <text:p>0,1319</text:p>
          </table:table-cell>
          <table:table-cell table:style-name="ce1" office:value-type="float" office:value="-0.15372248">
            <text:p>-0,1537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1402362">
            <text:p>0,1402</text:p>
          </table:table-cell>
          <table:table-cell table:style-name="ce1" office:value-type="float" office:value="-0.14543036">
            <text:p>-0,1454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15047524">
            <text:p>0,1505</text:p>
          </table:table-cell>
          <table:table-cell table:style-name="ce1" office:value-type="float" office:value="-0.13519132">
            <text:p>-0,1352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14969171">
            <text:p>0,1497</text:p>
          </table:table-cell>
          <table:table-cell table:style-name="ce1" office:value-type="float" office:value="-0.13597485">
            <text:p>-0,136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15307622">
            <text:p>0,1531</text:p>
          </table:table-cell>
          <table:table-cell table:style-name="ce1" office:value-type="float" office:value="-0.13259034">
            <text:p>-0,1326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15690828">
            <text:p>0,1569</text:p>
          </table:table-cell>
          <table:table-cell table:style-name="ce1" office:value-type="float" office:value="-0.12875828">
            <text:p>-0,1288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16091858">
            <text:p>0,1609</text:p>
          </table:table-cell>
          <table:table-cell table:style-name="ce1" office:value-type="float" office:value="-0.12474798">
            <text:p>-0,1247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1662811">
            <text:p>0,1663</text:p>
          </table:table-cell>
          <table:table-cell table:style-name="ce1" office:value-type="float" office:value="-0.11938546">
            <text:p>-0,1194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18206208">
            <text:p>0,1821</text:p>
          </table:table-cell>
          <table:table-cell table:style-name="ce1" office:value-type="float" office:value="-0.10360448">
            <text:p>-0,1036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19887587">
            <text:p>0,1989</text:p>
          </table:table-cell>
          <table:table-cell table:style-name="ce1" office:value-type="float" office:value="-0.08679069">
            <text:p>-0,0868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19882033">
            <text:p>0,1988</text:p>
          </table:table-cell>
          <table:table-cell table:style-name="ce1" office:value-type="float" office:value="-0.08684623">
            <text:p>-0,0868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20375961">
            <text:p>0,2038</text:p>
          </table:table-cell>
          <table:table-cell table:style-name="ce1" office:value-type="float" office:value="-0.08190695">
            <text:p>-0,0819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21570191">
            <text:p>0,2157</text:p>
          </table:table-cell>
          <table:table-cell table:style-name="ce1" office:value-type="float" office:value="-0.06996465">
            <text:p>-0,07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22122065">
            <text:p>0,2212</text:p>
          </table:table-cell>
          <table:table-cell table:style-name="ce1" office:value-type="float" office:value="-0.06444591">
            <text:p>-0,06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22427726">
            <text:p>0,2243</text:p>
          </table:table-cell>
          <table:table-cell table:style-name="ce1" office:value-type="float" office:value="-0.0613893">
            <text:p>-0,0614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22831702">
            <text:p>0,2283</text:p>
          </table:table-cell>
          <table:table-cell table:style-name="ce1" office:value-type="float" office:value="-0.05734954">
            <text:p>-0,0573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22686761">
            <text:p>0,2269</text:p>
          </table:table-cell>
          <table:table-cell table:style-name="ce1" office:value-type="float" office:value="-0.05879895">
            <text:p>-0,0588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23122099">
            <text:p>0,2312</text:p>
          </table:table-cell>
          <table:table-cell table:style-name="ce1" office:value-type="float" office:value="-0.05444557">
            <text:p>-0,0544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24213153">
            <text:p>0,2421</text:p>
          </table:table-cell>
          <table:table-cell table:style-name="ce1" office:value-type="float" office:value="-0.04353503">
            <text:p>-0,0435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26351905">
            <text:p>0,2635</text:p>
          </table:table-cell>
          <table:table-cell table:style-name="ce1" office:value-type="float" office:value="-0.02214751">
            <text:p>-0,0221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27207345">
            <text:p>0,2721</text:p>
          </table:table-cell>
          <table:table-cell table:style-name="ce1" office:value-type="float" office:value="-0.01359311">
            <text:p>-0,0136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28046452">
            <text:p>0,2805</text:p>
          </table:table-cell>
          <table:table-cell table:style-name="ce1" office:value-type="float" office:value="-0.00520204000000002">
            <text:p>-0,00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28613429">
            <text:p>0,2861</text:p>
          </table:table-cell>
          <table:table-cell table:style-name="ce1" office:value-type="float" office:value="0.00046773">
            <text:p>0,0005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2833286">
            <text:p>0,2833</text:p>
          </table:table-cell>
          <table:table-cell table:style-name="ce1" office:value-type="float" office:value="-0.00233796">
            <text:p>-0,0023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28001454">
            <text:p>0,28</text:p>
          </table:table-cell>
          <table:table-cell table:style-name="ce1" office:value-type="float" office:value="-0.00565202000000001">
            <text:p>-0,0057</text:p>
          </table:table-cell>
          <table:table-cell table:style-name="ce1" office:value-type="float" office:value="0.23467634">
            <text:p>0,2347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27448912">
            <text:p>0,2745</text:p>
          </table:table-cell>
          <table:table-cell table:style-name="ce1" office:value-type="float" office:value="-0.01117744">
            <text:p>-0,0112</text:p>
          </table:table-cell>
          <table:table-cell table:style-name="ce1" office:value-type="float" office:value="0.22435294">
            <text:p>0,2244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27455347">
            <text:p>0,2746</text:p>
          </table:table-cell>
          <table:table-cell table:style-name="ce1" office:value-type="float" office:value="-0.01111309">
            <text:p>-0,0111</text:p>
          </table:table-cell>
          <table:table-cell table:style-name="ce1" office:value-type="float" office:value="0.24338533">
            <text:p>0,243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27801948">
            <text:p>0,278</text:p>
          </table:table-cell>
          <table:table-cell table:style-name="ce1" office:value-type="float" office:value="-0.00764708">
            <text:p>-0,0076</text:p>
          </table:table-cell>
          <table:table-cell table:style-name="ce1" office:value-type="float" office:value="0.23689143">
            <text:p>0,236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28146814">
            <text:p>0,2815</text:p>
          </table:table-cell>
          <table:table-cell table:style-name="ce1" office:value-type="float" office:value="-0.00419842000000001">
            <text:p>-0,0042</text:p>
          </table:table-cell>
          <table:table-cell table:style-name="ce1" office:value-type="float" office:value="0.24588029">
            <text:p>0,245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27802064">
            <text:p>0,278</text:p>
          </table:table-cell>
          <table:table-cell table:style-name="ce1" office:value-type="float" office:value="-0.00764592">
            <text:p>-0,0076</text:p>
          </table:table-cell>
          <table:table-cell table:style-name="ce1" office:value-type="float" office:value="0.22729023">
            <text:p>0,2273</text:p>
          </table:table-cell>
          <table:table-cell table:formula="oooc:=[.B266]-[.D266]" office:value-type="float" office:value="0.05073041">
            <text:p>0,0507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25566701">
            <text:p>0,2557</text:p>
          </table:table-cell>
          <table:table-cell/>
          <table:table-cell table:style-name="ce1" office:value-type="float" office:value="0.2049366">
            <text:p>0,2049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25587579">
            <text:p>0,2559</text:p>
          </table:table-cell>
          <table:table-cell/>
          <table:table-cell table:style-name="ce1" office:value-type="float" office:value="0.20514538">
            <text:p>0,2051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24454454">
            <text:p>0,2445</text:p>
          </table:table-cell>
          <table:table-cell/>
          <table:table-cell table:style-name="ce1" office:value-type="float" office:value="0.19381413">
            <text:p>0,1938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22764984">
            <text:p>0,2276</text:p>
          </table:table-cell>
          <table:table-cell/>
          <table:table-cell table:style-name="ce1" office:value-type="float" office:value="0.17691943">
            <text:p>0,1769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2158711">
            <text:p>0,2159</text:p>
          </table:table-cell>
          <table:table-cell/>
          <table:table-cell table:style-name="ce1" office:value-type="float" office:value="0.16514069">
            <text:p>0,1651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28212956">
            <text:p>0,2821</text:p>
          </table:table-cell>
          <table:table-cell/>
          <table:table-cell table:style-name="ce1" office:value-type="float" office:value="0.23139915">
            <text:p>0,2314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32769481">
            <text:p>0,3277</text:p>
          </table:table-cell>
          <table:table-cell/>
          <table:table-cell table:style-name="ce1" office:value-type="float" office:value="0.2769644">
            <text:p>0,277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31300753">
            <text:p>0,313</text:p>
          </table:table-cell>
          <table:table-cell/>
          <table:table-cell table:style-name="ce1" office:value-type="float" office:value="0.26227712">
            <text:p>0,2623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2970693">
            <text:p>0,2971</text:p>
          </table:table-cell>
          <table:table-cell/>
          <table:table-cell table:style-name="ce1" office:value-type="float" office:value="0.24633889">
            <text:p>0,2463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3070068">
            <text:p>0,307</text:p>
          </table:table-cell>
          <table:table-cell/>
          <table:table-cell table:style-name="ce1" office:value-type="float" office:value="0.25627639">
            <text:p>0,2563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32080922">
            <text:p>0,3208</text:p>
          </table:table-cell>
          <table:table-cell/>
          <table:table-cell table:style-name="ce1" office:value-type="float" office:value="0.27007881">
            <text:p>0,2701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29264731">
            <text:p>0,2926</text:p>
          </table:table-cell>
          <table:table-cell/>
          <table:table-cell table:style-name="ce1" office:value-type="float" office:value="0.2419169">
            <text:p>0,241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33511792">
            <text:p>0,3351</text:p>
          </table:table-cell>
          <table:table-cell/>
          <table:table-cell table:style-name="ce1" office:value-type="float" office:value="0.28438751">
            <text:p>0,2844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32985001">
            <text:p>0,3299</text:p>
          </table:table-cell>
          <table:table-cell/>
          <table:table-cell table:style-name="ce1" office:value-type="float" office:value="0.2791196">
            <text:p>0,2791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36691039">
            <text:p>0,3669</text:p>
          </table:table-cell>
          <table:table-cell/>
          <table:table-cell table:style-name="ce1" office:value-type="float" office:value="0.31617998">
            <text:p>0,3162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34835929">
            <text:p>0,3484</text:p>
          </table:table-cell>
          <table:table-cell/>
          <table:table-cell table:style-name="ce1" office:value-type="float" office:value="0.29762888">
            <text:p>0,2976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32102052">
            <text:p>0,321</text:p>
          </table:table-cell>
          <table:table-cell/>
          <table:table-cell table:style-name="ce1" office:value-type="float" office:value="0.27029011">
            <text:p>0,270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31544497">
            <text:p>0,3154</text:p>
          </table:table-cell>
          <table:table-cell/>
          <table:table-cell table:style-name="ce1" office:value-type="float" office:value="0.26471456">
            <text:p>0,2647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29392495">
            <text:p>0,2939</text:p>
          </table:table-cell>
          <table:table-cell/>
          <table:table-cell table:style-name="ce1" office:value-type="float" office:value="0.24319454">
            <text:p>0,2432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31071553">
            <text:p>0,3107</text:p>
          </table:table-cell>
          <table:table-cell/>
          <table:table-cell table:style-name="ce1" office:value-type="float" office:value="0.25998512">
            <text:p>0,26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2883702">
            <text:p>0,2884</text:p>
          </table:table-cell>
          <table:table-cell/>
          <table:table-cell table:style-name="ce1" office:value-type="float" office:value="0.23763979">
            <text:p>0,2376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29533174">
            <text:p>0,2953</text:p>
          </table:table-cell>
          <table:table-cell/>
          <table:table-cell table:style-name="ce1" office:value-type="float" office:value="0.24460133">
            <text:p>0,2446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33702485">
            <text:p>0,337</text:p>
          </table:table-cell>
          <table:table-cell/>
          <table:table-cell table:style-name="ce1" office:value-type="float" office:value="0.28629444">
            <text:p>0,2863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31834108">
            <text:p>0,3183</text:p>
          </table:table-cell>
          <table:table-cell/>
          <table:table-cell table:style-name="ce1" office:value-type="float" office:value="0.26761067">
            <text:p>0,2676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30219457">
            <text:p>0,3022</text:p>
          </table:table-cell>
          <table:table-cell/>
          <table:table-cell table:style-name="ce1" office:value-type="float" office:value="0.25146416">
            <text:p>0,2515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3071174">
            <text:p>0,3071</text:p>
          </table:table-cell>
          <table:table-cell/>
          <table:table-cell table:style-name="ce1" office:value-type="float" office:value="0.25638699">
            <text:p>0,256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31522346">
            <text:p>0,3152</text:p>
          </table:table-cell>
          <table:table-cell/>
          <table:table-cell table:style-name="ce1" office:value-type="float" office:value="0.26449305">
            <text:p>0,2645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33440649">
            <text:p>0,3344</text:p>
          </table:table-cell>
          <table:table-cell/>
          <table:table-cell table:style-name="ce1" office:value-type="float" office:value="0.28367608">
            <text:p>0,2837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31135294">
            <text:p>0,3114</text:p>
          </table:table-cell>
          <table:table-cell/>
          <table:table-cell table:style-name="ce1" office:value-type="float" office:value="0.26062253">
            <text:p>0,2606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29136757">
            <text:p>0,2914</text:p>
          </table:table-cell>
          <table:table-cell/>
          <table:table-cell table:style-name="ce1" office:value-type="float" office:value="0.24063716">
            <text:p>0,2406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2846699">
            <text:p>-0,1285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2430175">
            <text:p>-0,1243</text:p>
          </table:table-cell>
          <table:table-cell table:number-columns-repeated="13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2113067">
            <text:p>-0,1211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2014018">
            <text:p>-0,1201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185526">
            <text:p>-0,118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1583891">
            <text:p>-0,115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1262605">
            <text:p>-0,1126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0936429">
            <text:p>-0,1094</text:p>
          </table:table-cell>
          <table:table-cell table:number-columns-repeated="4"/>
          <table:table-cell>
            <draw:frame table:end-cell-address="Sheet1.O334" table:end-x="0.141cm" table:end-y="0.026cm" draw:z-index="3" svg:width="17.591cm" svg:height="11.343cm" svg:x="0.614cm" svg:y="0.424cm">
              <draw:object draw:notify-on-update-of-ranges="Sheet1.A301:Sheet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0783319">
            <text:p>-0,107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0462992">
            <text:p>-0,104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0100711">
            <text:p>-0,10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9824835">
            <text:p>-0,0982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09504441">
            <text:p>-0,095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8941938">
            <text:p>-0,0894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8613052">
            <text:p>-0,0861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8161398">
            <text:p>-0,0816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8009781">
            <text:p>-0,0801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777092">
            <text:p>-0,0777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7423754">
            <text:p>-0,0742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7213639">
            <text:p>-0,0721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6793938">
            <text:p>-0,0679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525949">
            <text:p>-0,0653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363581">
            <text:p>-0,0636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6070554">
            <text:p>-0,0607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557558">
            <text:p>-0,0558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5388946">
            <text:p>-0,0539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4950443">
            <text:p>-0,0495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4591638">
            <text:p>-0,0459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4213898">
            <text:p>-0,0421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3823887">
            <text:p>-0,0382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3547348">
            <text:p>-0,0355</text:p>
          </table:table-cell>
          <table:table-cell table:style-name="ce1" office:value-type="float" office:value="-0.04077453">
            <text:p>-0,0408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3239274">
            <text:p>-0,0324</text:p>
          </table:table-cell>
          <table:table-cell table:style-name="ce1" office:value-type="float" office:value="-0.03900015">
            <text:p>-0,039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3086979">
            <text:p>-0,0309</text:p>
          </table:table-cell>
          <table:table-cell table:style-name="ce1" office:value-type="float" office:value="-0.03200503">
            <text:p>-0,032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2901577">
            <text:p>-0,029</text:p>
          </table:table-cell>
          <table:table-cell table:style-name="ce1" office:value-type="float" office:value="-0.03081076">
            <text:p>-0,0308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2599267">
            <text:p>-0,026</text:p>
          </table:table-cell>
          <table:table-cell table:style-name="ce1" office:value-type="float" office:value="-0.02725741">
            <text:p>-0,0273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2224546">
            <text:p>-0,0222</text:p>
          </table:table-cell>
          <table:table-cell table:style-name="ce1" office:value-type="float" office:value="-0.02487552">
            <text:p>-0,0249</text:p>
          </table:table-cell>
          <table:table-cell table:formula="oooc:=[.B336]-[.C336]" office:value-type="float" office:value="0.00263006">
            <text:p>0,0026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-0.01799688">
            <text:p>-0,018</text:p>
          </table:table-cell>
          <table:table-cell table:style-name="ce1" office:value-type="float" office:value="-0.02062694">
            <text:p>-0,0206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-0.00698353000000001">
            <text:p>-0,007</text:p>
          </table:table-cell>
          <table:table-cell table:style-name="ce1" office:value-type="float" office:value="-0.00961359000000001">
            <text:p>-0,0096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-0.00262894999999998">
            <text:p>-0,0026</text:p>
          </table:table-cell>
          <table:table-cell table:style-name="ce1" office:value-type="float" office:value="-0.00525900999999998">
            <text:p>-0,0053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0041545000000002">
            <text:p>0,0004</text:p>
          </table:table-cell>
          <table:table-cell table:style-name="ce1" office:value-type="float" office:value="-0.00221460999999998">
            <text:p>-0,0022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0094100000000001">
            <text:p>0,0009</text:p>
          </table:table-cell>
          <table:table-cell table:style-name="ce1" office:value-type="float" office:value="-0.00168905999999999">
            <text:p>-0,0017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0464247999999997">
            <text:p>0,0046</text:p>
          </table:table-cell>
          <table:table-cell table:style-name="ce1" office:value-type="float" office:value="0.00201241999999997">
            <text:p>0,002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0366234999999999">
            <text:p>0,0037</text:p>
          </table:table-cell>
          <table:table-cell table:style-name="ce1" office:value-type="float" office:value="0.00103228999999999">
            <text:p>0,001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0298777000000001">
            <text:p>0,003</text:p>
          </table:table-cell>
          <table:table-cell table:style-name="ce1" office:value-type="float" office:value="0.000357710000000011">
            <text:p>0,0004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-0.00168813999999999">
            <text:p>-0,0017</text:p>
          </table:table-cell>
          <table:table-cell table:style-name="ce1" office:value-type="float" office:value="-0.00431819999999999">
            <text:p>-0,0043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-0.01036301">
            <text:p>-0,0104</text:p>
          </table:table-cell>
          <table:table-cell table:style-name="ce1" office:value-type="float" office:value="-0.01299307">
            <text:p>-0,013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-0.00963094">
            <text:p>-0,0096</text:p>
          </table:table-cell>
          <table:table-cell table:style-name="ce1" office:value-type="float" office:value="-0.012261">
            <text:p>-0,0123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-0.00321585999999999">
            <text:p>-0,0032</text:p>
          </table:table-cell>
          <table:table-cell table:style-name="ce1" office:value-type="float" office:value="-0.00584591999999999">
            <text:p>-0,0058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0526223999999998">
            <text:p>0,0053</text:p>
          </table:table-cell>
          <table:table-cell table:style-name="ce1" office:value-type="float" office:value="0.00263217999999998">
            <text:p>0,0026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01109008">
            <text:p>0,0111</text:p>
          </table:table-cell>
          <table:table-cell table:style-name="ce1" office:value-type="float" office:value="0.00846002">
            <text:p>0,0085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1167024">
            <text:p>0,0117</text:p>
          </table:table-cell>
          <table:table-cell table:style-name="ce1" office:value-type="float" office:value="0.00904018000000001">
            <text:p>0,009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01510834">
            <text:p>0,0151</text:p>
          </table:table-cell>
          <table:table-cell table:style-name="ce1" office:value-type="float" office:value="0.01247828">
            <text:p>0,0125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02399761">
            <text:p>0,024</text:p>
          </table:table-cell>
          <table:table-cell table:style-name="ce1" office:value-type="float" office:value="0.02136755">
            <text:p>0,0214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2995618">
            <text:p>0,03</text:p>
          </table:table-cell>
          <table:table-cell table:style-name="ce1" office:value-type="float" office:value="0.02732612">
            <text:p>0,0273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2434048">
            <text:p>0,0243</text:p>
          </table:table-cell>
          <table:table-cell table:style-name="ce1" office:value-type="float" office:value="0.02171042">
            <text:p>0,0217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1696824">
            <text:p>0,017</text:p>
          </table:table-cell>
          <table:table-cell table:style-name="ce1" office:value-type="float" office:value="0.01433818">
            <text:p>0,0143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01778047">
            <text:p>0,0178</text:p>
          </table:table-cell>
          <table:table-cell table:style-name="ce1" office:value-type="float" office:value="0.01515041">
            <text:p>0,0152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02774769">
            <text:p>0,0277</text:p>
          </table:table-cell>
          <table:table-cell table:style-name="ce1" office:value-type="float" office:value="0.02511763">
            <text:p>0,0251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02846771">
            <text:p>0,0285</text:p>
          </table:table-cell>
          <table:table-cell table:style-name="ce1" office:value-type="float" office:value="0.02583765">
            <text:p>0,0258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03290385">
            <text:p>0,0329</text:p>
          </table:table-cell>
          <table:table-cell table:style-name="ce1" office:value-type="float" office:value="0.03027379">
            <text:p>0,0303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03838278">
            <text:p>0,0384</text:p>
          </table:table-cell>
          <table:table-cell table:style-name="ce1" office:value-type="float" office:value="0.03575272">
            <text:p>0,0358</text:p>
          </table:table-cell>
          <table:table-cell table:style-name="ce1" office:value-type="float" office:value="0.07545967">
            <text:p>0,075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04874346">
            <text:p>0,0487</text:p>
          </table:table-cell>
          <table:table-cell table:style-name="ce1" office:value-type="float" office:value="0.0461134">
            <text:p>0,0461</text:p>
          </table:table-cell>
          <table:table-cell table:style-name="ce1" office:value-type="float" office:value="0.06388283">
            <text:p>0,0639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05729081">
            <text:p>0,0573</text:p>
          </table:table-cell>
          <table:table-cell table:style-name="ce1" office:value-type="float" office:value="0.05466075">
            <text:p>0,0547</text:p>
          </table:table-cell>
          <table:table-cell table:style-name="ce1" office:value-type="float" office:value="0.05855488">
            <text:p>0,0586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06475806">
            <text:p>0,0648</text:p>
          </table:table-cell>
          <table:table-cell table:style-name="ce1" office:value-type="float" office:value="0.062128">
            <text:p>0,0621</text:p>
          </table:table-cell>
          <table:table-cell table:style-name="ce1" office:value-type="float" office:value="0.09749132">
            <text:p>0,0975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06583464">
            <text:p>0,0658</text:p>
          </table:table-cell>
          <table:table-cell table:style-name="ce1" office:value-type="float" office:value="0.06320458">
            <text:p>0,0632</text:p>
          </table:table-cell>
          <table:table-cell table:style-name="ce1" office:value-type="float" office:value="0.10986474">
            <text:p>0,1099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06919879">
            <text:p>0,0692</text:p>
          </table:table-cell>
          <table:table-cell table:style-name="ce1" office:value-type="float" office:value="0.06656873">
            <text:p>0,0666</text:p>
          </table:table-cell>
          <table:table-cell table:style-name="ce1" office:value-type="float" office:value="0.1206949">
            <text:p>0,1207</text:p>
          </table:table-cell>
          <table:table-cell table:formula="oooc:=[.B366]-[.D366]" office:value-type="float" office:value="-0.05149611">
            <text:p>-0,0515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0765071">
            <text:p>0,0765</text:p>
          </table:table-cell>
          <table:table-cell/>
          <table:table-cell table:style-name="ce1" office:value-type="float" office:value="0.12800321">
            <text:p>0,128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07943369">
            <text:p>0,0794</text:p>
          </table:table-cell>
          <table:table-cell/>
          <table:table-cell table:style-name="ce1" office:value-type="float" office:value="0.1309298">
            <text:p>0,1309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0979986">
            <text:p>0,098</text:p>
          </table:table-cell>
          <table:table-cell/>
          <table:table-cell table:style-name="ce1" office:value-type="float" office:value="0.14949471">
            <text:p>0,1495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1169249">
            <text:p>0,1169</text:p>
          </table:table-cell>
          <table:table-cell/>
          <table:table-cell table:style-name="ce1" office:value-type="float" office:value="0.16842101">
            <text:p>0,168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12459406">
            <text:p>0,1246</text:p>
          </table:table-cell>
          <table:table-cell/>
          <table:table-cell table:style-name="ce1" office:value-type="float" office:value="0.17609017">
            <text:p>0,1761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07820743">
            <text:p>0,0782</text:p>
          </table:table-cell>
          <table:table-cell/>
          <table:table-cell table:style-name="ce1" office:value-type="float" office:value="0.12970354">
            <text:p>0,1297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06730329">
            <text:p>0,0673</text:p>
          </table:table-cell>
          <table:table-cell/>
          <table:table-cell table:style-name="ce1" office:value-type="float" office:value="0.1187994">
            <text:p>0,1188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05140514">
            <text:p>0,0514</text:p>
          </table:table-cell>
          <table:table-cell/>
          <table:table-cell table:style-name="ce1" office:value-type="float" office:value="0.10290125">
            <text:p>0,1029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06973786">
            <text:p>0,0697</text:p>
          </table:table-cell>
          <table:table-cell/>
          <table:table-cell table:style-name="ce1" office:value-type="float" office:value="0.12123397">
            <text:p>0,1212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05062063">
            <text:p>0,0506</text:p>
          </table:table-cell>
          <table:table-cell/>
          <table:table-cell table:style-name="ce1" office:value-type="float" office:value="0.10211674">
            <text:p>0,1021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04516559">
            <text:p>0,0452</text:p>
          </table:table-cell>
          <table:table-cell/>
          <table:table-cell table:style-name="ce1" office:value-type="float" office:value="0.0966617">
            <text:p>0,096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06035699">
            <text:p>0,0604</text:p>
          </table:table-cell>
          <table:table-cell/>
          <table:table-cell table:style-name="ce1" office:value-type="float" office:value="0.1118531">
            <text:p>0,1119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0380634">
            <text:p>0,0381</text:p>
          </table:table-cell>
          <table:table-cell/>
          <table:table-cell table:style-name="ce1" office:value-type="float" office:value="0.08955951">
            <text:p>0,0896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03618341">
            <text:p>0,0362</text:p>
          </table:table-cell>
          <table:table-cell/>
          <table:table-cell table:style-name="ce1" office:value-type="float" office:value="0.08767952">
            <text:p>0,0877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02018419">
            <text:p>0,0202</text:p>
          </table:table-cell>
          <table:table-cell/>
          <table:table-cell table:style-name="ce1" office:value-type="float" office:value="0.0716803">
            <text:p>0,071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02303418">
            <text:p>0,023</text:p>
          </table:table-cell>
          <table:table-cell/>
          <table:table-cell table:style-name="ce1" office:value-type="float" office:value="0.07453029">
            <text:p>0,0745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06287247">
            <text:p>0,0629</text:p>
          </table:table-cell>
          <table:table-cell/>
          <table:table-cell table:style-name="ce1" office:value-type="float" office:value="0.11436858">
            <text:p>0,1144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08746879">
            <text:p>0,0875</text:p>
          </table:table-cell>
          <table:table-cell/>
          <table:table-cell table:style-name="ce1" office:value-type="float" office:value="0.1389649">
            <text:p>0,139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010862">
            <text:p>0,1011</text:p>
          </table:table-cell>
          <table:table-cell/>
          <table:table-cell table:style-name="ce1" office:value-type="float" office:value="0.15258231">
            <text:p>0,152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09155572">
            <text:p>0,0916</text:p>
          </table:table-cell>
          <table:table-cell/>
          <table:table-cell table:style-name="ce1" office:value-type="float" office:value="0.14305183">
            <text:p>0,143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10419445">
            <text:p>0,1042</text:p>
          </table:table-cell>
          <table:table-cell/>
          <table:table-cell table:style-name="ce1" office:value-type="float" office:value="0.15569056">
            <text:p>0,1557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10216446">
            <text:p>0,1022</text:p>
          </table:table-cell>
          <table:table-cell/>
          <table:table-cell table:style-name="ce1" office:value-type="float" office:value="0.15366057">
            <text:p>0,1537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0915339">
            <text:p>0,0915</text:p>
          </table:table-cell>
          <table:table-cell/>
          <table:table-cell table:style-name="ce1" office:value-type="float" office:value="0.14303001">
            <text:p>0,143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07748196">
            <text:p>0,0775</text:p>
          </table:table-cell>
          <table:table-cell/>
          <table:table-cell table:style-name="ce1" office:value-type="float" office:value="0.12897807">
            <text:p>0,129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10972447">
            <text:p>0,1097</text:p>
          </table:table-cell>
          <table:table-cell/>
          <table:table-cell table:style-name="ce1" office:value-type="float" office:value="0.16122058">
            <text:p>0,1612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12524712">
            <text:p>0,1252</text:p>
          </table:table-cell>
          <table:table-cell/>
          <table:table-cell table:style-name="ce1" office:value-type="float" office:value="0.17674323">
            <text:p>0,176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08836545">
            <text:p>0,0884</text:p>
          </table:table-cell>
          <table:table-cell/>
          <table:table-cell table:style-name="ce1" office:value-type="float" office:value="0.13986156">
            <text:p>0,1399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08320267">
            <text:p>0,0832</text:p>
          </table:table-cell>
          <table:table-cell/>
          <table:table-cell table:style-name="ce1" office:value-type="float" office:value="0.13469878">
            <text:p>0,1347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10341435">
            <text:p>0,1034</text:p>
          </table:table-cell>
          <table:table-cell/>
          <table:table-cell table:style-name="ce1" office:value-type="float" office:value="0.15491046">
            <text:p>0,1549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12608842">
            <text:p>0,1261</text:p>
          </table:table-cell>
          <table:table-cell/>
          <table:table-cell table:style-name="ce1" office:value-type="float" office:value="0.17758453">
            <text:p>0,1776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429687">
            <text:p>-0,243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7916745">
            <text:p>-0,1792</text:p>
          </table:table-cell>
          <table:table-cell table:number-columns-repeated="3"/>
          <table:table-cell>
            <draw:frame table:end-cell-address="Sheet1.O428" table:end-x="1.702cm" table:end-y="0.423cm" draw:z-index="4" svg:width="20.323cm" svg:height="11.928cm" svg:x="1.701cm" svg:y="0.237cm">
              <draw:object draw:notify-on-update-of-ranges="Sheet1.A401:Sheet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21819493">
            <text:p>-0,2182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5235392">
            <text:p>-0,1524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7049489">
            <text:p>-0,1705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3463795">
            <text:p>-0,234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21193927">
            <text:p>-0,211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5660249">
            <text:p>-0,2566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4526105">
            <text:p>-0,245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9601685">
            <text:p>-0,19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20766258">
            <text:p>-0,2077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2083555">
            <text:p>-0,2084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2105853">
            <text:p>-0,2106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9030661">
            <text:p>-0,190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8259085">
            <text:p>-0,1826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8196375">
            <text:p>-0,182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8514436">
            <text:p>-0,1851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855154">
            <text:p>-0,1855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8801484">
            <text:p>-0,188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8927893">
            <text:p>-0,1893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9031864">
            <text:p>-0,190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9044366">
            <text:p>-0,1904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9002807">
            <text:p>-0,19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9155317">
            <text:p>-0,1916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9311289">
            <text:p>-0,1931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9388401">
            <text:p>-0,1939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9402898">
            <text:p>-0,19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947067">
            <text:p>-0,1947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9385293">
            <text:p>-0,1939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9664338">
            <text:p>-0,1966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9749105">
            <text:p>-0,1975</text:p>
          </table:table-cell>
          <table:table-cell table:style-name="ce1" office:value-type="float" office:value="-0.23662913">
            <text:p>-0,2366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9917151">
            <text:p>-0,1992</text:p>
          </table:table-cell>
          <table:table-cell table:style-name="ce1" office:value-type="float" office:value="-0.20744845">
            <text:p>-0,2074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9928547">
            <text:p>-0,1993</text:p>
          </table:table-cell>
          <table:table-cell table:style-name="ce1" office:value-type="float" office:value="-0.20075311">
            <text:p>-0,2008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9951416">
            <text:p>-0,1995</text:p>
          </table:table-cell>
          <table:table-cell table:style-name="ce1" office:value-type="float" office:value="-0.1977116">
            <text:p>-0,1977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2033773">
            <text:p>-0,2034</text:p>
          </table:table-cell>
          <table:table-cell table:style-name="ce1" office:value-type="float" office:value="-0.20570894">
            <text:p>-0,2057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1993809">
            <text:p>-0,2199</text:p>
          </table:table-cell>
          <table:table-cell table:formula="oooc:=[.F436]*COS(RADIANS(30))" office:value-type="float" office:value="-0.175251334241204">
            <text:p>-0,1753</text:p>
          </table:table-cell>
          <table:table-cell table:formula="oooc:=[.B436]-[.C436]" office:value-type="float" office:value="-0.0446867557587964">
            <text:p>-0,0447</text:p>
          </table:table-cell>
          <table:table-cell/>
          <table:table-cell table:style-name="ce1" office:value-type="float" office:value="-0.20236281">
            <text:p>-0,2024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13995640185582">
            <text:p>-0,214</text:p>
          </table:table-cell>
          <table:table-cell table:formula="oooc:=[.F437]*COS(RADIANS(30))" office:value-type="float" office:value="-0.169308884426786">
            <text:p>-0,1693</text:p>
          </table:table-cell>
          <table:table-cell table:number-columns-repeated="2"/>
          <table:table-cell table:style-name="ce1" office:value-type="float" office:value="-0.19550106">
            <text:p>-0,1955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F438]+[.$D$436]" office:value-type="float" office:value="-0.265942985758796">
            <text:p>-0,2659</text:p>
          </table:table-cell>
          <table:table-cell table:formula="oooc:=[.F438]*COS(RADIANS(30))" office:value-type="float" office:value="-0.191613515925573">
            <text:p>-0,1916</text:p>
          </table:table-cell>
          <table:table-cell table:number-columns-repeated="2"/>
          <table:table-cell table:style-name="ce1" office:value-type="float" office:value="-0.22125623">
            <text:p>-0,2213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F439]+[.$D$436]" office:value-type="float" office:value="-0.278986845758796">
            <text:p>-0,279</text:p>
          </table:table-cell>
          <table:table-cell table:formula="oooc:=[.F439]*COS(RADIANS(30))" office:value-type="float" office:value="-0.20290983004898">
            <text:p>-0,2029</text:p>
          </table:table-cell>
          <table:table-cell table:number-columns-repeated="2"/>
          <table:table-cell table:style-name="ce1" office:value-type="float" office:value="-0.23430009">
            <text:p>-0,2343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F440]+[.$D$436]" office:value-type="float" office:value="-0.276127835758796">
            <text:p>-0,2761</text:p>
          </table:table-cell>
          <table:table-cell table:formula="oooc:=[.F440]*COS(RADIANS(30))" office:value-type="float" office:value="-0.200433854759307">
            <text:p>-0,2004</text:p>
          </table:table-cell>
          <table:table-cell table:number-columns-repeated="2"/>
          <table:table-cell table:style-name="ce1" office:value-type="float" office:value="-0.23144108">
            <text:p>-0,2314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F441]+[.$D$436]" office:value-type="float" office:value="-0.278436205758796">
            <text:p>-0,2784</text:p>
          </table:table-cell>
          <table:table-cell table:formula="oooc:=[.F441]*COS(RADIANS(30))" office:value-type="float" office:value="-0.20243296182064">
            <text:p>-0,2024</text:p>
          </table:table-cell>
          <table:table-cell table:number-columns-repeated="2"/>
          <table:table-cell table:style-name="ce1" office:value-type="float" office:value="-0.23374945">
            <text:p>-0,2337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F442]+[.$D$436]" office:value-type="float" office:value="-0.282948335758796">
            <text:p>-0,2829</text:p>
          </table:table-cell>
          <table:table-cell table:formula="oooc:=[.F442]*COS(RADIANS(30))" office:value-type="float" office:value="-0.206340581025818">
            <text:p>-0,2063</text:p>
          </table:table-cell>
          <table:table-cell table:number-columns-repeated="2"/>
          <table:table-cell table:style-name="ce1" office:value-type="float" office:value="-0.23826158">
            <text:p>-0,2383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F443]+[.$D$436]" office:value-type="float" office:value="-0.277260225758796">
            <text:p>-0,2773</text:p>
          </table:table-cell>
          <table:table-cell table:formula="oooc:=[.F443]*COS(RADIANS(30))" office:value-type="float" office:value="-0.201414533266298">
            <text:p>-0,2014</text:p>
          </table:table-cell>
          <table:table-cell table:number-columns-repeated="2"/>
          <table:table-cell table:style-name="ce1" office:value-type="float" office:value="-0.23257347">
            <text:p>-0,2326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F444]+[.$D$436]" office:value-type="float" office:value="-0.278675115758796">
            <text:p>-0,2787</text:p>
          </table:table-cell>
          <table:table-cell table:formula="oooc:=[.F444]*COS(RADIANS(30))" office:value-type="float" office:value="-0.202639863949859">
            <text:p>-0,2026</text:p>
          </table:table-cell>
          <table:table-cell table:number-columns-repeated="2"/>
          <table:table-cell table:style-name="ce1" office:value-type="float" office:value="-0.23398836">
            <text:p>-0,234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F445]+[.$D$436]" office:value-type="float" office:value="-0.279295045758796">
            <text:p>-0,2793</text:p>
          </table:table-cell>
          <table:table-cell table:formula="oooc:=[.F445]*COS(RADIANS(30))" office:value-type="float" office:value="-0.203176739078427">
            <text:p>-0,2032</text:p>
          </table:table-cell>
          <table:table-cell table:number-columns-repeated="2"/>
          <table:table-cell table:style-name="ce1" office:value-type="float" office:value="-0.23460829">
            <text:p>-0,234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F446]+[.$D$436]" office:value-type="float" office:value="-0.280232435758796">
            <text:p>-0,2802</text:p>
          </table:table-cell>
          <table:table-cell table:formula="oooc:=[.F446]*COS(RADIANS(30))" office:value-type="float" office:value="-0.20398854263168">
            <text:p>-0,204</text:p>
          </table:table-cell>
          <table:table-cell table:number-columns-repeated="2"/>
          <table:table-cell table:style-name="ce1" office:value-type="float" office:value="-0.23554568">
            <text:p>-0,235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F447]+[.$D$436]" office:value-type="float" office:value="-0.278815195758796">
            <text:p>-0,2788</text:p>
          </table:table-cell>
          <table:table-cell table:formula="oooc:=[.F447]*COS(RADIANS(30))" office:value-type="float" office:value="-0.202761176788421">
            <text:p>-0,2028</text:p>
          </table:table-cell>
          <table:table-cell table:number-columns-repeated="2"/>
          <table:table-cell table:style-name="ce1" office:value-type="float" office:value="-0.23412844">
            <text:p>-0,234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F448]+[.$D$436]" office:value-type="float" office:value="-0.282675595758796">
            <text:p>-0,2827</text:p>
          </table:table-cell>
          <table:table-cell table:formula="oooc:=[.F448]*COS(RADIANS(30))" office:value-type="float" office:value="-0.20610438125719">
            <text:p>-0,2061</text:p>
          </table:table-cell>
          <table:table-cell table:number-columns-repeated="2"/>
          <table:table-cell table:style-name="ce1" office:value-type="float" office:value="-0.23798884">
            <text:p>-0,23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F449]+[.$D$436]" office:value-type="float" office:value="-0.292185735758796">
            <text:p>-0,2922</text:p>
          </table:table-cell>
          <table:table-cell table:formula="oooc:=[.F449]*COS(RADIANS(30))" office:value-type="float" office:value="-0.214340404090737">
            <text:p>-0,2143</text:p>
          </table:table-cell>
          <table:table-cell table:number-columns-repeated="2"/>
          <table:table-cell table:style-name="ce1" office:value-type="float" office:value="-0.24749898">
            <text:p>-0,2475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F450]+[.$D$436]" office:value-type="float" office:value="-0.303953275758796">
            <text:p>-0,304</text:p>
          </table:table-cell>
          <table:table-cell table:formula="oooc:=[.F450]*COS(RADIANS(30))" office:value-type="float" office:value="-0.224531392670786">
            <text:p>-0,2245</text:p>
          </table:table-cell>
          <table:table-cell table:number-columns-repeated="2"/>
          <table:table-cell table:style-name="ce1" office:value-type="float" office:value="-0.25926652">
            <text:p>-0,2593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F451]+[.$D$436]" office:value-type="float" office:value="-0.304527105758796">
            <text:p>-0,3045</text:p>
          </table:table-cell>
          <table:table-cell table:formula="oooc:=[.F451]*COS(RADIANS(30))" office:value-type="float" office:value="-0.22502834402824">
            <text:p>-0,225</text:p>
          </table:table-cell>
          <table:table-cell table:number-columns-repeated="2"/>
          <table:table-cell table:style-name="ce1" office:value-type="float" office:value="-0.25984035">
            <text:p>-0,2598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F452]+[.$D$436]" office:value-type="float" office:value="-0.308394475758796">
            <text:p>-0,3084</text:p>
          </table:table-cell>
          <table:table-cell table:formula="oooc:=[.F452]*COS(RADIANS(30))" office:value-type="float" office:value="-0.228377584694074">
            <text:p>-0,2284</text:p>
          </table:table-cell>
          <table:table-cell table:number-columns-repeated="2"/>
          <table:table-cell table:style-name="ce1" office:value-type="float" office:value="-0.26370772">
            <text:p>-0,2637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F453]+[.$D$436]" office:value-type="float" office:value="-0.313349955758796">
            <text:p>-0,3133</text:p>
          </table:table-cell>
          <table:table-cell table:formula="oooc:=[.F453]*COS(RADIANS(30))" office:value-type="float" office:value="-0.232669156262019">
            <text:p>-0,2327</text:p>
          </table:table-cell>
          <table:table-cell table:number-columns-repeated="2"/>
          <table:table-cell table:style-name="ce1" office:value-type="float" office:value="-0.2686632">
            <text:p>-0,2687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F454]+[.$D$436]" office:value-type="float" office:value="-0.319006195758796">
            <text:p>-0,319</text:p>
          </table:table-cell>
          <table:table-cell table:formula="oooc:=[.F454]*COS(RADIANS(30))" office:value-type="float" office:value="-0.237567603791921">
            <text:p>-0,2376</text:p>
          </table:table-cell>
          <table:table-cell table:number-columns-repeated="2"/>
          <table:table-cell table:style-name="ce1" office:value-type="float" office:value="-0.27431944">
            <text:p>-0,2743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F455]+[.$D$436]" office:value-type="float" office:value="-0.321106665758796">
            <text:p>-0,3211</text:p>
          </table:table-cell>
          <table:table-cell table:formula="oooc:=[.F455]*COS(RADIANS(30))" office:value-type="float" office:value="-0.239386664171808">
            <text:p>-0,2394</text:p>
          </table:table-cell>
          <table:table-cell table:number-columns-repeated="2"/>
          <table:table-cell table:style-name="ce1" office:value-type="float" office:value="-0.27641991">
            <text:p>-0,2764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F456]+[.$D$436]" office:value-type="float" office:value="-0.332061405758796">
            <text:p>-0,3321</text:p>
          </table:table-cell>
          <table:table-cell table:formula="oooc:=[.F456]*COS(RADIANS(30))" office:value-type="float" office:value="-0.248873747303662">
            <text:p>-0,2489</text:p>
          </table:table-cell>
          <table:table-cell table:number-columns-repeated="2"/>
          <table:table-cell table:style-name="ce1" office:value-type="float" office:value="-0.28737465">
            <text:p>-0,2874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F457]+[.$D$436]" office:value-type="float" office:value="-0.336686605758796">
            <text:p>-0,3367</text:p>
          </table:table-cell>
          <table:table-cell table:formula="oooc:=[.F457]*COS(RADIANS(30))" office:value-type="float" office:value="-0.252879288001245">
            <text:p>-0,2529</text:p>
          </table:table-cell>
          <table:table-cell table:number-columns-repeated="2"/>
          <table:table-cell table:style-name="ce1" office:value-type="float" office:value="-0.29199985">
            <text:p>-0,292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F458]+[.$D$436]" office:value-type="float" office:value="-0.350135115758796">
            <text:p>-0,3501</text:p>
          </table:table-cell>
          <table:table-cell table:formula="oooc:=[.F458]*COS(RADIANS(30))" office:value-type="float" office:value="-0.264526039304295">
            <text:p>-0,2645</text:p>
          </table:table-cell>
          <table:table-cell table:number-columns-repeated="2"/>
          <table:table-cell table:style-name="ce1" office:value-type="float" office:value="-0.30544836">
            <text:p>-0,3054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F459]+[.$D$436]" office:value-type="float" office:value="-0.351121605758796">
            <text:p>-0,3511</text:p>
          </table:table-cell>
          <table:table-cell table:formula="oooc:=[.F459]*COS(RADIANS(30))" office:value-type="float" office:value="-0.265380364704874">
            <text:p>-0,2654</text:p>
          </table:table-cell>
          <table:table-cell table:number-columns-repeated="2"/>
          <table:table-cell table:style-name="ce1" office:value-type="float" office:value="-0.30643485">
            <text:p>-0,3064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F460]+[.$D$436]" office:value-type="float" office:value="-0.345087865758796">
            <text:p>-0,3451</text:p>
          </table:table-cell>
          <table:table-cell table:formula="oooc:=[.F460]*COS(RADIANS(30))" office:value-type="float" office:value="-0.260154992585044">
            <text:p>-0,2602</text:p>
          </table:table-cell>
          <table:table-cell table:number-columns-repeated="2"/>
          <table:table-cell table:style-name="ce1" office:value-type="float" office:value="-0.30040111">
            <text:p>-0,300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F461]+[.$D$436]" office:value-type="float" office:value="-0.342620765758796">
            <text:p>-0,3426</text:p>
          </table:table-cell>
          <table:table-cell table:formula="oooc:=[.F461]*COS(RADIANS(30))" office:value-type="float" office:value="-0.258018421311367">
            <text:p>-0,258</text:p>
          </table:table-cell>
          <table:table-cell table:style-name="ce1" office:value-type="float" office:value="-0.00606325000000002">
            <text:p>-0,0061</text:p>
          </table:table-cell>
          <table:table-cell/>
          <table:table-cell table:style-name="ce1" office:value-type="float" office:value="-0.29793401">
            <text:p>-0,2979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F462]+[.$D$436]" office:value-type="float" office:value="-0.348006505758796">
            <text:p>-0,348</text:p>
          </table:table-cell>
          <table:table-cell table:formula="oooc:=[.F462]*COS(RADIANS(30))" office:value-type="float" office:value="-0.262682608969545">
            <text:p>-0,2627</text:p>
          </table:table-cell>
          <table:table-cell table:style-name="ce1" office:value-type="float" office:value="0.01812887">
            <text:p>0,0181</text:p>
          </table:table-cell>
          <table:table-cell/>
          <table:table-cell table:style-name="ce1" office:value-type="float" office:value="-0.30331975">
            <text:p>-0,3033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F463]+[.$D$436]" office:value-type="float" office:value="-0.372236435758796">
            <text:p>-0,3722</text:p>
          </table:table-cell>
          <table:table-cell table:formula="oooc:=[.F463]*COS(RADIANS(30))" office:value-type="float" office:value="-0.283666343881464">
            <text:p>-0,2837</text:p>
          </table:table-cell>
          <table:table-cell table:style-name="ce1" office:value-type="float" office:value="0.00739069999999997">
            <text:p>0,0074</text:p>
          </table:table-cell>
          <table:table-cell/>
          <table:table-cell table:style-name="ce1" office:value-type="float" office:value="-0.32754968">
            <text:p>-0,3275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F464]+[.$D$436]" office:value-type="float" office:value="-0.390326635758796">
            <text:p>-0,3903</text:p>
          </table:table-cell>
          <table:table-cell table:formula="oooc:=[.F464]*COS(RADIANS(30))" office:value-type="float" office:value="-0.299332916641005">
            <text:p>-0,2993</text:p>
          </table:table-cell>
          <table:table-cell table:style-name="ce1" office:value-type="float" office:value="-0.02249121">
            <text:p>-0,0225</text:p>
          </table:table-cell>
          <table:table-cell/>
          <table:table-cell table:style-name="ce1" office:value-type="float" office:value="-0.34563988">
            <text:p>-0,3456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F465]+[.$D$436]" office:value-type="float" office:value="-0.395938655758796">
            <text:p>-0,3959</text:p>
          </table:table-cell>
          <table:table-cell table:formula="oooc:=[.F465]*COS(RADIANS(30))" office:value-type="float" office:value="-0.304193068527551">
            <text:p>-0,3042</text:p>
          </table:table-cell>
          <table:table-cell table:style-name="ce1" office:value-type="float" office:value="-0.03966594">
            <text:p>-0,0397</text:p>
          </table:table-cell>
          <table:table-cell/>
          <table:table-cell table:style-name="ce1" office:value-type="float" office:value="-0.3512519">
            <text:p>-0,3513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F466]+[.$D$436]" office:value-type="float" office:value="-0.399670885758796">
            <text:p>-0,3997</text:p>
          </table:table-cell>
          <table:table-cell table:formula="oooc:=[.F466]*COS(RADIANS(30))" office:value-type="float" office:value="-0.307425274520318">
            <text:p>-0,3074</text:p>
          </table:table-cell>
          <table:table-cell table:formula="oooc:=[.G466]*COS(RADIANS(60))" office:value-type="float" office:value="-0.0154589">
            <text:p>-0,0155</text:p>
          </table:table-cell>
          <table:table-cell table:formula="oooc:=[.B466]-[.D466]" office:value-type="float" office:value="-0.384211985758796">
            <text:p>-0,3842</text:p>
          </table:table-cell>
          <table:table-cell table:style-name="ce1" office:value-type="float" office:value="-0.35498413">
            <text:p>-0,355</text:p>
          </table:table-cell>
          <table:table-cell table:style-name="ce1" office:value-type="float" office:value="-0.0309178">
            <text:p>-0,0309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90522845758796">
            <text:p>-0,3905</text:p>
          </table:table-cell>
          <table:table-cell/>
          <table:table-cell table:formula="oooc:=[.G467]*COS(RADIANS(60))" office:value-type="float" office:value="-0.00631085999999995">
            <text:p>-0,0063</text:p>
          </table:table-cell>
          <table:table-cell table:number-columns-repeated="2"/>
          <table:table-cell table:style-name="ce1" office:value-type="float" office:value="-0.0126217199999999">
            <text:p>-0,0126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91949960758796">
            <text:p>-0,3919</text:p>
          </table:table-cell>
          <table:table-cell/>
          <table:table-cell table:formula="oooc:=[.G468]*COS(RADIANS(60))" office:value-type="float" office:value="-0.007737975">
            <text:p>-0,0077</text:p>
          </table:table-cell>
          <table:table-cell table:number-columns-repeated="2"/>
          <table:table-cell table:style-name="ce1" office:value-type="float" office:value="-0.01547595">
            <text:p>-0,0155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95731415758796">
            <text:p>-0,3957</text:p>
          </table:table-cell>
          <table:table-cell/>
          <table:table-cell table:formula="oooc:=[.G469]*COS(RADIANS(60))" office:value-type="float" office:value="-0.01151943">
            <text:p>-0,0115</text:p>
          </table:table-cell>
          <table:table-cell table:number-columns-repeated="2"/>
          <table:table-cell table:style-name="ce1" office:value-type="float" office:value="-0.02303886">
            <text:p>-0,023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98983650758796">
            <text:p>-0,399</text:p>
          </table:table-cell>
          <table:table-cell/>
          <table:table-cell table:formula="oooc:=[.G470]*COS(RADIANS(60))" office:value-type="float" office:value="-0.014771665">
            <text:p>-0,0148</text:p>
          </table:table-cell>
          <table:table-cell table:number-columns-repeated="2"/>
          <table:table-cell table:style-name="ce1" office:value-type="float" office:value="-0.02954333">
            <text:p>-0,0295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95518815758796">
            <text:p>-0,3955</text:p>
          </table:table-cell>
          <table:table-cell/>
          <table:table-cell table:formula="oooc:=[.G471]*COS(RADIANS(60))" office:value-type="float" office:value="-0.01130683">
            <text:p>-0,0113</text:p>
          </table:table-cell>
          <table:table-cell table:number-columns-repeated="2"/>
          <table:table-cell table:style-name="ce1" office:value-type="float" office:value="-0.02261366">
            <text:p>-0,0226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412919895758796">
            <text:p>-0,4129</text:p>
          </table:table-cell>
          <table:table-cell/>
          <table:table-cell table:formula="oooc:=[.G472]*COS(RADIANS(60))" office:value-type="float" office:value="-0.0287079100000001">
            <text:p>-0,0287</text:p>
          </table:table-cell>
          <table:table-cell table:number-columns-repeated="2"/>
          <table:table-cell table:style-name="ce1" office:value-type="float" office:value="-0.0574158200000001">
            <text:p>-0,0574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440640445758796">
            <text:p>-0,4406</text:p>
          </table:table-cell>
          <table:table-cell/>
          <table:table-cell table:formula="oooc:=[.G473]*COS(RADIANS(60))" office:value-type="float" office:value="-0.05642846">
            <text:p>-0,0564</text:p>
          </table:table-cell>
          <table:table-cell table:number-columns-repeated="2"/>
          <table:table-cell table:style-name="ce1" office:value-type="float" office:value="-0.11285692">
            <text:p>-0,1129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415452475758796">
            <text:p>-0,4155</text:p>
          </table:table-cell>
          <table:table-cell/>
          <table:table-cell table:formula="oooc:=[.G474]*COS(RADIANS(60))" office:value-type="float" office:value="-0.03124049">
            <text:p>-0,0312</text:p>
          </table:table-cell>
          <table:table-cell table:number-columns-repeated="2"/>
          <table:table-cell table:style-name="ce1" office:value-type="float" office:value="-0.06248098">
            <text:p>-0,0625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410289175758796">
            <text:p>-0,4103</text:p>
          </table:table-cell>
          <table:table-cell/>
          <table:table-cell table:formula="oooc:=[.G475]*COS(RADIANS(60))" office:value-type="float" office:value="-0.02607719">
            <text:p>-0,0261</text:p>
          </table:table-cell>
          <table:table-cell table:number-columns-repeated="2"/>
          <table:table-cell table:style-name="ce1" office:value-type="float" office:value="-0.0521543799999999">
            <text:p>-0,052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410261955758796">
            <text:p>-0,4103</text:p>
          </table:table-cell>
          <table:table-cell/>
          <table:table-cell table:formula="oooc:=[.G476]*COS(RADIANS(60))" office:value-type="float" office:value="-0.02604997">
            <text:p>-0,026</text:p>
          </table:table-cell>
          <table:table-cell table:number-columns-repeated="2"/>
          <table:table-cell table:style-name="ce1" office:value-type="float" office:value="-0.05209994">
            <text:p>-0,0521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413230185758796">
            <text:p>-0,4132</text:p>
          </table:table-cell>
          <table:table-cell/>
          <table:table-cell table:formula="oooc:=[.G477]*COS(RADIANS(60))" office:value-type="float" office:value="-0.0290182">
            <text:p>-0,029</text:p>
          </table:table-cell>
          <table:table-cell table:number-columns-repeated="2"/>
          <table:table-cell table:style-name="ce1" office:value-type="float" office:value="-0.0580364">
            <text:p>-0,058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98544800758796">
            <text:p>-0,3985</text:p>
          </table:table-cell>
          <table:table-cell/>
          <table:table-cell table:formula="oooc:=[.G478]*COS(RADIANS(60))" office:value-type="float" office:value="-0.014332815">
            <text:p>-0,0143</text:p>
          </table:table-cell>
          <table:table-cell table:number-columns-repeated="2"/>
          <table:table-cell table:style-name="ce1" office:value-type="float" office:value="-0.02866563">
            <text:p>-0,0287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411950860758796">
            <text:p>-0,412</text:p>
          </table:table-cell>
          <table:table-cell/>
          <table:table-cell table:formula="oooc:=[.G479]*COS(RADIANS(60))" office:value-type="float" office:value="-0.027738875">
            <text:p>-0,0277</text:p>
          </table:table-cell>
          <table:table-cell table:number-columns-repeated="2"/>
          <table:table-cell table:style-name="ce1" office:value-type="float" office:value="-0.05547775">
            <text:p>-0,055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91106290758796">
            <text:p>-0,3911</text:p>
          </table:table-cell>
          <table:table-cell/>
          <table:table-cell table:formula="oooc:=[.G480]*COS(RADIANS(60))" office:value-type="float" office:value="-0.006894305">
            <text:p>-0,0069</text:p>
          </table:table-cell>
          <table:table-cell table:number-columns-repeated="2"/>
          <table:table-cell table:style-name="ce1" office:value-type="float" office:value="-0.01378861">
            <text:p>-0,0138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421711345758796">
            <text:p>-0,4217</text:p>
          </table:table-cell>
          <table:table-cell/>
          <table:table-cell table:formula="oooc:=[.G481]*COS(RADIANS(60))" office:value-type="float" office:value="-0.03749936">
            <text:p>-0,0375</text:p>
          </table:table-cell>
          <table:table-cell table:number-columns-repeated="2"/>
          <table:table-cell table:style-name="ce1" office:value-type="float" office:value="-0.07499872">
            <text:p>-0,075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414304800758796">
            <text:p>-0,4143</text:p>
          </table:table-cell>
          <table:table-cell/>
          <table:table-cell table:formula="oooc:=[.G482]*COS(RADIANS(60))" office:value-type="float" office:value="-0.0300928150000001">
            <text:p>-0,0301</text:p>
          </table:table-cell>
          <table:table-cell table:number-columns-repeated="2"/>
          <table:table-cell table:style-name="ce1" office:value-type="float" office:value="-0.0601856300000001">
            <text:p>-0,0602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411063735758796">
            <text:p>-0,4111</text:p>
          </table:table-cell>
          <table:table-cell/>
          <table:table-cell table:formula="oooc:=[.G483]*COS(RADIANS(60))" office:value-type="float" office:value="-0.02685175">
            <text:p>-0,0269</text:p>
          </table:table-cell>
          <table:table-cell table:number-columns-repeated="2"/>
          <table:table-cell table:style-name="ce1" office:value-type="float" office:value="-0.0537035">
            <text:p>-0,0537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425334470758796">
            <text:p>-0,4253</text:p>
          </table:table-cell>
          <table:table-cell/>
          <table:table-cell table:formula="oooc:=[.G484]*COS(RADIANS(60))" office:value-type="float" office:value="-0.041122485">
            <text:p>-0,0411</text:p>
          </table:table-cell>
          <table:table-cell table:number-columns-repeated="2"/>
          <table:table-cell table:style-name="ce1" office:value-type="float" office:value="-0.08224497">
            <text:p>-0,0822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415864120758796">
            <text:p>-0,4159</text:p>
          </table:table-cell>
          <table:table-cell/>
          <table:table-cell table:formula="oooc:=[.G485]*COS(RADIANS(60))" office:value-type="float" office:value="-0.031652135">
            <text:p>-0,0317</text:p>
          </table:table-cell>
          <table:table-cell table:number-columns-repeated="2"/>
          <table:table-cell table:style-name="ce1" office:value-type="float" office:value="-0.06330427">
            <text:p>-0,0633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420368405758796">
            <text:p>-0,4204</text:p>
          </table:table-cell>
          <table:table-cell/>
          <table:table-cell table:formula="oooc:=[.G486]*COS(RADIANS(60))" office:value-type="float" office:value="-0.03615642">
            <text:p>-0,0362</text:p>
          </table:table-cell>
          <table:table-cell table:number-columns-repeated="2"/>
          <table:table-cell table:style-name="ce1" office:value-type="float" office:value="-0.07231284">
            <text:p>-0,0723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406477365758796">
            <text:p>-0,4065</text:p>
          </table:table-cell>
          <table:table-cell/>
          <table:table-cell table:formula="oooc:=[.G487]*COS(RADIANS(60))" office:value-type="float" office:value="-0.02226538">
            <text:p>-0,0223</text:p>
          </table:table-cell>
          <table:table-cell table:number-columns-repeated="2"/>
          <table:table-cell table:style-name="ce1" office:value-type="float" office:value="-0.04453076">
            <text:p>-0,0445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411313395758796">
            <text:p>-0,4113</text:p>
          </table:table-cell>
          <table:table-cell/>
          <table:table-cell table:formula="oooc:=[.G488]*COS(RADIANS(60))" office:value-type="float" office:value="-0.02710141">
            <text:p>-0,0271</text:p>
          </table:table-cell>
          <table:table-cell table:number-columns-repeated="2"/>
          <table:table-cell table:style-name="ce1" office:value-type="float" office:value="-0.05420282">
            <text:p>-0,0542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424619010758796">
            <text:p>-0,4246</text:p>
          </table:table-cell>
          <table:table-cell/>
          <table:table-cell table:formula="oooc:=[.G489]*COS(RADIANS(60))" office:value-type="float" office:value="-0.040407025">
            <text:p>-0,0404</text:p>
          </table:table-cell>
          <table:table-cell table:number-columns-repeated="2"/>
          <table:table-cell table:style-name="ce1" office:value-type="float" office:value="-0.08081405">
            <text:p>-0,0808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402138935758796">
            <text:p>-0,4021</text:p>
          </table:table-cell>
          <table:table-cell/>
          <table:table-cell table:formula="oooc:=[.G490]*COS(RADIANS(60))" office:value-type="float" office:value="-0.01792695">
            <text:p>-0,0179</text:p>
          </table:table-cell>
          <table:table-cell table:number-columns-repeated="2"/>
          <table:table-cell table:style-name="ce1" office:value-type="float" office:value="-0.0358539">
            <text:p>-0,0359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416944920758796">
            <text:p>-0,4169</text:p>
          </table:table-cell>
          <table:table-cell/>
          <table:table-cell table:formula="oooc:=[.G491]*COS(RADIANS(60))" office:value-type="float" office:value="-0.032732935">
            <text:p>-0,0327</text:p>
          </table:table-cell>
          <table:table-cell table:number-columns-repeated="2"/>
          <table:table-cell table:style-name="ce1" office:value-type="float" office:value="-0.06546587">
            <text:p>-0,0655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426499745758796">
            <text:p>-0,4265</text:p>
          </table:table-cell>
          <table:table-cell/>
          <table:table-cell table:formula="oooc:=[.G492]*COS(RADIANS(60))" office:value-type="float" office:value="-0.04228776">
            <text:p>-0,0423</text:p>
          </table:table-cell>
          <table:table-cell table:number-columns-repeated="2"/>
          <table:table-cell table:style-name="ce1" office:value-type="float" office:value="-0.08457552">
            <text:p>-0,0846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416344550758796">
            <text:p>-0,4163</text:p>
          </table:table-cell>
          <table:table-cell/>
          <table:table-cell table:formula="oooc:=[.G493]*COS(RADIANS(60))" office:value-type="float" office:value="-0.032132565">
            <text:p>-0,0321</text:p>
          </table:table-cell>
          <table:table-cell table:number-columns-repeated="2"/>
          <table:table-cell table:style-name="ce1" office:value-type="float" office:value="-0.06426513">
            <text:p>-0,0643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419039145758796">
            <text:p>-0,419</text:p>
          </table:table-cell>
          <table:table-cell/>
          <table:table-cell table:formula="oooc:=[.G494]*COS(RADIANS(60))" office:value-type="float" office:value="-0.03482716">
            <text:p>-0,0348</text:p>
          </table:table-cell>
          <table:table-cell table:number-columns-repeated="2"/>
          <table:table-cell table:style-name="ce1" office:value-type="float" office:value="-0.06965432">
            <text:p>-0,069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425108420758796">
            <text:p>-0,4251</text:p>
          </table:table-cell>
          <table:table-cell/>
          <table:table-cell table:formula="oooc:=[.G495]*COS(RADIANS(60))" office:value-type="float" office:value="-0.040896435">
            <text:p>-0,0409</text:p>
          </table:table-cell>
          <table:table-cell table:number-columns-repeated="2"/>
          <table:table-cell table:style-name="ce1" office:value-type="float" office:value="-0.08179287">
            <text:p>-0,0818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412076745758796">
            <text:p>-0,4121</text:p>
          </table:table-cell>
          <table:table-cell/>
          <table:table-cell table:formula="oooc:=[.G496]*COS(RADIANS(60))" office:value-type="float" office:value="-0.02786476">
            <text:p>-0,0279</text:p>
          </table:table-cell>
          <table:table-cell table:number-columns-repeated="2"/>
          <table:table-cell table:style-name="ce1" office:value-type="float" office:value="-0.05572952">
            <text:p>-0,0557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3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3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13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>
            <draw:frame table:end-cell-address="Sheet1.J521" table:end-x="2.259cm" table:end-y="0.295cm" draw:z-index="5" svg:width="8.001cm" svg:height="7.013cm" svg:x="1.032cm" svg:y="0.055cm">
              <draw:object draw:notify-on-update-of-ranges="Sheet1.A506:Sheet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Sheet1.O521" table:end-x="0.975cm" table:end-y="0.253cm" draw:z-index="6" svg:width="7.999cm" svg:height="6.999cm" svg:x="2.007cm" svg:y="0.027cm">
              <draw:object draw:notify-on-update-of-ranges="Sheet1.A506:Sheet1.A602 Sheet1.C506:Sheet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855323832568792">
            <text:p>-0,0009</text:p>
          </table:table-cell>
          <table:table-cell table:formula="oooc:=[.$B$501]/2*(([.B301]-[.B201])*COS(RADIANS([.A507]))+([.B101]-[.B1])*SIN(RADIANS([.A507])))" office:value-type="float" office:value="-0.00592845223451832">
            <text:p>-0,0059</text:p>
          </table:table-cell>
          <table:table-cell table:formula="oooc:=-[.B401]*[.$B$502]" office:value-type="float" office:value="0.019437496">
            <text:p>0,0194</text:p>
          </table:table-cell>
          <table:table-cell table:formula="oooc:=([.B301]+[.B201])*SIN(RADIANS([.A507]))-([.B101]+[.B1])*COS(RADIANS([.A507]))" office:value-type="float" office:value="0.259439798201838">
            <text:p>0,2594</text:p>
          </table:table-cell>
          <table:table-cell table:formula="oooc:=-([.B301]+[.B201])*COS(RADIANS([.A507]))-([.B1]+[.B101])*SIN(RADIANS([.A507]))-[.B401]" office:value-type="float" office:value="0.298074666529005">
            <text:p>0,2981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852091731580464">
            <text:p>-0,0009</text:p>
          </table:table-cell>
          <table:table-cell table:formula="oooc:=[.$B$501]/2*(([.B302]-[.B202])*COS(RADIANS([.A508]))+([.B102]-[.B2])*SIN(RADIANS([.A508])))" office:value-type="float" office:value="-0.00582467510531097">
            <text:p>-0,0058</text:p>
          </table:table-cell>
          <table:table-cell table:formula="oooc:=-[.B402]*[.$B$502]" office:value-type="float" office:value="0.014333396">
            <text:p>0,0143</text:p>
          </table:table-cell>
          <table:table-cell table:formula="oooc:=([.B302]+[.B202])*SIN(RADIANS([.A508]))-([.B102]+[.B2])*COS(RADIANS([.A508]))" office:value-type="float" office:value="0.258873756179742">
            <text:p>0,2589</text:p>
          </table:table-cell>
          <table:table-cell table:formula="oooc:=-([.B302]+[.B202])*COS(RADIANS([.A508]))-([.B2]+[.B102])*SIN(RADIANS([.A508]))-[.B402]" office:value-type="float" office:value="0.232888381112189">
            <text:p>0,2329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76759881390477">
            <text:p>-0,0008</text:p>
          </table:table-cell>
          <table:table-cell table:formula="oooc:=[.$B$501]/2*(([.B303]-[.B203])*COS(RADIANS([.A509]))+([.B103]-[.B3])*SIN(RADIANS([.A509])))" office:value-type="float" office:value="-0.00578461062575758">
            <text:p>-0,0058</text:p>
          </table:table-cell>
          <table:table-cell table:formula="oooc:=-[.B403]*[.$B$502]" office:value-type="float" office:value="0.0174555944">
            <text:p>0,0175</text:p>
          </table:table-cell>
          <table:table-cell table:formula="oooc:=([.B303]+[.B203])*SIN(RADIANS([.A509]))-([.B103]+[.B3])*COS(RADIANS([.A509]))" office:value-type="float" office:value="0.257403270182156">
            <text:p>0,2574</text:p>
          </table:table-cell>
          <table:table-cell table:formula="oooc:=-([.B303]+[.B203])*COS(RADIANS([.A509]))-([.B3]+[.B103])*SIN(RADIANS([.A509]))-[.B403]" office:value-type="float" office:value="0.270548572562559">
            <text:p>0,270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700350410739954">
            <text:p>-0,0007</text:p>
          </table:table-cell>
          <table:table-cell table:formula="oooc:=[.$B$501]/2*(([.B304]-[.B204])*COS(RADIANS([.A510]))+([.B104]-[.B4])*SIN(RADIANS([.A510])))" office:value-type="float" office:value="-0.0058110314752161">
            <text:p>-0,0058</text:p>
          </table:table-cell>
          <table:table-cell table:formula="oooc:=-[.B404]*[.$B$502]" office:value-type="float" office:value="0.0121883136">
            <text:p>0,0122</text:p>
          </table:table-cell>
          <table:table-cell table:formula="oooc:=([.B304]+[.B204])*SIN(RADIANS([.A510]))-([.B104]+[.B4])*COS(RADIANS([.A510]))" office:value-type="float" office:value="0.254949830475149">
            <text:p>0,2549</text:p>
          </table:table-cell>
          <table:table-cell table:formula="oooc:=-([.B304]+[.B204])*COS(RADIANS([.A510]))-([.B4]+[.B104])*SIN(RADIANS([.A510]))-[.B404]" office:value-type="float" office:value="0.205829244955137">
            <text:p>0,205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753368440109725">
            <text:p>-0,0008</text:p>
          </table:table-cell>
          <table:table-cell table:formula="oooc:=[.$B$501]/2*(([.B305]-[.B205])*COS(RADIANS([.A511]))+([.B105]-[.B5])*SIN(RADIANS([.A511])))" office:value-type="float" office:value="-0.00583525125424351">
            <text:p>-0,0058</text:p>
          </table:table-cell>
          <table:table-cell table:formula="oooc:=-[.B405]*[.$B$502]" office:value-type="float" office:value="0.0136395912">
            <text:p>0,0136</text:p>
          </table:table-cell>
          <table:table-cell table:formula="oooc:=([.B305]+[.B205])*SIN(RADIANS([.A511]))-([.B105]+[.B5])*COS(RADIANS([.A511]))" office:value-type="float" office:value="0.256886914018179">
            <text:p>0,2569</text:p>
          </table:table-cell>
          <table:table-cell table:formula="oooc:=-([.B305]+[.B205])*COS(RADIANS([.A511]))-([.B5]+[.B105])*SIN(RADIANS([.A511]))-[.B405]" office:value-type="float" office:value="0.224010655878488">
            <text:p>0,224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602084275">
            <text:p>-0,0006</text:p>
          </table:table-cell>
          <table:table-cell table:formula="oooc:=[.$B$501]/2*(([.B306]-[.B206])*COS(RADIANS([.A512]))+([.B106]-[.B6])*SIN(RADIANS([.A512])))" office:value-type="float" office:value="-0.005778305">
            <text:p>-0,0058</text:p>
          </table:table-cell>
          <table:table-cell table:formula="oooc:=-[.B406]*[.$B$502]" office:value-type="float" office:value="0.018771036">
            <text:p>0,0188</text:p>
          </table:table-cell>
          <table:table-cell table:formula="oooc:=([.B306]+[.B206])*SIN(RADIANS([.A512]))-([.B106]+[.B6])*COS(RADIANS([.A512]))" office:value-type="float" office:value="0.25124611">
            <text:p>0,2512</text:p>
          </table:table-cell>
          <table:table-cell table:formula="oooc:=-([.B306]+[.B206])*COS(RADIANS([.A512]))-([.B6]+[.B106])*SIN(RADIANS([.A512]))-[.B406]" office:value-type="float" office:value="0.28852177">
            <text:p>0,288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-0.000361765992111027">
            <text:p>-0,0004</text:p>
          </table:table-cell>
          <table:table-cell table:formula="oooc:=[.$B$501]/2*(([.B307]-[.B207])*COS(RADIANS([.A513]))+([.B107]-[.B7])*SIN(RADIANS([.A513])))" office:value-type="float" office:value="-0.0057324626697009">
            <text:p>-0,0057</text:p>
          </table:table-cell>
          <table:table-cell table:formula="oooc:=-[.B407]*[.$B$502]" office:value-type="float" office:value="0.0169551416">
            <text:p>0,017</text:p>
          </table:table-cell>
          <table:table-cell table:formula="oooc:=([.B307]+[.B207])*SIN(RADIANS([.A513]))-([.B107]+[.B7])*COS(RADIANS([.A513]))" office:value-type="float" office:value="0.246567047792184">
            <text:p>0,2466</text:p>
          </table:table-cell>
          <table:table-cell table:formula="oooc:=-([.B307]+[.B207])*COS(RADIANS([.A513]))-([.B7]+[.B107])*SIN(RADIANS([.A513]))-[.B407]" office:value-type="float" office:value="0.264951762391473">
            <text:p>0,26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-0.000261811322486206">
            <text:p>-0,0003</text:p>
          </table:table-cell>
          <table:table-cell table:formula="oooc:=[.$B$501]/2*(([.B308]-[.B208])*COS(RADIANS([.A514]))+([.B108]-[.B8])*SIN(RADIANS([.A514])))" office:value-type="float" office:value="-0.00574270771899386">
            <text:p>-0,0057</text:p>
          </table:table-cell>
          <table:table-cell table:formula="oooc:=-[.B408]*[.$B$502]" office:value-type="float" office:value="0.0205281992">
            <text:p>0,0205</text:p>
          </table:table-cell>
          <table:table-cell table:formula="oooc:=([.B308]+[.B208])*SIN(RADIANS([.A514]))-([.B108]+[.B8])*COS(RADIANS([.A514]))" office:value-type="float" office:value="0.24874471208115">
            <text:p>0,2487</text:p>
          </table:table-cell>
          <table:table-cell table:formula="oooc:=-([.B308]+[.B208])*COS(RADIANS([.A514]))-([.B8]+[.B108])*SIN(RADIANS([.A514]))-[.B408]" office:value-type="float" office:value="0.307170740070675">
            <text:p>0,307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-0.000254041670258235">
            <text:p>-0,0003</text:p>
          </table:table-cell>
          <table:table-cell table:formula="oooc:=[.$B$501]/2*(([.B309]-[.B209])*COS(RADIANS([.A515]))+([.B109]-[.B9])*SIN(RADIANS([.A515])))" office:value-type="float" office:value="-0.00574016721092699">
            <text:p>-0,0057</text:p>
          </table:table-cell>
          <table:table-cell table:formula="oooc:=-[.B409]*[.$B$502]" office:value-type="float" office:value="0.019620884">
            <text:p>0,0196</text:p>
          </table:table-cell>
          <table:table-cell table:formula="oooc:=([.B309]+[.B209])*SIN(RADIANS([.A515]))-([.B109]+[.B9])*COS(RADIANS([.A515]))" office:value-type="float" office:value="0.252164121483795">
            <text:p>0,2522</text:p>
          </table:table-cell>
          <table:table-cell table:formula="oooc:=-([.B309]+[.B209])*COS(RADIANS([.A515]))-([.B9]+[.B109])*SIN(RADIANS([.A515]))-[.B409]" office:value-type="float" office:value="0.297408576801132">
            <text:p>0,297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377797941192467">
            <text:p>-0,0004</text:p>
          </table:table-cell>
          <table:table-cell table:formula="oooc:=[.$B$501]/2*(([.B310]-[.B210])*COS(RADIANS([.A516]))+([.B110]-[.B10])*SIN(RADIANS([.A516])))" office:value-type="float" office:value="-0.0056633438187384">
            <text:p>-0,0057</text:p>
          </table:table-cell>
          <table:table-cell table:formula="oooc:=-[.B410]*[.$B$502]" office:value-type="float" office:value="0.015681348">
            <text:p>0,0157</text:p>
          </table:table-cell>
          <table:table-cell table:formula="oooc:=([.B310]+[.B210])*SIN(RADIANS([.A516]))-([.B110]+[.B10])*COS(RADIANS([.A516]))" office:value-type="float" office:value="0.250670572538906">
            <text:p>0,2507</text:p>
          </table:table-cell>
          <table:table-cell table:formula="oooc:=-([.B310]+[.B210])*COS(RADIANS([.A516]))-([.B10]+[.B110])*SIN(RADIANS([.A516]))-[.B410]" office:value-type="float" office:value="0.248246674439007">
            <text:p>0,248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329242754253726">
            <text:p>-0,0003</text:p>
          </table:table-cell>
          <table:table-cell table:formula="oooc:=[.$B$501]/2*(([.B311]-[.B211])*COS(RADIANS([.A517]))+([.B111]-[.B11])*SIN(RADIANS([.A517])))" office:value-type="float" office:value="-0.0056312567101136">
            <text:p>-0,0056</text:p>
          </table:table-cell>
          <table:table-cell table:formula="oooc:=-[.B411]*[.$B$502]" office:value-type="float" office:value="0.0166130064">
            <text:p>0,0166</text:p>
          </table:table-cell>
          <table:table-cell table:formula="oooc:=([.B311]+[.B211])*SIN(RADIANS([.A517]))-([.B111]+[.B11])*COS(RADIANS([.A517]))" office:value-type="float" office:value="0.25160489936405">
            <text:p>0,2516</text:p>
          </table:table-cell>
          <table:table-cell table:formula="oooc:=-([.B311]+[.B211])*COS(RADIANS([.A517]))-([.B11]+[.B111])*SIN(RADIANS([.A517]))-[.B411]" office:value-type="float" office:value="0.258305292694278">
            <text:p>0,258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216402573690838">
            <text:p>-0,0002</text:p>
          </table:table-cell>
          <table:table-cell table:formula="oooc:=[.$B$501]/2*(([.B312]-[.B212])*COS(RADIANS([.A518]))+([.B112]-[.B12])*SIN(RADIANS([.A518])))" office:value-type="float" office:value="-0.00564438889949854">
            <text:p>-0,0056</text:p>
          </table:table-cell>
          <table:table-cell table:formula="oooc:=-[.B412]*[.$B$502]" office:value-type="float" office:value="0.01666844">
            <text:p>0,0167</text:p>
          </table:table-cell>
          <table:table-cell table:formula="oooc:=([.B312]+[.B212])*SIN(RADIANS([.A518]))-([.B112]+[.B12])*COS(RADIANS([.A518]))" office:value-type="float" office:value="0.251198928522681">
            <text:p>0,2512</text:p>
          </table:table-cell>
          <table:table-cell table:formula="oooc:=-([.B312]+[.B212])*COS(RADIANS([.A518]))-([.B12]+[.B112])*SIN(RADIANS([.A518]))-[.B412]" office:value-type="float" office:value="0.257963284607585">
            <text:p>0,25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0830627824137899">
            <text:p>0,0001</text:p>
          </table:table-cell>
          <table:table-cell table:formula="oooc:=[.$B$501]/2*(([.B313]-[.B213])*COS(RADIANS([.A519]))+([.B113]-[.B13])*SIN(RADIANS([.A519])))" office:value-type="float" office:value="-0.00567295195537561">
            <text:p>-0,0057</text:p>
          </table:table-cell>
          <table:table-cell table:formula="oooc:=-[.B413]*[.$B$502]" office:value-type="float" office:value="0.016846824">
            <text:p>0,0168</text:p>
          </table:table-cell>
          <table:table-cell table:formula="oooc:=([.B313]+[.B213])*SIN(RADIANS([.A519]))-([.B113]+[.B13])*COS(RADIANS([.A519]))" office:value-type="float" office:value="0.252193030694775">
            <text:p>0,2522</text:p>
          </table:table-cell>
          <table:table-cell table:formula="oooc:=-([.B313]+[.B213])*COS(RADIANS([.A519]))-([.B13]+[.B113])*SIN(RADIANS([.A519]))-[.B413]" office:value-type="float" office:value="0.258828506608523">
            <text:p>0,258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364556513444022">
            <text:p>0,0004</text:p>
          </table:table-cell>
          <table:table-cell table:formula="oooc:=[.$B$501]/2*(([.B314]-[.B214])*COS(RADIANS([.A520]))+([.B114]-[.B14])*SIN(RADIANS([.A520])))" office:value-type="float" office:value="-0.0055161643678897">
            <text:p>-0,0055</text:p>
          </table:table-cell>
          <table:table-cell table:formula="oooc:=-[.B414]*[.$B$502]" office:value-type="float" office:value="0.0152245288">
            <text:p>0,0152</text:p>
          </table:table-cell>
          <table:table-cell table:formula="oooc:=([.B314]+[.B214])*SIN(RADIANS([.A520]))-([.B114]+[.B14])*COS(RADIANS([.A520]))" office:value-type="float" office:value="0.250157014605246">
            <text:p>0,2502</text:p>
          </table:table-cell>
          <table:table-cell table:formula="oooc:=-([.B314]+[.B214])*COS(RADIANS([.A520]))-([.B14]+[.B114])*SIN(RADIANS([.A520]))-[.B414]" office:value-type="float" office:value="0.23790852602404">
            <text:p>0,237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32492535612936">
            <text:p>0,0003</text:p>
          </table:table-cell>
          <table:table-cell table:formula="oooc:=[.$B$501]/2*(([.B315]-[.B215])*COS(RADIANS([.A521]))+([.B115]-[.B15])*SIN(RADIANS([.A521])))" office:value-type="float" office:value="-0.00545770533346179">
            <text:p>-0,0055</text:p>
          </table:table-cell>
          <table:table-cell table:formula="oooc:=-[.B415]*[.$B$502]" office:value-type="float" office:value="0.014607268">
            <text:p>0,0146</text:p>
          </table:table-cell>
          <table:table-cell table:formula="oooc:=([.B315]+[.B215])*SIN(RADIANS([.A521]))-([.B115]+[.B15])*COS(RADIANS([.A521]))" office:value-type="float" office:value="0.250786678205772">
            <text:p>0,2508</text:p>
          </table:table-cell>
          <table:table-cell table:formula="oooc:=-([.B315]+[.B215])*COS(RADIANS([.A521]))-([.B15]+[.B115])*SIN(RADIANS([.A521]))-[.B415]" office:value-type="float" office:value="0.230373938960936">
            <text:p>0,23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112170329568867">
            <text:p>0,0001</text:p>
          </table:table-cell>
          <table:table-cell table:formula="oooc:=[.$B$501]/2*(([.B316]-[.B216])*COS(RADIANS([.A522]))+([.B116]-[.B16])*SIN(RADIANS([.A522])))" office:value-type="float" office:value="-0.00536697693753068">
            <text:p>-0,0054</text:p>
          </table:table-cell>
          <table:table-cell table:formula="oooc:=-[.B416]*[.$B$502]" office:value-type="float" office:value="0.0145571">
            <text:p>0,0146</text:p>
          </table:table-cell>
          <table:table-cell table:formula="oooc:=([.B316]+[.B216])*SIN(RADIANS([.A522]))-([.B116]+[.B16])*COS(RADIANS([.A522]))" office:value-type="float" office:value="0.25152481289451">
            <text:p>0,2515</text:p>
          </table:table-cell>
          <table:table-cell table:formula="oooc:=-([.B316]+[.B216])*COS(RADIANS([.A522]))-([.B16]+[.B116])*SIN(RADIANS([.A522]))-[.B416]" office:value-type="float" office:value="0.227531197311304">
            <text:p>0,227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0236931588798168">
            <text:p>0</text:p>
          </table:table-cell>
          <table:table-cell table:formula="oooc:=[.$B$501]/2*(([.B317]-[.B217])*COS(RADIANS([.A523]))+([.B117]-[.B17])*SIN(RADIANS([.A523])))" office:value-type="float" office:value="-0.00544568784155738">
            <text:p>-0,0054</text:p>
          </table:table-cell>
          <table:table-cell table:formula="oooc:=-[.B417]*[.$B$502]" office:value-type="float" office:value="0.0148115488">
            <text:p>0,0148</text:p>
          </table:table-cell>
          <table:table-cell table:formula="oooc:=([.B317]+[.B217])*SIN(RADIANS([.A523]))-([.B117]+[.B17])*COS(RADIANS([.A523]))" office:value-type="float" office:value="0.250168630788759">
            <text:p>0,2502</text:p>
          </table:table-cell>
          <table:table-cell table:formula="oooc:=-([.B317]+[.B217])*COS(RADIANS([.A523]))-([.B17]+[.B117])*SIN(RADIANS([.A523]))-[.B417]" office:value-type="float" office:value="0.229548249633984">
            <text:p>0,2295</text:p>
          </table:table-cell>
          <table:table-cell>
            <draw:frame table:end-cell-address="Sheet1.J538" table:end-x="1.922cm" table:end-y="0.226cm" draw:z-index="7" svg:width="7.999cm" svg:height="6.999cm" svg:x="0.697cm" svg:y="0.001cm">
              <draw:object draw:notify-on-update-of-ranges="Sheet1.A506:Sheet1.A602 Sheet1.D506:Sheet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-0.0000237003822302432">
            <text:p>0</text:p>
          </table:table-cell>
          <table:table-cell table:formula="oooc:=[.$B$501]/2*(([.B318]-[.B218])*COS(RADIANS([.A524]))+([.B118]-[.B18])*SIN(RADIANS([.A524])))" office:value-type="float" office:value="-0.00546533394801254">
            <text:p>-0,0055</text:p>
          </table:table-cell>
          <table:table-cell table:formula="oooc:=-[.B418]*[.$B$502]" office:value-type="float" office:value="0.014841232">
            <text:p>0,0148</text:p>
          </table:table-cell>
          <table:table-cell table:formula="oooc:=([.B318]+[.B218])*SIN(RADIANS([.A524]))-([.B118]+[.B18])*COS(RADIANS([.A524]))" office:value-type="float" office:value="0.249275432079927">
            <text:p>0,2493</text:p>
          </table:table-cell>
          <table:table-cell table:formula="oooc:=-([.B318]+[.B218])*COS(RADIANS([.A524]))-([.B18]+[.B118])*SIN(RADIANS([.A524]))-[.B418]" office:value-type="float" office:value="0.229071941498546">
            <text:p>0,229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187678735938193">
            <text:p>-0,0002</text:p>
          </table:table-cell>
          <table:table-cell table:formula="oooc:=[.$B$501]/2*(([.B319]-[.B219])*COS(RADIANS([.A525]))+([.B119]-[.B19])*SIN(RADIANS([.A525])))" office:value-type="float" office:value="-0.00544345422459365">
            <text:p>-0,0054</text:p>
          </table:table-cell>
          <table:table-cell table:formula="oooc:=-[.B419]*[.$B$502]" office:value-type="float" office:value="0.0150411872">
            <text:p>0,015</text:p>
          </table:table-cell>
          <table:table-cell table:formula="oooc:=([.B319]+[.B219])*SIN(RADIANS([.A525]))-([.B119]+[.B19])*COS(RADIANS([.A525]))" office:value-type="float" office:value="0.250544428660468">
            <text:p>0,2505</text:p>
          </table:table-cell>
          <table:table-cell table:formula="oooc:=-([.B319]+[.B219])*COS(RADIANS([.A525]))-([.B19]+[.B119])*SIN(RADIANS([.A525]))-[.B419]" office:value-type="float" office:value="0.229414062785077">
            <text:p>0,2294</text:p>
          </table:table-cell>
          <table:table-cell>
            <draw:frame table:end-cell-address="Sheet1.O557" table:end-x="2.259cm" table:end-y="0.401cm" draw:z-index="8" svg:width="20.155cm" svg:height="14.559cm" svg:x="0.168cm" svg:y="0.293cm">
              <draw:object draw:notify-on-update-of-ranges="Sheet1.A506:Sheet1.A602 Sheet1.E506:Sheet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302396005922748">
            <text:p>-0,0003</text:p>
          </table:table-cell>
          <table:table-cell table:formula="oooc:=[.$B$501]/2*(([.B320]-[.B220])*COS(RADIANS([.A526]))+([.B120]-[.B20])*SIN(RADIANS([.A526])))" office:value-type="float" office:value="-0.0054915782794139">
            <text:p>-0,0055</text:p>
          </table:table-cell>
          <table:table-cell table:formula="oooc:=-[.B420]*[.$B$502]" office:value-type="float" office:value="0.0151423144">
            <text:p>0,0151</text:p>
          </table:table-cell>
          <table:table-cell table:formula="oooc:=([.B320]+[.B220])*SIN(RADIANS([.A526]))-([.B120]+[.B20])*COS(RADIANS([.A526]))" office:value-type="float" office:value="0.251116097538438">
            <text:p>0,2511</text:p>
          </table:table-cell>
          <table:table-cell table:formula="oooc:=-([.B320]+[.B220])*COS(RADIANS([.A526]))-([.B20]+[.B120])*SIN(RADIANS([.A526]))-[.B420]" office:value-type="float" office:value="0.229287188596666">
            <text:p>0,229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  <draw:frame table:end-cell-address="Sheet1.H557" table:end-x="2.065cm" table:end-y="0.427cm" draw:z-index="9" svg:width="16.503cm" svg:height="13.975cm" svg:x="1.367cm" svg:y="-0.001cm">
              <draw:object draw:notify-on-update-of-ranges="Sheet1.A506:Sheet1.A602 Sheet1.F506:Sheet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formula="oooc:=[.$B$501]/2*(([.B321]-[.B221])*SIN(RADIANS([.A527]))+([.B21]-[.B121])*COS(RADIANS([.A527])))" office:value-type="float" office:value="-0.000333370679617733">
            <text:p>-0,0003</text:p>
          </table:table-cell>
          <table:table-cell table:formula="oooc:=[.$B$501]/2*(([.B321]-[.B221])*COS(RADIANS([.A527]))+([.B121]-[.B21])*SIN(RADIANS([.A527])))" office:value-type="float" office:value="-0.00543112659508308">
            <text:p>-0,0054</text:p>
          </table:table-cell>
          <table:table-cell table:formula="oooc:=-[.B421]*[.$B$502]" office:value-type="float" office:value="0.0152254912">
            <text:p>0,0152</text:p>
          </table:table-cell>
          <table:table-cell table:formula="oooc:=([.B321]+[.B221])*SIN(RADIANS([.A527]))-([.B121]+[.B21])*COS(RADIANS([.A527]))" office:value-type="float" office:value="0.251446201316253">
            <text:p>0,2514</text:p>
          </table:table-cell>
          <table:table-cell table:formula="oooc:=-([.B321]+[.B221])*COS(RADIANS([.A527]))-([.B21]+[.B121])*SIN(RADIANS([.A527]))-[.B421]" office:value-type="float" office:value="0.228505397942934">
            <text:p>0,228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397631560640589">
            <text:p>-0,0004</text:p>
          </table:table-cell>
          <table:table-cell table:formula="oooc:=[.$B$501]/2*(([.B322]-[.B222])*COS(RADIANS([.A528]))+([.B122]-[.B22])*SIN(RADIANS([.A528])))" office:value-type="float" office:value="-0.00542666199545557">
            <text:p>-0,0054</text:p>
          </table:table-cell>
          <table:table-cell table:formula="oooc:=-[.B422]*[.$B$502]" office:value-type="float" office:value="0.0152354928">
            <text:p>0,0152</text:p>
          </table:table-cell>
          <table:table-cell table:formula="oooc:=([.B322]+[.B222])*SIN(RADIANS([.A528]))-([.B122]+[.B22])*COS(RADIANS([.A528]))" office:value-type="float" office:value="0.251285340742389">
            <text:p>0,2513</text:p>
          </table:table-cell>
          <table:table-cell table:formula="oooc:=-([.B322]+[.B222])*COS(RADIANS([.A528]))-([.B22]+[.B122])*SIN(RADIANS([.A528]))-[.B422]" office:value-type="float" office:value="0.227794900592977">
            <text:p>0,227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611896979248099">
            <text:p>-0,0006</text:p>
          </table:table-cell>
          <table:table-cell table:formula="oooc:=[.$B$501]/2*(([.B323]-[.B223])*COS(RADIANS([.A529]))+([.B123]-[.B23])*SIN(RADIANS([.A529])))" office:value-type="float" office:value="-0.00541660945923682">
            <text:p>-0,0054</text:p>
          </table:table-cell>
          <table:table-cell table:formula="oooc:=-[.B423]*[.$B$502]" office:value-type="float" office:value="0.0152022456">
            <text:p>0,0152</text:p>
          </table:table-cell>
          <table:table-cell table:formula="oooc:=([.B323]+[.B223])*SIN(RADIANS([.A529]))-([.B123]+[.B23])*COS(RADIANS([.A529]))" office:value-type="float" office:value="0.252368104364068">
            <text:p>0,2524</text:p>
          </table:table-cell>
          <table:table-cell table:formula="oooc:=-([.B323]+[.B223])*COS(RADIANS([.A529]))-([.B23]+[.B123])*SIN(RADIANS([.A529]))-[.B423]" office:value-type="float" office:value="0.22785054517335">
            <text:p>0,227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651094841010824">
            <text:p>-0,0007</text:p>
          </table:table-cell>
          <table:table-cell table:formula="oooc:=[.$B$501]/2*(([.B324]-[.B224])*COS(RADIANS([.A530]))+([.B124]-[.B24])*SIN(RADIANS([.A530])))" office:value-type="float" office:value="-0.00541631608208145">
            <text:p>-0,0054</text:p>
          </table:table-cell>
          <table:table-cell table:formula="oooc:=-[.B424]*[.$B$502]" office:value-type="float" office:value="0.0153242536">
            <text:p>0,0153</text:p>
          </table:table-cell>
          <table:table-cell table:formula="oooc:=([.B324]+[.B224])*SIN(RADIANS([.A530]))-([.B124]+[.B24])*COS(RADIANS([.A530]))" office:value-type="float" office:value="0.252440637597996">
            <text:p>0,2524</text:p>
          </table:table-cell>
          <table:table-cell table:formula="oooc:=-([.B324]+[.B224])*COS(RADIANS([.A530]))-([.B24]+[.B124])*SIN(RADIANS([.A530]))-[.B424]" office:value-type="float" office:value="0.228070050430952">
            <text:p>0,2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635849056008976">
            <text:p>-0,0006</text:p>
          </table:table-cell>
          <table:table-cell table:formula="oooc:=[.$B$501]/2*(([.B325]-[.B225])*COS(RADIANS([.A531]))+([.B125]-[.B25])*SIN(RADIANS([.A531])))" office:value-type="float" office:value="-0.0053437771628328">
            <text:p>-0,0053</text:p>
          </table:table-cell>
          <table:table-cell table:formula="oooc:=-[.B425]*[.$B$502]" office:value-type="float" office:value="0.0154490312">
            <text:p>0,0154</text:p>
          </table:table-cell>
          <table:table-cell table:formula="oooc:=([.B325]+[.B225])*SIN(RADIANS([.A531]))-([.B125]+[.B25])*COS(RADIANS([.A531]))" office:value-type="float" office:value="0.252233331660347">
            <text:p>0,2522</text:p>
          </table:table-cell>
          <table:table-cell table:formula="oooc:=-([.B325]+[.B225])*COS(RADIANS([.A531]))-([.B25]+[.B125])*SIN(RADIANS([.A531]))-[.B425]" office:value-type="float" office:value="0.226740225413358">
            <text:p>0,226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794877369652855">
            <text:p>-0,0008</text:p>
          </table:table-cell>
          <table:table-cell table:formula="oooc:=[.$B$501]/2*(([.B326]-[.B226])*COS(RADIANS([.A532]))+([.B126]-[.B26])*SIN(RADIANS([.A532])))" office:value-type="float" office:value="-0.00537549142812291">
            <text:p>-0,0054</text:p>
          </table:table-cell>
          <table:table-cell table:formula="oooc:=-[.B426]*[.$B$502]" office:value-type="float" office:value="0.0155107208">
            <text:p>0,0155</text:p>
          </table:table-cell>
          <table:table-cell table:formula="oooc:=([.B326]+[.B226])*SIN(RADIANS([.A532]))-([.B126]+[.B26])*COS(RADIANS([.A532]))" office:value-type="float" office:value="0.254954668634967">
            <text:p>0,255</text:p>
          </table:table-cell>
          <table:table-cell table:formula="oooc:=-([.B326]+[.B226])*COS(RADIANS([.A532]))-([.B26]+[.B126])*SIN(RADIANS([.A532]))-[.B426]" office:value-type="float" office:value="0.227074216689072">
            <text:p>0,227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7009443601344">
            <text:p>-0,0007</text:p>
          </table:table-cell>
          <table:table-cell table:formula="oooc:=[.$B$501]/2*(([.B327]-[.B227])*COS(RADIANS([.A533]))+([.B127]-[.B27])*SIN(RADIANS([.A533])))" office:value-type="float" office:value="-0.0053587528882583">
            <text:p>-0,0054</text:p>
          </table:table-cell>
          <table:table-cell table:formula="oooc:=-[.B427]*[.$B$502]" office:value-type="float" office:value="0.0155223184">
            <text:p>0,0155</text:p>
          </table:table-cell>
          <table:table-cell table:formula="oooc:=([.B327]+[.B227])*SIN(RADIANS([.A533]))-([.B127]+[.B27])*COS(RADIANS([.A533]))" office:value-type="float" office:value="0.254606389308133">
            <text:p>0,2546</text:p>
          </table:table-cell>
          <table:table-cell table:formula="oooc:=-([.B327]+[.B227])*COS(RADIANS([.A533]))-([.B27]+[.B127])*SIN(RADIANS([.A533]))-[.B427]" office:value-type="float" office:value="0.22465236162418">
            <text:p>0,224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785862419889769">
            <text:p>-0,0008</text:p>
          </table:table-cell>
          <table:table-cell table:formula="oooc:=[.$B$501]/2*(([.B328]-[.B228])*COS(RADIANS([.A534]))+([.B128]-[.B28])*SIN(RADIANS([.A534])))" office:value-type="float" office:value="-0.00535618508295949">
            <text:p>-0,0054</text:p>
          </table:table-cell>
          <table:table-cell table:formula="oooc:=-[.B428]*[.$B$502]" office:value-type="float" office:value="0.015576536">
            <text:p>0,0156</text:p>
          </table:table-cell>
          <table:table-cell table:formula="oooc:=([.B328]+[.B228])*SIN(RADIANS([.A534]))-([.B128]+[.B28])*COS(RADIANS([.A534]))" office:value-type="float" office:value="0.254757763414765">
            <text:p>0,2548</text:p>
          </table:table-cell>
          <table:table-cell table:formula="oooc:=-([.B328]+[.B228])*COS(RADIANS([.A534]))-([.B28]+[.B128])*SIN(RADIANS([.A534]))-[.B428]" office:value-type="float" office:value="0.222105136430854">
            <text:p>0,222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754082206887056">
            <text:p>-0,0008</text:p>
          </table:table-cell>
          <table:table-cell table:formula="oooc:=[.$B$501]/2*(([.B329]-[.B229])*COS(RADIANS([.A535]))+([.B129]-[.B29])*SIN(RADIANS([.A535])))" office:value-type="float" office:value="-0.00533214147640878">
            <text:p>-0,0053</text:p>
          </table:table-cell>
          <table:table-cell table:formula="oooc:=-[.B429]*[.$B$502]" office:value-type="float" office:value="0.0155082344">
            <text:p>0,0155</text:p>
          </table:table-cell>
          <table:table-cell table:formula="oooc:=([.B329]+[.B229])*SIN(RADIANS([.A535]))-([.B129]+[.B29])*COS(RADIANS([.A535]))" office:value-type="float" office:value="0.254804816907745">
            <text:p>0,2548</text:p>
          </table:table-cell>
          <table:table-cell table:formula="oooc:=-([.B329]+[.B229])*COS(RADIANS([.A535]))-([.B29]+[.B129])*SIN(RADIANS([.A535]))-[.B429]" office:value-type="float" office:value="0.219652613256198">
            <text:p>0,219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825119156202091">
            <text:p>-0,0008</text:p>
          </table:table-cell>
          <table:table-cell table:formula="oooc:=[.$B$501]/2*(([.B330]-[.B230])*COS(RADIANS([.A536]))+([.B130]-[.B30])*SIN(RADIANS([.A536])))" office:value-type="float" office:value="-0.00526088678900647">
            <text:p>-0,0053</text:p>
          </table:table-cell>
          <table:table-cell table:formula="oooc:=-[.B430]*[.$B$502]" office:value-type="float" office:value="0.0157314704">
            <text:p>0,0157</text:p>
          </table:table-cell>
          <table:table-cell table:formula="oooc:=([.B330]+[.B230])*SIN(RADIANS([.A536]))-([.B130]+[.B30])*COS(RADIANS([.A536]))" office:value-type="float" office:value="0.2537109869712">
            <text:p>0,2537</text:p>
          </table:table-cell>
          <table:table-cell table:formula="oooc:=-([.B330]+[.B230])*COS(RADIANS([.A536]))-([.B30]+[.B130])*SIN(RADIANS([.A536]))-[.B430]" office:value-type="float" office:value="0.220141066921357">
            <text:p>0,22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888059069062393">
            <text:p>-0,0009</text:p>
          </table:table-cell>
          <table:table-cell table:formula="oooc:=[.$B$501]/2*(([.B331]-[.B231])*COS(RADIANS([.A537]))+([.B131]-[.B31])*SIN(RADIANS([.A537])))" office:value-type="float" office:value="-0.005207737274709">
            <text:p>-0,0052</text:p>
          </table:table-cell>
          <table:table-cell table:formula="oooc:=-[.B431]*[.$B$502]" office:value-type="float" office:value="0.015799284">
            <text:p>0,0158</text:p>
          </table:table-cell>
          <table:table-cell table:formula="oooc:=([.B331]+[.B231])*SIN(RADIANS([.A537]))-([.B131]+[.B31])*COS(RADIANS([.A537]))" office:value-type="float" office:value="0.253621800450138">
            <text:p>0,2536</text:p>
          </table:table-cell>
          <table:table-cell table:formula="oooc:=-([.B331]+[.B231])*COS(RADIANS([.A537]))-([.B31]+[.B131])*SIN(RADIANS([.A537]))-[.B431]" office:value-type="float" office:value="0.221058269383187">
            <text:p>0,221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971507426214601">
            <text:p>-0,001</text:p>
          </table:table-cell>
          <table:table-cell table:formula="oooc:=[.$B$501]/2*(([.B332]-[.B232])*COS(RADIANS([.A538]))+([.B132]-[.B32])*SIN(RADIANS([.A538])))" office:value-type="float" office:value="-0.00524235287255993">
            <text:p>-0,0052</text:p>
          </table:table-cell>
          <table:table-cell table:formula="oooc:=-[.B432]*[.$B$502]" office:value-type="float" office:value="0.0159337208">
            <text:p>0,0159</text:p>
          </table:table-cell>
          <table:table-cell table:formula="oooc:=([.B332]+[.B232])*SIN(RADIANS([.A538]))-([.B132]+[.B32])*COS(RADIANS([.A538]))" office:value-type="float" office:value="0.256963819232678">
            <text:p>0,257</text:p>
          </table:table-cell>
          <table:table-cell table:formula="oooc:=-([.B332]+[.B232])*COS(RADIANS([.A538]))-([.B32]+[.B132])*SIN(RADIANS([.A538]))-[.B432]" office:value-type="float" office:value="0.220698860119862">
            <text:p>0,2207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117788410302515">
            <text:p>-0,0012</text:p>
          </table:table-cell>
          <table:table-cell table:formula="oooc:=[.$B$501]/2*(([.B333]-[.B233])*COS(RADIANS([.A539]))+([.B133]-[.B33])*SIN(RADIANS([.A539])))" office:value-type="float" office:value="-0.00520809669341019">
            <text:p>-0,0052</text:p>
          </table:table-cell>
          <table:table-cell table:formula="oooc:=-[.B433]*[.$B$502]" office:value-type="float" office:value="0.0159428376">
            <text:p>0,0159</text:p>
          </table:table-cell>
          <table:table-cell table:formula="oooc:=([.B333]+[.B233])*SIN(RADIANS([.A539]))-([.B133]+[.B33])*COS(RADIANS([.A539]))" office:value-type="float" office:value="0.256343574883029">
            <text:p>0,2563</text:p>
          </table:table-cell>
          <table:table-cell table:formula="oooc:=-([.B333]+[.B233])*COS(RADIANS([.A539]))-([.B33]+[.B133])*SIN(RADIANS([.A539]))-[.B433]" office:value-type="float" office:value="0.220475345891612">
            <text:p>0,220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135940592986347">
            <text:p>-0,0014</text:p>
          </table:table-cell>
          <table:table-cell table:formula="oooc:=[.$B$501]/2*(([.B334]-[.B234])*COS(RADIANS([.A540]))+([.B134]-[.B34])*SIN(RADIANS([.A540])))" office:value-type="float" office:value="-0.00520657317130384">
            <text:p>-0,0052</text:p>
          </table:table-cell>
          <table:table-cell table:formula="oooc:=-[.B434]*[.$B$502]" office:value-type="float" office:value="0.0159611328">
            <text:p>0,016</text:p>
          </table:table-cell>
          <table:table-cell table:formula="oooc:=([.B334]+[.B234])*SIN(RADIANS([.A540]))-([.B134]+[.B34])*COS(RADIANS([.A540]))" office:value-type="float" office:value="0.255980017231273">
            <text:p>0,256</text:p>
          </table:table-cell>
          <table:table-cell table:formula="oooc:=-([.B334]+[.B234])*COS(RADIANS([.A540]))-([.B34]+[.B134])*SIN(RADIANS([.A540]))-[.B434]" office:value-type="float" office:value="0.218903406734444">
            <text:p>0,218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142188775533795">
            <text:p>-0,0014</text:p>
          </table:table-cell>
          <table:table-cell table:formula="oooc:=[.$B$501]/2*(([.B335]-[.B235])*COS(RADIANS([.A541]))+([.B135]-[.B35])*SIN(RADIANS([.A541])))" office:value-type="float" office:value="-0.00522051161211026">
            <text:p>-0,0052</text:p>
          </table:table-cell>
          <table:table-cell table:formula="oooc:=-[.B435]*[.$B$502]" office:value-type="float" office:value="0.016270184">
            <text:p>0,0163</text:p>
          </table:table-cell>
          <table:table-cell table:formula="oooc:=([.B335]+[.B235])*SIN(RADIANS([.A541]))-([.B135]+[.B35])*COS(RADIANS([.A541]))" office:value-type="float" office:value="0.258616865070493">
            <text:p>0,2586</text:p>
          </table:table-cell>
          <table:table-cell table:formula="oooc:=-([.B335]+[.B235])*COS(RADIANS([.A541]))-([.B35]+[.B135])*SIN(RADIANS([.A541]))-[.B435]" office:value-type="float" office:value="0.221286254047416">
            <text:p>0,2213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160478280996588">
            <text:p>-0,0016</text:p>
          </table:table-cell>
          <table:table-cell table:formula="oooc:=[.$B$501]/2*(([.B336]-[.B236])*COS(RADIANS([.A542]))+([.B136]-[.B36])*SIN(RADIANS([.A542])))" office:value-type="float" office:value="-0.00521175291197406">
            <text:p>-0,0052</text:p>
          </table:table-cell>
          <table:table-cell table:formula="oooc:=-[.B436]*[.$B$502]" office:value-type="float" office:value="0.0175950472">
            <text:p>0,0176</text:p>
          </table:table-cell>
          <table:table-cell table:formula="oooc:=([.B336]+[.B236])*SIN(RADIANS([.A542]))-([.B136]+[.B36])*COS(RADIANS([.A542]))" office:value-type="float" office:value="0.267265243652265">
            <text:p>0,2673</text:p>
          </table:table-cell>
          <table:table-cell table:formula="oooc:=-([.B336]+[.B236])*COS(RADIANS([.A542]))-([.B36]+[.B136])*SIN(RADIANS([.A542]))-[.B436]" office:value-type="float" office:value="0.236747448897001">
            <text:p>0,2367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121956416625793">
            <text:p>-0,0012</text:p>
          </table:table-cell>
          <table:table-cell table:formula="oooc:=[.$B$501]/2*(([.B337]-[.B237])*COS(RADIANS([.A543]))+([.B137]-[.B37])*SIN(RADIANS([.A543])))" office:value-type="float" office:value="-0.00495231119538059">
            <text:p>-0,005</text:p>
          </table:table-cell>
          <table:table-cell table:formula="oooc:=-[.B437]*[.$B$502]" office:value-type="float" office:value="0.0171196512148466">
            <text:p>0,0171</text:p>
          </table:table-cell>
          <table:table-cell table:formula="oooc:=([.B337]+[.B237])*SIN(RADIANS([.A543]))-([.B137]+[.B37])*COS(RADIANS([.A543]))" office:value-type="float" office:value="0.253074569811893">
            <text:p>0,2531</text:p>
          </table:table-cell>
          <table:table-cell table:formula="oooc:=-([.B337]+[.B237])*COS(RADIANS([.A543]))-([.B37]+[.B137])*SIN(RADIANS([.A543]))-[.B437]" office:value-type="float" office:value="0.233123573823715">
            <text:p>0,233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133875131352761">
            <text:p>-0,0013</text:p>
          </table:table-cell>
          <table:table-cell table:formula="oooc:=[.$B$501]/2*(([.B338]-[.B238])*COS(RADIANS([.A544]))+([.B138]-[.B38])*SIN(RADIANS([.A544])))" office:value-type="float" office:value="-0.00480540093470421">
            <text:p>-0,0048</text:p>
          </table:table-cell>
          <table:table-cell table:formula="oooc:=-[.B438]*[.$B$502]" office:value-type="float" office:value="0.0212754388607037">
            <text:p>0,0213</text:p>
          </table:table-cell>
          <table:table-cell table:formula="oooc:=([.B338]+[.B238])*SIN(RADIANS([.A544]))-([.B138]+[.B38])*COS(RADIANS([.A544]))" office:value-type="float" office:value="0.269592742401566">
            <text:p>0,2696</text:p>
          </table:table-cell>
          <table:table-cell table:formula="oooc:=-([.B338]+[.B238])*COS(RADIANS([.A544]))-([.B38]+[.B138])*SIN(RADIANS([.A544]))-[.B438]" office:value-type="float" office:value="0.277274557328385">
            <text:p>0,2773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167182577819073">
            <text:p>-0,0017</text:p>
          </table:table-cell>
          <table:table-cell table:formula="oooc:=[.$B$501]/2*(([.B339]-[.B239])*COS(RADIANS([.A545]))+([.B139]-[.B39])*SIN(RADIANS([.A545])))" office:value-type="float" office:value="-0.00484736766953947">
            <text:p>-0,0048</text:p>
          </table:table-cell>
          <table:table-cell table:formula="oooc:=-[.B439]*[.$B$502]" office:value-type="float" office:value="0.0223189476607037">
            <text:p>0,0223</text:p>
          </table:table-cell>
          <table:table-cell table:formula="oooc:=([.B339]+[.B239])*SIN(RADIANS([.A545]))-([.B139]+[.B39])*COS(RADIANS([.A545]))" office:value-type="float" office:value="0.280703100609565">
            <text:p>0,2807</text:p>
          </table:table-cell>
          <table:table-cell table:formula="oooc:=-([.B339]+[.B239])*COS(RADIANS([.A545]))-([.B39]+[.B139])*SIN(RADIANS([.A545]))-[.B439]" office:value-type="float" office:value="0.284991081550754">
            <text:p>0,285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153863005114825">
            <text:p>-0,0015</text:p>
          </table:table-cell>
          <table:table-cell table:formula="oooc:=[.$B$501]/2*(([.B340]-[.B240])*COS(RADIANS([.A546]))+([.B140]-[.B40])*SIN(RADIANS([.A546])))" office:value-type="float" office:value="-0.00481412130940072">
            <text:p>-0,0048</text:p>
          </table:table-cell>
          <table:table-cell table:formula="oooc:=-[.B440]*[.$B$502]" office:value-type="float" office:value="0.0220902268607037">
            <text:p>0,0221</text:p>
          </table:table-cell>
          <table:table-cell table:formula="oooc:=([.B340]+[.B240])*SIN(RADIANS([.A546]))-([.B140]+[.B40])*COS(RADIANS([.A546]))" office:value-type="float" office:value="0.27754392004717">
            <text:p>0,2775</text:p>
          </table:table-cell>
          <table:table-cell table:formula="oooc:=-([.B340]+[.B240])*COS(RADIANS([.A546]))-([.B40]+[.B140])*SIN(RADIANS([.A546]))-[.B440]" office:value-type="float" office:value="0.282271623037498">
            <text:p>0,2823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161250231937652">
            <text:p>-0,0016</text:p>
          </table:table-cell>
          <table:table-cell table:formula="oooc:=[.$B$501]/2*(([.B341]-[.B241])*COS(RADIANS([.A547]))+([.B141]-[.B41])*SIN(RADIANS([.A547])))" office:value-type="float" office:value="-0.00490690506612002">
            <text:p>-0,0049</text:p>
          </table:table-cell>
          <table:table-cell table:formula="oooc:=-[.B441]*[.$B$502]" office:value-type="float" office:value="0.0222748964607037">
            <text:p>0,0223</text:p>
          </table:table-cell>
          <table:table-cell table:formula="oooc:=([.B341]+[.B241])*SIN(RADIANS([.A547]))-([.B141]+[.B41])*COS(RADIANS([.A547]))" office:value-type="float" office:value="0.275103169372841">
            <text:p>0,2751</text:p>
          </table:table-cell>
          <table:table-cell table:formula="oooc:=-([.B341]+[.B241])*COS(RADIANS([.A547]))-([.B41]+[.B141])*SIN(RADIANS([.A547]))-[.B441]" office:value-type="float" office:value="0.28304521033136">
            <text:p>0,28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15963868588894">
            <text:p>-0,0016</text:p>
          </table:table-cell>
          <table:table-cell table:formula="oooc:=[.$B$501]/2*(([.B342]-[.B242])*COS(RADIANS([.A548]))+([.B142]-[.B42])*SIN(RADIANS([.A548])))" office:value-type="float" office:value="-0.00495701063794056">
            <text:p>-0,005</text:p>
          </table:table-cell>
          <table:table-cell table:formula="oooc:=-[.B442]*[.$B$502]" office:value-type="float" office:value="0.0226358668607037">
            <text:p>0,0226</text:p>
          </table:table-cell>
          <table:table-cell table:formula="oooc:=([.B342]+[.B242])*SIN(RADIANS([.A548]))-([.B142]+[.B42])*COS(RADIANS([.A548]))" office:value-type="float" office:value="0.275107068350248">
            <text:p>0,2751</text:p>
          </table:table-cell>
          <table:table-cell table:formula="oooc:=-([.B342]+[.B242])*COS(RADIANS([.A548]))-([.B42]+[.B142])*SIN(RADIANS([.A548]))-[.B442]" office:value-type="float" office:value="0.283137599493375">
            <text:p>0,283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160514304506144">
            <text:p>-0,0016</text:p>
          </table:table-cell>
          <table:table-cell table:formula="oooc:=[.$B$501]/2*(([.B343]-[.B243])*COS(RADIANS([.A549]))+([.B143]-[.B43])*SIN(RADIANS([.A549])))" office:value-type="float" office:value="-0.00518988728153167">
            <text:p>-0,0052</text:p>
          </table:table-cell>
          <table:table-cell table:formula="oooc:=-[.B443]*[.$B$502]" office:value-type="float" office:value="0.0221808180607037">
            <text:p>0,0222</text:p>
          </table:table-cell>
          <table:table-cell table:formula="oooc:=([.B343]+[.B243])*SIN(RADIANS([.A549]))-([.B143]+[.B43])*COS(RADIANS([.A549]))" office:value-type="float" office:value="0.269023060062998">
            <text:p>0,269</text:p>
          </table:table-cell>
          <table:table-cell table:formula="oooc:=-([.B343]+[.B243])*COS(RADIANS([.A549]))-([.B43]+[.B143])*SIN(RADIANS([.A549]))-[.B443]" office:value-type="float" office:value="0.273905991134803">
            <text:p>0,273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186989514799863">
            <text:p>-0,0019</text:p>
          </table:table-cell>
          <table:table-cell table:formula="oooc:=[.$B$501]/2*(([.B344]-[.B244])*COS(RADIANS([.A550]))+([.B144]-[.B44])*SIN(RADIANS([.A550])))" office:value-type="float" office:value="-0.00527379962831439">
            <text:p>-0,0053</text:p>
          </table:table-cell>
          <table:table-cell table:formula="oooc:=-[.B444]*[.$B$502]" office:value-type="float" office:value="0.0222940092607037">
            <text:p>0,0223</text:p>
          </table:table-cell>
          <table:table-cell table:formula="oooc:=([.B344]+[.B244])*SIN(RADIANS([.A550]))-([.B144]+[.B44])*COS(RADIANS([.A550]))" office:value-type="float" office:value="0.266882036146868">
            <text:p>0,2669</text:p>
          </table:table-cell>
          <table:table-cell table:formula="oooc:=-([.B344]+[.B244])*COS(RADIANS([.A550]))-([.B44]+[.B144])*SIN(RADIANS([.A550]))-[.B444]" office:value-type="float" office:value="0.272380935298438">
            <text:p>0,2724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277671505842834">
            <text:p>-0,0028</text:p>
          </table:table-cell>
          <table:table-cell table:formula="oooc:=[.$B$501]/2*(([.B345]-[.B245])*COS(RADIANS([.A551]))+([.B145]-[.B45])*SIN(RADIANS([.A551])))" office:value-type="float" office:value="-0.00543583696385174">
            <text:p>-0,0054</text:p>
          </table:table-cell>
          <table:table-cell table:formula="oooc:=-[.B445]*[.$B$502]" office:value-type="float" office:value="0.0223436036607037">
            <text:p>0,0223</text:p>
          </table:table-cell>
          <table:table-cell table:formula="oooc:=([.B345]+[.B245])*SIN(RADIANS([.A551]))-([.B145]+[.B45])*COS(RADIANS([.A551]))" office:value-type="float" office:value="0.266946433289615">
            <text:p>0,2669</text:p>
          </table:table-cell>
          <table:table-cell table:formula="oooc:=-([.B345]+[.B245])*COS(RADIANS([.A551]))-([.B45]+[.B145])*SIN(RADIANS([.A551]))-[.B445]" office:value-type="float" office:value="0.263366112422242">
            <text:p>0,263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395609871790271">
            <text:p>-0,004</text:p>
          </table:table-cell>
          <table:table-cell table:formula="oooc:=[.$B$501]/2*(([.B346]-[.B246])*COS(RADIANS([.A552]))+([.B146]-[.B46])*SIN(RADIANS([.A552])))" office:value-type="float" office:value="-0.00555755269772789">
            <text:p>-0,0056</text:p>
          </table:table-cell>
          <table:table-cell table:formula="oooc:=-[.B446]*[.$B$502]" office:value-type="float" office:value="0.0224185948607037">
            <text:p>0,0224</text:p>
          </table:table-cell>
          <table:table-cell table:formula="oooc:=([.B346]+[.B246])*SIN(RADIANS([.A552]))-([.B146]+[.B46])*COS(RADIANS([.A552]))" office:value-type="float" office:value="0.265590443788248">
            <text:p>0,2656</text:p>
          </table:table-cell>
          <table:table-cell table:formula="oooc:=-([.B346]+[.B246])*COS(RADIANS([.A552]))-([.B46]+[.B146])*SIN(RADIANS([.A552]))-[.B446]" office:value-type="float" office:value="0.25700321760885">
            <text:p>0,257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383398162620963">
            <text:p>-0,0038</text:p>
          </table:table-cell>
          <table:table-cell table:formula="oooc:=[.$B$501]/2*(([.B347]-[.B247])*COS(RADIANS([.A553]))+([.B147]-[.B47])*SIN(RADIANS([.A553])))" office:value-type="float" office:value="-0.00564369145928188">
            <text:p>-0,0056</text:p>
          </table:table-cell>
          <table:table-cell table:formula="oooc:=-[.B447]*[.$B$502]" office:value-type="float" office:value="0.0223052156607037">
            <text:p>0,0223</text:p>
          </table:table-cell>
          <table:table-cell table:formula="oooc:=([.B347]+[.B247])*SIN(RADIANS([.A553]))-([.B147]+[.B47])*COS(RADIANS([.A553]))" office:value-type="float" office:value="0.259912604171634">
            <text:p>0,2599</text:p>
          </table:table-cell>
          <table:table-cell table:formula="oooc:=-([.B347]+[.B247])*COS(RADIANS([.A553]))-([.B47]+[.B147])*SIN(RADIANS([.A553]))-[.B447]" office:value-type="float" office:value="0.254075375602741">
            <text:p>0,254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374976247038484">
            <text:p>-0,0037</text:p>
          </table:table-cell>
          <table:table-cell table:formula="oooc:=[.$B$501]/2*(([.B348]-[.B248])*COS(RADIANS([.A554]))+([.B148]-[.B48])*SIN(RADIANS([.A554])))" office:value-type="float" office:value="-0.00567537012288326">
            <text:p>-0,0057</text:p>
          </table:table-cell>
          <table:table-cell table:formula="oooc:=-[.B448]*[.$B$502]" office:value-type="float" office:value="0.0226140476607037">
            <text:p>0,0226</text:p>
          </table:table-cell>
          <table:table-cell table:formula="oooc:=([.B348]+[.B248])*SIN(RADIANS([.A554]))-([.B148]+[.B48])*COS(RADIANS([.A554]))" office:value-type="float" office:value="0.264002907883024">
            <text:p>0,264</text:p>
          </table:table-cell>
          <table:table-cell table:formula="oooc:=-([.B348]+[.B248])*COS(RADIANS([.A554]))-([.B48]+[.B148])*SIN(RADIANS([.A554]))-[.B448]" office:value-type="float" office:value="0.250526648005063">
            <text:p>0,2505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385630929854981">
            <text:p>-0,0039</text:p>
          </table:table-cell>
          <table:table-cell table:formula="oooc:=[.$B$501]/2*(([.B349]-[.B249])*COS(RADIANS([.A555]))+([.B149]-[.B49])*SIN(RADIANS([.A555])))" office:value-type="float" office:value="-0.00575548144239396">
            <text:p>-0,0058</text:p>
          </table:table-cell>
          <table:table-cell table:formula="oooc:=-[.B449]*[.$B$502]" office:value-type="float" office:value="0.0233748588607037">
            <text:p>0,0234</text:p>
          </table:table-cell>
          <table:table-cell table:formula="oooc:=([.B349]+[.B249])*SIN(RADIANS([.A555]))-([.B149]+[.B49])*COS(RADIANS([.A555]))" office:value-type="float" office:value="0.272801581174188">
            <text:p>0,2728</text:p>
          </table:table-cell>
          <table:table-cell table:formula="oooc:=-([.B349]+[.B249])*COS(RADIANS([.A555]))-([.B49]+[.B149])*SIN(RADIANS([.A555]))-[.B449]" office:value-type="float" office:value="0.244446975512626">
            <text:p>0,2444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382149980178315">
            <text:p>-0,0038</text:p>
          </table:table-cell>
          <table:table-cell table:formula="oooc:=[.$B$501]/2*(([.B350]-[.B250])*COS(RADIANS([.A556]))+([.B150]-[.B50])*SIN(RADIANS([.A556])))" office:value-type="float" office:value="-0.00580338624113195">
            <text:p>-0,0058</text:p>
          </table:table-cell>
          <table:table-cell table:formula="oooc:=-[.B450]*[.$B$502]" office:value-type="float" office:value="0.0243162620607037">
            <text:p>0,0243</text:p>
          </table:table-cell>
          <table:table-cell table:formula="oooc:=([.B350]+[.B250])*SIN(RADIANS([.A556]))-([.B150]+[.B50])*COS(RADIANS([.A556]))" office:value-type="float" office:value="0.277985509565543">
            <text:p>0,278</text:p>
          </table:table-cell>
          <table:table-cell table:formula="oooc:=-([.B350]+[.B250])*COS(RADIANS([.A556]))-([.B50]+[.B150])*SIN(RADIANS([.A556]))-[.B450]" office:value-type="float" office:value="0.24945084325676">
            <text:p>0,2495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395178261875954">
            <text:p>-0,004</text:p>
          </table:table-cell>
          <table:table-cell table:formula="oooc:=[.$B$501]/2*(([.B351]-[.B251])*COS(RADIANS([.A557]))+([.B151]-[.B51])*SIN(RADIANS([.A557])))" office:value-type="float" office:value="-0.00582004864328162">
            <text:p>-0,0058</text:p>
          </table:table-cell>
          <table:table-cell table:formula="oooc:=-[.B451]*[.$B$502]" office:value-type="float" office:value="0.0243621684607037">
            <text:p>0,0244</text:p>
          </table:table-cell>
          <table:table-cell table:formula="oooc:=([.B351]+[.B251])*SIN(RADIANS([.A557]))-([.B151]+[.B51])*COS(RADIANS([.A557]))" office:value-type="float" office:value="0.276500212134749">
            <text:p>0,2765</text:p>
          </table:table-cell>
          <table:table-cell table:formula="oooc:=-([.B351]+[.B251])*COS(RADIANS([.A557]))-([.B51]+[.B151])*SIN(RADIANS([.A557]))-[.B451]" office:value-type="float" office:value="0.24734716338552">
            <text:p>0,2473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400107828960568">
            <text:p>-0,004</text:p>
          </table:table-cell>
          <table:table-cell table:formula="oooc:=[.$B$501]/2*(([.B352]-[.B252])*COS(RADIANS([.A558]))+([.B152]-[.B52])*SIN(RADIANS([.A558])))" office:value-type="float" office:value="-0.00583185550523048">
            <text:p>-0,0058</text:p>
          </table:table-cell>
          <table:table-cell table:formula="oooc:=-[.B452]*[.$B$502]" office:value-type="float" office:value="0.0246715580607037">
            <text:p>0,0247</text:p>
          </table:table-cell>
          <table:table-cell table:formula="oooc:=([.B352]+[.B252])*SIN(RADIANS([.A558]))-([.B152]+[.B52])*COS(RADIANS([.A558]))" office:value-type="float" office:value="0.276663950642001">
            <text:p>0,2767</text:p>
          </table:table-cell>
          <table:table-cell table:formula="oooc:=-([.B352]+[.B252])*COS(RADIANS([.A558]))-([.B52]+[.B152])*SIN(RADIANS([.A558]))-[.B452]" office:value-type="float" office:value="0.2444638144829">
            <text:p>0,2445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368561371839332">
            <text:p>-0,0037</text:p>
          </table:table-cell>
          <table:table-cell table:formula="oooc:=[.$B$501]/2*(([.B353]-[.B253])*COS(RADIANS([.A559]))+([.B153]-[.B53])*SIN(RADIANS([.A559])))" office:value-type="float" office:value="-0.00571524506885538">
            <text:p>-0,0057</text:p>
          </table:table-cell>
          <table:table-cell table:formula="oooc:=-[.B453]*[.$B$502]" office:value-type="float" office:value="0.0250679964607037">
            <text:p>0,0251</text:p>
          </table:table-cell>
          <table:table-cell table:formula="oooc:=([.B353]+[.B253])*SIN(RADIANS([.A559]))-([.B153]+[.B53])*COS(RADIANS([.A559]))" office:value-type="float" office:value="0.278164463054515">
            <text:p>0,2782</text:p>
          </table:table-cell>
          <table:table-cell table:formula="oooc:=-([.B353]+[.B253])*COS(RADIANS([.A559]))-([.B53]+[.B153])*SIN(RADIANS([.A559]))-[.B453]" office:value-type="float" office:value="0.24380637169237">
            <text:p>0,2438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374896148145046">
            <text:p>-0,0037</text:p>
          </table:table-cell>
          <table:table-cell table:formula="oooc:=[.$B$501]/2*(([.B354]-[.B254])*COS(RADIANS([.A560]))+([.B154]-[.B54])*SIN(RADIANS([.A560])))" office:value-type="float" office:value="-0.0056118864739721">
            <text:p>-0,0056</text:p>
          </table:table-cell>
          <table:table-cell table:formula="oooc:=-[.B454]*[.$B$502]" office:value-type="float" office:value="0.0255204956607037">
            <text:p>0,0255</text:p>
          </table:table-cell>
          <table:table-cell table:formula="oooc:=([.B354]+[.B254])*SIN(RADIANS([.A560]))-([.B154]+[.B54])*COS(RADIANS([.A560]))" office:value-type="float" office:value="0.28160044640901">
            <text:p>0,2816</text:p>
          </table:table-cell>
          <table:table-cell table:formula="oooc:=-([.B354]+[.B254])*COS(RADIANS([.A560]))-([.B54]+[.B154])*SIN(RADIANS([.A560]))-[.B454]" office:value-type="float" office:value="0.241432019797129">
            <text:p>0,2414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453028236736398">
            <text:p>-0,0045</text:p>
          </table:table-cell>
          <table:table-cell table:formula="oooc:=[.$B$501]/2*(([.B355]-[.B255])*COS(RADIANS([.A561]))+([.B155]-[.B55])*SIN(RADIANS([.A561])))" office:value-type="float" office:value="-0.00557748839592459">
            <text:p>-0,0056</text:p>
          </table:table-cell>
          <table:table-cell table:formula="oooc:=-[.B455]*[.$B$502]" office:value-type="float" office:value="0.0256885332607037">
            <text:p>0,0257</text:p>
          </table:table-cell>
          <table:table-cell table:formula="oooc:=([.B355]+[.B255])*SIN(RADIANS([.A561]))-([.B155]+[.B55])*COS(RADIANS([.A561]))" office:value-type="float" office:value="0.280960842689332">
            <text:p>0,281</text:p>
          </table:table-cell>
          <table:table-cell table:formula="oooc:=-([.B355]+[.B255])*COS(RADIANS([.A561]))-([.B55]+[.B155])*SIN(RADIANS([.A561]))-[.B455]" office:value-type="float" office:value="0.238144359091593">
            <text:p>0,2381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580891769486443">
            <text:p>-0,0058</text:p>
          </table:table-cell>
          <table:table-cell table:formula="oooc:=[.$B$501]/2*(([.B356]-[.B256])*COS(RADIANS([.A562]))+([.B156]-[.B56])*SIN(RADIANS([.A562])))" office:value-type="float" office:value="-0.00554306298164511">
            <text:p>-0,0055</text:p>
          </table:table-cell>
          <table:table-cell table:formula="oooc:=-[.B456]*[.$B$502]" office:value-type="float" office:value="0.0265649124607037">
            <text:p>0,0266</text:p>
          </table:table-cell>
          <table:table-cell table:formula="oooc:=([.B356]+[.B256])*SIN(RADIANS([.A562]))-([.B156]+[.B56])*COS(RADIANS([.A562]))" office:value-type="float" office:value="0.287578474925972">
            <text:p>0,2876</text:p>
          </table:table-cell>
          <table:table-cell table:formula="oooc:=-([.B356]+[.B256])*COS(RADIANS([.A562]))-([.B56]+[.B156])*SIN(RADIANS([.A562]))-[.B456]" office:value-type="float" office:value="0.238423326220081">
            <text:p>0,2384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613143057961742">
            <text:p>-0,0061</text:p>
          </table:table-cell>
          <table:table-cell table:formula="oooc:=[.$B$501]/2*(([.B357]-[.B257])*COS(RADIANS([.A563]))+([.B157]-[.B57])*SIN(RADIANS([.A563])))" office:value-type="float" office:value="-0.00556076902459595">
            <text:p>-0,0056</text:p>
          </table:table-cell>
          <table:table-cell table:formula="oooc:=-[.B457]*[.$B$502]" office:value-type="float" office:value="0.0269349284607037">
            <text:p>0,0269</text:p>
          </table:table-cell>
          <table:table-cell table:formula="oooc:=([.B357]+[.B257])*SIN(RADIANS([.A563]))-([.B157]+[.B57])*COS(RADIANS([.A563]))" office:value-type="float" office:value="0.290813736557681">
            <text:p>0,2908</text:p>
          </table:table-cell>
          <table:table-cell table:formula="oooc:=-([.B357]+[.B257])*COS(RADIANS([.A563]))-([.B57]+[.B157])*SIN(RADIANS([.A563]))-[.B457]" office:value-type="float" office:value="0.235229224103845">
            <text:p>0,2352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618450277797536">
            <text:p>-0,0062</text:p>
          </table:table-cell>
          <table:table-cell table:formula="oooc:=[.$B$501]/2*(([.B358]-[.B258])*COS(RADIANS([.A564]))+([.B158]-[.B58])*SIN(RADIANS([.A564])))" office:value-type="float" office:value="-0.00542480310056454">
            <text:p>-0,0054</text:p>
          </table:table-cell>
          <table:table-cell table:formula="oooc:=-[.B458]*[.$B$502]" office:value-type="float" office:value="0.0280108092607037">
            <text:p>0,028</text:p>
          </table:table-cell>
          <table:table-cell table:formula="oooc:=([.B358]+[.B258])*SIN(RADIANS([.A564]))-([.B158]+[.B58])*COS(RADIANS([.A564]))" office:value-type="float" office:value="0.303682884165325">
            <text:p>0,3037</text:p>
          </table:table-cell>
          <table:table-cell table:formula="oooc:=-([.B358]+[.B258])*COS(RADIANS([.A564]))-([.B58]+[.B158])*SIN(RADIANS([.A564]))-[.B458]" office:value-type="float" office:value="0.238211868401195">
            <text:p>0,2382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646689685185648">
            <text:p>-0,0065</text:p>
          </table:table-cell>
          <table:table-cell table:formula="oooc:=[.$B$501]/2*(([.B359]-[.B259])*COS(RADIANS([.A565]))+([.B159]-[.B59])*SIN(RADIANS([.A565])))" office:value-type="float" office:value="-0.00533298482228733">
            <text:p>-0,0053</text:p>
          </table:table-cell>
          <table:table-cell table:formula="oooc:=-[.B459]*[.$B$502]" office:value-type="float" office:value="0.0280897284607037">
            <text:p>0,0281</text:p>
          </table:table-cell>
          <table:table-cell table:formula="oooc:=([.B359]+[.B259])*SIN(RADIANS([.A565]))-([.B159]+[.B59])*COS(RADIANS([.A565]))" office:value-type="float" office:value="0.304644352554859">
            <text:p>0,3046</text:p>
          </table:table-cell>
          <table:table-cell table:formula="oooc:=-([.B359]+[.B259])*COS(RADIANS([.A565]))-([.B59]+[.B159])*SIN(RADIANS([.A565]))-[.B459]" office:value-type="float" office:value="0.23264300457521">
            <text:p>0,2326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617348572579917">
            <text:p>-0,0062</text:p>
          </table:table-cell>
          <table:table-cell table:formula="oooc:=[.$B$501]/2*(([.B360]-[.B260])*COS(RADIANS([.A566]))+([.B160]-[.B60])*SIN(RADIANS([.A566])))" office:value-type="float" office:value="-0.0053494869019489">
            <text:p>-0,0053</text:p>
          </table:table-cell>
          <table:table-cell table:formula="oooc:=-[.B460]*[.$B$502]" office:value-type="float" office:value="0.0276070292607037">
            <text:p>0,0276</text:p>
          </table:table-cell>
          <table:table-cell table:formula="oooc:=([.B360]+[.B260])*SIN(RADIANS([.A566]))-([.B160]+[.B60])*COS(RADIANS([.A566]))" office:value-type="float" office:value="0.301360077373913">
            <text:p>0,3014</text:p>
          </table:table-cell>
          <table:table-cell table:formula="oooc:=-([.B360]+[.B260])*COS(RADIANS([.A566]))-([.B60]+[.B160])*SIN(RADIANS([.A566]))-[.B460]" office:value-type="float" office:value="0.221867649368752">
            <text:p>0,2219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581111835976754">
            <text:p>-0,0058</text:p>
          </table:table-cell>
          <table:table-cell table:formula="oooc:=[.$B$501]/2*(([.B361]-[.B261])*COS(RADIANS([.A567]))+([.B161]-[.B61])*SIN(RADIANS([.A567])))" office:value-type="float" office:value="-0.00539220672255479">
            <text:p>-0,0054</text:p>
          </table:table-cell>
          <table:table-cell table:formula="oooc:=-[.B461]*[.$B$502]" office:value-type="float" office:value="0.0274096612607037">
            <text:p>0,0274</text:p>
          </table:table-cell>
          <table:table-cell table:formula="oooc:=([.B361]+[.B261])*SIN(RADIANS([.A567]))-([.B161]+[.B61])*COS(RADIANS([.A567]))" office:value-type="float" office:value="0.299143890837365">
            <text:p>0,2991</text:p>
          </table:table-cell>
          <table:table-cell table:formula="oooc:=-([.B361]+[.B261])*COS(RADIANS([.A567]))-([.B61]+[.B161])*SIN(RADIANS([.A567]))-[.B461]" office:value-type="float" office:value="0.214733729898914">
            <text:p>0,2147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518321107789132">
            <text:p>-0,0052</text:p>
          </table:table-cell>
          <table:table-cell table:formula="oooc:=[.$B$501]/2*(([.B362]-[.B262])*COS(RADIANS([.A568]))+([.B162]-[.B62])*SIN(RADIANS([.A568])))" office:value-type="float" office:value="-0.00543579362520218">
            <text:p>-0,0054</text:p>
          </table:table-cell>
          <table:table-cell table:formula="oooc:=-[.B462]*[.$B$502]" office:value-type="float" office:value="0.0278405204607037">
            <text:p>0,0278</text:p>
          </table:table-cell>
          <table:table-cell table:formula="oooc:=([.B362]+[.B262])*SIN(RADIANS([.A568]))-([.B162]+[.B62])*COS(RADIANS([.A568]))" office:value-type="float" office:value="0.300560452132217">
            <text:p>0,3006</text:p>
          </table:table-cell>
          <table:table-cell table:formula="oooc:=-([.B362]+[.B262])*COS(RADIANS([.A568]))-([.B62]+[.B162])*SIN(RADIANS([.A568]))-[.B462]" office:value-type="float" office:value="0.21557157695585">
            <text:p>0,2156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500083262710375">
            <text:p>-0,005</text:p>
          </table:table-cell>
          <table:table-cell table:formula="oooc:=[.$B$501]/2*(([.B363]-[.B263])*COS(RADIANS([.A569]))+([.B163]-[.B63])*SIN(RADIANS([.A569])))" office:value-type="float" office:value="-0.00526400997010394">
            <text:p>-0,0053</text:p>
          </table:table-cell>
          <table:table-cell table:formula="oooc:=-[.B463]*[.$B$502]" office:value-type="float" office:value="0.0297789148607037">
            <text:p>0,0298</text:p>
          </table:table-cell>
          <table:table-cell table:formula="oooc:=([.B363]+[.B263])*SIN(RADIANS([.A569]))-([.B163]+[.B63])*COS(RADIANS([.A569]))" office:value-type="float" office:value="0.304049888252723">
            <text:p>0,304</text:p>
          </table:table-cell>
          <table:table-cell table:formula="oooc:=-([.B363]+[.B263])*COS(RADIANS([.A569]))-([.B63]+[.B163])*SIN(RADIANS([.A569]))-[.B463]" office:value-type="float" office:value="0.231140071754652">
            <text:p>0,2311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494354999824424">
            <text:p>-0,0049</text:p>
          </table:table-cell>
          <table:table-cell table:formula="oooc:=[.$B$501]/2*(([.B364]-[.B264])*COS(RADIANS([.A570]))+([.B164]-[.B64])*SIN(RADIANS([.A570])))" office:value-type="float" office:value="-0.00516800986598906">
            <text:p>-0,0052</text:p>
          </table:table-cell>
          <table:table-cell table:formula="oooc:=-[.B464]*[.$B$502]" office:value-type="float" office:value="0.0312261308607037">
            <text:p>0,0312</text:p>
          </table:table-cell>
          <table:table-cell table:formula="oooc:=([.B364]+[.B264])*SIN(RADIANS([.A570]))-([.B164]+[.B64])*COS(RADIANS([.A570]))" office:value-type="float" office:value="0.311158721173727">
            <text:p>0,3112</text:p>
          </table:table-cell>
          <table:table-cell table:formula="oooc:=-([.B364]+[.B264])*COS(RADIANS([.A570]))-([.B64]+[.B164])*SIN(RADIANS([.A570]))-[.B464]" office:value-type="float" office:value="0.241436070286863">
            <text:p>0,2414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510612891828705">
            <text:p>-0,0051</text:p>
          </table:table-cell>
          <table:table-cell table:formula="oooc:=[.$B$501]/2*(([.B365]-[.B265])*COS(RADIANS([.A571]))+([.B165]-[.B65])*SIN(RADIANS([.A571])))" office:value-type="float" office:value="-0.00510890774149934">
            <text:p>-0,0051</text:p>
          </table:table-cell>
          <table:table-cell table:formula="oooc:=-[.B465]*[.$B$502]" office:value-type="float" office:value="0.0316750924607037">
            <text:p>0,0317</text:p>
          </table:table-cell>
          <table:table-cell table:formula="oooc:=([.B365]+[.B265])*SIN(RADIANS([.A571]))-([.B165]+[.B65])*COS(RADIANS([.A571]))" office:value-type="float" office:value="0.313472408708664">
            <text:p>0,3135</text:p>
          </table:table-cell>
          <table:table-cell table:formula="oooc:=-([.B365]+[.B265])*COS(RADIANS([.A571]))-([.B65]+[.B165])*SIN(RADIANS([.A571]))-[.B465]" office:value-type="float" office:value="0.243319877824112">
            <text:p>0,2433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500491653887106">
            <text:p>-0,005</text:p>
          </table:table-cell>
          <table:table-cell table:formula="oooc:=[.$B$501]/2*(([.B366]-[.B266])*COS(RADIANS([.A572]))+([.B166]-[.B66])*SIN(RADIANS([.A572])))" office:value-type="float" office:value="-0.00490465051703355">
            <text:p>-0,0049</text:p>
          </table:table-cell>
          <table:table-cell table:formula="oooc:=-[.B466]*[.$B$502]" office:value-type="float" office:value="0.0319736708607037">
            <text:p>0,032</text:p>
          </table:table-cell>
          <table:table-cell table:formula="oooc:=([.B366]+[.B266])*SIN(RADIANS([.A572]))-([.B166]+[.B66])*COS(RADIANS([.A572]))" office:value-type="float" office:value="0.311499002067553">
            <text:p>0,3115</text:p>
          </table:table-cell>
          <table:table-cell table:formula="oooc:=-([.B366]+[.B266])*COS(RADIANS([.A572]))-([.B66]+[.B166])*SIN(RADIANS([.A572]))-[.B466]" office:value-type="float" office:value="0.2447641238468">
            <text:p>0,2448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397024751444114">
            <text:p>-0,004</text:p>
          </table:table-cell>
          <table:table-cell table:formula="oooc:=[.$B$501]/2*(([.B367]-[.B267])*COS(RADIANS([.A573]))+([.B167]-[.B67])*SIN(RADIANS([.A573])))" office:value-type="float" office:value="-0.00484775932345235">
            <text:p>-0,0048</text:p>
          </table:table-cell>
          <table:table-cell table:formula="oooc:=-[.B467]*[.$B$502]" office:value-type="float" office:value="0.0312418276607037">
            <text:p>0,0312</text:p>
          </table:table-cell>
          <table:table-cell table:formula="oooc:=([.B367]+[.B267])*SIN(RADIANS([.A573]))-([.B167]+[.B67])*COS(RADIANS([.A573]))" office:value-type="float" office:value="0.294669487011694">
            <text:p>0,2947</text:p>
          </table:table-cell>
          <table:table-cell table:formula="oooc:=-([.B367]+[.B267])*COS(RADIANS([.A573]))-([.B67]+[.B167])*SIN(RADIANS([.A573]))-[.B467]" office:value-type="float" office:value="0.236956648930675">
            <text:p>0,237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374239277627125">
            <text:p>-0,0037</text:p>
          </table:table-cell>
          <table:table-cell table:formula="oooc:=[.$B$501]/2*(([.B368]-[.B268])*COS(RADIANS([.A574]))+([.B168]-[.B68])*SIN(RADIANS([.A574])))" office:value-type="float" office:value="-0.0051760995751023">
            <text:p>-0,0052</text:p>
          </table:table-cell>
          <table:table-cell table:formula="oooc:=-[.B468]*[.$B$502]" office:value-type="float" office:value="0.0313559968607037">
            <text:p>0,0314</text:p>
          </table:table-cell>
          <table:table-cell table:formula="oooc:=([.B368]+[.B268])*SIN(RADIANS([.A574]))-([.B168]+[.B68])*COS(RADIANS([.A574]))" office:value-type="float" office:value="0.297928242021394">
            <text:p>0,2979</text:p>
          </table:table-cell>
          <table:table-cell table:formula="oooc:=-([.B368]+[.B268])*COS(RADIANS([.A574]))-([.B68]+[.B168])*SIN(RADIANS([.A574]))-[.B468]" office:value-type="float" office:value="0.238044034202237">
            <text:p>0,238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261280471443858">
            <text:p>-0,0026</text:p>
          </table:table-cell>
          <table:table-cell table:formula="oooc:=[.$B$501]/2*(([.B369]-[.B269])*COS(RADIANS([.A575]))+([.B169]-[.B69])*SIN(RADIANS([.A575])))" office:value-type="float" office:value="-0.00536292500482254">
            <text:p>-0,0054</text:p>
          </table:table-cell>
          <table:table-cell table:formula="oooc:=-[.B469]*[.$B$502]" office:value-type="float" office:value="0.0316585132607037">
            <text:p>0,0317</text:p>
          </table:table-cell>
          <table:table-cell table:formula="oooc:=([.B369]+[.B269])*SIN(RADIANS([.A575]))-([.B169]+[.B69])*COS(RADIANS([.A575]))" office:value-type="float" office:value="0.305640998018611">
            <text:p>0,3056</text:p>
          </table:table-cell>
          <table:table-cell table:formula="oooc:=-([.B369]+[.B269])*COS(RADIANS([.A575]))-([.B69]+[.B169])*SIN(RADIANS([.A575]))-[.B469]" office:value-type="float" office:value="0.241069552247873">
            <text:p>0,2411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142137269716396">
            <text:p>-0,0014</text:p>
          </table:table-cell>
          <table:table-cell table:formula="oooc:=[.$B$501]/2*(([.B370]-[.B270])*COS(RADIANS([.A576]))+([.B170]-[.B70])*SIN(RADIANS([.A576])))" office:value-type="float" office:value="-0.00529468978334382">
            <text:p>-0,0053</text:p>
          </table:table-cell>
          <table:table-cell table:formula="oooc:=-[.B470]*[.$B$502]" office:value-type="float" office:value="0.0319186920607037">
            <text:p>0,0319</text:p>
          </table:table-cell>
          <table:table-cell table:formula="oooc:=([.B370]+[.B270])*SIN(RADIANS([.A576]))-([.B170]+[.B70])*COS(RADIANS([.A576]))" office:value-type="float" office:value="0.308548760480202">
            <text:p>0,3085</text:p>
          </table:table-cell>
          <table:table-cell table:formula="oooc:=-([.B370]+[.B270])*COS(RADIANS([.A576]))-([.B70]+[.B170])*SIN(RADIANS([.A576]))-[.B470]" office:value-type="float" office:value="0.245568099621336">
            <text:p>0,2456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0820070569064802">
            <text:p>-0,0008</text:p>
          </table:table-cell>
          <table:table-cell table:formula="oooc:=[.$B$501]/2*(([.B371]-[.B271])*COS(RADIANS([.A577]))+([.B171]-[.B71])*SIN(RADIANS([.A577])))" office:value-type="float" office:value="-0.00526069897732222">
            <text:p>-0,0053</text:p>
          </table:table-cell>
          <table:table-cell table:formula="oooc:=-[.B471]*[.$B$502]" office:value-type="float" office:value="0.0316415052607037">
            <text:p>0,0316</text:p>
          </table:table-cell>
          <table:table-cell table:formula="oooc:=([.B371]+[.B271])*SIN(RADIANS([.A577]))-([.B171]+[.B71])*COS(RADIANS([.A577]))" office:value-type="float" office:value="0.303749324203741">
            <text:p>0,3037</text:p>
          </table:table-cell>
          <table:table-cell table:formula="oooc:=-([.B371]+[.B271])*COS(RADIANS([.A577]))-([.B71]+[.B171])*SIN(RADIANS([.A577]))-[.B471]" office:value-type="float" office:value="0.241302143013552">
            <text:p>0,2413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480276209221504">
            <text:p>-0,0048</text:p>
          </table:table-cell>
          <table:table-cell table:formula="oooc:=[.$B$501]/2*(([.B372]-[.B272])*COS(RADIANS([.A578]))+([.B172]-[.B72])*SIN(RADIANS([.A578])))" office:value-type="float" office:value="-0.00550707139288024">
            <text:p>-0,0055</text:p>
          </table:table-cell>
          <table:table-cell table:formula="oooc:=-[.B472]*[.$B$502]" office:value-type="float" office:value="0.0330335916607037">
            <text:p>0,033</text:p>
          </table:table-cell>
          <table:table-cell table:formula="oooc:=([.B372]+[.B272])*SIN(RADIANS([.A578]))-([.B172]+[.B72])*COS(RADIANS([.A578]))" office:value-type="float" office:value="0.325021714236167">
            <text:p>0,325</text:p>
          </table:table-cell>
          <table:table-cell table:formula="oooc:=-([.B372]+[.B272])*COS(RADIANS([.A578]))-([.B72]+[.B172])*SIN(RADIANS([.A578]))-[.B472]" office:value-type="float" office:value="0.257008496075735">
            <text:p>0,257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67355401285871">
            <text:p>-0,0067</text:p>
          </table:table-cell>
          <table:table-cell table:formula="oooc:=[.$B$501]/2*(([.B373]-[.B273])*COS(RADIANS([.A579]))+([.B173]-[.B73])*SIN(RADIANS([.A579])))" office:value-type="float" office:value="-0.00579075189059069">
            <text:p>-0,0058</text:p>
          </table:table-cell>
          <table:table-cell table:formula="oooc:=-[.B473]*[.$B$502]" office:value-type="float" office:value="0.0352512356607037">
            <text:p>0,0353</text:p>
          </table:table-cell>
          <table:table-cell table:formula="oooc:=([.B373]+[.B273])*SIN(RADIANS([.A579]))-([.B173]+[.B73])*COS(RADIANS([.A579]))" office:value-type="float" office:value="0.36141504016344">
            <text:p>0,3614</text:p>
          </table:table-cell>
          <table:table-cell table:formula="oooc:=-([.B373]+[.B273])*COS(RADIANS([.A579]))-([.B73]+[.B173])*SIN(RADIANS([.A579]))-[.B473]" office:value-type="float" office:value="0.281160443078244">
            <text:p>0,2812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685953908217299">
            <text:p>-0,0069</text:p>
          </table:table-cell>
          <table:table-cell table:formula="oooc:=[.$B$501]/2*(([.B374]-[.B274])*COS(RADIANS([.A580]))+([.B174]-[.B74])*SIN(RADIANS([.A580])))" office:value-type="float" office:value="-0.00571806216411444">
            <text:p>-0,0057</text:p>
          </table:table-cell>
          <table:table-cell table:formula="oooc:=-[.B474]*[.$B$502]" office:value-type="float" office:value="0.0332361980607037">
            <text:p>0,0332</text:p>
          </table:table-cell>
          <table:table-cell table:formula="oooc:=([.B374]+[.B274])*SIN(RADIANS([.A580]))-([.B174]+[.B74])*COS(RADIANS([.A580]))" office:value-type="float" office:value="0.328735584780798">
            <text:p>0,3287</text:p>
          </table:table-cell>
          <table:table-cell table:formula="oooc:=-([.B374]+[.B274])*COS(RADIANS([.A580]))-([.B74]+[.B174])*SIN(RADIANS([.A580]))-[.B474]" office:value-type="float" office:value="0.256313943716235">
            <text:p>0,2563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578636612872049">
            <text:p>-0,0058</text:p>
          </table:table-cell>
          <table:table-cell table:formula="oooc:=[.$B$501]/2*(([.B375]-[.B275])*COS(RADIANS([.A581]))+([.B175]-[.B75])*SIN(RADIANS([.A581])))" office:value-type="float" office:value="-0.00554244218602782">
            <text:p>-0,0055</text:p>
          </table:table-cell>
          <table:table-cell table:formula="oooc:=-[.B475]*[.$B$502]" office:value-type="float" office:value="0.0328231340607037">
            <text:p>0,0328</text:p>
          </table:table-cell>
          <table:table-cell table:formula="oooc:=([.B375]+[.B275])*SIN(RADIANS([.A581]))-([.B175]+[.B75])*COS(RADIANS([.A581]))" office:value-type="float" office:value="0.331656890989265">
            <text:p>0,3317</text:p>
          </table:table-cell>
          <table:table-cell table:formula="oooc:=-([.B375]+[.B275])*COS(RADIANS([.A581]))-([.B75]+[.B175])*SIN(RADIANS([.A581]))-[.B475]" office:value-type="float" office:value="0.250735905629435">
            <text:p>0,2507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694129340963104">
            <text:p>-0,0069</text:p>
          </table:table-cell>
          <table:table-cell table:formula="oooc:=[.$B$501]/2*(([.B376]-[.B276])*COS(RADIANS([.A582]))+([.B176]-[.B76])*SIN(RADIANS([.A582])))" office:value-type="float" office:value="-0.00529170098480579">
            <text:p>-0,0053</text:p>
          </table:table-cell>
          <table:table-cell table:formula="oooc:=-[.B476]*[.$B$502]" office:value-type="float" office:value="0.0328209564607037">
            <text:p>0,0328</text:p>
          </table:table-cell>
          <table:table-cell table:formula="oooc:=([.B376]+[.B276])*SIN(RADIANS([.A582]))-([.B176]+[.B76])*COS(RADIANS([.A582]))" office:value-type="float" office:value="0.322458523029105">
            <text:p>0,3225</text:p>
          </table:table-cell>
          <table:table-cell table:formula="oooc:=-([.B376]+[.B276])*COS(RADIANS([.A582]))-([.B76]+[.B176])*SIN(RADIANS([.A582]))-[.B476]" office:value-type="float" office:value="0.250576813038935">
            <text:p>0,2506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765348814732184">
            <text:p>-0,0077</text:p>
          </table:table-cell>
          <table:table-cell table:formula="oooc:=[.$B$501]/2*(([.B377]-[.B277])*COS(RADIANS([.A583]))+([.B177]-[.B77])*SIN(RADIANS([.A583])))" office:value-type="float" office:value="-0.00528891643732494">
            <text:p>-0,0053</text:p>
          </table:table-cell>
          <table:table-cell table:formula="oooc:=-[.B477]*[.$B$502]" office:value-type="float" office:value="0.0330584148607037">
            <text:p>0,0331</text:p>
          </table:table-cell>
          <table:table-cell table:formula="oooc:=([.B377]+[.B277])*SIN(RADIANS([.A583]))-([.B177]+[.B77])*COS(RADIANS([.A583]))" office:value-type="float" office:value="0.331373651328438">
            <text:p>0,3314</text:p>
          </table:table-cell>
          <table:table-cell table:formula="oooc:=-([.B377]+[.B277])*COS(RADIANS([.A583]))-([.B77]+[.B177])*SIN(RADIANS([.A583]))-[.B477]" office:value-type="float" office:value="0.251497944801182">
            <text:p>0,2515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628748186441624">
            <text:p>-0,0063</text:p>
          </table:table-cell>
          <table:table-cell table:formula="oooc:=[.$B$501]/2*(([.B378]-[.B278])*COS(RADIANS([.A584]))+([.B178]-[.B78])*SIN(RADIANS([.A584])))" office:value-type="float" office:value="-0.00507960672174148">
            <text:p>-0,0051</text:p>
          </table:table-cell>
          <table:table-cell table:formula="oooc:=-[.B478]*[.$B$502]" office:value-type="float" office:value="0.0318835840607037">
            <text:p>0,0319</text:p>
          </table:table-cell>
          <table:table-cell table:formula="oooc:=([.B378]+[.B278])*SIN(RADIANS([.A584]))-([.B178]+[.B78])*COS(RADIANS([.A584]))" office:value-type="float" office:value="0.318429161509213">
            <text:p>0,3184</text:p>
          </table:table-cell>
          <table:table-cell table:formula="oooc:=-([.B378]+[.B278])*COS(RADIANS([.A584]))-([.B78]+[.B178])*SIN(RADIANS([.A584]))-[.B478]" office:value-type="float" office:value="0.236223077742493">
            <text:p>0,2362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866028791330426">
            <text:p>-0,0087</text:p>
          </table:table-cell>
          <table:table-cell table:formula="oooc:=[.$B$501]/2*(([.B379]-[.B279])*COS(RADIANS([.A585]))+([.B179]-[.B79])*SIN(RADIANS([.A585])))" office:value-type="float" office:value="-0.00469401572836682">
            <text:p>-0,0047</text:p>
          </table:table-cell>
          <table:table-cell table:formula="oooc:=-[.B479]*[.$B$502]" office:value-type="float" office:value="0.0329560688607037">
            <text:p>0,033</text:p>
          </table:table-cell>
          <table:table-cell table:formula="oooc:=([.B379]+[.B279])*SIN(RADIANS([.A585]))-([.B179]+[.B79])*COS(RADIANS([.A585]))" office:value-type="float" office:value="0.340095663129483">
            <text:p>0,3401</text:p>
          </table:table-cell>
          <table:table-cell table:formula="oooc:=-([.B379]+[.B279])*COS(RADIANS([.A585]))-([.B79]+[.B179])*SIN(RADIANS([.A585]))-[.B479]" office:value-type="float" office:value="0.24796023139081">
            <text:p>0,248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864253889570635">
            <text:p>-0,0086</text:p>
          </table:table-cell>
          <table:table-cell table:formula="oooc:=[.$B$501]/2*(([.B380]-[.B280])*COS(RADIANS([.A586]))+([.B180]-[.B80])*SIN(RADIANS([.A586])))" office:value-type="float" office:value="-0.00448568700071739">
            <text:p>-0,0045</text:p>
          </table:table-cell>
          <table:table-cell table:formula="oooc:=-[.B480]*[.$B$502]" office:value-type="float" office:value="0.0312885032607037">
            <text:p>0,0313</text:p>
          </table:table-cell>
          <table:table-cell table:formula="oooc:=([.B380]+[.B280])*SIN(RADIANS([.A586]))-([.B180]+[.B80])*COS(RADIANS([.A586]))" office:value-type="float" office:value="0.333517624374444">
            <text:p>0,3335</text:p>
          </table:table-cell>
          <table:table-cell table:formula="oooc:=-([.B380]+[.B280])*COS(RADIANS([.A586]))-([.B80]+[.B180])*SIN(RADIANS([.A586]))-[.B480]" office:value-type="float" office:value="0.226267593065482">
            <text:p>0,2263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105571747768032">
            <text:p>-0,0106</text:p>
          </table:table-cell>
          <table:table-cell table:formula="oooc:=[.$B$501]/2*(([.B381]-[.B281])*COS(RADIANS([.A587]))+([.B181]-[.B81])*SIN(RADIANS([.A587])))" office:value-type="float" office:value="-0.00413862020862487">
            <text:p>-0,0041</text:p>
          </table:table-cell>
          <table:table-cell table:formula="oooc:=-[.B481]*[.$B$502]" office:value-type="float" office:value="0.0337369076607037">
            <text:p>0,0337</text:p>
          </table:table-cell>
          <table:table-cell table:formula="oooc:=([.B381]+[.B281])*SIN(RADIANS([.A587]))-([.B181]+[.B81])*COS(RADIANS([.A587]))" office:value-type="float" office:value="0.356820260513967">
            <text:p>0,3568</text:p>
          </table:table-cell>
          <table:table-cell table:formula="oooc:=-([.B381]+[.B281])*COS(RADIANS([.A587]))-([.B81]+[.B181])*SIN(RADIANS([.A587]))-[.B481]" office:value-type="float" office:value="0.257764079012803">
            <text:p>0,2578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988923727654036">
            <text:p>-0,0099</text:p>
          </table:table-cell>
          <table:table-cell table:formula="oooc:=[.$B$501]/2*(([.B382]-[.B282])*COS(RADIANS([.A588]))+([.B182]-[.B82])*SIN(RADIANS([.A588])))" office:value-type="float" office:value="-0.00404089678208092">
            <text:p>-0,004</text:p>
          </table:table-cell>
          <table:table-cell table:formula="oooc:=-[.B482]*[.$B$502]" office:value-type="float" office:value="0.0331443840607037">
            <text:p>0,0331</text:p>
          </table:table-cell>
          <table:table-cell table:formula="oooc:=([.B382]+[.B282])*SIN(RADIANS([.A588]))-([.B182]+[.B82])*COS(RADIANS([.A588]))" office:value-type="float" office:value="0.341506529947311">
            <text:p>0,3415</text:p>
          </table:table-cell>
          <table:table-cell table:formula="oooc:=-([.B382]+[.B282])*COS(RADIANS([.A588]))-([.B82]+[.B182])*SIN(RADIANS([.A588]))-[.B482]" office:value-type="float" office:value="0.248833447297585">
            <text:p>0,2488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770549373835499">
            <text:p>-0,0077</text:p>
          </table:table-cell>
          <table:table-cell table:formula="oooc:=[.$B$501]/2*(([.B383]-[.B283])*COS(RADIANS([.A589]))+([.B183]-[.B83])*SIN(RADIANS([.A589])))" office:value-type="float" office:value="-0.00392000470737459">
            <text:p>-0,0039</text:p>
          </table:table-cell>
          <table:table-cell table:formula="oooc:=-[.B483]*[.$B$502]" office:value-type="float" office:value="0.0328850988607037">
            <text:p>0,0329</text:p>
          </table:table-cell>
          <table:table-cell table:formula="oooc:=([.B383]+[.B283])*SIN(RADIANS([.A589]))-([.B183]+[.B83])*COS(RADIANS([.A589]))" office:value-type="float" office:value="0.355850046882871">
            <text:p>0,3559</text:p>
          </table:table-cell>
          <table:table-cell table:formula="oooc:=-([.B383]+[.B283])*COS(RADIANS([.A589]))-([.B83]+[.B183])*SIN(RADIANS([.A589]))-[.B483]" office:value-type="float" office:value="0.24585732286464">
            <text:p>0,2459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66937713892697">
            <text:p>-0,0067</text:p>
          </table:table-cell>
          <table:table-cell table:formula="oooc:=[.$B$501]/2*(([.B384]-[.B284])*COS(RADIANS([.A590]))+([.B184]-[.B84])*SIN(RADIANS([.A590])))" office:value-type="float" office:value="-0.00414468961478739">
            <text:p>-0,0041</text:p>
          </table:table-cell>
          <table:table-cell table:formula="oooc:=-[.B484]*[.$B$502]" office:value-type="float" office:value="0.0340267576607037">
            <text:p>0,034</text:p>
          </table:table-cell>
          <table:table-cell table:formula="oooc:=([.B384]+[.B284])*SIN(RADIANS([.A590]))-([.B184]+[.B84])*COS(RADIANS([.A590]))" office:value-type="float" office:value="0.376640580742001">
            <text:p>0,3766</text:p>
          </table:table-cell>
          <table:table-cell table:formula="oooc:=-([.B384]+[.B284])*COS(RADIANS([.A590]))-([.B84]+[.B184])*SIN(RADIANS([.A590]))-[.B484]" office:value-type="float" office:value="0.25938093792707">
            <text:p>0,2594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564685387435521">
            <text:p>-0,0056</text:p>
          </table:table-cell>
          <table:table-cell table:formula="oooc:=[.$B$501]/2*(([.B385]-[.B285])*COS(RADIANS([.A591]))+([.B185]-[.B85])*SIN(RADIANS([.A591])))" office:value-type="float" office:value="-0.0037951780498981">
            <text:p>-0,0038</text:p>
          </table:table-cell>
          <table:table-cell table:formula="oooc:=-[.B485]*[.$B$502]" office:value-type="float" office:value="0.0332691296607037">
            <text:p>0,0333</text:p>
          </table:table-cell>
          <table:table-cell table:formula="oooc:=([.B385]+[.B285])*SIN(RADIANS([.A591]))-([.B185]+[.B85])*COS(RADIANS([.A591]))" office:value-type="float" office:value="0.370297741093244">
            <text:p>0,3703</text:p>
          </table:table-cell>
          <table:table-cell table:formula="oooc:=-([.B385]+[.B285])*COS(RADIANS([.A591]))-([.B85]+[.B185])*SIN(RADIANS([.A591]))-[.B485]" office:value-type="float" office:value="0.250689406058314">
            <text:p>0,2507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652600870818357">
            <text:p>-0,0065</text:p>
          </table:table-cell>
          <table:table-cell table:formula="oooc:=[.$B$501]/2*(([.B386]-[.B286])*COS(RADIANS([.A592]))+([.B186]-[.B86])*SIN(RADIANS([.A592])))" office:value-type="float" office:value="-0.00400712441849112">
            <text:p>-0,004</text:p>
          </table:table-cell>
          <table:table-cell table:formula="oooc:=-[.B486]*[.$B$502]" office:value-type="float" office:value="0.0336294724607037">
            <text:p>0,0336</text:p>
          </table:table-cell>
          <table:table-cell table:formula="oooc:=([.B386]+[.B286])*SIN(RADIANS([.A592]))-([.B186]+[.B86])*COS(RADIANS([.A592]))" office:value-type="float" office:value="0.379617194864573">
            <text:p>0,3796</text:p>
          </table:table-cell>
          <table:table-cell table:formula="oooc:=-([.B386]+[.B286])*COS(RADIANS([.A592]))-([.B86]+[.B186])*SIN(RADIANS([.A592]))-[.B486]" office:value-type="float" office:value="0.256696700691232">
            <text:p>0,2567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541853848858728">
            <text:p>-0,0054</text:p>
          </table:table-cell>
          <table:table-cell table:formula="oooc:=[.$B$501]/2*(([.B387]-[.B287])*COS(RADIANS([.A593]))+([.B187]-[.B87])*SIN(RADIANS([.A593])))" office:value-type="float" office:value="-0.0040520775686696">
            <text:p>-0,0041</text:p>
          </table:table-cell>
          <table:table-cell table:formula="oooc:=-[.B487]*[.$B$502]" office:value-type="float" office:value="0.0325181892607037">
            <text:p>0,0325</text:p>
          </table:table-cell>
          <table:table-cell table:formula="oooc:=([.B387]+[.B287])*SIN(RADIANS([.A593]))-([.B187]+[.B87])*COS(RADIANS([.A593]))" office:value-type="float" office:value="0.371792623456666">
            <text:p>0,3718</text:p>
          </table:table-cell>
          <table:table-cell table:formula="oooc:=-([.B387]+[.B287])*COS(RADIANS([.A593]))-([.B87]+[.B187])*SIN(RADIANS([.A593]))-[.B487]" office:value-type="float" office:value="0.244432443713945">
            <text:p>0,2444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577243209859652">
            <text:p>-0,0058</text:p>
          </table:table-cell>
          <table:table-cell table:formula="oooc:=[.$B$501]/2*(([.B388]-[.B288])*COS(RADIANS([.A594]))+([.B188]-[.B88])*SIN(RADIANS([.A594])))" office:value-type="float" office:value="-0.00403584751583672">
            <text:p>-0,004</text:p>
          </table:table-cell>
          <table:table-cell table:formula="oooc:=-[.B488]*[.$B$502]" office:value-type="float" office:value="0.0329050716607037">
            <text:p>0,0329</text:p>
          </table:table-cell>
          <table:table-cell table:formula="oooc:=([.B388]+[.B288])*SIN(RADIANS([.A594]))-([.B188]+[.B88])*COS(RADIANS([.A594]))" office:value-type="float" office:value="0.378892566679226">
            <text:p>0,3789</text:p>
          </table:table-cell>
          <table:table-cell table:formula="oooc:=-([.B388]+[.B288])*COS(RADIANS([.A594]))-([.B88]+[.B188])*SIN(RADIANS([.A594]))-[.B488]" office:value-type="float" office:value="0.251146024476164">
            <text:p>0,2511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0761039943592263">
            <text:p>-0,0076</text:p>
          </table:table-cell>
          <table:table-cell table:formula="oooc:=[.$B$501]/2*(([.B389]-[.B289])*COS(RADIANS([.A595]))+([.B189]-[.B89])*SIN(RADIANS([.A595])))" office:value-type="float" office:value="-0.00348556241096282">
            <text:p>-0,0035</text:p>
          </table:table-cell>
          <table:table-cell table:formula="oooc:=-[.B489]*[.$B$502]" office:value-type="float" office:value="0.0339695208607037">
            <text:p>0,034</text:p>
          </table:table-cell>
          <table:table-cell table:formula="oooc:=([.B389]+[.B289])*SIN(RADIANS([.A595]))-([.B189]+[.B89])*COS(RADIANS([.A595]))" office:value-type="float" office:value="0.411934386387899">
            <text:p>0,4119</text:p>
          </table:table-cell>
          <table:table-cell table:formula="oooc:=-([.B389]+[.B289])*COS(RADIANS([.A595]))-([.B89]+[.B189])*SIN(RADIANS([.A595]))-[.B489]" office:value-type="float" office:value="0.263012658318814">
            <text:p>0,263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0751288008528985">
            <text:p>-0,0075</text:p>
          </table:table-cell>
          <table:table-cell table:formula="oooc:=[.$B$501]/2*(([.B390]-[.B290])*COS(RADIANS([.A596]))+([.B190]-[.B90])*SIN(RADIANS([.A596])))" office:value-type="float" office:value="-0.00340766186326602">
            <text:p>-0,0034</text:p>
          </table:table-cell>
          <table:table-cell table:formula="oooc:=-[.B490]*[.$B$502]" office:value-type="float" office:value="0.0321711148607037">
            <text:p>0,0322</text:p>
          </table:table-cell>
          <table:table-cell table:formula="oooc:=([.B390]+[.B290])*SIN(RADIANS([.A596]))-([.B190]+[.B90])*COS(RADIANS([.A596]))" office:value-type="float" office:value="0.381180718316532">
            <text:p>0,3812</text:p>
          </table:table-cell>
          <table:table-cell table:formula="oooc:=-([.B390]+[.B290])*COS(RADIANS([.A596]))-([.B90]+[.B190])*SIN(RADIANS([.A596]))-[.B490]" office:value-type="float" office:value="0.24208234429085">
            <text:p>0,2421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0598983236675906">
            <text:p>-0,006</text:p>
          </table:table-cell>
          <table:table-cell table:formula="oooc:=[.$B$501]/2*(([.B391]-[.B291])*COS(RADIANS([.A597]))+([.B191]-[.B91])*SIN(RADIANS([.A597])))" office:value-type="float" office:value="-0.00330717167554673">
            <text:p>-0,0033</text:p>
          </table:table-cell>
          <table:table-cell table:formula="oooc:=-[.B491]*[.$B$502]" office:value-type="float" office:value="0.0333555936607037">
            <text:p>0,0334</text:p>
          </table:table-cell>
          <table:table-cell table:formula="oooc:=([.B391]+[.B291])*SIN(RADIANS([.A597]))-([.B191]+[.B91])*COS(RADIANS([.A597]))" office:value-type="float" office:value="0.399538643989844">
            <text:p>0,3995</text:p>
          </table:table-cell>
          <table:table-cell table:formula="oooc:=-([.B391]+[.B291])*COS(RADIANS([.A597]))-([.B91]+[.B191])*SIN(RADIANS([.A597]))-[.B491]" office:value-type="float" office:value="0.257451573145442">
            <text:p>0,2575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0568907001718903">
            <text:p>-0,0057</text:p>
          </table:table-cell>
          <table:table-cell table:formula="oooc:=[.$B$501]/2*(([.B392]-[.B292])*COS(RADIANS([.A598]))+([.B192]-[.B92])*SIN(RADIANS([.A598])))" office:value-type="float" office:value="-0.00337706823176426">
            <text:p>-0,0034</text:p>
          </table:table-cell>
          <table:table-cell table:formula="oooc:=-[.B492]*[.$B$502]" office:value-type="float" office:value="0.0341199796607037">
            <text:p>0,0341</text:p>
          </table:table-cell>
          <table:table-cell table:formula="oooc:=([.B392]+[.B292])*SIN(RADIANS([.A598]))-([.B192]+[.B92])*COS(RADIANS([.A598]))" office:value-type="float" office:value="0.422341646051644">
            <text:p>0,4223</text:p>
          </table:table-cell>
          <table:table-cell table:formula="oooc:=-([.B392]+[.B292])*COS(RADIANS([.A598]))-([.B92]+[.B192])*SIN(RADIANS([.A598]))-[.B492]" office:value-type="float" office:value="0.268067468750932">
            <text:p>0,268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720715769080398">
            <text:p>-0,0072</text:p>
          </table:table-cell>
          <table:table-cell table:formula="oooc:=[.$B$501]/2*(([.B393]-[.B293])*COS(RADIANS([.A599]))+([.B193]-[.B93])*SIN(RADIANS([.A599])))" office:value-type="float" office:value="-0.00335533743788721">
            <text:p>-0,0034</text:p>
          </table:table-cell>
          <table:table-cell table:formula="oooc:=-[.B493]*[.$B$502]" office:value-type="float" office:value="0.0333075640607037">
            <text:p>0,0333</text:p>
          </table:table-cell>
          <table:table-cell table:formula="oooc:=([.B393]+[.B293])*SIN(RADIANS([.A599]))-([.B193]+[.B93])*COS(RADIANS([.A599]))" office:value-type="float" office:value="0.395955810348849">
            <text:p>0,396</text:p>
          </table:table-cell>
          <table:table-cell table:formula="oooc:=-([.B393]+[.B293])*COS(RADIANS([.A599]))-([.B93]+[.B193])*SIN(RADIANS([.A599]))-[.B493]" office:value-type="float" office:value="0.260127985420684">
            <text:p>0,260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805203013137843">
            <text:p>-0,0081</text:p>
          </table:table-cell>
          <table:table-cell table:formula="oooc:=[.$B$501]/2*(([.B394]-[.B294])*COS(RADIANS([.A600]))+([.B194]-[.B94])*SIN(RADIANS([.A600])))" office:value-type="float" office:value="-0.00335245802586745">
            <text:p>-0,0034</text:p>
          </table:table-cell>
          <table:table-cell table:formula="oooc:=-[.B494]*[.$B$502]" office:value-type="float" office:value="0.0335231316607037">
            <text:p>0,0335</text:p>
          </table:table-cell>
          <table:table-cell table:formula="oooc:=([.B394]+[.B294])*SIN(RADIANS([.A600]))-([.B194]+[.B94])*COS(RADIANS([.A600]))" office:value-type="float" office:value="0.412508275562003">
            <text:p>0,4125</text:p>
          </table:table-cell>
          <table:table-cell table:formula="oooc:=-([.B394]+[.B294])*COS(RADIANS([.A600]))-([.B94]+[.B194])*SIN(RADIANS([.A600]))-[.B494]" office:value-type="float" office:value="0.265679532023016">
            <text:p>0,2657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67006991284971">
            <text:p>-0,0067</text:p>
          </table:table-cell>
          <table:table-cell table:formula="oooc:=[.$B$501]/2*(([.B395]-[.B295])*COS(RADIANS([.A601]))+([.B195]-[.B95])*SIN(RADIANS([.A601])))" office:value-type="float" office:value="-0.00334198012436467">
            <text:p>-0,0033</text:p>
          </table:table-cell>
          <table:table-cell table:formula="oooc:=-[.B495]*[.$B$502]" office:value-type="float" office:value="0.0340086736607037">
            <text:p>0,034</text:p>
          </table:table-cell>
          <table:table-cell table:formula="oooc:=([.B395]+[.B295])*SIN(RADIANS([.A601]))-([.B195]+[.B95])*COS(RADIANS([.A601]))" office:value-type="float" office:value="0.412202979661423">
            <text:p>0,4122</text:p>
          </table:table-cell>
          <table:table-cell table:formula="oooc:=-([.B395]+[.B295])*COS(RADIANS([.A601]))-([.B95]+[.B195])*SIN(RADIANS([.A601]))-[.B495]" office:value-type="float" office:value="0.274579560548573">
            <text:p>0,2746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5371572375">
            <text:p>-0,0054</text:p>
          </table:table-cell>
          <table:table-cell table:formula="oooc:=[.$B$501]/2*(([.B396]-[.B296])*COS(RADIANS([.A602]))+([.B196]-[.B96])*SIN(RADIANS([.A602])))" office:value-type="float" office:value="-0.003397778475">
            <text:p>-0,0034</text:p>
          </table:table-cell>
          <table:table-cell table:formula="oooc:=-[.B496]*[.$B$502]" office:value-type="float" office:value="0.0329661396607037">
            <text:p>0,033</text:p>
          </table:table-cell>
          <table:table-cell table:formula="oooc:=([.B396]+[.B296])*SIN(RADIANS([.A602]))-([.B196]+[.B96])*COS(RADIANS([.A602]))" office:value-type="float" office:value="0.41745599">
            <text:p>0,4175</text:p>
          </table:table-cell>
          <table:table-cell table:formula="oooc:=-([.B396]+[.B296])*COS(RADIANS([.A602]))-([.B96]+[.B196])*SIN(RADIANS([.A602]))-[.B496]" office:value-type="float" office:value="0.261474995758796">
            <text:p>0,2615</text:p>
          </table:table-cell>
          <table:table-cell table:number-columns-repeated="9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045.52734375">
            <text:p>7045,5273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045.91796875">
            <text:p>7045,918</text:p>
          </table:table-cell>
          <table:table-cell>
            <draw:frame table:end-cell-address="Sheet1.I635" table:end-x="0.642cm" table:end-y="0.161cm" draw:z-index="10" svg:width="13.075cm" svg:height="10.786cm" svg:x="1.115cm" svg:y="0.213cm">
              <draw:object draw:notify-on-update-of-ranges="Sheet1.A610:Sheet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044.9609375">
            <text:p>7044,9609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035.01953125">
            <text:p>7035,0195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45.625">
            <text:p>7045,625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45.5859375">
            <text:p>7045,5859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39.94140625">
            <text:p>7039,9414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44.70703125">
            <text:p>7044,707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44.90234375">
            <text:p>7044,902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34.609375">
            <text:p>7034,6094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34.8046875">
            <text:p>7034,8047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44.6484375">
            <text:p>7044,6484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37.48046875">
            <text:p>7037,4805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35.41015625">
            <text:p>7035,4102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4.39453125">
            <text:p>7024,3945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14.86328125">
            <text:p>7014,8633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14.98046875">
            <text:p>7014,9805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15.78125">
            <text:p>7015,7813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14.0625">
            <text:p>7014,0625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003.92578125">
            <text:p>7003,9258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11.9140625">
            <text:p>7011,9141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04.2578125">
            <text:p>7004,2578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04.609375">
            <text:p>7004,6094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94.39453125">
            <text:p>6994,3945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84.62890625">
            <text:p>6984,6289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85">
            <text:p>6985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84.19921875">
            <text:p>6984,1992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984.55078125">
            <text:p>6984,5508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73.57421875">
            <text:p>6973,5742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964.6875">
            <text:p>6964,6875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58.41796875">
            <text:p>6958,418</text:p>
          </table:table-cell>
          <table:table-cell office:value-type="float" office:value="7011.90429688">
            <text:p>7011,9043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54.00390625">
            <text:p>6954,0039</text:p>
          </table:table-cell>
          <table:table-cell office:value-type="float" office:value="7006.875">
            <text:p>7006,875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53.4375">
            <text:p>6953,4375</text:p>
          </table:table-cell>
          <table:table-cell office:value-type="float" office:value="7002.17773438">
            <text:p>7002,1777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33.22265625">
            <text:p>6933,2227</text:p>
          </table:table-cell>
          <table:table-cell office:value-type="float" office:value="6990.71289063">
            <text:p>6990,7129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924.4921875">
            <text:p>6924,4922</text:p>
          </table:table-cell>
          <table:table-cell office:value-type="float" office:value="6982.96875">
            <text:p>6982,9688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935.234375">
            <text:p>6935,2344</text:p>
          </table:table-cell>
          <table:table-cell office:value-type="float" office:value="6976.71875">
            <text:p>6976,7188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966.68945313">
            <text:p>6966,689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957.16796875">
            <text:p>6957,168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951.78710938">
            <text:p>6951,7871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42.21679688">
            <text:p>6942,2168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31.61132813">
            <text:p>6931,6113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926.875">
            <text:p>6926,87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914.375">
            <text:p>6914,375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905.61523438">
            <text:p>6905,6152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896.953125">
            <text:p>6896,9531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91.9140625">
            <text:p>6891,9141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886.84570313">
            <text:p>6886,8457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881.96289063">
            <text:p>6881,9629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868.37890625">
            <text:p>6868,3789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839.47265625">
            <text:p>6839,4727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831.57226563">
            <text:p>6831,5723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821.9140625">
            <text:p>6821,9141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816.875">
            <text:p>6816,875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807.51953125">
            <text:p>6807,5195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01.34765625">
            <text:p>6801,3477</text:p>
          </table:table-cell>
          <table:table-cell table:number-columns-repeated="1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792.98828125">
            <text:p>6792,9883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787.27539063">
            <text:p>6787,2754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779.26757813">
            <text:p>6779,267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772.20703125">
            <text:p>6772,207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767.16796875">
            <text:p>6767,168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756.85546875">
            <text:p>6756,8555</text:p>
          </table:table-cell>
          <table:table-cell/>
          <table:table-cell office:value-type="float" office:value="6772.64648438">
            <text:p>6772,646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51.76757813">
            <text:p>6751,7676</text:p>
          </table:table-cell>
          <table:table-cell/>
          <table:table-cell office:value-type="float" office:value="6763.27148438">
            <text:p>6763,2715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742.29492188">
            <text:p>6742,2949</text:p>
          </table:table-cell>
          <table:table-cell/>
          <table:table-cell office:value-type="float" office:value="6753.06640625">
            <text:p>6753,0664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736.70898438">
            <text:p>6736,709</text:p>
          </table:table-cell>
          <table:table-cell/>
          <table:table-cell office:value-type="float" office:value="6743.27148438">
            <text:p>6743,2715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726.26953125">
            <text:p>6726,2695</text:p>
          </table:table-cell>
          <table:table-cell/>
          <table:table-cell office:value-type="float" office:value="6728.11523438">
            <text:p>6728,1152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12.109375">
            <text:p>6712,1094</text:p>
          </table:table-cell>
          <table:table-cell/>
          <table:table-cell office:value-type="float" office:value="6714.56054688">
            <text:p>6714,5605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98.11523438">
            <text:p>6698,1152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77.74414063">
            <text:p>6677,7441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642.16796875">
            <text:p>6642,168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61.42578125">
            <text:p>6561,4258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73.22265625">
            <text:p>6573,2227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63.3203125">
            <text:p>6563,3203</text:p>
          </table:table-cell>
          <table:table-cell table:number-columns-repeated="1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62.9296875">
            <text:p>6562,9297</text:p>
          </table:table-cell>
          <table:table-cell table:number-columns-repeated="1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549.81445313">
            <text:p>6549,8145</text:p>
          </table:table-cell>
          <table:table-cell table:number-columns-repeated="1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503.7109375">
            <text:p>6503,7109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76.66992188">
            <text:p>6476,6699</text:p>
          </table:table-cell>
          <table:table-cell table:number-columns-repeated="1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448.38867188">
            <text:p>6448,3887</text:p>
          </table:table-cell>
          <table:table-cell table:number-columns-repeated="1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438.13476563">
            <text:p>6438,1348</text:p>
          </table:table-cell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425.51757813">
            <text:p>6425,5176</text:p>
          </table:table-cell>
          <table:table-cell table:number-columns-repeated="1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415.65429688">
            <text:p>6415,6543</text:p>
          </table:table-cell>
          <table:table-cell table:number-columns-repeated="1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399.09179688">
            <text:p>6399,0918</text:p>
          </table:table-cell>
          <table:table-cell table:number-columns-repeated="1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387.16796875">
            <text:p>6387,168</text:p>
          </table:table-cell>
          <table:table-cell table:number-columns-repeated="1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361.27929688">
            <text:p>6361,2793</text:p>
          </table:table-cell>
          <table:table-cell table:number-columns-repeated="1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62.82226563">
            <text:p>6362,8223</text:p>
          </table:table-cell>
          <table:table-cell table:number-columns-repeated="1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346.12304688">
            <text:p>6346,123</text:p>
          </table:table-cell>
          <table:table-cell table:number-columns-repeated="1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322.86132813">
            <text:p>6322,8613</text:p>
          </table:table-cell>
          <table:table-cell table:number-columns-repeated="1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280">
            <text:p>6280</text:p>
          </table:table-cell>
          <table:table-cell table:number-columns-repeated="1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255.16601563">
            <text:p>6255,166</text:p>
          </table:table-cell>
          <table:table-cell table:number-columns-repeated="1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243.28125">
            <text:p>6243,2813</text:p>
          </table:table-cell>
          <table:table-cell table:number-columns-repeated="1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16.43554688">
            <text:p>6216,4355</text:p>
          </table:table-cell>
          <table:table-cell table:number-columns-repeated="1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97.9296875">
            <text:p>6197,9297</text:p>
          </table:table-cell>
          <table:table-cell table:number-columns-repeated="1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78.76953125">
            <text:p>6178,7695</text:p>
          </table:table-cell>
          <table:table-cell table:number-columns-repeated="1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32.72460938">
            <text:p>6132,7246</text:p>
          </table:table-cell>
          <table:table-cell table:number-columns-repeated="1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24.61914063">
            <text:p>6124,6191</text:p>
          </table:table-cell>
          <table:table-cell table:number-columns-repeated="1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68.48632813">
            <text:p>6068,4863</text:p>
          </table:table-cell>
          <table:table-cell table:number-columns-repeated="1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41.51367188">
            <text:p>6041,5137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ooc:=[.E710]/(287.053*(273.15+[.F710]))" office:value-type="float" office:value="1.15750825580877">
            <text:p>1,1575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9.01894569">
            <text:p>19,0189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6">
            <text:p>23,6</text:p>
          </table:table-cell>
          <table:table-cell office:value-type="float" office:value="0.0690638059415206">
            <text:p>0,0691</text:p>
          </table:table-cell>
          <table:table-cell table:formula="oooc:=([.B710]*2/[.$E$709])^(1/2)" office:value-type="float" office:value="5.73252778431698">
            <text:p>5,7325</text:p>
          </table:table-cell>
          <table:table-cell table:formula="oooc:=[.E507]/([.$E$709]*(2*3.1416/60*[.B610])^2*(0.045*2.5)^4)" office:value-type="float" office:value="0.00257049127592271">
            <text:p>0,0026</text:p>
          </table:table-cell>
          <table:table-cell table:formula="oooc:=ABS([.C507])/([.$E$709]*(2*3.1416/60*[.B610])^2*(0.045*2.5)^5)" office:value-type="float" office:value="0.000522117607216255">
            <text:p>0,0005</text:p>
          </table:table-cell>
          <table:table-cell table:formula="oooc:=[.H710]/(2*3.1416/60*[.B610]*(0.045*2.5))" office:value-type="float" office:value="0.0690638059415206">
            <text:p>0,0691</text:p>
          </table:table-cell>
          <table:table-cell table:formula="oooc:=COS(RADIANS([.A710]))*[.K710]" office:value-type="float" office:value="0.06880099730898">
            <text:p>0,0688</text:p>
          </table:table-cell>
          <table:table-cell/>
          <table:table-cell office:value-type="float" office:value="0.00257049127592271">
            <text:p>0,0026</text:p>
          </table:table-cell>
          <table:table-cell table:formula="oooc:=[.I710]/[.J710]*[.N710]" office:value-type="float" office:value="0.0126550518662322">
            <text:p>0,0127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9.05859375">
            <text:p>19,0586</text:p>
          </table:table-cell>
          <table:table-cell table:number-columns-repeated="4"/>
          <table:table-cell office:value-type="float" office:value="0.0691319229054241">
            <text:p>0,0691</text:p>
          </table:table-cell>
          <table:table-cell table:formula="oooc:=([.B711]*2/[.$E$709])^(1/2)" office:value-type="float" office:value="5.73849986290164">
            <text:p>5,7385</text:p>
          </table:table-cell>
          <table:table-cell table:formula="oooc:=[.E508]/([.$E$709]*(2*3.1416/60*[.B611])^2*(0.045*2.5)^4)" office:value-type="float" office:value="0.00256459862916805">
            <text:p>0,0026</text:p>
          </table:table-cell>
          <table:table-cell table:formula="oooc:=ABS([.C508])/([.$E$709]*(2*3.1416/60*[.B611])^2*(0.045*2.5)^5)" office:value-type="float" office:value="0.000512921098801122">
            <text:p>0,0005</text:p>
          </table:table-cell>
          <table:table-cell table:formula="oooc:=[.H711]/(2*3.1416/60*[.B611]*(0.045*2.5))" office:value-type="float" office:value="0.0691319229054241">
            <text:p>0,0691</text:p>
          </table:table-cell>
          <table:table-cell table:formula="oooc:=COS(RADIANS([.A711]))*[.K711]" office:value-type="float" office:value="0.0689635210157848">
            <text:p>0,069</text:p>
          </table:table-cell>
          <table:table-cell/>
          <table:table-cell office:value-type="float" office:value="0.00256459862916805">
            <text:p>0,0026</text:p>
          </table:table-cell>
          <table:table-cell table:formula="oooc:=[.I711]/[.J711]*[.N711]" office:value-type="float" office:value="0.0128229588217443">
            <text:p>0,012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9.50429726">
            <text:p>19,5043</text:p>
          </table:table-cell>
          <table:table-cell table:number-columns-repeated="4"/>
          <table:table-cell office:value-type="float" office:value="0.0699451099918176">
            <text:p>0,0699</text:p>
          </table:table-cell>
          <table:table-cell table:formula="oooc:=([.B712]*2/[.$E$709])^(1/2)" office:value-type="float" office:value="5.80521224762008">
            <text:p>5,8052</text:p>
          </table:table-cell>
          <table:table-cell table:formula="oooc:=[.E509]/([.$E$709]*(2*3.1416/60*[.B612])^2*(0.045*2.5)^4)" office:value-type="float" office:value="0.00255072375720115">
            <text:p>0,0026</text:p>
          </table:table-cell>
          <table:table-cell table:formula="oooc:=ABS([.C509])/([.$E$709]*(2*3.1416/60*[.B612])^2*(0.045*2.5)^5)" office:value-type="float" office:value="0.000509531426917474">
            <text:p>0,0005</text:p>
          </table:table-cell>
          <table:table-cell table:formula="oooc:=[.H712]/(2*3.1416/60*[.B612]*(0.045*2.5))" office:value-type="float" office:value="0.0699451099918176">
            <text:p>0,0699</text:p>
          </table:table-cell>
          <table:table-cell table:formula="oooc:=COS(RADIANS([.A712]))*[.K712]" office:value-type="float" office:value="0.0698492526494863">
            <text:p>0,0698</text:p>
          </table:table-cell>
          <table:table-cell/>
          <table:table-cell office:value-type="float" office:value="0.00255072375720115">
            <text:p>0,0026</text:p>
          </table:table-cell>
          <table:table-cell table:formula="oooc:=[.I712]/[.J712]*[.N712]" office:value-type="float" office:value="0.0127689703555893">
            <text:p>0,0128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9.59042931">
            <text:p>19,5904</text:p>
          </table:table-cell>
          <table:table-cell table:number-columns-repeated="4"/>
          <table:table-cell office:value-type="float" office:value="0.0701984402183025">
            <text:p>0,0702</text:p>
          </table:table-cell>
          <table:table-cell table:formula="oooc:=([.B713]*2/[.$E$709])^(1/2)" office:value-type="float" office:value="5.81801619582673">
            <text:p>5,818</text:p>
          </table:table-cell>
          <table:table-cell table:formula="oooc:=[.E510]/([.$E$709]*(2*3.1416/60*[.B613])^2*(0.045*2.5)^4)" office:value-type="float" office:value="0.00253355687685353">
            <text:p>0,0025</text:p>
          </table:table-cell>
          <table:table-cell table:formula="oooc:=ABS([.C510])/([.$E$709]*(2*3.1416/60*[.B613])^2*(0.045*2.5)^5)" office:value-type="float" office:value="0.000513306349225482">
            <text:p>0,0005</text:p>
          </table:table-cell>
          <table:table-cell table:formula="oooc:=[.H713]/(2*3.1416/60*[.B613]*(0.045*2.5))" office:value-type="float" office:value="0.0701984402183025">
            <text:p>0,0702</text:p>
          </table:table-cell>
          <table:table-cell table:formula="oooc:=COS(RADIANS([.A713]))*[.K713]" office:value-type="float" office:value="0.0701556772252199">
            <text:p>0,0702</text:p>
          </table:table-cell>
          <table:table-cell/>
          <table:table-cell office:value-type="float" office:value="0.00253355687685353">
            <text:p>0,0025</text:p>
          </table:table-cell>
          <table:table-cell table:formula="oooc:=[.I713]/[.J713]*[.N713]" office:value-type="float" office:value="0.0125050283479587">
            <text:p>0,012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9.17890549">
            <text:p>19,1789</text:p>
          </table:table-cell>
          <table:table-cell>
            <draw:frame table:end-cell-address="Sheet1.G728" table:end-x="0.635cm" table:end-y="0.454cm" draw:z-index="11" svg:width="7.986cm" svg:height="6.614cm" svg:x="1.68cm" svg:y="0.161cm">
              <draw:object draw:notify-on-update-of-ranges="Sheet1.A710:Sheet1.A805 Sheet1.I710:Sheet1.I8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 office:value-type="float" office:value="0.069352668850704">
            <text:p>0,0694</text:p>
          </table:table-cell>
          <table:table-cell table:formula="oooc:=([.B714]*2/[.$E$709])^(1/2)" office:value-type="float" office:value="5.7565841651087">
            <text:p>5,7566</text:p>
          </table:table-cell>
          <table:table-cell table:formula="oooc:=[.E511]/([.$E$709]*(2*3.1416/60*[.B614])^2*(0.045*2.5)^4)" office:value-type="float" office:value="0.00254512712055869">
            <text:p>0,0025</text:p>
          </table:table-cell>
          <table:table-cell table:formula="oooc:=ABS([.C511])/([.$E$709]*(2*3.1416/60*[.B614])^2*(0.045*2.5)^5)" office:value-type="float" office:value="0.000513895169413757">
            <text:p>0,0005</text:p>
          </table:table-cell>
          <table:table-cell table:formula="oooc:=[.H714]/(2*3.1416/60*[.B614]*(0.045*2.5))" office:value-type="float" office:value="0.069352668850704">
            <text:p>0,0694</text:p>
          </table:table-cell>
          <table:table-cell table:formula="oooc:=COS(RADIANS([.A714]))*[.K714]" office:value-type="float" office:value="0.0693421061033209">
            <text:p>0,0693</text:p>
          </table:table-cell>
          <table:table-cell/>
          <table:table-cell office:value-type="float" office:value="0.00254512712055869">
            <text:p>0,0025</text:p>
          </table:table-cell>
          <table:table-cell table:formula="oooc:=[.I714]/[.J714]*[.N714]" office:value-type="float" office:value="0.0126050456305962">
            <text:p>0,01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7333946">
            <text:p>19,5733</text:p>
          </table:table-cell>
          <table:table-cell table:number-columns-repeated="4"/>
          <table:table-cell office:value-type="float" office:value="0.070062582408203">
            <text:p>0,0701</text:p>
          </table:table-cell>
          <table:table-cell table:formula="oooc:=([.B715]*2/[.$E$709])^(1/2)" office:value-type="float" office:value="5.81547794828816">
            <text:p>5,8155</text:p>
          </table:table-cell>
          <table:table-cell table:formula="oooc:=[.E512]/([.$E$709]*(2*3.1416/60*[.B615])^2*(0.045*2.5)^4)" office:value-type="float" office:value="0.00248926801717082">
            <text:p>0,0025</text:p>
          </table:table-cell>
          <table:table-cell table:formula="oooc:=ABS([.C512])/([.$E$709]*(2*3.1416/60*[.B615])^2*(0.045*2.5)^5)" office:value-type="float" office:value="0.000508885705908335">
            <text:p>0,0005</text:p>
          </table:table-cell>
          <table:table-cell table:formula="oooc:=[.H715]/(2*3.1416/60*[.B615]*(0.045*2.5))" office:value-type="float" office:value="0.070062582408203">
            <text:p>0,0701</text:p>
          </table:table-cell>
          <table:table-cell table:formula="oooc:=COS(RADIANS([.A715]))*[.K715]" office:value-type="float" office:value="0.070062582408203">
            <text:p>0,0701</text:p>
          </table:table-cell>
          <table:table-cell/>
          <table:table-cell office:value-type="float" office:value="0.00248926801717082">
            <text:p>0,0025</text:p>
          </table:table-cell>
          <table:table-cell table:formula="oooc:=[.I715]/[.J715]*[.N715]" office:value-type="float" office:value="0.0121765166310757">
            <text:p>0,01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7380867">
            <text:p>19,7381</text:p>
          </table:table-cell>
          <table:table-cell table:number-columns-repeated="4"/>
          <table:table-cell office:value-type="float" office:value="0.0704132313121467">
            <text:p>0,0704</text:p>
          </table:table-cell>
          <table:table-cell table:formula="oooc:=([.B716]*2/[.$E$709])^(1/2)" office:value-type="float" office:value="5.83990087198386">
            <text:p>5,8399</text:p>
          </table:table-cell>
          <table:table-cell table:formula="oooc:=[.E513]/([.$E$709]*(2*3.1416/60*[.B616])^2*(0.045*2.5)^4)" office:value-type="float" office:value="0.0024468282844271">
            <text:p>0,0024</text:p>
          </table:table-cell>
          <table:table-cell table:formula="oooc:=ABS([.C513])/([.$E$709]*(2*3.1416/60*[.B616])^2*(0.045*2.5)^5)" office:value-type="float" office:value="0.000505658334233737">
            <text:p>0,0005</text:p>
          </table:table-cell>
          <table:table-cell table:formula="oooc:=[.H716]/(2*3.1416/60*[.B616]*(0.045*2.5))" office:value-type="float" office:value="0.0704132313121467">
            <text:p>0,0704</text:p>
          </table:table-cell>
          <table:table-cell table:formula="oooc:=COS(RADIANS([.A716]))*[.K716]" office:value-type="float" office:value="0.0704025070359637">
            <text:p>0,0704</text:p>
          </table:table-cell>
          <table:table-cell/>
          <table:table-cell office:value-type="float" office:value="0.0024468282844271">
            <text:p>0,0024</text:p>
          </table:table-cell>
          <table:table-cell table:formula="oooc:=[.I716]/[.J716]*[.N716]" office:value-type="float" office:value="0.0118399485347057">
            <text:p>0,0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58154297">
            <text:p>19,5815</text:p>
          </table:table-cell>
          <table:table-cell table:number-columns-repeated="4"/>
          <table:table-cell office:value-type="float" office:value="0.0700860059880391">
            <text:p>0,0701</text:p>
          </table:table-cell>
          <table:table-cell table:formula="oooc:=([.B717]*2/[.$E$709])^(1/2)" office:value-type="float" office:value="5.81669650207444">
            <text:p>5,8167</text:p>
          </table:table-cell>
          <table:table-cell table:formula="oooc:=[.E514]/([.$E$709]*(2*3.1416/60*[.B617])^2*(0.045*2.5)^4)" office:value-type="float" office:value="0.00246509993020637">
            <text:p>0,0025</text:p>
          </table:table-cell>
          <table:table-cell table:formula="oooc:=ABS([.C514])/([.$E$709]*(2*3.1416/60*[.B617])^2*(0.045*2.5)^5)" office:value-type="float" office:value="0.000505876916631037">
            <text:p>0,0005</text:p>
          </table:table-cell>
          <table:table-cell table:formula="oooc:=[.H717]/(2*3.1416/60*[.B617]*(0.045*2.5))" office:value-type="float" office:value="0.0700860059880391">
            <text:p>0,0701</text:p>
          </table:table-cell>
          <table:table-cell table:formula="oooc:=COS(RADIANS([.A717]))*[.K717]" office:value-type="float" office:value="0.0700433114868517">
            <text:p>0,07</text:p>
          </table:table-cell>
          <table:table-cell/>
          <table:table-cell office:value-type="float" office:value="0.00246509993020637">
            <text:p>0,0025</text:p>
          </table:table-cell>
          <table:table-cell table:formula="oooc:=[.I717]/[.J717]*[.N717]" office:value-type="float" office:value="0.0120122454022457">
            <text:p>0,0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55078125">
            <text:p>19,5508</text:p>
          </table:table-cell>
          <table:table-cell table:number-columns-repeated="4"/>
          <table:table-cell office:value-type="float" office:value="0.0700289918408048">
            <text:p>0,07</text:p>
          </table:table-cell>
          <table:table-cell table:formula="oooc:=([.B718]*2/[.$E$709])^(1/2)" office:value-type="float" office:value="5.81212582248063">
            <text:p>5,8121</text:p>
          </table:table-cell>
          <table:table-cell table:formula="oooc:=[.E515]/([.$E$709]*(2*3.1416/60*[.B618])^2*(0.045*2.5)^4)" office:value-type="float" office:value="0.0024988482633276">
            <text:p>0,0025</text:p>
          </table:table-cell>
          <table:table-cell table:formula="oooc:=ABS([.C515])/([.$E$709]*(2*3.1416/60*[.B618])^2*(0.045*2.5)^5)" office:value-type="float" office:value="0.000505625085469733">
            <text:p>0,0005</text:p>
          </table:table-cell>
          <table:table-cell table:formula="oooc:=[.H718]/(2*3.1416/60*[.B618]*(0.045*2.5))" office:value-type="float" office:value="0.0700289918408048">
            <text:p>0,07</text:p>
          </table:table-cell>
          <table:table-cell table:formula="oooc:=COS(RADIANS([.A718]))*[.K718]" office:value-type="float" office:value="0.0699330195413148">
            <text:p>0,0699</text:p>
          </table:table-cell>
          <table:table-cell/>
          <table:table-cell office:value-type="float" office:value="0.0024988482633276">
            <text:p>0,0025</text:p>
          </table:table-cell>
          <table:table-cell table:formula="oooc:=[.I718]/[.J718]*[.N718]" office:value-type="float" office:value="0.0123495507295378">
            <text:p>0,01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69228554">
            <text:p>19,6923</text:p>
          </table:table-cell>
          <table:table-cell table:number-columns-repeated="4"/>
          <table:table-cell office:value-type="float" office:value="0.0703847980644893">
            <text:p>0,0704</text:p>
          </table:table-cell>
          <table:table-cell table:formula="oooc:=([.B719]*2/[.$E$709])^(1/2)" office:value-type="float" office:value="5.83312135015275">
            <text:p>5,8331</text:p>
          </table:table-cell>
          <table:table-cell table:formula="oooc:=[.E516]/([.$E$709]*(2*3.1416/60*[.B619])^2*(0.045*2.5)^4)" office:value-type="float" office:value="0.00249132235973826">
            <text:p>0,0025</text:p>
          </table:table-cell>
          <table:table-cell table:formula="oooc:=ABS([.C516])/([.$E$709]*(2*3.1416/60*[.B619])^2*(0.045*2.5)^5)" office:value-type="float" office:value="0.000500318980178429">
            <text:p>0,0005</text:p>
          </table:table-cell>
          <table:table-cell table:formula="oooc:=[.H719]/(2*3.1416/60*[.B619]*(0.045*2.5))" office:value-type="float" office:value="0.0703847980644893">
            <text:p>0,0704</text:p>
          </table:table-cell>
          <table:table-cell table:formula="oooc:=COS(RADIANS([.A719]))*[.K719]" office:value-type="float" office:value="0.0702133442339317">
            <text:p>0,0702</text:p>
          </table:table-cell>
          <table:table-cell/>
          <table:table-cell office:value-type="float" office:value="0.00249132235973826">
            <text:p>0,0025</text:p>
          </table:table-cell>
          <table:table-cell table:formula="oooc:=[.I719]/[.J719]*[.N719]" office:value-type="float" office:value="0.0124054600085695">
            <text:p>0,0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45234299">
            <text:p>19,4523</text:p>
          </table:table-cell>
          <table:table-cell table:number-columns-repeated="4"/>
          <table:table-cell office:value-type="float" office:value="0.0699527364615821">
            <text:p>0,07</text:p>
          </table:table-cell>
          <table:table-cell table:formula="oooc:=([.B720]*2/[.$E$709])^(1/2)" office:value-type="float" office:value="5.79747531975909">
            <text:p>5,7975</text:p>
          </table:table-cell>
          <table:table-cell table:formula="oooc:=[.E517]/([.$E$709]*(2*3.1416/60*[.B620])^2*(0.045*2.5)^4)" office:value-type="float" office:value="0.00250046943886605">
            <text:p>0,0025</text:p>
          </table:table-cell>
          <table:table-cell table:formula="oooc:=ABS([.C517])/([.$E$709]*(2*3.1416/60*[.B620])^2*(0.045*2.5)^5)" office:value-type="float" office:value="0.000497456672624902">
            <text:p>0,0005</text:p>
          </table:table-cell>
          <table:table-cell table:formula="oooc:=[.H720]/(2*3.1416/60*[.B620]*(0.045*2.5))" office:value-type="float" office:value="0.0699527364615821">
            <text:p>0,07</text:p>
          </table:table-cell>
          <table:table-cell table:formula="oooc:=COS(RADIANS([.A720]))*[.K720]" office:value-type="float" office:value="0.0696865451800372">
            <text:p>0,0697</text:p>
          </table:table-cell>
          <table:table-cell/>
          <table:table-cell office:value-type="float" office:value="0.00250046943886605">
            <text:p>0,0025</text:p>
          </table:table-cell>
          <table:table-cell table:formula="oooc:=[.I720]/[.J720]*[.N720]" office:value-type="float" office:value="0.0125686270961281">
            <text:p>0,01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42226601">
            <text:p>19,4223</text:p>
          </table:table-cell>
          <table:table-cell table:number-columns-repeated="4"/>
          <table:table-cell office:value-type="float" office:value="0.0698009635284989">
            <text:p>0,0698</text:p>
          </table:table-cell>
          <table:table-cell table:formula="oooc:=([.B721]*2/[.$E$709])^(1/2)" office:value-type="float" office:value="5.79299159242852">
            <text:p>5,793</text:p>
          </table:table-cell>
          <table:table-cell table:formula="oooc:=[.E518]/([.$E$709]*(2*3.1416/60*[.B621])^2*(0.045*2.5)^4)" office:value-type="float" office:value="0.00248946301977581">
            <text:p>0,0025</text:p>
          </table:table-cell>
          <table:table-cell table:formula="oooc:=ABS([.C518])/([.$E$709]*(2*3.1416/60*[.B621])^2*(0.045*2.5)^5)" office:value-type="float" office:value="0.000497224252319247">
            <text:p>0,0005</text:p>
          </table:table-cell>
          <table:table-cell table:formula="oooc:=[.H721]/(2*3.1416/60*[.B621]*(0.045*2.5))" office:value-type="float" office:value="0.0698009635284989">
            <text:p>0,0698</text:p>
          </table:table-cell>
          <table:table-cell table:formula="oooc:=COS(RADIANS([.A721]))*[.K721]" office:value-type="float" office:value="0.0694185865468944">
            <text:p>0,0694</text:p>
          </table:table-cell>
          <table:table-cell/>
          <table:table-cell office:value-type="float" office:value="0.00248946301977581">
            <text:p>0,0025</text:p>
          </table:table-cell>
          <table:table-cell table:formula="oooc:=[.I721]/[.J721]*[.N721]" office:value-type="float" office:value="0.0124640463491555">
            <text:p>0,01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.42021561">
            <text:p>19,4202</text:p>
          </table:table-cell>
          <table:table-cell table:number-columns-repeated="4"/>
          <table:table-cell office:value-type="float" office:value="0.0698683704562775">
            <text:p>0,0699</text:p>
          </table:table-cell>
          <table:table-cell table:formula="oooc:=([.B722]*2/[.$E$709])^(1/2)" office:value-type="float" office:value="5.7926858025825">
            <text:p>5,7927</text:p>
          </table:table-cell>
          <table:table-cell table:formula="oooc:=[.E519]/([.$E$709]*(2*3.1416/60*[.B622])^2*(0.045*2.5)^4)" office:value-type="float" office:value="0.00250440880213686">
            <text:p>0,0025</text:p>
          </table:table-cell>
          <table:table-cell table:formula="oooc:=ABS([.C519])/([.$E$709]*(2*3.1416/60*[.B622])^2*(0.045*2.5)^5)" office:value-type="float" office:value="0.000500758954255593">
            <text:p>0,0005</text:p>
          </table:table-cell>
          <table:table-cell table:formula="oooc:=[.H722]/(2*3.1416/60*[.B622]*(0.045*2.5))" office:value-type="float" office:value="0.0698683704562775">
            <text:p>0,0699</text:p>
          </table:table-cell>
          <table:table-cell table:formula="oooc:=COS(RADIANS([.A722]))*[.K722]" office:value-type="float" office:value="0.0693475822178284">
            <text:p>0,0693</text:p>
          </table:table-cell>
          <table:table-cell/>
          <table:table-cell office:value-type="float" office:value="0.00250440880213686">
            <text:p>0,0025</text:p>
          </table:table-cell>
          <table:table-cell table:formula="oooc:=[.I722]/[.J722]*[.N722]" office:value-type="float" office:value="0.0125251149179037">
            <text:p>0,0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53095627">
            <text:p>19,531</text:p>
          </table:table-cell>
          <table:table-cell table:number-columns-repeated="4"/>
          <table:table-cell office:value-type="float" office:value="0.0700879125829164">
            <text:p>0,0701</text:p>
          </table:table-cell>
          <table:table-cell table:formula="oooc:=([.B723]*2/[.$E$709])^(1/2)" office:value-type="float" office:value="5.80917825476299">
            <text:p>5,8092</text:p>
          </table:table-cell>
          <table:table-cell table:formula="oooc:=[.E520]/([.$E$709]*(2*3.1416/60*[.B623])^2*(0.045*2.5)^4)" office:value-type="float" office:value="0.00248565235866018">
            <text:p>0,0025</text:p>
          </table:table-cell>
          <table:table-cell table:formula="oooc:=ABS([.C520])/([.$E$709]*(2*3.1416/60*[.B623])^2*(0.045*2.5)^5)" office:value-type="float" office:value="0.000487205720897208">
            <text:p>0,0005</text:p>
          </table:table-cell>
          <table:table-cell table:formula="oooc:=[.H723]/(2*3.1416/60*[.B623]*(0.045*2.5))" office:value-type="float" office:value="0.0700879125829164">
            <text:p>0,0701</text:p>
          </table:table-cell>
          <table:table-cell table:formula="oooc:=COS(RADIANS([.A723]))*[.K723]" office:value-type="float" office:value="0.0694058218356126">
            <text:p>0,0694</text:p>
          </table:table-cell>
          <table:table-cell/>
          <table:table-cell office:value-type="float" office:value="0.00248565235866018">
            <text:p>0,0025</text:p>
          </table:table-cell>
          <table:table-cell table:formula="oooc:=[.I723]/[.J723]*[.N723]" office:value-type="float" office:value="0.0126814349321166">
            <text:p>0,01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07304764">
            <text:p>20,073</text:p>
          </table:table-cell>
          <table:table-cell table:number-columns-repeated="4"/>
          <table:table-cell office:value-type="float" office:value="0.0711653442895359">
            <text:p>0,0712</text:p>
          </table:table-cell>
          <table:table-cell table:formula="oooc:=([.B724]*2/[.$E$709])^(1/2)" office:value-type="float" office:value="5.88924479620529">
            <text:p>5,8892</text:p>
          </table:table-cell>
          <table:table-cell table:formula="oooc:=[.E521]/([.$E$709]*(2*3.1416/60*[.B624])^2*(0.045*2.5)^4)" office:value-type="float" office:value="0.00249973065814082">
            <text:p>0,0025</text:p>
          </table:table-cell>
          <table:table-cell table:formula="oooc:=ABS([.C521])/([.$E$709]*(2*3.1416/60*[.B624])^2*(0.045*2.5)^5)" office:value-type="float" office:value="0.000483555486466615">
            <text:p>0,0005</text:p>
          </table:table-cell>
          <table:table-cell table:formula="oooc:=[.H724]/(2*3.1416/60*[.B624]*(0.045*2.5))" office:value-type="float" office:value="0.0711653442895359">
            <text:p>0,0712</text:p>
          </table:table-cell>
          <table:table-cell table:formula="oooc:=COS(RADIANS([.A724]))*[.K724]" office:value-type="float" office:value="0.0702891808092134">
            <text:p>0,0703</text:p>
          </table:table-cell>
          <table:table-cell/>
          <table:table-cell office:value-type="float" office:value="0.00249973065814082">
            <text:p>0,0025</text:p>
          </table:table-cell>
          <table:table-cell table:formula="oooc:=[.I724]/[.J724]*[.N724]" office:value-type="float" office:value="0.0129223088934605">
            <text:p>0,01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52275467">
            <text:p>19,5228</text:p>
          </table:table-cell>
          <table:table-cell table:number-columns-repeated="4"/>
          <table:table-cell office:value-type="float" office:value="0.0702784428802109">
            <text:p>0,0703</text:p>
          </table:table-cell>
          <table:table-cell table:formula="oooc:=([.B725]*2/[.$E$709])^(1/2)" office:value-type="float" office:value="5.80795840770099">
            <text:p>5,808</text:p>
          </table:table-cell>
          <table:table-cell table:formula="oooc:=[.E522]/([.$E$709]*(2*3.1416/60*[.B625])^2*(0.045*2.5)^4)" office:value-type="float" office:value="0.00251390555862883">
            <text:p>0,0025</text:p>
          </table:table-cell>
          <table:table-cell table:formula="oooc:=ABS([.C522])/([.$E$709]*(2*3.1416/60*[.B625])^2*(0.045*2.5)^5)" office:value-type="float" office:value="0.000476809972689775">
            <text:p>0,0005</text:p>
          </table:table-cell>
          <table:table-cell table:formula="oooc:=[.H725]/(2*3.1416/60*[.B625]*(0.045*2.5))" office:value-type="float" office:value="0.0702784428802109">
            <text:p>0,0703</text:p>
          </table:table-cell>
          <table:table-cell table:formula="oooc:=COS(RADIANS([.A725]))*[.K725]" office:value-type="float" office:value="0.0692107554180573">
            <text:p>0,0692</text:p>
          </table:table-cell>
          <table:table-cell/>
          <table:table-cell office:value-type="float" office:value="0.00251390555862883">
            <text:p>0,0025</text:p>
          </table:table-cell>
          <table:table-cell table:formula="oooc:=[.I725]/[.J725]*[.N725]" office:value-type="float" office:value="0.0132541715141866">
            <text:p>0,01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52685547">
            <text:p>19,5269</text:p>
          </table:table-cell>
          <table:table-cell table:number-columns-repeated="4"/>
          <table:table-cell office:value-type="float" office:value="0.0702846494205558">
            <text:p>0,0703</text:p>
          </table:table-cell>
          <table:table-cell table:formula="oooc:=([.B726]*2/[.$E$709])^(1/2)" office:value-type="float" office:value="5.80856836325423">
            <text:p>5,8086</text:p>
          </table:table-cell>
          <table:table-cell table:formula="oooc:=[.E523]/([.$E$709]*(2*3.1416/60*[.B626])^2*(0.045*2.5)^4)" office:value-type="float" office:value="0.00250026743886544">
            <text:p>0,0025</text:p>
          </table:table-cell>
          <table:table-cell table:formula="oooc:=ABS([.C523])/([.$E$709]*(2*3.1416/60*[.B626])^2*(0.045*2.5)^5)" office:value-type="float" office:value="0.000483786598913694">
            <text:p>0,0005</text:p>
          </table:table-cell>
          <table:table-cell table:formula="oooc:=[.H726]/(2*3.1416/60*[.B626]*(0.045*2.5))" office:value-type="float" office:value="0.0702846494205558">
            <text:p>0,0703</text:p>
          </table:table-cell>
          <table:table-cell table:formula="oooc:=COS(RADIANS([.A726]))*[.K726]" office:value-type="float" office:value="0.0689933224503067">
            <text:p>0,069</text:p>
          </table:table-cell>
          <table:table-cell/>
          <table:table-cell office:value-type="float" office:value="0.00250026743886544">
            <text:p>0,0025</text:p>
          </table:table-cell>
          <table:table-cell table:formula="oooc:=[.I726]/[.J726]*[.N726]" office:value-type="float" office:value="0.0129216834031527">
            <text:p>0,01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82421875">
            <text:p>19,8242</text:p>
          </table:table-cell>
          <table:table-cell table:number-columns-repeated="4"/>
          <table:table-cell office:value-type="float" office:value="0.0708097065285394">
            <text:p>0,0708</text:p>
          </table:table-cell>
          <table:table-cell table:formula="oooc:=([.B727]*2/[.$E$709])^(1/2)" office:value-type="float" office:value="5.85262893147872">
            <text:p>5,8526</text:p>
          </table:table-cell>
          <table:table-cell table:formula="oooc:=[.E524]/([.$E$709]*(2*3.1416/60*[.B627])^2*(0.045*2.5)^4)" office:value-type="float" office:value="0.00249077182694715">
            <text:p>0,0025</text:p>
          </table:table-cell>
          <table:table-cell table:formula="oooc:=ABS([.C524])/([.$E$709]*(2*3.1416/60*[.B627])^2*(0.045*2.5)^5)" office:value-type="float" office:value="0.000485421098135251">
            <text:p>0,0005</text:p>
          </table:table-cell>
          <table:table-cell table:formula="oooc:=[.H727]/(2*3.1416/60*[.B627]*(0.045*2.5))" office:value-type="float" office:value="0.0708097065285394">
            <text:p>0,0708</text:p>
          </table:table-cell>
          <table:table-cell table:formula="oooc:=COS(RADIANS([.A727]))*[.K727]" office:value-type="float" office:value="0.0692623445495557">
            <text:p>0,0693</text:p>
          </table:table-cell>
          <table:table-cell/>
          <table:table-cell office:value-type="float" office:value="0.00249077182694715">
            <text:p>0,0025</text:p>
          </table:table-cell>
          <table:table-cell table:formula="oooc:=[.I727]/[.J727]*[.N727]" office:value-type="float" office:value="0.0127805410966811">
            <text:p>0,01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40927696">
            <text:p>19,4093</text:p>
          </table:table-cell>
          <table:table-cell table:number-columns-repeated="4"/>
          <table:table-cell office:value-type="float" office:value="0.0700818956219415">
            <text:p>0,0701</text:p>
          </table:table-cell>
          <table:table-cell table:formula="oooc:=([.B728]*2/[.$E$709])^(1/2)" office:value-type="float" office:value="5.79105417580293">
            <text:p>5,7911</text:p>
          </table:table-cell>
          <table:table-cell table:formula="oooc:=[.E525]/([.$E$709]*(2*3.1416/60*[.B628])^2*(0.045*2.5)^4)" office:value-type="float" office:value="0.00250467875954412">
            <text:p>0,0025</text:p>
          </table:table-cell>
          <table:table-cell table:formula="oooc:=ABS([.C525])/([.$E$709]*(2*3.1416/60*[.B628])^2*(0.045*2.5)^5)" office:value-type="float" office:value="0.000483714755734496">
            <text:p>0,0005</text:p>
          </table:table-cell>
          <table:table-cell table:formula="oooc:=[.H728]/(2*3.1416/60*[.B628]*(0.045*2.5))" office:value-type="float" office:value="0.0700818956219415">
            <text:p>0,0701</text:p>
          </table:table-cell>
          <table:table-cell table:formula="oooc:=COS(RADIANS([.A728]))*[.K728]" office:value-type="float" office:value="0.0682857011774232">
            <text:p>0,0683</text:p>
          </table:table-cell>
          <table:table-cell/>
          <table:table-cell office:value-type="float" office:value="0.00250467875954412">
            <text:p>0,0025</text:p>
          </table:table-cell>
          <table:table-cell table:formula="oooc:=[.I728]/[.J728]*[.N728]" office:value-type="float" office:value="0.0129692460569776">
            <text:p>0,0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83515549">
            <text:p>19,8352</text:p>
          </table:table-cell>
          <table:table-cell table:number-columns-repeated="4"/>
          <table:table-cell office:value-type="float" office:value="0.0709491280654638">
            <text:p>0,0709</text:p>
          </table:table-cell>
          <table:table-cell table:formula="oooc:=([.B729]*2/[.$E$709])^(1/2)" office:value-type="float" office:value="5.85424311501885">
            <text:p>5,8542</text:p>
          </table:table-cell>
          <table:table-cell table:formula="oooc:=[.E526]/([.$E$709]*(2*3.1416/60*[.B629])^2*(0.045*2.5)^4)" office:value-type="float" office:value="0.00251766550043808">
            <text:p>0,0025</text:p>
          </table:table-cell>
          <table:table-cell table:formula="oooc:=ABS([.C526])/([.$E$709]*(2*3.1416/60*[.B629])^2*(0.045*2.5)^5)" office:value-type="float" office:value="0.000489404695015192">
            <text:p>0,0005</text:p>
          </table:table-cell>
          <table:table-cell table:formula="oooc:=[.H729]/(2*3.1416/60*[.B629]*(0.045*2.5))" office:value-type="float" office:value="0.0709491280654638">
            <text:p>0,0709</text:p>
          </table:table-cell>
          <table:table-cell table:formula="oooc:=COS(RADIANS([.A729]))*[.K729]" office:value-type="float" office:value="0.0688416357449279">
            <text:p>0,0688</text:p>
          </table:table-cell>
          <table:table-cell/>
          <table:table-cell office:value-type="float" office:value="0.00251766550043808">
            <text:p>0,0025</text:p>
          </table:table-cell>
          <table:table-cell table:formula="oooc:=[.I729]/[.J729]*[.N729]" office:value-type="float" office:value="0.0129517342940475">
            <text:p>0,0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6328125">
            <text:p>19,6328</text:p>
          </table:table-cell>
          <table:table-cell table:number-columns-repeated="4"/>
          <table:table-cell office:value-type="float" office:value="0.0705059011733379">
            <text:p>0,0705</text:p>
          </table:table-cell>
          <table:table-cell table:formula="oooc:=([.B730]*2/[.$E$709])^(1/2)" office:value-type="float" office:value="5.82430633005484">
            <text:p>5,8243</text:p>
          </table:table-cell>
          <table:table-cell table:formula="oooc:=[.E527]/([.$E$709]*(2*3.1416/60*[.B630])^2*(0.045*2.5)^4)" office:value-type="float" office:value="0.00251523434898184">
            <text:p>0,0025</text:p>
          </table:table-cell>
          <table:table-cell table:formula="oooc:=ABS([.C527])/([.$E$709]*(2*3.1416/60*[.B630])^2*(0.045*2.5)^5)" office:value-type="float" office:value="0.000482915093888869">
            <text:p>0,0005</text:p>
          </table:table-cell>
          <table:table-cell table:formula="oooc:=[.H730]/(2*3.1416/60*[.B630]*(0.045*2.5))" office:value-type="float" office:value="0.0705059011733379">
            <text:p>0,0705</text:p>
          </table:table-cell>
          <table:table-cell table:formula="oooc:=COS(RADIANS([.A730]))*[.K730]" office:value-type="float" office:value="0.0681034708491118">
            <text:p>0,0681</text:p>
          </table:table-cell>
          <table:table-cell/>
          <table:table-cell office:value-type="float" office:value="0.00251523434898184">
            <text:p>0,0025</text:p>
          </table:table-cell>
          <table:table-cell table:formula="oooc:=[.I730]/[.J730]*[.N730]" office:value-type="float" office:value="0.0131004474914051">
            <text:p>0,0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53847694">
            <text:p>19,5385</text:p>
          </table:table-cell>
          <table:table-cell table:number-columns-repeated="4"/>
          <table:table-cell office:value-type="float" office:value="0.070413190533112">
            <text:p>0,0704</text:p>
          </table:table-cell>
          <table:table-cell table:formula="oooc:=([.B731]*2/[.$E$709])^(1/2)" office:value-type="float" office:value="5.81029660009829">
            <text:p>5,8103</text:p>
          </table:table-cell>
          <table:table-cell table:formula="oooc:=[.E528]/([.$E$709]*(2*3.1416/60*[.B631])^2*(0.045*2.5)^4)" office:value-type="float" office:value="0.00251912346523585">
            <text:p>0,0025</text:p>
          </table:table-cell>
          <table:table-cell table:formula="oooc:=ABS([.C528])/([.$E$709]*(2*3.1416/60*[.B631])^2*(0.045*2.5)^5)" office:value-type="float" office:value="0.00048357356197428">
            <text:p>0,0005</text:p>
          </table:table-cell>
          <table:table-cell table:formula="oooc:=[.H731]/(2*3.1416/60*[.B631]*(0.045*2.5))" office:value-type="float" office:value="0.070413190533112">
            <text:p>0,0704</text:p>
          </table:table-cell>
          <table:table-cell table:formula="oooc:=COS(RADIANS([.A731]))*[.K731]" office:value-type="float" office:value="0.0676855029482872">
            <text:p>0,0677</text:p>
          </table:table-cell>
          <table:table-cell/>
          <table:table-cell office:value-type="float" office:value="0.00251912346523585">
            <text:p>0,0025</text:p>
          </table:table-cell>
          <table:table-cell table:formula="oooc:=[.I731]/[.J731]*[.N731]" office:value-type="float" office:value="0.0131230975638809">
            <text:p>0,01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34091759">
            <text:p>19,3409</text:p>
          </table:table-cell>
          <table:table-cell table:number-columns-repeated="4"/>
          <table:table-cell office:value-type="float" office:value="0.0700527855982695">
            <text:p>0,0701</text:p>
          </table:table-cell>
          <table:table-cell table:formula="oooc:=([.B732]*2/[.$E$709])^(1/2)" office:value-type="float" office:value="5.78084714963256">
            <text:p>5,7808</text:p>
          </table:table-cell>
          <table:table-cell table:formula="oooc:=[.E529]/([.$E$709]*(2*3.1416/60*[.B632])^2*(0.045*2.5)^4)" office:value-type="float" office:value="0.0025297241648451">
            <text:p>0,0025</text:p>
          </table:table-cell>
          <table:table-cell table:formula="oooc:=ABS([.C529])/([.$E$709]*(2*3.1416/60*[.B632])^2*(0.045*2.5)^5)" office:value-type="float" office:value="0.000482629323458141">
            <text:p>0,0005</text:p>
          </table:table-cell>
          <table:table-cell table:formula="oooc:=[.H732]/(2*3.1416/60*[.B632]*(0.045*2.5))" office:value-type="float" office:value="0.0700527855982695">
            <text:p>0,0701</text:p>
          </table:table-cell>
          <table:table-cell table:formula="oooc:=COS(RADIANS([.A732]))*[.K732]" office:value-type="float" office:value="0.066991812036084">
            <text:p>0,067</text:p>
          </table:table-cell>
          <table:table-cell/>
          <table:table-cell office:value-type="float" office:value="0.0025297241648451">
            <text:p>0,0025</text:p>
          </table:table-cell>
          <table:table-cell table:formula="oooc:=[.I732]/[.J732]*[.N732]" office:value-type="float" office:value="0.0132596674904613">
            <text:p>0,01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47421837">
            <text:p>19,4742</text:p>
          </table:table-cell>
          <table:table-cell table:number-columns-repeated="4"/>
          <table:table-cell office:value-type="float" office:value="0.0703964380668117">
            <text:p>0,0704</text:p>
          </table:table-cell>
          <table:table-cell table:formula="oooc:=([.B733]*2/[.$E$709])^(1/2)" office:value-type="float" office:value="5.8007342161538">
            <text:p>5,8007</text:p>
          </table:table-cell>
          <table:table-cell table:formula="oooc:=[.E530]/([.$E$709]*(2*3.1416/60*[.B633])^2*(0.045*2.5)^4)" office:value-type="float" office:value="0.00253784773951697">
            <text:p>0,0025</text:p>
          </table:table-cell>
          <table:table-cell table:formula="oooc:=ABS([.C530])/([.$E$709]*(2*3.1416/60*[.B633])^2*(0.045*2.5)^5)" office:value-type="float" office:value="0.000484013831483541">
            <text:p>0,0005</text:p>
          </table:table-cell>
          <table:table-cell table:formula="oooc:=[.H733]/(2*3.1416/60*[.B633]*(0.045*2.5))" office:value-type="float" office:value="0.0703964380668117">
            <text:p>0,0704</text:p>
          </table:table-cell>
          <table:table-cell table:formula="oooc:=COS(RADIANS([.A733]))*[.K733]" office:value-type="float" office:value="0.0669509911474095">
            <text:p>0,067</text:p>
          </table:table-cell>
          <table:table-cell/>
          <table:table-cell office:value-type="float" office:value="0.00253784773951697">
            <text:p>0,0025</text:p>
          </table:table-cell>
          <table:table-cell table:formula="oooc:=[.I733]/[.J733]*[.N733]" office:value-type="float" office:value="0.0133067915212882">
            <text:p>0,01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49335861">
            <text:p>19,4934</text:p>
          </table:table-cell>
          <table:table-cell table:number-columns-repeated="4"/>
          <table:table-cell office:value-type="float" office:value="0.0705294979512231">
            <text:p>0,0705</text:p>
          </table:table-cell>
          <table:table-cell table:formula="oooc:=([.B734]*2/[.$E$709])^(1/2)" office:value-type="float" office:value="5.80358414254174">
            <text:p>5,8036</text:p>
          </table:table-cell>
          <table:table-cell table:formula="oooc:=[.E531]/([.$E$709]*(2*3.1416/60*[.B634])^2*(0.045*2.5)^4)" office:value-type="float" office:value="0.00254285940290363">
            <text:p>0,0025</text:p>
          </table:table-cell>
          <table:table-cell table:formula="oooc:=ABS([.C531])/([.$E$709]*(2*3.1416/60*[.B634])^2*(0.045*2.5)^5)" office:value-type="float" office:value="0.000478867859412688">
            <text:p>0,0005</text:p>
          </table:table-cell>
          <table:table-cell table:formula="oooc:=[.H734]/(2*3.1416/60*[.B634]*(0.045*2.5))" office:value-type="float" office:value="0.0705294979512231">
            <text:p>0,0705</text:p>
          </table:table-cell>
          <table:table-cell table:formula="oooc:=COS(RADIANS([.A734]))*[.K734]" office:value-type="float" office:value="0.0666869504405754">
            <text:p>0,0667</text:p>
          </table:table-cell>
          <table:table-cell/>
          <table:table-cell office:value-type="float" office:value="0.00254285940290363">
            <text:p>0,0025</text:p>
          </table:table-cell>
          <table:table-cell table:formula="oooc:=[.I734]/[.J734]*[.N734]" office:value-type="float" office:value="0.013502960818598">
            <text:p>0,01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35800743">
            <text:p>19,358</text:p>
          </table:table-cell>
          <table:table-cell table:number-columns-repeated="4"/>
          <table:table-cell office:value-type="float" office:value="0.0702804783655079">
            <text:p>0,0703</text:p>
          </table:table-cell>
          <table:table-cell table:formula="oooc:=([.B735]*2/[.$E$709])^(1/2)" office:value-type="float" office:value="5.78340059463398">
            <text:p>5,7834</text:p>
          </table:table-cell>
          <table:table-cell table:formula="oooc:=[.E532]/([.$E$709]*(2*3.1416/60*[.B635])^2*(0.045*2.5)^4)" office:value-type="float" office:value="0.00257002112990183">
            <text:p>0,0026</text:p>
          </table:table-cell>
          <table:table-cell table:formula="oooc:=ABS([.C532])/([.$E$709]*(2*3.1416/60*[.B635])^2*(0.045*2.5)^5)" office:value-type="float" office:value="0.000481658663404266">
            <text:p>0,0005</text:p>
          </table:table-cell>
          <table:table-cell table:formula="oooc:=[.H735]/(2*3.1416/60*[.B635]*(0.045*2.5))" office:value-type="float" office:value="0.0702804783655079">
            <text:p>0,0703</text:p>
          </table:table-cell>
          <table:table-cell table:formula="oooc:=COS(RADIANS([.A735]))*[.K735]" office:value-type="float" office:value="0.0660420469053715">
            <text:p>0,066</text:p>
          </table:table-cell>
          <table:table-cell/>
          <table:table-cell office:value-type="float" office:value="0.00257002112990183">
            <text:p>0,0026</text:p>
          </table:table-cell>
          <table:table-cell table:formula="oooc:=[.I735]/[.J735]*[.N735]" office:value-type="float" office:value="0.0137130484925964">
            <text:p>0,01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53574181">
            <text:p>19,5357</text:p>
          </table:table-cell>
          <table:table-cell table:number-columns-repeated="4"/>
          <table:table-cell office:value-type="float" office:value="0.0706104741619354">
            <text:p>0,0706</text:p>
          </table:table-cell>
          <table:table-cell table:formula="oooc:=([.B736]*2/[.$E$709])^(1/2)" office:value-type="float" office:value="5.80988990328174">
            <text:p>5,8099</text:p>
          </table:table-cell>
          <table:table-cell table:formula="oooc:=[.E533]/([.$E$709]*(2*3.1416/60*[.B636])^2*(0.045*2.5)^4)" office:value-type="float" office:value="0.0025670989336697">
            <text:p>0,0026</text:p>
          </table:table-cell>
          <table:table-cell table:formula="oooc:=ABS([.C533])/([.$E$709]*(2*3.1416/60*[.B636])^2*(0.045*2.5)^5)" office:value-type="float" office:value="0.000480268957293616">
            <text:p>0,0005</text:p>
          </table:table-cell>
          <table:table-cell table:formula="oooc:=[.H736]/(2*3.1416/60*[.B636]*(0.045*2.5))" office:value-type="float" office:value="0.0706104741619354">
            <text:p>0,0706</text:p>
          </table:table-cell>
          <table:table-cell table:formula="oooc:=COS(RADIANS([.A736]))*[.K736]" office:value-type="float" office:value="0.0659205565832693">
            <text:p>0,0659</text:p>
          </table:table-cell>
          <table:table-cell/>
          <table:table-cell office:value-type="float" office:value="0.0025670989336697">
            <text:p>0,0026</text:p>
          </table:table-cell>
          <table:table-cell table:formula="oooc:=[.I736]/[.J736]*[.N736]" office:value-type="float" office:value="0.0137214717611226">
            <text:p>0,01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6833992">
            <text:p>19,6834</text:p>
          </table:table-cell>
          <table:table-cell table:number-columns-repeated="4"/>
          <table:table-cell office:value-type="float" office:value="0.0708732525750602">
            <text:p>0,0709</text:p>
          </table:table-cell>
          <table:table-cell table:formula="oooc:=([.B737]*2/[.$E$709])^(1/2)" office:value-type="float" office:value="5.8318050745846">
            <text:p>5,8318</text:p>
          </table:table-cell>
          <table:table-cell table:formula="oooc:=[.E534]/([.$E$709]*(2*3.1416/60*[.B637])^2*(0.045*2.5)^4)" office:value-type="float" office:value="0.00256836660753207">
            <text:p>0,0026</text:p>
          </table:table-cell>
          <table:table-cell table:formula="oooc:=ABS([.C534])/([.$E$709]*(2*3.1416/60*[.B637])^2*(0.045*2.5)^5)" office:value-type="float" office:value="0.00047999049856236">
            <text:p>0,0005</text:p>
          </table:table-cell>
          <table:table-cell table:formula="oooc:=[.H737]/(2*3.1416/60*[.B637]*(0.045*2.5))" office:value-type="float" office:value="0.0708732525750602">
            <text:p>0,0709</text:p>
          </table:table-cell>
          <table:table-cell table:formula="oooc:=COS(RADIANS([.A737]))*[.K737]" office:value-type="float" office:value="0.0657125355082298">
            <text:p>0,0657</text:p>
          </table:table-cell>
          <table:table-cell/>
          <table:table-cell office:value-type="float" office:value="0.00256836660753207">
            <text:p>0,0026</text:p>
          </table:table-cell>
          <table:table-cell table:formula="oooc:=[.I737]/[.J737]*[.N737]" office:value-type="float" office:value="0.0137429950185332">
            <text:p>0,01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.87822342">
            <text:p>19,8782</text:p>
          </table:table-cell>
          <table:table-cell table:number-columns-repeated="4"/>
          <table:table-cell office:value-type="float" office:value="0.0713352437537555">
            <text:p>0,0713</text:p>
          </table:table-cell>
          <table:table-cell table:formula="oooc:=([.B738]*2/[.$E$709])^(1/2)" office:value-type="float" office:value="5.86059530668949">
            <text:p>5,8606</text:p>
          </table:table-cell>
          <table:table-cell table:formula="oooc:=[.E535]/([.$E$709]*(2*3.1416/60*[.B638])^2*(0.045*2.5)^4)" office:value-type="float" office:value="0.00257693417343052">
            <text:p>0,0026</text:p>
          </table:table-cell>
          <table:table-cell table:formula="oooc:=ABS([.C535])/([.$E$709]*(2*3.1416/60*[.B638])^2*(0.045*2.5)^5)" office:value-type="float" office:value="0.000479341281425668">
            <text:p>0,0005</text:p>
          </table:table-cell>
          <table:table-cell table:formula="oooc:=[.H738]/(2*3.1416/60*[.B638]*(0.045*2.5))" office:value-type="float" office:value="0.0713352437537555">
            <text:p>0,0713</text:p>
          </table:table-cell>
          <table:table-cell table:formula="oooc:=COS(RADIANS([.A738]))*[.K738]" office:value-type="float" office:value="0.0656644380975448">
            <text:p>0,0657</text:p>
          </table:table-cell>
          <table:table-cell/>
          <table:table-cell office:value-type="float" office:value="0.00257693417343052">
            <text:p>0,0026</text:p>
          </table:table-cell>
          <table:table-cell table:formula="oooc:=[.I738]/[.J738]*[.N738]" office:value-type="float" office:value="0.0138535736259632">
            <text:p>0,01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84335899">
            <text:p>19,8434</text:p>
          </table:table-cell>
          <table:table-cell table:number-columns-repeated="2"/>
          <table:table-cell table:formula="oooc:=[.E740]/(287.053*(273.15+[.F740]))" office:value-type="float" office:value="1.15242413346511">
            <text:p>1,1524</text:p>
          </table:table-cell>
          <table:table-cell table:formula="oooc:=[.E740]/(287.053*(273.15+[.F740]))" office:value-type="float" office:value="1.15242413346511">
            <text:p>1,1524</text:p>
          </table:table-cell>
          <table:table-cell office:value-type="float" office:value="0.0713636004684809">
            <text:p>0,0714</text:p>
          </table:table-cell>
          <table:table-cell table:formula="oooc:=([.B739]*2/[.$E$709])^(1/2)" office:value-type="float" office:value="5.85545360007969">
            <text:p>5,8555</text:p>
          </table:table-cell>
          <table:table-cell table:formula="oooc:=[.E536]/([.$E$709]*(2*3.1416/60*[.B639])^2*(0.045*2.5)^4)" office:value-type="float" office:value="0.00257242399034814">
            <text:p>0,0026</text:p>
          </table:table-cell>
          <table:table-cell table:formula="oooc:=ABS([.C536])/([.$E$709]*(2*3.1416/60*[.B639])^2*(0.045*2.5)^5)" office:value-type="float" office:value="0.000474143400483815">
            <text:p>0,0005</text:p>
          </table:table-cell>
          <table:table-cell table:formula="oooc:=[.H739]/(2*3.1416/60*[.B639]*(0.045*2.5))" office:value-type="float" office:value="0.0713636004684809">
            <text:p>0,0714</text:p>
          </table:table-cell>
          <table:table-cell table:formula="oooc:=COS(RADIANS([.A739]))*[.K739]" office:value-type="float" office:value="0.0651938930490021">
            <text:p>0,0652</text:p>
          </table:table-cell>
          <table:table-cell/>
          <table:table-cell office:value-type="float" office:value="0.00257242399034814">
            <text:p>0,0026</text:p>
          </table:table-cell>
          <table:table-cell table:formula="oooc:=[.I739]/[.J739]*[.N739]" office:value-type="float" office:value="0.0139564637604706">
            <text:p>0,0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51865196">
            <text:p>19,5187</text:p>
          </table:table-cell>
          <table:table-cell office:value-type="float" office:value="20.46064377">
            <text:p>20,4606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7">
            <text:p>23,7</text:p>
          </table:table-cell>
          <table:table-cell office:value-type="float" office:value="0.0708410829252959">
            <text:p>0,0708</text:p>
          </table:table-cell>
          <table:table-cell table:formula="oooc:=([.B740]*2/[.$E$709])^(1/2)" office:value-type="float" office:value="5.80734810394373">
            <text:p>5,8073</text:p>
          </table:table-cell>
          <table:table-cell table:formula="oooc:=[.E537]/([.$E$709]*(2*3.1416/60*[.B640])^2*(0.045*2.5)^4)" office:value-type="float" office:value="0.00257615567484577">
            <text:p>0,0026</text:p>
          </table:table-cell>
          <table:table-cell table:formula="oooc:=ABS([.C537])/([.$E$709]*(2*3.1416/60*[.B640])^2*(0.045*2.5)^5)" office:value-type="float" office:value="0.000470199395216248">
            <text:p>0,0005</text:p>
          </table:table-cell>
          <table:table-cell table:formula="oooc:=[.H740]/(2*3.1416/60*[.B640]*(0.045*2.5))" office:value-type="float" office:value="0.0708410829252959">
            <text:p>0,0708</text:p>
          </table:table-cell>
          <table:table-cell table:formula="oooc:=COS(RADIANS([.A740]))*[.K740]" office:value-type="float" office:value="0.0642038250973047">
            <text:p>0,0642</text:p>
          </table:table-cell>
          <table:table-cell/>
          <table:table-cell office:value-type="float" office:value="0.00257615567484577">
            <text:p>0,0026</text:p>
          </table:table-cell>
          <table:table-cell table:formula="oooc:=[.I740]/[.J740]*[.N740]" office:value-type="float" office:value="0.0141143908915236">
            <text:p>0,01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.40107346">
            <text:p>19,4011</text:p>
          </table:table-cell>
          <table:table-cell office:value-type="float" office:value="20.51874924">
            <text:p>20,5187</text:p>
          </table:table-cell>
          <table:table-cell table:number-columns-repeated="3"/>
          <table:table-cell office:value-type="float" office:value="0.0706722214789718">
            <text:p>0,0707</text:p>
          </table:table-cell>
          <table:table-cell table:formula="oooc:=([.B741]*2/[.$E$709])^(1/2)" office:value-type="float" office:value="5.78983022671165">
            <text:p>5,7898</text:p>
          </table:table-cell>
          <table:table-cell table:formula="oooc:=[.E538]/([.$E$709]*(2*3.1416/60*[.B641])^2*(0.045*2.5)^4)" office:value-type="float" office:value="0.00261341671101403">
            <text:p>0,0026</text:p>
          </table:table-cell>
          <table:table-cell table:formula="oooc:=ABS([.C538])/([.$E$709]*(2*3.1416/60*[.B641])^2*(0.045*2.5)^5)" office:value-type="float" office:value="0.000473925867353332">
            <text:p>0,0005</text:p>
          </table:table-cell>
          <table:table-cell table:formula="oooc:=[.H741]/(2*3.1416/60*[.B641]*(0.045*2.5))" office:value-type="float" office:value="0.0706722214789718">
            <text:p>0,0707</text:p>
          </table:table-cell>
          <table:table-cell table:formula="oooc:=COS(RADIANS([.A741]))*[.K741]" office:value-type="float" office:value="0.0635197719040359">
            <text:p>0,0635</text:p>
          </table:table-cell>
          <table:table-cell/>
          <table:table-cell office:value-type="float" office:value="0.00261341671101403">
            <text:p>0,0026</text:p>
          </table:table-cell>
          <table:table-cell table:formula="oooc:=[.I741]/[.J741]*[.N741]" office:value-type="float" office:value="0.0144114246043367">
            <text:p>0,01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.78525352">
            <text:p>19,7853</text:p>
          </table:table-cell>
          <table:table-cell office:value-type="float" office:value="20.73203087">
            <text:p>20,732</text:p>
          </table:table-cell>
          <table:table-cell table:number-columns-repeated="3"/>
          <table:table-cell office:value-type="float" office:value="0.0713743305025097">
            <text:p>0,0714</text:p>
          </table:table-cell>
          <table:table-cell table:formula="oooc:=([.B742]*2/[.$E$709])^(1/2)" office:value-type="float" office:value="5.84687432381301">
            <text:p>5,8469</text:p>
          </table:table-cell>
          <table:table-cell table:formula="oooc:=[.E539]/([.$E$709]*(2*3.1416/60*[.B642])^2*(0.045*2.5)^4)" office:value-type="float" office:value="0.00260753334932807">
            <text:p>0,0026</text:p>
          </table:table-cell>
          <table:table-cell table:formula="oooc:=ABS([.C539])/([.$E$709]*(2*3.1416/60*[.B642])^2*(0.045*2.5)^5)" office:value-type="float" office:value="0.000470905704347564">
            <text:p>0,0005</text:p>
          </table:table-cell>
          <table:table-cell table:formula="oooc:=[.H742]/(2*3.1416/60*[.B642]*(0.045*2.5))" office:value-type="float" office:value="0.0713743305025097">
            <text:p>0,0714</text:p>
          </table:table-cell>
          <table:table-cell table:formula="oooc:=COS(RADIANS([.A742]))*[.K742]" office:value-type="float" office:value="0.063594994137313">
            <text:p>0,0636</text:p>
          </table:table-cell>
          <table:table-cell/>
          <table:table-cell office:value-type="float" office:value="0.00260753334932807">
            <text:p>0,0026</text:p>
          </table:table-cell>
          <table:table-cell table:formula="oooc:=[.I742]/[.J742]*[.N742]" office:value-type="float" office:value="0.014438623497412">
            <text:p>0,01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.70937538">
            <text:p>19,7094</text:p>
          </table:table-cell>
          <table:table-cell office:value-type="float" office:value="20.55224609">
            <text:p>20,5522</text:p>
          </table:table-cell>
          <table:table-cell table:number-columns-repeated="3"/>
          <table:table-cell office:value-type="float" office:value="0.0714450387646979">
            <text:p>0,0714</text:p>
          </table:table-cell>
          <table:table-cell table:formula="oooc:=([.B743]*2/[.$E$709])^(1/2)" office:value-type="float" office:value="5.83565192212538">
            <text:p>5,8357</text:p>
          </table:table-cell>
          <table:table-cell table:formula="oooc:=[.E540]/([.$E$709]*(2*3.1416/60*[.B643])^2*(0.045*2.5)^4)" office:value-type="float" office:value="0.00261904110610789">
            <text:p>0,0026</text:p>
          </table:table-cell>
          <table:table-cell table:formula="oooc:=ABS([.C540])/([.$E$709]*(2*3.1416/60*[.B643])^2*(0.045*2.5)^5)" office:value-type="float" office:value="0.000473517140737789">
            <text:p>0,0005</text:p>
          </table:table-cell>
          <table:table-cell table:formula="oooc:=[.H743]/(2*3.1416/60*[.B643]*(0.045*2.5))" office:value-type="float" office:value="0.0714450387646979">
            <text:p>0,0714</text:p>
          </table:table-cell>
          <table:table-cell table:formula="oooc:=COS(RADIANS([.A743]))*[.K743]" office:value-type="float" office:value="0.0630822249990027">
            <text:p>0,0631</text:p>
          </table:table-cell>
          <table:table-cell/>
          <table:table-cell office:value-type="float" office:value="0.00261904110610789">
            <text:p>0,0026</text:p>
          </table:table-cell>
          <table:table-cell table:formula="oooc:=[.I743]/[.J743]*[.N743]" office:value-type="float" office:value="0.0144860148141527">
            <text:p>0,01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.42978477">
            <text:p>19,4298</text:p>
          </table:table-cell>
          <table:table-cell office:value-type="float" office:value="20.49550819">
            <text:p>20,4955</text:p>
          </table:table-cell>
          <table:table-cell table:number-columns-repeated="3"/>
          <table:table-cell office:value-type="float" office:value="0.0710259184700997">
            <text:p>0,071</text:p>
          </table:table-cell>
          <table:table-cell table:formula="oooc:=([.B744]*2/[.$E$709])^(1/2)" office:value-type="float" office:value="5.7941127772298">
            <text:p>5,7941</text:p>
          </table:table-cell>
          <table:table-cell table:formula="oooc:=[.E541]/([.$E$709]*(2*3.1416/60*[.B644])^2*(0.045*2.5)^4)" office:value-type="float" office:value="0.00265269628736971">
            <text:p>0,0027</text:p>
          </table:table-cell>
          <table:table-cell table:formula="oooc:=ABS([.C541])/([.$E$709]*(2*3.1416/60*[.B644])^2*(0.045*2.5)^5)" office:value-type="float" office:value="0.000475982768059981">
            <text:p>0,0005</text:p>
          </table:table-cell>
          <table:table-cell table:formula="oooc:=[.H744]/(2*3.1416/60*[.B644]*(0.045*2.5))" office:value-type="float" office:value="0.0710259184700997">
            <text:p>0,071</text:p>
          </table:table-cell>
          <table:table-cell table:formula="oooc:=COS(RADIANS([.A744]))*[.K744]" office:value-type="float" office:value="0.0621206680116252">
            <text:p>0,0621</text:p>
          </table:table-cell>
          <table:table-cell/>
          <table:table-cell office:value-type="float" office:value="0.00265269628736971">
            <text:p>0,0027</text:p>
          </table:table-cell>
          <table:table-cell table:formula="oooc:=[.I744]/[.J744]*[.N744]" office:value-type="float" office:value="0.0147837234144122">
            <text:p>0,01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50771523">
            <text:p>19,5077</text:p>
          </table:table-cell>
          <table:table-cell office:value-type="float" office:value="20.65478516">
            <text:p>20,6548</text:p>
          </table:table-cell>
          <table:table-cell table:number-columns-repeated="3"/>
          <table:table-cell office:value-type="float" office:value="0.0710579794814455">
            <text:p>0,0711</text:p>
          </table:table-cell>
          <table:table-cell table:formula="oooc:=([.B745]*2/[.$E$709])^(1/2)" office:value-type="float" office:value="5.80572088353319">
            <text:p>5,8057</text:p>
          </table:table-cell>
          <table:table-cell table:formula="oooc:=[.E542]/([.$E$709]*(2*3.1416/60*[.B645])^2*(0.045*2.5)^4)" office:value-type="float" office:value="0.00273291890950136">
            <text:p>0,0027</text:p>
          </table:table-cell>
          <table:table-cell table:formula="oooc:=ABS([.C542])/([.$E$709]*(2*3.1416/60*[.B645])^2*(0.045*2.5)^5)" office:value-type="float" office:value="0.000473713275833515">
            <text:p>0,0005</text:p>
          </table:table-cell>
          <table:table-cell table:formula="oooc:=[.H745]/(2*3.1416/60*[.B645]*(0.045*2.5))" office:value-type="float" office:value="0.0710579794814455">
            <text:p>0,0711</text:p>
          </table:table-cell>
          <table:table-cell table:formula="oooc:=COS(RADIANS([.A745]))*[.K745]" office:value-type="float" office:value="0.0615380153725252">
            <text:p>0,0615</text:p>
          </table:table-cell>
          <table:table-cell/>
          <table:table-cell office:value-type="float" office:value="0.00273291890950136">
            <text:p>0,0027</text:p>
          </table:table-cell>
          <table:table-cell table:formula="oooc:=[.I745]/[.J745]*[.N745]" office:value-type="float" office:value="0.0157665958438011">
            <text:p>0,01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.56796837">
            <text:p>20,568</text:p>
          </table:table-cell>
          <table:table-cell table:number-columns-repeated="4"/>
          <table:table-cell office:value-type="float" office:value="0.0727940555271584">
            <text:p>0,0728</text:p>
          </table:table-cell>
          <table:table-cell table:formula="oooc:=([.B746]*2/[.$E$739])^(1/2)" office:value-type="float" office:value="5.97454069292211">
            <text:p>5,9745</text:p>
          </table:table-cell>
          <table:table-cell table:formula="oooc:=[.E543]/([.$E$739]*(2*3.1416/60*[.B646])^2*(0.045*2.5)^4)" office:value-type="float" office:value="0.00257581045833848">
            <text:p>0,0026</text:p>
          </table:table-cell>
          <table:table-cell table:formula="oooc:=ABS([.C543])/([.$E$739]*(2*3.1416/60*[.B646])^2*(0.045*2.5)^5)" office:value-type="float" office:value="0.000448044138118907">
            <text:p>0,0004</text:p>
          </table:table-cell>
          <table:table-cell table:formula="oooc:=[.H746]/(2*3.1416/60*[.B646]*(0.045*2.5))" office:value-type="float" office:value="0.0727940555271584">
            <text:p>0,0728</text:p>
          </table:table-cell>
          <table:table-cell table:formula="oooc:=COS(RADIANS([.A746]))*[.K746]" office:value-type="float" office:value="0.0623966840833741">
            <text:p>0,0624</text:p>
          </table:table-cell>
          <table:table-cell/>
          <table:table-cell office:value-type="float" office:value="0.00257581045833848">
            <text:p>0,0026</text:p>
          </table:table-cell>
          <table:table-cell table:formula="oooc:=[.I746]/[.J746]*[.N746]" office:value-type="float" office:value="0.0148083613930132">
            <text:p>0,014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.56728554">
            <text:p>20,5673</text:p>
          </table:table-cell>
          <table:table-cell table:number-columns-repeated="4"/>
          <table:table-cell office:value-type="float" office:value="0.0728924704721144">
            <text:p>0,0729</text:p>
          </table:table-cell>
          <table:table-cell table:formula="oooc:=([.B747]*2/[.$E$739])^(1/2)" office:value-type="float" office:value="5.97444151857956">
            <text:p>5,9744</text:p>
          </table:table-cell>
          <table:table-cell table:formula="oooc:=[.E544]/([.$E$739]*(2*3.1416/60*[.B647])^2*(0.045*2.5)^4)" office:value-type="float" office:value="0.00275144931923488">
            <text:p>0,0028</text:p>
          </table:table-cell>
          <table:table-cell table:formula="oooc:=ABS([.C544])/([.$E$739]*(2*3.1416/60*[.B647])^2*(0.045*2.5)^5)" office:value-type="float" office:value="0.000435943721387912">
            <text:p>0,0004</text:p>
          </table:table-cell>
          <table:table-cell table:formula="oooc:=[.H747]/(2*3.1416/60*[.B647]*(0.045*2.5))" office:value-type="float" office:value="0.0728924704721144">
            <text:p>0,0729</text:p>
          </table:table-cell>
          <table:table-cell table:formula="oooc:=COS(RADIANS([.A747]))*[.K747]" office:value-type="float" office:value="0.0618163208080151">
            <text:p>0,0618</text:p>
          </table:table-cell>
          <table:table-cell/>
          <table:table-cell office:value-type="float" office:value="0.00275144931923488">
            <text:p>0,0028</text:p>
          </table:table-cell>
          <table:table-cell table:formula="oooc:=[.I747]/[.J747]*[.N747]" office:value-type="float" office:value="0.0173657125562355">
            <text:p>0,01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49003983">
            <text:p>20,49</text:p>
          </table:table-cell>
          <table:table-cell table:number-columns-repeated="4"/>
          <table:table-cell office:value-type="float" office:value="0.0728117731000193">
            <text:p>0,0728</text:p>
          </table:table-cell>
          <table:table-cell table:formula="oooc:=([.B748]*2/[.$E$739])^(1/2)" office:value-type="float" office:value="5.96321169167692">
            <text:p>5,9632</text:p>
          </table:table-cell>
          <table:table-cell table:formula="oooc:=[.E545]/([.$E$739]*(2*3.1416/60*[.B648])^2*(0.045*2.5)^4)" office:value-type="float" office:value="0.00286927768499572">
            <text:p>0,0029</text:p>
          </table:table-cell>
          <table:table-cell table:formula="oooc:=ABS([.C545])/([.$E$739]*(2*3.1416/60*[.B648])^2*(0.045*2.5)^5)" office:value-type="float" office:value="0.000440431944086948">
            <text:p>0,0004</text:p>
          </table:table-cell>
          <table:table-cell table:formula="oooc:=[.H748]/(2*3.1416/60*[.B648]*(0.045*2.5))" office:value-type="float" office:value="0.0728117731000193">
            <text:p>0,0728</text:p>
          </table:table-cell>
          <table:table-cell table:formula="oooc:=COS(RADIANS([.A748]))*[.K748]" office:value-type="float" office:value="0.0610650910989065">
            <text:p>0,0611</text:p>
          </table:table-cell>
          <table:table-cell/>
          <table:table-cell office:value-type="float" office:value="0.00286927768499572">
            <text:p>0,0029</text:p>
          </table:table-cell>
          <table:table-cell table:formula="oooc:=[.I748]/[.J748]*[.N748]" office:value-type="float" office:value="0.0186924553137978">
            <text:p>0,01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.50302696">
            <text:p>20,503</text:p>
          </table:table-cell>
          <table:table-cell table:number-columns-repeated="4"/>
          <table:table-cell office:value-type="float" office:value="0.072935252188969">
            <text:p>0,0729</text:p>
          </table:table-cell>
          <table:table-cell table:formula="oooc:=([.B749]*2/[.$E$739])^(1/2)" office:value-type="float" office:value="5.9651012130813">
            <text:p>5,9651</text:p>
          </table:table-cell>
          <table:table-cell table:formula="oooc:=[.E546]/([.$E$739]*(2*3.1416/60*[.B649])^2*(0.045*2.5)^4)" office:value-type="float" office:value="0.00284481266392903">
            <text:p>0,0028</text:p>
          </table:table-cell>
          <table:table-cell table:formula="oooc:=ABS([.C546])/([.$E$739]*(2*3.1416/60*[.B649])^2*(0.045*2.5)^5)" office:value-type="float" office:value="0.000438618011699713">
            <text:p>0,0004</text:p>
          </table:table-cell>
          <table:table-cell table:formula="oooc:=[.H749]/(2*3.1416/60*[.B649]*(0.045*2.5))" office:value-type="float" office:value="0.072935252188969">
            <text:p>0,0729</text:p>
          </table:table-cell>
          <table:table-cell table:formula="oooc:=COS(RADIANS([.A749]))*[.K749]" office:value-type="float" office:value="0.0604660644284327">
            <text:p>0,0605</text:p>
          </table:table-cell>
          <table:table-cell/>
          <table:table-cell office:value-type="float" office:value="0.00284481266392903">
            <text:p>0,0028</text:p>
          </table:table-cell>
          <table:table-cell table:formula="oooc:=[.I749]/[.J749]*[.N749]" office:value-type="float" office:value="0.0184510414004421">
            <text:p>0,01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.55703163">
            <text:p>20,557</text:p>
          </table:table-cell>
          <table:table-cell table:number-columns-repeated="4"/>
          <table:table-cell office:value-type="float" office:value="0.0731429831015759">
            <text:p>0,0731</text:p>
          </table:table-cell>
          <table:table-cell table:formula="oooc:=([.B750]*2/[.$E$739])^(1/2)" office:value-type="float" office:value="5.97295204095867">
            <text:p>5,973</text:p>
          </table:table-cell>
          <table:table-cell table:formula="oooc:=[.E547]/([.$E$739]*(2*3.1416/60*[.B650])^2*(0.045*2.5)^4)" office:value-type="float" office:value="0.00282843033766097">
            <text:p>0,0028</text:p>
          </table:table-cell>
          <table:table-cell table:formula="oooc:=ABS([.C547])/([.$E$739]*(2*3.1416/60*[.B650])^2*(0.045*2.5)^5)" office:value-type="float" office:value="0.000448440704697598">
            <text:p>0,0004</text:p>
          </table:table-cell>
          <table:table-cell table:formula="oooc:=[.H750]/(2*3.1416/60*[.B650]*(0.045*2.5))" office:value-type="float" office:value="0.0731429831015759">
            <text:p>0,0731</text:p>
          </table:table-cell>
          <table:table-cell table:formula="oooc:=COS(RADIANS([.A750]))*[.K750]" office:value-type="float" office:value="0.0599152241330511">
            <text:p>0,0599</text:p>
          </table:table-cell>
          <table:table-cell/>
          <table:table-cell office:value-type="float" office:value="0.00282843033766097">
            <text:p>0,0028</text:p>
          </table:table-cell>
          <table:table-cell table:formula="oooc:=[.I750]/[.J750]*[.N750]" office:value-type="float" office:value="0.0178396342954543">
            <text:p>0,017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.54609299">
            <text:p>20,5461</text:p>
            <draw:frame table:end-cell-address="Sheet1.H776" table:end-x="1.117cm" table:end-y="0.294cm" draw:z-index="14" svg:width="12.462cm" svg:height="11.317cm" svg:x="2.202cm" svg:y="0.267cm">
              <draw:object draw:notify-on-update-of-ranges="Sheet1.L710:Sheet1.L775 Sheet1.N710:Sheet1.N77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 office:value-type="float" office:value="0.0731735194119505">
            <text:p>0,0732</text:p>
          </table:table-cell>
          <table:table-cell table:formula="oooc:=([.B751]*2/[.$E$739])^(1/2)" office:value-type="float" office:value="5.97136269024127">
            <text:p>5,9714</text:p>
            <draw:frame table:end-cell-address="Sheet1.N778" table:end-x="1.563cm" table:end-y="0.295cm" draw:z-index="15" svg:width="12.991cm" svg:height="12.061cm" svg:x="2.12cm" svg:y="0.427cm">
              <draw:object draw:notify-on-update-of-ranges="Sheet1.L710:Sheet1.L775 Sheet1.O710:Sheet1.O77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formula="oooc:=[.E548]/([.$E$739]*(2*3.1416/60*[.B651])^2*(0.045*2.5)^4)" office:value-type="float" office:value="0.0028323397432555">
            <text:p>0,0028</text:p>
          </table:table-cell>
          <table:table-cell table:formula="oooc:=ABS([.C548])/([.$E$739]*(2*3.1416/60*[.B651])^2*(0.045*2.5)^5)" office:value-type="float" office:value="0.000453639565675641">
            <text:p>0,0005</text:p>
          </table:table-cell>
          <table:table-cell table:formula="oooc:=[.H751]/(2*3.1416/60*[.B651]*(0.045*2.5))" office:value-type="float" office:value="0.0731735194119505">
            <text:p>0,0732</text:p>
          </table:table-cell>
          <table:table-cell table:formula="oooc:=COS(RADIANS([.A751]))*[.K751]" office:value-type="float" office:value="0.0591986207424931">
            <text:p>0,0592</text:p>
          </table:table-cell>
          <table:table-cell/>
          <table:table-cell office:value-type="float" office:value="0.0028323397432555">
            <text:p>0,0028</text:p>
          </table:table-cell>
          <table:table-cell table:formula="oooc:=[.I751]/[.J751]*[.N751]" office:value-type="float" office:value="0.0176839698919926">
            <text:p>0,01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.24872971">
            <text:p>20,2487</text:p>
          </table:table-cell>
          <table:table-cell table:number-columns-repeated="4"/>
          <table:table-cell office:value-type="float" office:value="0.0727733942521656">
            <text:p>0,0728</text:p>
          </table:table-cell>
          <table:table-cell table:formula="oooc:=([.B752]*2/[.$E$739])^(1/2)" office:value-type="float" office:value="5.92799347879158">
            <text:p>5,928</text:p>
          </table:table-cell>
          <table:table-cell table:formula="oooc:=[.E549]/([.$E$739]*(2*3.1416/60*[.B652])^2*(0.045*2.5)^4)" office:value-type="float" office:value="0.00277972573309703">
            <text:p>0,0028</text:p>
          </table:table-cell>
          <table:table-cell table:formula="oooc:=ABS([.C549])/([.$E$739]*(2*3.1416/60*[.B652])^2*(0.045*2.5)^5)" office:value-type="float" office:value="0.00047667002474206">
            <text:p>0,0005</text:p>
          </table:table-cell>
          <table:table-cell table:formula="oooc:=[.H752]/(2*3.1416/60*[.B652]*(0.045*2.5))" office:value-type="float" office:value="0.0727733942521656">
            <text:p>0,0728</text:p>
          </table:table-cell>
          <table:table-cell table:formula="oooc:=COS(RADIANS([.A752]))*[.K752]" office:value-type="float" office:value="0.058119416836451">
            <text:p>0,0581</text:p>
          </table:table-cell>
          <table:table-cell/>
          <table:table-cell office:value-type="float" office:value="0.00277972573309703">
            <text:p>0,0028</text:p>
          </table:table-cell>
          <table:table-cell table:formula="oooc:=[.I752]/[.J752]*[.N752]" office:value-type="float" office:value="0.0162101133911726">
            <text:p>0,016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.18925858">
            <text:p>20,1893</text:p>
          </table:table-cell>
          <table:table-cell table:number-columns-repeated="4"/>
          <table:table-cell office:value-type="float" office:value="0.0727586241512942">
            <text:p>0,0728</text:p>
          </table:table-cell>
          <table:table-cell table:formula="oooc:=([.B753]*2/[.$E$739])^(1/2)" office:value-type="float" office:value="5.91928172958206">
            <text:p>5,9193</text:p>
          </table:table-cell>
          <table:table-cell table:formula="oooc:=[.E550]/([.$E$739]*(2*3.1416/60*[.B653])^2*(0.045*2.5)^4)" office:value-type="float" office:value="0.00276460371645979">
            <text:p>0,0028</text:p>
          </table:table-cell>
          <table:table-cell table:formula="oooc:=ABS([.C550])/([.$E$739]*(2*3.1416/60*[.B653])^2*(0.045*2.5)^5)" office:value-type="float" office:value="0.000485606675195502">
            <text:p>0,0005</text:p>
          </table:table-cell>
          <table:table-cell table:formula="oooc:=[.H753]/(2*3.1416/60*[.B653]*(0.045*2.5))" office:value-type="float" office:value="0.0727586241512942">
            <text:p>0,0728</text:p>
          </table:table-cell>
          <table:table-cell table:formula="oooc:=COS(RADIANS([.A753]))*[.K753]" office:value-type="float" office:value="0.0573345782488495">
            <text:p>0,0573</text:p>
          </table:table-cell>
          <table:table-cell/>
          <table:table-cell office:value-type="float" office:value="0.00276460371645979">
            <text:p>0,0028</text:p>
          </table:table-cell>
          <table:table-cell table:formula="oooc:=[.I753]/[.J753]*[.N753]" office:value-type="float" office:value="0.015739144660617">
            <text:p>0,01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.43671799">
            <text:p>20,4367</text:p>
          </table:table-cell>
          <table:table-cell table:number-columns-repeated="4"/>
          <table:table-cell office:value-type="float" office:value="0.0732951049966234">
            <text:p>0,0733</text:p>
          </table:table-cell>
          <table:table-cell table:formula="oooc:=([.B754]*2/[.$E$739])^(1/2)" office:value-type="float" office:value="5.95544751558762">
            <text:p>5,9554</text:p>
          </table:table-cell>
          <table:table-cell table:formula="oooc:=[.E551]/([.$E$739]*(2*3.1416/60*[.B654])^2*(0.045*2.5)^4)" office:value-type="float" office:value="0.0027722211501029">
            <text:p>0,0028</text:p>
          </table:table-cell>
          <table:table-cell table:formula="oooc:=ABS([.C551])/([.$E$739]*(2*3.1416/60*[.B654])^2*(0.045*2.5)^5)" office:value-type="float" office:value="0.000501784971580653">
            <text:p>0,0005</text:p>
          </table:table-cell>
          <table:table-cell table:formula="oooc:=[.H754]/(2*3.1416/60*[.B654]*(0.045*2.5))" office:value-type="float" office:value="0.0732951049966234">
            <text:p>0,0733</text:p>
          </table:table-cell>
          <table:table-cell table:formula="oooc:=COS(RADIANS([.A754]))*[.K754]" office:value-type="float" office:value="0.0569609948426905">
            <text:p>0,057</text:p>
          </table:table-cell>
          <table:table-cell/>
          <table:table-cell office:value-type="float" office:value="0.0027722211501029">
            <text:p>0,0028</text:p>
          </table:table-cell>
          <table:table-cell table:formula="oooc:=[.I754]/[.J754]*[.N754]" office:value-type="float" office:value="0.0153157438750486">
            <text:p>0,01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.77851486">
            <text:p>20,7785</text:p>
          </table:table-cell>
          <table:table-cell table:number-columns-repeated="4"/>
          <table:table-cell office:value-type="float" office:value="0.073959517250807">
            <text:p>0,074</text:p>
          </table:table-cell>
          <table:table-cell table:formula="oooc:=([.B755]*2/[.$E$739])^(1/2)" office:value-type="float" office:value="6.00504238645633">
            <text:p>6,005</text:p>
          </table:table-cell>
          <table:table-cell table:formula="oooc:=[.E552]/([.$E$739]*(2*3.1416/60*[.B655])^2*(0.045*2.5)^4)" office:value-type="float" office:value="0.00276217402152132">
            <text:p>0,0028</text:p>
          </table:table-cell>
          <table:table-cell table:formula="oooc:=ABS([.C552])/([.$E$739]*(2*3.1416/60*[.B655])^2*(0.045*2.5)^5)" office:value-type="float" office:value="0.000513771085232396">
            <text:p>0,0005</text:p>
          </table:table-cell>
          <table:table-cell table:formula="oooc:=[.H755]/(2*3.1416/60*[.B655]*(0.045*2.5))" office:value-type="float" office:value="0.073959517250807">
            <text:p>0,074</text:p>
          </table:table-cell>
          <table:table-cell table:formula="oooc:=COS(RADIANS([.A755]))*[.K755]" office:value-type="float" office:value="0.0566562772057429">
            <text:p>0,0567</text:p>
          </table:table-cell>
          <table:table-cell/>
          <table:table-cell office:value-type="float" office:value="0.00276217402152132">
            <text:p>0,0028</text:p>
          </table:table-cell>
          <table:table-cell table:formula="oooc:=[.I755]/[.J755]*[.N755]" office:value-type="float" office:value="0.0148502038056816">
            <text:p>0,014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.77851486">
            <text:p>20,7785</text:p>
          </table:table-cell>
          <table:table-cell table:number-columns-repeated="4"/>
          <table:table-cell office:value-type="float" office:value="0.07401394759939">
            <text:p>0,074</text:p>
          </table:table-cell>
          <table:table-cell table:formula="oooc:=([.B756]*2/[.$E$739])^(1/2)" office:value-type="float" office:value="6.00504238645633">
            <text:p>6,005</text:p>
          </table:table-cell>
          <table:table-cell table:formula="oooc:=[.E553]/([.$E$739]*(2*3.1416/60*[.B656])^2*(0.045*2.5)^4)" office:value-type="float" office:value="0.00270710395573587">
            <text:p>0,0027</text:p>
          </table:table-cell>
          <table:table-cell table:formula="oooc:=ABS([.C553])/([.$E$739]*(2*3.1416/60*[.B656])^2*(0.045*2.5)^5)" office:value-type="float" office:value="0.000522502452462342">
            <text:p>0,0005</text:p>
          </table:table-cell>
          <table:table-cell table:formula="oooc:=[.H756]/(2*3.1416/60*[.B656]*(0.045*2.5))" office:value-type="float" office:value="0.07401394759939">
            <text:p>0,074</text:p>
          </table:table-cell>
          <table:table-cell table:formula="oooc:=COS(RADIANS([.A756]))*[.K756]" office:value-type="float" office:value="0.0558590353233659">
            <text:p>0,0559</text:p>
          </table:table-cell>
          <table:table-cell/>
          <table:table-cell office:value-type="float" office:value="0.00270710395573587">
            <text:p>0,0027</text:p>
          </table:table-cell>
          <table:table-cell table:formula="oooc:=[.I756]/[.J756]*[.N756]" office:value-type="float" office:value="0.0140256027366474">
            <text:p>0,0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.84619141">
            <text:p>20,8462</text:p>
          </table:table-cell>
          <table:table-cell table:number-columns-repeated="4"/>
          <table:table-cell office:value-type="float" office:value="0.0741869819673313">
            <text:p>0,0742</text:p>
          </table:table-cell>
          <table:table-cell table:formula="oooc:=([.B757]*2/[.$E$739])^(1/2)" office:value-type="float" office:value="6.01481378195026">
            <text:p>6,0148</text:p>
          </table:table-cell>
          <table:table-cell table:formula="oooc:=[.E554]/([.$E$739]*(2*3.1416/60*[.B657])^2*(0.045*2.5)^4)" office:value-type="float" office:value="0.00275360953102854">
            <text:p>0,0028</text:p>
          </table:table-cell>
          <table:table-cell table:formula="oooc:=ABS([.C554])/([.$E$739]*(2*3.1416/60*[.B657])^2*(0.045*2.5)^5)" office:value-type="float" office:value="0.000526181182802573">
            <text:p>0,0005</text:p>
          </table:table-cell>
          <table:table-cell table:formula="oooc:=[.H757]/(2*3.1416/60*[.B657]*(0.045*2.5))" office:value-type="float" office:value="0.0741869819673313">
            <text:p>0,0742</text:p>
          </table:table-cell>
          <table:table-cell table:formula="oooc:=COS(RADIANS([.A757]))*[.K757]" office:value-type="float" office:value="0.055131671766807">
            <text:p>0,0551</text:p>
          </table:table-cell>
          <table:table-cell/>
          <table:table-cell office:value-type="float" office:value="0.00275360953102854">
            <text:p>0,0028</text:p>
          </table:table-cell>
          <table:table-cell table:formula="oooc:=[.I757]/[.J757]*[.N757]" office:value-type="float" office:value="0.0144101797958369">
            <text:p>0,01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.86464882">
            <text:p>20,8646</text:p>
          </table:table-cell>
          <table:table-cell table:number-columns-repeated="4"/>
          <table:table-cell office:value-type="float" office:value="0.0743666063824412">
            <text:p>0,0744</text:p>
          </table:table-cell>
          <table:table-cell table:formula="oooc:=([.B758]*2/[.$E$739])^(1/2)" office:value-type="float" office:value="6.01747597857584">
            <text:p>6,0175</text:p>
          </table:table-cell>
          <table:table-cell table:formula="oooc:=[.E555]/([.$E$739]*(2*3.1416/60*[.B658])^2*(0.045*2.5)^4)" office:value-type="float" office:value="0.00285664774325535">
            <text:p>0,0029</text:p>
          </table:table-cell>
          <table:table-cell table:formula="oooc:=ABS([.C555])/([.$E$739]*(2*3.1416/60*[.B658])^2*(0.045*2.5)^5)" office:value-type="float" office:value="0.000535721335240427">
            <text:p>0,0005</text:p>
          </table:table-cell>
          <table:table-cell table:formula="oooc:=[.H758]/(2*3.1416/60*[.B658]*(0.045*2.5))" office:value-type="float" office:value="0.0743666063824412">
            <text:p>0,0744</text:p>
          </table:table-cell>
          <table:table-cell table:formula="oooc:=COS(RADIANS([.A758]))*[.K758]" office:value-type="float" office:value="0.0543882928546542">
            <text:p>0,0544</text:p>
          </table:table-cell>
          <table:table-cell/>
          <table:table-cell office:value-type="float" office:value="0.00285664774325535">
            <text:p>0,0029</text:p>
          </table:table-cell>
          <table:table-cell table:formula="oooc:=[.I758]/[.J758]*[.N758]" office:value-type="float" office:value="0.0152326140331588">
            <text:p>0,015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.77441406">
            <text:p>20,7744</text:p>
          </table:table-cell>
          <table:table-cell table:number-columns-repeated="4"/>
          <table:table-cell office:value-type="float" office:value="0.0745192445800634">
            <text:p>0,0745</text:p>
          </table:table-cell>
          <table:table-cell table:formula="oooc:=([.B759]*2/[.$E$739])^(1/2)" office:value-type="float" office:value="6.00444978652532">
            <text:p>6,0044</text:p>
          </table:table-cell>
          <table:table-cell table:formula="oooc:=[.E556]/([.$E$739]*(2*3.1416/60*[.B659])^2*(0.045*2.5)^4)" office:value-type="float" office:value="0.00293558879705004">
            <text:p>0,0029</text:p>
          </table:table-cell>
          <table:table-cell table:formula="oooc:=ABS([.C556])/([.$E$739]*(2*3.1416/60*[.B659])^2*(0.045*2.5)^5)" office:value-type="float" office:value="0.000544755993010715">
            <text:p>0,0005</text:p>
          </table:table-cell>
          <table:table-cell table:formula="oooc:=[.H759]/(2*3.1416/60*[.B659]*(0.045*2.5))" office:value-type="float" office:value="0.0745192445800634">
            <text:p>0,0745</text:p>
          </table:table-cell>
          <table:table-cell table:formula="oooc:=COS(RADIANS([.A759]))*[.K759]" office:value-type="float" office:value="0.0536046585176099">
            <text:p>0,0536</text:p>
          </table:table-cell>
          <table:table-cell/>
          <table:table-cell office:value-type="float" office:value="0.00293558879705004">
            <text:p>0,0029</text:p>
          </table:table-cell>
          <table:table-cell table:formula="oooc:=[.I759]/[.J759]*[.N759]" office:value-type="float" office:value="0.0158193424137258">
            <text:p>0,01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.82363319">
            <text:p>20,8236</text:p>
          </table:table-cell>
          <table:table-cell table:number-columns-repeated="4"/>
          <table:table-cell office:value-type="float" office:value="0.0746937485620243">
            <text:p>0,0747</text:p>
          </table:table-cell>
          <table:table-cell table:formula="oooc:=([.B760]*2/[.$E$739])^(1/2)" office:value-type="float" office:value="6.01155850580799">
            <text:p>6,0116</text:p>
          </table:table-cell>
          <table:table-cell table:formula="oooc:=[.E557]/([.$E$739]*(2*3.1416/60*[.B660])^2*(0.045*2.5)^4)" office:value-type="float" office:value="0.00292666109238381">
            <text:p>0,0029</text:p>
          </table:table-cell>
          <table:table-cell table:formula="oooc:=ABS([.C557])/([.$E$739]*(2*3.1416/60*[.B660])^2*(0.045*2.5)^5)" office:value-type="float" office:value="0.000547584387442553">
            <text:p>0,0005</text:p>
          </table:table-cell>
          <table:table-cell table:formula="oooc:=[.H760]/(2*3.1416/60*[.B660]*(0.045*2.5))" office:value-type="float" office:value="0.0746937485620243">
            <text:p>0,0747</text:p>
          </table:table-cell>
          <table:table-cell table:formula="oooc:=COS(RADIANS([.A760]))*[.K760]" office:value-type="float" office:value="0.0528164561204503">
            <text:p>0,0528</text:p>
          </table:table-cell>
          <table:table-cell/>
          <table:table-cell office:value-type="float" office:value="0.00292666109238381">
            <text:p>0,0029</text:p>
          </table:table-cell>
          <table:table-cell table:formula="oooc:=[.I760]/[.J760]*[.N760]" office:value-type="float" office:value="0.0156420550806369">
            <text:p>0,01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.6130867">
            <text:p>20,6131</text:p>
          </table:table-cell>
          <table:table-cell table:number-columns-repeated="4"/>
          <table:table-cell office:value-type="float" office:value="0.0744203897912304">
            <text:p>0,0744</text:p>
          </table:table-cell>
          <table:table-cell table:formula="oooc:=([.B761]*2/[.$E$739])^(1/2)" office:value-type="float" office:value="5.98109004254219">
            <text:p>5,9811</text:p>
          </table:table-cell>
          <table:table-cell table:formula="oooc:=[.E558]/([.$E$739]*(2*3.1416/60*[.B661])^2*(0.045*2.5)^4)" office:value-type="float" office:value="0.00293669189406182">
            <text:p>0,0029</text:p>
          </table:table-cell>
          <table:table-cell table:formula="oooc:=ABS([.C558])/([.$E$739]*(2*3.1416/60*[.B661])^2*(0.045*2.5)^5)" office:value-type="float" office:value="0.000550249989396345">
            <text:p>0,0006</text:p>
          </table:table-cell>
          <table:table-cell table:formula="oooc:=[.H761]/(2*3.1416/60*[.B661]*(0.045*2.5))" office:value-type="float" office:value="0.0744203897912304">
            <text:p>0,0744</text:p>
          </table:table-cell>
          <table:table-cell table:formula="oooc:=COS(RADIANS([.A761]))*[.K761]" office:value-type="float" office:value="0.0516967467012995">
            <text:p>0,0517</text:p>
          </table:table-cell>
          <table:table-cell/>
          <table:table-cell office:value-type="float" office:value="0.00293669189406182">
            <text:p>0,0029</text:p>
          </table:table-cell>
          <table:table-cell table:formula="oooc:=[.I761]/[.J761]*[.N761]" office:value-type="float" office:value="0.0156731657371035">
            <text:p>0,015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.86123085">
            <text:p>20,8612</text:p>
          </table:table-cell>
          <table:table-cell table:number-columns-repeated="4"/>
          <table:table-cell office:value-type="float" office:value="0.0749223349414826">
            <text:p>0,0749</text:p>
          </table:table-cell>
          <table:table-cell table:formula="oooc:=([.B762]*2/[.$E$739])^(1/2)" office:value-type="float" office:value="6.01698307800171">
            <text:p>6,017</text:p>
          </table:table-cell>
          <table:table-cell table:formula="oooc:=[.E559]/([.$E$739]*(2*3.1416/60*[.B662])^2*(0.045*2.5)^4)" office:value-type="float" office:value="0.00295698610342986">
            <text:p>0,003</text:p>
          </table:table-cell>
          <table:table-cell table:formula="oooc:=ABS([.C559])/([.$E$739]*(2*3.1416/60*[.B662])^2*(0.045*2.5)^5)" office:value-type="float" office:value="0.000540045029020254">
            <text:p>0,0005</text:p>
          </table:table-cell>
          <table:table-cell table:formula="oooc:=[.H762]/(2*3.1416/60*[.B662]*(0.045*2.5))" office:value-type="float" office:value="0.0749223349414826">
            <text:p>0,0749</text:p>
          </table:table-cell>
          <table:table-cell table:formula="oooc:=COS(RADIANS([.A762]))*[.K762]" office:value-type="float" office:value="0.0510969095621444">
            <text:p>0,0511</text:p>
          </table:table-cell>
          <table:table-cell/>
          <table:table-cell office:value-type="float" office:value="0.00295698610342986">
            <text:p>0,003</text:p>
          </table:table-cell>
          <table:table-cell table:formula="oooc:=[.I762]/[.J762]*[.N762]" office:value-type="float" office:value="0.0161908106658073">
            <text:p>0,016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77851486">
            <text:p>20,7785</text:p>
          </table:table-cell>
          <table:table-cell table:number-columns-repeated="4"/>
          <table:table-cell office:value-type="float" office:value="0.0748764119818768">
            <text:p>0,0749</text:p>
          </table:table-cell>
          <table:table-cell table:formula="oooc:=([.B763]*2/[.$E$739])^(1/2)" office:value-type="float" office:value="6.00504238645633">
            <text:p>6,005</text:p>
          </table:table-cell>
          <table:table-cell table:formula="oooc:=[.E560]/([.$E$739]*(2*3.1416/60*[.B663])^2*(0.045*2.5)^4)" office:value-type="float" office:value="0.00300174534295322">
            <text:p>0,003</text:p>
          </table:table-cell>
          <table:table-cell table:formula="oooc:=ABS([.C560])/([.$E$739]*(2*3.1416/60*[.B663])^2*(0.045*2.5)^5)" office:value-type="float" office:value="0.000531736975506881">
            <text:p>0,0005</text:p>
          </table:table-cell>
          <table:table-cell table:formula="oooc:=[.H763]/(2*3.1416/60*[.B663]*(0.045*2.5))" office:value-type="float" office:value="0.0748764119818769">
            <text:p>0,0749</text:p>
          </table:table-cell>
          <table:table-cell table:formula="oooc:=COS(RADIANS([.A763]))*[.K763]" office:value-type="float" office:value="0.0501020989514089">
            <text:p>0,0501</text:p>
          </table:table-cell>
          <table:table-cell/>
          <table:table-cell office:value-type="float" office:value="0.00300174534295322">
            <text:p>0,003</text:p>
          </table:table-cell>
          <table:table-cell table:formula="oooc:=[.I763]/[.J763]*[.N763]" office:value-type="float" office:value="0.0169453611822876">
            <text:p>0,016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.52285194">
            <text:p>20,5229</text:p>
          </table:table-cell>
          <table:table-cell table:number-columns-repeated="4"/>
          <table:table-cell office:value-type="float" office:value="0.0744818664039767">
            <text:p>0,0745</text:p>
          </table:table-cell>
          <table:table-cell table:formula="oooc:=([.B764]*2/[.$E$739])^(1/2)" office:value-type="float" office:value="5.96798443221529">
            <text:p>5,968</text:p>
          </table:table-cell>
          <table:table-cell table:formula="oooc:=[.E561]/([.$E$739]*(2*3.1416/60*[.B664])^2*(0.045*2.5)^4)" office:value-type="float" office:value="0.00300036538246753">
            <text:p>0,003</text:p>
          </table:table-cell>
          <table:table-cell table:formula="oooc:=ABS([.C561])/([.$E$739]*(2*3.1416/60*[.B664])^2*(0.045*2.5)^5)" office:value-type="float" office:value="0.000529437259941922">
            <text:p>0,0005</text:p>
          </table:table-cell>
          <table:table-cell table:formula="oooc:=[.H764]/(2*3.1416/60*[.B664]*(0.045*2.5))" office:value-type="float" office:value="0.0744818664039768">
            <text:p>0,0745</text:p>
          </table:table-cell>
          <table:table-cell table:formula="oooc:=COS(RADIANS([.A764]))*[.K764]" office:value-type="float" office:value="0.0488645009503937">
            <text:p>0,0489</text:p>
          </table:table-cell>
          <table:table-cell/>
          <table:table-cell office:value-type="float" office:value="0.00300036538246753">
            <text:p>0,003</text:p>
          </table:table-cell>
          <table:table-cell table:formula="oooc:=[.I764]/[.J764]*[.N764]" office:value-type="float" office:value="0.0170033224131166">
            <text:p>0,01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.74707031">
            <text:p>20,7471</text:p>
          </table:table-cell>
          <table:table-cell table:number-columns-repeated="4"/>
          <table:table-cell office:value-type="float" office:value="0.0749797854866996">
            <text:p>0,075</text:p>
          </table:table-cell>
          <table:table-cell table:formula="oooc:=([.B765]*2/[.$E$739])^(1/2)" office:value-type="float" office:value="6.00049688959442">
            <text:p>6,0005</text:p>
          </table:table-cell>
          <table:table-cell table:formula="oooc:=[.E562]/([.$E$739]*(2*3.1416/60*[.B665])^2*(0.045*2.5)^4)" office:value-type="float" office:value="0.00307859772525721">
            <text:p>0,0031</text:p>
          </table:table-cell>
          <table:table-cell table:formula="oooc:=ABS([.C562])/([.$E$739]*(2*3.1416/60*[.B665])^2*(0.045*2.5)^5)" office:value-type="float" office:value="0.000527465256706184">
            <text:p>0,0005</text:p>
          </table:table-cell>
          <table:table-cell table:formula="oooc:=[.H765]/(2*3.1416/60*[.B665]*(0.045*2.5))" office:value-type="float" office:value="0.0749797854866996">
            <text:p>0,075</text:p>
          </table:table-cell>
          <table:table-cell table:formula="oooc:=COS(RADIANS([.A765]))*[.K765]" office:value-type="float" office:value="0.0481960770878051">
            <text:p>0,0482</text:p>
          </table:table-cell>
          <table:table-cell/>
          <table:table-cell office:value-type="float" office:value="0.00307859772525721">
            <text:p>0,0031</text:p>
          </table:table-cell>
          <table:table-cell table:formula="oooc:=[.I765]/[.J765]*[.N765]" office:value-type="float" office:value="0.017968508510198">
            <text:p>0,0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.77031326">
            <text:p>20,7703</text:p>
          </table:table-cell>
          <table:table-cell table:number-columns-repeated="4"/>
          <table:table-cell office:value-type="float" office:value="0.0750849199491146">
            <text:p>0,0751</text:p>
          </table:table-cell>
          <table:table-cell table:formula="oooc:=([.B766]*2/[.$E$739])^(1/2)" office:value-type="float" office:value="6.00385712810279">
            <text:p>6,0039</text:p>
          </table:table-cell>
          <table:table-cell table:formula="oooc:=[.E563]/([.$E$739]*(2*3.1416/60*[.B666])^2*(0.045*2.5)^4)" office:value-type="float" office:value="0.00311847504812943">
            <text:p>0,0031</text:p>
          </table:table-cell>
          <table:table-cell table:formula="oooc:=ABS([.C563])/([.$E$739]*(2*3.1416/60*[.B666])^2*(0.045*2.5)^5)" office:value-type="float" office:value="0.000530041276037761">
            <text:p>0,0005</text:p>
          </table:table-cell>
          <table:table-cell table:formula="oooc:=[.H766]/(2*3.1416/60*[.B666]*(0.045*2.5))" office:value-type="float" office:value="0.0750849199491146">
            <text:p>0,0751</text:p>
          </table:table-cell>
          <table:table-cell table:formula="oooc:=COS(RADIANS([.A766]))*[.K766]" office:value-type="float" office:value="0.0472524711843225">
            <text:p>0,0473</text:p>
          </table:table-cell>
          <table:table-cell/>
          <table:table-cell office:value-type="float" office:value="0.00311847504812943">
            <text:p>0,0031</text:p>
          </table:table-cell>
          <table:table-cell table:formula="oooc:=[.I766]/[.J766]*[.N766]" office:value-type="float" office:value="0.0183474138061524">
            <text:p>0,018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.75869179">
            <text:p>20,7587</text:p>
          </table:table-cell>
          <table:table-cell table:number-columns-repeated="4"/>
          <table:table-cell office:value-type="float" office:value="0.0751525781966188">
            <text:p>0,0752</text:p>
          </table:table-cell>
          <table:table-cell table:formula="oooc:=([.B767]*2/[.$E$739])^(1/2)" office:value-type="float" office:value="6.00217724471952">
            <text:p>6,0022</text:p>
          </table:table-cell>
          <table:table-cell table:formula="oooc:=[.E564]/([.$E$739]*(2*3.1416/60*[.B667])^2*(0.045*2.5)^4)" office:value-type="float" office:value="0.0032641722043508">
            <text:p>0,0033</text:p>
          </table:table-cell>
          <table:table-cell table:formula="oooc:=ABS([.C564])/([.$E$739]*(2*3.1416/60*[.B667])^2*(0.045*2.5)^5)" office:value-type="float" office:value="0.000518303574572769">
            <text:p>0,0005</text:p>
          </table:table-cell>
          <table:table-cell table:formula="oooc:=[.H767]/(2*3.1416/60*[.B667]*(0.045*2.5))" office:value-type="float" office:value="0.0751525781966188">
            <text:p>0,0752</text:p>
          </table:table-cell>
          <table:table-cell table:formula="oooc:=COS(RADIANS([.A767]))*[.K767]" office:value-type="float" office:value="0.0462685471670573">
            <text:p>0,0463</text:p>
          </table:table-cell>
          <table:table-cell/>
          <table:table-cell office:value-type="float" office:value="0.0032641722043508">
            <text:p>0,0033</text:p>
          </table:table-cell>
          <table:table-cell table:formula="oooc:=[.I767]/[.J767]*[.N767]" office:value-type="float" office:value="0.0205571034088256">
            <text:p>0,02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.80585861">
            <text:p>20,8059</text:p>
          </table:table-cell>
          <table:table-cell table:number-columns-repeated="4"/>
          <table:table-cell office:value-type="float" office:value="0.0753163499518563">
            <text:p>0,0753</text:p>
          </table:table-cell>
          <table:table-cell table:formula="oooc:=([.B768]*2/[.$E$739])^(1/2)" office:value-type="float" office:value="6.00899229322262">
            <text:p>6,009</text:p>
          </table:table-cell>
          <table:table-cell table:formula="oooc:=[.E565]/([.$E$739]*(2*3.1416/60*[.B668])^2*(0.045*2.5)^4)" office:value-type="float" office:value="0.00328133807315535">
            <text:p>0,0033</text:p>
          </table:table-cell>
          <table:table-cell table:formula="oooc:=ABS([.C565])/([.$E$739]*(2*3.1416/60*[.B668])^2*(0.045*2.5)^5)" office:value-type="float" office:value="0.000510593957815626">
            <text:p>0,0005</text:p>
          </table:table-cell>
          <table:table-cell table:formula="oooc:=[.H768]/(2*3.1416/60*[.B668]*(0.045*2.5))" office:value-type="float" office:value="0.0753163499518563">
            <text:p>0,0753</text:p>
          </table:table-cell>
          <table:table-cell table:formula="oooc:=COS(RADIANS([.A768]))*[.K768]" office:value-type="float" office:value="0.0453265108900042">
            <text:p>0,0453</text:p>
          </table:table-cell>
          <table:table-cell/>
          <table:table-cell office:value-type="float" office:value="0.00328133807315535">
            <text:p>0,0033</text:p>
          </table:table-cell>
          <table:table-cell table:formula="oooc:=[.I768]/[.J768]*[.N768]" office:value-type="float" office:value="0.0210875577071103">
            <text:p>0,02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.90292931">
            <text:p>20,9029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/>
          <table:table-cell office:value-type="float" office:value="0.075548055246433">
            <text:p>0,0755</text:p>
          </table:table-cell>
          <table:table-cell table:formula="oooc:=([.B769]*2/[.$E$739])^(1/2)" office:value-type="float" office:value="6.02299359765546">
            <text:p>6,023</text:p>
          </table:table-cell>
          <table:table-cell table:formula="oooc:=[.E566]/([.$E$739]*(2*3.1416/60*[.B669])^2*(0.045*2.5)^4)" office:value-type="float" office:value="0.00325079890474992">
            <text:p>0,0033</text:p>
          </table:table-cell>
          <table:table-cell table:formula="oooc:=ABS([.C566])/([.$E$739]*(2*3.1416/60*[.B669])^2*(0.045*2.5)^5)" office:value-type="float" office:value="0.000512936958290899">
            <text:p>0,0005</text:p>
          </table:table-cell>
          <table:table-cell table:formula="oooc:=[.H769]/(2*3.1416/60*[.B669]*(0.045*2.5))" office:value-type="float" office:value="0.075548055246433">
            <text:p>0,0755</text:p>
          </table:table-cell>
          <table:table-cell table:formula="oooc:=COS(RADIANS([.A769]))*[.K769]" office:value-type="float" office:value="0.0444060327132303">
            <text:p>0,0444</text:p>
          </table:table-cell>
          <table:table-cell/>
          <table:table-cell office:value-type="float" office:value="0.00325079890474992">
            <text:p>0,0033</text:p>
          </table:table-cell>
          <table:table-cell table:formula="oooc:=[.I769]/[.J769]*[.N769]" office:value-type="float" office:value="0.0206023242199875">
            <text:p>0,02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.81474686">
            <text:p>20,8147</text:p>
          </table:table-cell>
          <table:table-cell/>
          <table:table-cell office:value-type="float" office:value="20.30957031">
            <text:p>20,3096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 office:value-type="float" office:value="0.0755035909310291">
            <text:p>0,0755</text:p>
          </table:table-cell>
          <table:table-cell table:formula="oooc:=([.B770]*2/[.$E$739])^(1/2)" office:value-type="float" office:value="6.01027567507796">
            <text:p>6,0103</text:p>
          </table:table-cell>
          <table:table-cell table:formula="oooc:=[.E567]/([.$E$739]*(2*3.1416/60*[.B670])^2*(0.045*2.5)^4)" office:value-type="float" office:value="0.00323675015919204">
            <text:p>0,0032</text:p>
          </table:table-cell>
          <table:table-cell table:formula="oooc:=ABS([.C567])/([.$E$739]*(2*3.1416/60*[.B670])^2*(0.045*2.5)^5)" office:value-type="float" office:value="0.000518612584547946">
            <text:p>0,0005</text:p>
          </table:table-cell>
          <table:table-cell table:formula="oooc:=[.H770]/(2*3.1416/60*[.B670]*(0.045*2.5))" office:value-type="float" office:value="0.0755035909310291">
            <text:p>0,0755</text:p>
          </table:table-cell>
          <table:table-cell table:formula="oooc:=COS(RADIANS([.A770]))*[.K770]" office:value-type="float" office:value="0.0433070806179268">
            <text:p>0,0433</text:p>
          </table:table-cell>
          <table:table-cell/>
          <table:table-cell office:value-type="float" office:value="0.00323675015919204">
            <text:p>0,0032</text:p>
          </table:table-cell>
          <table:table-cell table:formula="oooc:=[.I770]/[.J770]*[.N770]" office:value-type="float" office:value="0.0202011133265532">
            <text:p>0,020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.67939377">
            <text:p>20,6794</text:p>
          </table:table-cell>
          <table:table-cell/>
          <table:table-cell office:value-type="float" office:value="20.57275391">
            <text:p>20,5728</text:p>
          </table:table-cell>
          <table:table-cell table:number-columns-repeated="2"/>
          <table:table-cell office:value-type="float" office:value="0.0753144115704472">
            <text:p>0,0753</text:p>
          </table:table-cell>
          <table:table-cell table:formula="oooc:=([.B771]*2/[.$E$739])^(1/2)" office:value-type="float" office:value="5.99070214340401">
            <text:p>5,9907</text:p>
          </table:table-cell>
          <table:table-cell table:formula="oooc:=[.E568]/([.$E$739]*(2*3.1416/60*[.B671])^2*(0.045*2.5)^4)" office:value-type="float" office:value="0.00325698056042409">
            <text:p>0,0033</text:p>
          </table:table-cell>
          <table:table-cell table:formula="oooc:=ABS([.C568])/([.$E$739]*(2*3.1416/60*[.B671])^2*(0.045*2.5)^5)" office:value-type="float" office:value="0.000523592923883489">
            <text:p>0,0005</text:p>
          </table:table-cell>
          <table:table-cell table:formula="oooc:=[.H771]/(2*3.1416/60*[.B671]*(0.045*2.5))" office:value-type="float" office:value="0.0753144115704472">
            <text:p>0,0753</text:p>
          </table:table-cell>
          <table:table-cell table:formula="oooc:=COS(RADIANS([.A771]))*[.K771]" office:value-type="float" office:value="0.0421152844792692">
            <text:p>0,0421</text:p>
          </table:table-cell>
          <table:table-cell/>
          <table:table-cell office:value-type="float" office:value="0.00325698056042409">
            <text:p>0,0033</text:p>
          </table:table-cell>
          <table:table-cell table:formula="oooc:=[.I771]/[.J771]*[.N771]" office:value-type="float" office:value="0.0202598657986083">
            <text:p>0,020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.57822227">
            <text:p>20,5782</text:p>
          </table:table-cell>
          <table:table-cell>
            <draw:frame table:end-cell-address="Sheet1.J797" table:end-x="0.038cm" table:end-y="0.213cm" draw:z-index="12" svg:width="13.735cm" svg:height="11.422cm" svg:x="2.109cm" svg:y="0.081cm">
              <draw:object draw:notify-on-update-of-ranges="Sheet1.G710:Sheet1.G805 Sheet1.I710:Sheet1.I80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office:value-type="float" office:value="20.69101524">
            <text:p>20,691</text:p>
          </table:table-cell>
          <table:table-cell table:number-columns-repeated="2"/>
          <table:table-cell office:value-type="float" office:value="0.0752355068307392">
            <text:p>0,0752</text:p>
          </table:table-cell>
          <table:table-cell table:formula="oooc:=([.B772]*2/[.$E$739])^(1/2)" office:value-type="float" office:value="5.97602977313219">
            <text:p>5,976</text:p>
          </table:table-cell>
          <table:table-cell table:formula="oooc:=[.E569]/([.$E$739]*(2*3.1416/60*[.B672])^2*(0.045*2.5)^4)" office:value-type="float" office:value="0.00330405794916282">
            <text:p>0,0033</text:p>
          </table:table-cell>
          <table:table-cell table:formula="oooc:=ABS([.C569])/([.$E$739]*(2*3.1416/60*[.B672])^2*(0.045*2.5)^5)" office:value-type="float" office:value="0.000508471936369651">
            <text:p>0,0005</text:p>
          </table:table-cell>
          <table:table-cell table:formula="oooc:=[.H772]/(2*3.1416/60*[.B672]*(0.045*2.5))" office:value-type="float" office:value="0.0752355068307392">
            <text:p>0,0752</text:p>
          </table:table-cell>
          <table:table-cell table:formula="oooc:=COS(RADIANS([.A772]))*[.K772]" office:value-type="float" office:value="0.0409761938391603">
            <text:p>0,041</text:p>
          </table:table-cell>
          <table:table-cell/>
          <table:table-cell office:value-type="float" office:value="0.00330405794916282">
            <text:p>0,0033</text:p>
          </table:table-cell>
          <table:table-cell table:formula="oooc:=[.I772]/[.J772]*[.N772]" office:value-type="float" office:value="0.0214698160322652">
            <text:p>0,02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.57958984">
            <text:p>20,5796</text:p>
          </table:table-cell>
          <table:table-cell/>
          <table:table-cell office:value-type="float" office:value="20.59326172">
            <text:p>20,5933</text:p>
          </table:table-cell>
          <table:table-cell table:number-columns-repeated="2"/>
          <table:table-cell office:value-type="float" office:value="0.0753003925317561">
            <text:p>0,0753</text:p>
          </table:table-cell>
          <table:table-cell table:formula="oooc:=([.B773]*2/[.$E$739])^(1/2)" office:value-type="float" office:value="5.97622834478604">
            <text:p>5,9762</text:p>
          </table:table-cell>
          <table:table-cell table:formula="oooc:=[.E570]/([.$E$739]*(2*3.1416/60*[.B673])^2*(0.045*2.5)^4)" office:value-type="float" office:value="0.00338691816089097">
            <text:p>0,0034</text:p>
          </table:table-cell>
          <table:table-cell table:formula="oooc:=ABS([.C570])/([.$E$739]*(2*3.1416/60*[.B673])^2*(0.045*2.5)^5)" office:value-type="float" office:value="0.000500027093132729">
            <text:p>0,0005</text:p>
          </table:table-cell>
          <table:table-cell table:formula="oooc:=[.H773]/(2*3.1416/60*[.B673]*(0.045*2.5))" office:value-type="float" office:value="0.0753003925317561">
            <text:p>0,0753</text:p>
          </table:table-cell>
          <table:table-cell table:formula="oooc:=COS(RADIANS([.A773]))*[.K773]" office:value-type="float" office:value="0.0399031286068997">
            <text:p>0,0399</text:p>
          </table:table-cell>
          <table:table-cell/>
          <table:table-cell office:value-type="float" office:value="0.00338691816089097">
            <text:p>0,0034</text:p>
          </table:table-cell>
          <table:table-cell table:formula="oooc:=[.I773]/[.J773]*[.N773]" office:value-type="float" office:value="0.022941186159943">
            <text:p>0,02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.54404259">
            <text:p>20,544</text:p>
          </table:table-cell>
          <table:table-cell/>
          <table:table-cell office:value-type="float" office:value="20.47841835">
            <text:p>20,4784</text:p>
          </table:table-cell>
          <table:table-cell table:number-columns-repeated="2"/>
          <table:table-cell office:value-type="float" office:value="0.0753520994097283">
            <text:p>0,0754</text:p>
          </table:table-cell>
          <table:table-cell table:formula="oooc:=([.B774]*2/[.$E$739])^(1/2)" office:value-type="float" office:value="5.97106472635231">
            <text:p>5,9711</text:p>
          </table:table-cell>
          <table:table-cell table:formula="oooc:=[.E571]/([.$E$739]*(2*3.1416/60*[.B674])^2*(0.045*2.5)^4)" office:value-type="float" office:value="0.0034227019903999">
            <text:p>0,0034</text:p>
          </table:table-cell>
          <table:table-cell table:formula="oooc:=ABS([.C571])/([.$E$739]*(2*3.1416/60*[.B674])^2*(0.045*2.5)^5)" office:value-type="float" office:value="0.00049584427591806">
            <text:p>0,0005</text:p>
          </table:table-cell>
          <table:table-cell table:formula="oooc:=[.H774]/(2*3.1416/60*[.B674]*(0.045*2.5))" office:value-type="float" office:value="0.0753520994097283">
            <text:p>0,0754</text:p>
          </table:table-cell>
          <table:table-cell table:formula="oooc:=COS(RADIANS([.A774]))*[.K774]" office:value-type="float" office:value="0.0388092002204175">
            <text:p>0,0388</text:p>
          </table:table-cell>
          <table:table-cell/>
          <table:table-cell office:value-type="float" office:value="0.0034227019903999">
            <text:p>0,0034</text:p>
          </table:table-cell>
          <table:table-cell table:formula="oooc:=[.I774]/[.J774]*[.N774]" office:value-type="float" office:value="0.0236261453122499">
            <text:p>0,023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.53105545">
            <text:p>20,5311</text:p>
          </table:table-cell>
          <table:table-cell/>
          <table:table-cell office:value-type="float" office:value="20.5037117">
            <text:p>20,5037</text:p>
          </table:table-cell>
          <table:table-cell table:number-columns-repeated="2"/>
          <table:table-cell office:value-type="float" office:value="0.0754871941138304">
            <text:p>0,0755</text:p>
          </table:table-cell>
          <table:table-cell table:formula="oooc:=([.B775]*2/[.$E$739])^(1/2)" office:value-type="float" office:value="5.96917709122308">
            <text:p>5,9692</text:p>
          </table:table-cell>
          <table:table-cell table:formula="oooc:=[.E572]/([.$E$739]*(2*3.1416/60*[.B675])^2*(0.045*2.5)^4)" office:value-type="float" office:value="0.00341552059782337">
            <text:p>0,0034</text:p>
          </table:table-cell>
          <table:table-cell table:formula="oooc:=ABS([.C572])/([.$E$739]*(2*3.1416/60*[.B675])^2*(0.045*2.5)^5)" office:value-type="float" office:value="0.000478030705427293">
            <text:p>0,0005</text:p>
          </table:table-cell>
          <table:table-cell table:formula="oooc:=[.H775]/(2*3.1416/60*[.B675]*(0.045*2.5))" office:value-type="float" office:value="0.0754871941138304">
            <text:p>0,0755</text:p>
          </table:table-cell>
          <table:table-cell table:formula="oooc:=COS(RADIANS([.A775]))*[.K775]" office:value-type="float" office:value="0.0377435970569152">
            <text:p>0,0377</text:p>
          </table:table-cell>
          <table:table-cell/>
          <table:table-cell office:value-type="float" office:value="0.00341552059782337">
            <text:p>0,0034</text:p>
          </table:table-cell>
          <table:table-cell table:formula="oooc:=[.I775]/[.J775]*[.N775]" office:value-type="float" office:value="0.0244038318495213">
            <text:p>0,024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.55087852">
            <text:p>20,5509</text:p>
          </table:table-cell>
          <table:table-cell table:number-columns-repeated="4"/>
          <table:table-cell office:value-type="float" office:value="0.0756048930955698">
            <text:p>0,0756</text:p>
          </table:table-cell>
          <table:table-cell table:formula="oooc:=([.B776]*2/[.$E$769])^(1/2)" office:value-type="float" office:value="5.96601958215937">
            <text:p>5,966</text:p>
          </table:table-cell>
          <table:table-cell table:formula="oooc:=[.E573]/([.$E$769]*(2*3.1416/60*[.B676])^2*(0.045*2.5)^4)" office:value-type="float" office:value="0.00323794555312311">
            <text:p>0,0032</text:p>
          </table:table-cell>
          <table:table-cell table:formula="oooc:=ABS([.C573])/([.$E$769]*(2*3.1416/60*[.B676])^2*(0.045*2.5)^5)" office:value-type="float" office:value="0.000473503182706474">
            <text:p>0,0005</text:p>
          </table:table-cell>
          <table:table-cell table:formula="oooc:=[.H776]/(2*3.1416/60*[.B676]*(0.045*2.5))" office:value-type="float" office:value="0.0756048930955699">
            <text:p>0,0756</text:p>
          </table:table-cell>
          <table:table-cell table:formula="oooc:=COS(RADIANS([.A776]))*[.K776]" office:value-type="float" office:value="0.0366539795104281">
            <text:p>0,0367</text:p>
          </table:table-cell>
          <table:table-cell/>
          <table:table-cell office:value-type="float" office:value="0.00323794555312311">
            <text:p>0,003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.26718712">
            <text:p>20,2672</text:p>
          </table:table-cell>
          <table:table-cell table:number-columns-repeated="4"/>
          <table:table-cell office:value-type="float" office:value="0.075310284137">
            <text:p>0,0753</text:p>
          </table:table-cell>
          <table:table-cell table:formula="oooc:=([.B777]*2/[.$E$769])^(1/2)" office:value-type="float" office:value="5.9246979884115">
            <text:p>5,9247</text:p>
          </table:table-cell>
          <table:table-cell table:formula="oooc:=[.E574]/([.$E$769]*(2*3.1416/60*[.B677])^2*(0.045*2.5)^4)" office:value-type="float" office:value="0.00329375831191586">
            <text:p>0,0033</text:p>
          </table:table-cell>
          <table:table-cell table:formula="oooc:=ABS([.C574])/([.$E$769]*(2*3.1416/60*[.B677])^2*(0.045*2.5)^5)" office:value-type="float" office:value="0.000508663007295506">
            <text:p>0,0005</text:p>
          </table:table-cell>
          <table:table-cell table:formula="oooc:=[.H777]/(2*3.1416/60*[.B677]*(0.045*2.5))" office:value-type="float" office:value="0.075310284137">
            <text:p>0,0753</text:p>
          </table:table-cell>
          <table:table-cell table:formula="oooc:=COS(RADIANS([.A777]))*[.K777]" office:value-type="float" office:value="0.0353560367876469">
            <text:p>0,0354</text:p>
          </table:table-cell>
          <table:table-cell/>
          <table:table-cell office:value-type="float" office:value="0.00329375831191586">
            <text:p>0,003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.29248047">
            <text:p>20,2925</text:p>
          </table:table-cell>
          <table:table-cell table:number-columns-repeated="4"/>
          <table:table-cell office:value-type="float" office:value="0.0757608845881373">
            <text:p>0,0758</text:p>
          </table:table-cell>
          <table:table-cell table:formula="oooc:=([.B778]*2/[.$E$769])^(1/2)" office:value-type="float" office:value="5.92839383266978">
            <text:p>5,9284</text:p>
          </table:table-cell>
          <table:table-cell table:formula="oooc:=[.E575]/([.$E$769]*(2*3.1416/60*[.B678])^2*(0.045*2.5)^4)" office:value-type="float" office:value="0.00341532082021434">
            <text:p>0,0034</text:p>
          </table:table-cell>
          <table:table-cell table:formula="oooc:=ABS([.C575])/([.$E$769]*(2*3.1416/60*[.B678])^2*(0.045*2.5)^5)" office:value-type="float" office:value="0.000532683320044887">
            <text:p>0,0005</text:p>
          </table:table-cell>
          <table:table-cell table:formula="oooc:=[.H778]/(2*3.1416/60*[.B678]*(0.045*2.5))" office:value-type="float" office:value="0.0757608845881373">
            <text:p>0,0758</text:p>
          </table:table-cell>
          <table:table-cell table:formula="oooc:=COS(RADIANS([.A778]))*[.K778]" office:value-type="float" office:value="0.0343947218548786">
            <text:p>0,0344</text:p>
          </table:table-cell>
          <table:table-cell/>
          <table:table-cell office:value-type="float" office:value="0.00341532082021434">
            <text:p>0,003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.18720627">
            <text:p>20,1872</text:p>
          </table:table-cell>
          <table:table-cell table:number-columns-repeated="4"/>
          <table:table-cell office:value-type="float" office:value="0.0764939719165122">
            <text:p>0,0765</text:p>
          </table:table-cell>
          <table:table-cell table:formula="oooc:=([.B779]*2/[.$E$769])^(1/2)" office:value-type="float" office:value="5.91299604856053">
            <text:p>5,913</text:p>
          </table:table-cell>
          <table:table-cell table:formula="oooc:=[.E576]/([.$E$769]*(2*3.1416/60*[.B679])^2*(0.045*2.5)^4)" office:value-type="float" office:value="0.00353318980849001">
            <text:p>0,0035</text:p>
          </table:table-cell>
          <table:table-cell table:formula="oooc:=ABS([.C576])/([.$E$769]*(2*3.1416/60*[.B679])^2*(0.045*2.5)^5)" office:value-type="float" office:value="0.000538928511728034">
            <text:p>0,0005</text:p>
          </table:table-cell>
          <table:table-cell table:formula="oooc:=[.H779]/(2*3.1416/60*[.B679]*(0.045*2.5))" office:value-type="float" office:value="0.0764939719165122">
            <text:p>0,0765</text:p>
          </table:table-cell>
          <table:table-cell table:formula="oooc:=COS(RADIANS([.A779]))*[.K779]" office:value-type="float" office:value="0.0335327501914929">
            <text:p>0,0335</text:p>
          </table:table-cell>
          <table:table-cell/>
          <table:table-cell office:value-type="float" office:value="0.00353318980849001">
            <text:p>0,003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.3396492">
            <text:p>20,3396</text:p>
          </table:table-cell>
          <table:table-cell table:number-columns-repeated="4"/>
          <table:table-cell office:value-type="float" office:value="0.0766444493104858">
            <text:p>0,0766</text:p>
          </table:table-cell>
          <table:table-cell table:formula="oooc:=([.B780]*2/[.$E$769])^(1/2)" office:value-type="float" office:value="5.93527994248219">
            <text:p>5,9353</text:p>
          </table:table-cell>
          <table:table-cell table:formula="oooc:=[.E577]/([.$E$769]*(2*3.1416/60*[.B680])^2*(0.045*2.5)^4)" office:value-type="float" office:value="0.00346575802726189">
            <text:p>0,0035</text:p>
          </table:table-cell>
          <table:table-cell table:formula="oooc:=ABS([.C577])/([.$E$769]*(2*3.1416/60*[.B680])^2*(0.045*2.5)^5)" office:value-type="float" office:value="0.000533548430508764">
            <text:p>0,0005</text:p>
          </table:table-cell>
          <table:table-cell table:formula="oooc:=[.H780]/(2*3.1416/60*[.B680]*(0.045*2.5))" office:value-type="float" office:value="0.0766444493104858">
            <text:p>0,0766</text:p>
          </table:table-cell>
          <table:table-cell table:formula="oooc:=COS(RADIANS([.A780]))*[.K780]" office:value-type="float" office:value="0.0323913439396706">
            <text:p>0,0324</text:p>
          </table:table-cell>
          <table:table-cell/>
          <table:table-cell office:value-type="float" office:value="0.00346575802726189">
            <text:p>0,003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.40937424">
            <text:p>20,4094</text:p>
          </table:table-cell>
          <table:table-cell table:number-columns-repeated="4"/>
          <table:table-cell office:value-type="float" office:value="0.0768915414436637">
            <text:p>0,0769</text:p>
          </table:table-cell>
          <table:table-cell table:formula="oooc:=([.B781]*2/[.$E$769])^(1/2)" office:value-type="float" office:value="5.94544441413576">
            <text:p>5,9454</text:p>
          </table:table-cell>
          <table:table-cell table:formula="oooc:=[.E578]/([.$E$769]*(2*3.1416/60*[.B681])^2*(0.045*2.5)^4)" office:value-type="float" office:value="0.00371967316247153">
            <text:p>0,0037</text:p>
          </table:table-cell>
          <table:table-cell table:formula="oooc:=ABS([.C578])/([.$E$769]*(2*3.1416/60*[.B681])^2*(0.045*2.5)^5)" office:value-type="float" office:value="0.000560222553801487">
            <text:p>0,0006</text:p>
          </table:table-cell>
          <table:table-cell table:formula="oooc:=[.H781]/(2*3.1416/60*[.B681]*(0.045*2.5))" office:value-type="float" office:value="0.0768915414436637">
            <text:p>0,0769</text:p>
          </table:table-cell>
          <table:table-cell table:formula="oooc:=COS(RADIANS([.A781]))*[.K781]" office:value-type="float" office:value="0.0312746074477195">
            <text:p>0,0313</text:p>
          </table:table-cell>
          <table:table-cell/>
          <table:table-cell office:value-type="float" office:value="0.00371967316247153">
            <text:p>0,003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.52695274">
            <text:p>20,527</text:p>
          </table:table-cell>
          <table:table-cell table:number-columns-repeated="4"/>
          <table:table-cell office:value-type="float" office:value="0.0771172993691974">
            <text:p>0,0771</text:p>
          </table:table-cell>
          <table:table-cell table:formula="oooc:=([.B782]*2/[.$E$769])^(1/2)" office:value-type="float" office:value="5.96254568585363">
            <text:p>5,9625</text:p>
          </table:table-cell>
          <table:table-cell table:formula="oooc:=[.E579]/([.$E$769]*(2*3.1416/60*[.B682])^2*(0.045*2.5)^4)" office:value-type="float" office:value="0.00413666472722672">
            <text:p>0,0041</text:p>
          </table:table-cell>
          <table:table-cell table:formula="oooc:=ABS([.C579])/([.$E$769]*(2*3.1416/60*[.B682])^2*(0.045*2.5)^5)" office:value-type="float" office:value="0.000589150888170508">
            <text:p>0,0006</text:p>
          </table:table-cell>
          <table:table-cell table:formula="oooc:=[.H782]/(2*3.1416/60*[.B682]*(0.045*2.5))" office:value-type="float" office:value="0.0771172993691974">
            <text:p>0,0771</text:p>
          </table:table-cell>
          <table:table-cell table:formula="oooc:=COS(RADIANS([.A782]))*[.K782]" office:value-type="float" office:value="0.0301321294085716">
            <text:p>0,0301</text:p>
          </table:table-cell>
          <table:table-cell/>
          <table:table-cell office:value-type="float" office:value="0.00413666472722672">
            <text:p>0,004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.52490234">
            <text:p>20,5249</text:p>
          </table:table-cell>
          <table:table-cell table:number-columns-repeated="4"/>
          <table:table-cell office:value-type="float" office:value="0.0772678583440552">
            <text:p>0,0773</text:p>
          </table:table-cell>
          <table:table-cell table:formula="oooc:=([.B783]*2/[.$E$769])^(1/2)" office:value-type="float" office:value="5.96224788449113">
            <text:p>5,9622</text:p>
          </table:table-cell>
          <table:table-cell table:formula="oooc:=[.E580]/([.$E$769]*(2*3.1416/60*[.B683])^2*(0.045*2.5)^4)" office:value-type="float" office:value="0.00377770749540791">
            <text:p>0,0038</text:p>
          </table:table-cell>
          <table:table-cell table:formula="oooc:=ABS([.C580])/([.$E$769]*(2*3.1416/60*[.B683])^2*(0.045*2.5)^5)" office:value-type="float" office:value="0.000584087564504997">
            <text:p>0,0006</text:p>
          </table:table-cell>
          <table:table-cell table:formula="oooc:=[.H783]/(2*3.1416/60*[.B683]*(0.045*2.5))" office:value-type="float" office:value="0.0772678583440552">
            <text:p>0,0773</text:p>
          </table:table-cell>
          <table:table-cell table:formula="oooc:=COS(RADIANS([.A783]))*[.K783]" office:value-type="float" office:value="0.0289450491948098">
            <text:p>0,0289</text:p>
          </table:table-cell>
          <table:table-cell/>
          <table:table-cell office:value-type="float" office:value="0.00377770749540791">
            <text:p>0,003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.45586014">
            <text:p>20,4559</text:p>
          </table:table-cell>
          <table:table-cell table:number-columns-repeated="4"/>
          <table:table-cell office:value-type="float" office:value="0.0776846055421564">
            <text:p>0,0777</text:p>
          </table:table-cell>
          <table:table-cell table:formula="oooc:=([.B784]*2/[.$E$769])^(1/2)" office:value-type="float" office:value="5.95221145497471">
            <text:p>5,9522</text:p>
          </table:table-cell>
          <table:table-cell table:formula="oooc:=[.E581]/([.$E$769]*(2*3.1416/60*[.B684])^2*(0.045*2.5)^4)" office:value-type="float" office:value="0.00386550437157178">
            <text:p>0,0039</text:p>
          </table:table-cell>
          <table:table-cell table:formula="oooc:=ABS([.C581])/([.$E$769]*(2*3.1416/60*[.B684])^2*(0.045*2.5)^5)" office:value-type="float" office:value="0.000574203443547939">
            <text:p>0,0006</text:p>
          </table:table-cell>
          <table:table-cell table:formula="oooc:=[.H784]/(2*3.1416/60*[.B684]*(0.045*2.5))" office:value-type="float" office:value="0.0776846055421564">
            <text:p>0,0777</text:p>
          </table:table-cell>
          <table:table-cell table:formula="oooc:=COS(RADIANS([.A784]))*[.K784]" office:value-type="float" office:value="0.0278396727993781">
            <text:p>0,0278</text:p>
          </table:table-cell>
          <table:table-cell/>
          <table:table-cell office:value-type="float" office:value="0.00386550437157178">
            <text:p>0,00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.31572342">
            <text:p>20,3157</text:p>
          </table:table-cell>
          <table:table-cell table:number-columns-repeated="4"/>
          <table:table-cell office:value-type="float" office:value="0.0777412830799806">
            <text:p>0,0777</text:p>
          </table:table-cell>
          <table:table-cell table:formula="oooc:=([.B785]*2/[.$E$769])^(1/2)" office:value-type="float" office:value="5.93178804382069">
            <text:p>5,9318</text:p>
          </table:table-cell>
          <table:table-cell table:formula="oooc:=[.E582]/([.$E$769]*(2*3.1416/60*[.B685])^2*(0.045*2.5)^4)" office:value-type="float" office:value="0.00378974454520304">
            <text:p>0,0038</text:p>
          </table:table-cell>
          <table:table-cell table:formula="oooc:=ABS([.C582])/([.$E$769]*(2*3.1416/60*[.B685])^2*(0.045*2.5)^5)" office:value-type="float" office:value="0.000552813766313704">
            <text:p>0,0006</text:p>
          </table:table-cell>
          <table:table-cell table:formula="oooc:=[.H785]/(2*3.1416/60*[.B685]*(0.045*2.5))" office:value-type="float" office:value="0.0777412830799806">
            <text:p>0,0777</text:p>
          </table:table-cell>
          <table:table-cell table:formula="oooc:=COS(RADIANS([.A785]))*[.K785]" office:value-type="float" office:value="0.0265890847813363">
            <text:p>0,0266</text:p>
          </table:table-cell>
          <table:table-cell/>
          <table:table-cell office:value-type="float" office:value="0.00378974454520304">
            <text:p>0,003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.26240158">
            <text:p>20,2624</text:p>
          </table:table-cell>
          <table:table-cell table:number-columns-repeated="4"/>
          <table:table-cell office:value-type="float" office:value="0.0779797027379233">
            <text:p>0,078</text:p>
          </table:table-cell>
          <table:table-cell table:formula="oooc:=([.B786]*2/[.$E$769])^(1/2)" office:value-type="float" office:value="5.92399846970351">
            <text:p>5,924</text:p>
          </table:table-cell>
          <table:table-cell table:formula="oooc:=[.E583]/([.$E$769]*(2*3.1416/60*[.B686])^2*(0.045*2.5)^4)" office:value-type="float" office:value="0.00392875697326416">
            <text:p>0,0039</text:p>
          </table:table-cell>
          <table:table-cell table:formula="oooc:=ABS([.C583])/([.$E$769]*(2*3.1416/60*[.B686])^2*(0.045*2.5)^5)" office:value-type="float" office:value="0.000557379991528577">
            <text:p>0,0006</text:p>
          </table:table-cell>
          <table:table-cell table:formula="oooc:=[.H786]/(2*3.1416/60*[.B686]*(0.045*2.5))" office:value-type="float" office:value="0.0779797027379233">
            <text:p>0,078</text:p>
          </table:table-cell>
          <table:table-cell table:formula="oooc:=COS(RADIANS([.A786]))*[.K786]" office:value-type="float" office:value="0.0253877079055034">
            <text:p>0,0254</text:p>
          </table:table-cell>
          <table:table-cell/>
          <table:table-cell office:value-type="float" office:value="0.00392875697326416">
            <text:p>0,003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.32871056">
            <text:p>20,3287</text:p>
          </table:table-cell>
          <table:table-cell table:number-columns-repeated="4"/>
          <table:table-cell office:value-type="float" office:value="0.0782315933094737">
            <text:p>0,0782</text:p>
          </table:table-cell>
          <table:table-cell table:formula="oooc:=([.B787]*2/[.$E$769])^(1/2)" office:value-type="float" office:value="5.93368373447246">
            <text:p>5,9337</text:p>
          </table:table-cell>
          <table:table-cell table:formula="oooc:=[.E584]/([.$E$769]*(2*3.1416/60*[.B687])^2*(0.045*2.5)^4)" office:value-type="float" office:value="0.00378732270200523">
            <text:p>0,0038</text:p>
          </table:table-cell>
          <table:table-cell table:formula="oooc:=ABS([.C584])/([.$E$769]*(2*3.1416/60*[.B687])^2*(0.045*2.5)^5)" office:value-type="float" office:value="0.000537028141890293">
            <text:p>0,0005</text:p>
          </table:table-cell>
          <table:table-cell table:formula="oooc:=[.H787]/(2*3.1416/60*[.B687]*(0.045*2.5))" office:value-type="float" office:value="0.0782315933094737">
            <text:p>0,0782</text:p>
          </table:table-cell>
          <table:table-cell table:formula="oooc:=COS(RADIANS([.A787]))*[.K787]" office:value-type="float" office:value="0.0241748918296568">
            <text:p>0,0242</text:p>
          </table:table-cell>
          <table:table-cell/>
          <table:table-cell office:value-type="float" office:value="0.00378732270200523">
            <text:p>0,003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.21113205">
            <text:p>20,2111</text:p>
          </table:table-cell>
          <table:table-cell table:number-columns-repeated="4"/>
          <table:table-cell office:value-type="float" office:value="0.0781581959177013">
            <text:p>0,0782</text:p>
          </table:table-cell>
          <table:table-cell table:formula="oooc:=([.B788]*2/[.$E$769])^(1/2)" office:value-type="float" office:value="5.91649903820745">
            <text:p>5,9165</text:p>
          </table:table-cell>
          <table:table-cell table:formula="oooc:=[.E585]/([.$E$769]*(2*3.1416/60*[.B688])^2*(0.045*2.5)^4)" office:value-type="float" office:value="0.0040609203017991">
            <text:p>0,0041</text:p>
          </table:table-cell>
          <table:table-cell table:formula="oooc:=ABS([.C585])/([.$E$769]*(2*3.1416/60*[.B688])^2*(0.045*2.5)^5)" office:value-type="float" office:value="0.00049821338418294">
            <text:p>0,0005</text:p>
          </table:table-cell>
          <table:table-cell table:formula="oooc:=[.H788]/(2*3.1416/60*[.B688]*(0.045*2.5))" office:value-type="float" office:value="0.0781581959177013">
            <text:p>0,0782</text:p>
          </table:table-cell>
          <table:table-cell table:formula="oooc:=COS(RADIANS([.A788]))*[.K788]" office:value-type="float" office:value="0.022851244978512">
            <text:p>0,0229</text:p>
          </table:table-cell>
          <table:table-cell/>
          <table:table-cell office:value-type="float" office:value="0.0040609203017991">
            <text:p>0,004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.15986252">
            <text:p>20,1599</text:p>
          </table:table-cell>
          <table:table-cell table:number-columns-repeated="4"/>
          <table:table-cell office:value-type="float" office:value="0.0781790072532748">
            <text:p>0,0782</text:p>
          </table:table-cell>
          <table:table-cell table:formula="oooc:=([.B789]*2/[.$E$769])^(1/2)" office:value-type="float" office:value="5.90899008876897">
            <text:p>5,909</text:p>
          </table:table-cell>
          <table:table-cell table:formula="oooc:=[.E586]/([.$E$769]*(2*3.1416/60*[.B689])^2*(0.045*2.5)^4)" office:value-type="float" office:value="0.00399462931311078">
            <text:p>0,004</text:p>
          </table:table-cell>
          <table:table-cell table:formula="oooc:=ABS([.C586])/([.$E$769]*(2*3.1416/60*[.B689])^2*(0.045*2.5)^5)" office:value-type="float" office:value="0.000477566813677607">
            <text:p>0,0005</text:p>
          </table:table-cell>
          <table:table-cell table:formula="oooc:=[.H789]/(2*3.1416/60*[.B689]*(0.045*2.5))" office:value-type="float" office:value="0.0781790072532748">
            <text:p>0,0782</text:p>
          </table:table-cell>
          <table:table-cell table:formula="oooc:=COS(RADIANS([.A789]))*[.K789]" office:value-type="float" office:value="0.0215490548396907">
            <text:p>0,0215</text:p>
          </table:table-cell>
          <table:table-cell/>
          <table:table-cell office:value-type="float" office:value="0.00399462931311078">
            <text:p>0,00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.17216873">
            <text:p>20,1722</text:p>
          </table:table-cell>
          <table:table-cell table:number-columns-repeated="4"/>
          <table:table-cell office:value-type="float" office:value="0.078405274251934">
            <text:p>0,0784</text:p>
          </table:table-cell>
          <table:table-cell table:formula="oooc:=([.B790]*2/[.$E$769])^(1/2)" office:value-type="float" office:value="5.91079332971394">
            <text:p>5,9108</text:p>
          </table:table-cell>
          <table:table-cell table:formula="oooc:=[.E587]/([.$E$769]*(2*3.1416/60*[.B690])^2*(0.045*2.5)^4)" office:value-type="float" office:value="0.00429588285258185">
            <text:p>0,0043</text:p>
          </table:table-cell>
          <table:table-cell table:formula="oooc:=ABS([.C587])/([.$E$769]*(2*3.1416/60*[.B690])^2*(0.045*2.5)^5)" office:value-type="float" office:value="0.000442900300983065">
            <text:p>0,0004</text:p>
          </table:table-cell>
          <table:table-cell table:formula="oooc:=[.H790]/(2*3.1416/60*[.B690]*(0.045*2.5))" office:value-type="float" office:value="0.078405274251934">
            <text:p>0,0784</text:p>
          </table:table-cell>
          <table:table-cell table:formula="oooc:=COS(RADIANS([.A790]))*[.K790]" office:value-type="float" office:value="0.0202927782128868">
            <text:p>0,0203</text:p>
          </table:table-cell>
          <table:table-cell/>
          <table:table-cell office:value-type="float" office:value="0.00429588285258185">
            <text:p>0,004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.22958946">
            <text:p>20,2296</text:p>
          </table:table-cell>
          <table:table-cell table:number-columns-repeated="4"/>
          <table:table-cell office:value-type="float" office:value="0.0786633648953162">
            <text:p>0,0787</text:p>
          </table:table-cell>
          <table:table-cell table:formula="oooc:=([.B791]*2/[.$E$769])^(1/2)" office:value-type="float" office:value="5.91919998359989">
            <text:p>5,9192</text:p>
          </table:table-cell>
          <table:table-cell table:formula="oooc:=[.E588]/([.$E$769]*(2*3.1416/60*[.B691])^2*(0.045*2.5)^4)" office:value-type="float" office:value="0.00412688096187097">
            <text:p>0,0041</text:p>
          </table:table-cell>
          <table:table-cell table:formula="oooc:=ABS([.C588])/([.$E$769]*(2*3.1416/60*[.B691])^2*(0.045*2.5)^5)" office:value-type="float" office:value="0.000434058399382506">
            <text:p>0,0004</text:p>
          </table:table-cell>
          <table:table-cell table:formula="oooc:=[.H791]/(2*3.1416/60*[.B691]*(0.045*2.5))" office:value-type="float" office:value="0.0786633648953162">
            <text:p>0,0787</text:p>
          </table:table-cell>
          <table:table-cell table:formula="oooc:=COS(RADIANS([.A791]))*[.K791]" office:value-type="float" office:value="0.0190303903497232">
            <text:p>0,019</text:p>
          </table:table-cell>
          <table:table-cell/>
          <table:table-cell office:value-type="float" office:value="0.00412688096187097">
            <text:p>0,004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.19130898">
            <text:p>20,1913</text:p>
          </table:table-cell>
          <table:table-cell table:number-columns-repeated="4"/>
          <table:table-cell office:value-type="float" office:value="0.0789087376544883">
            <text:p>0,0789</text:p>
          </table:table-cell>
          <table:table-cell table:formula="oooc:=([.B792]*2/[.$E$769])^(1/2)" office:value-type="float" office:value="5.91359687651179">
            <text:p>5,9136</text:p>
          </table:table-cell>
          <table:table-cell table:formula="oooc:=[.E589]/([.$E$769]*(2*3.1416/60*[.B692])^2*(0.045*2.5)^4)" office:value-type="float" office:value="0.0043352855053496">
            <text:p>0,0043</text:p>
          </table:table-cell>
          <table:table-cell table:formula="oooc:=ABS([.C589])/([.$E$769]*(2*3.1416/60*[.B692])^2*(0.045*2.5)^5)" office:value-type="float" office:value="0.000424506888977486">
            <text:p>0,0004</text:p>
          </table:table-cell>
          <table:table-cell table:formula="oooc:=[.H792]/(2*3.1416/60*[.B692]*(0.045*2.5))" office:value-type="float" office:value="0.0789087376544883">
            <text:p>0,0789</text:p>
          </table:table-cell>
          <table:table-cell table:formula="oooc:=COS(RADIANS([.A792]))*[.K792]" office:value-type="float" office:value="0.0177506037323206">
            <text:p>0,0178</text:p>
          </table:table-cell>
          <table:table-cell/>
          <table:table-cell office:value-type="float" office:value="0.0043352855053496">
            <text:p>0,004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.15644455">
            <text:p>20,1564</text:p>
          </table:table-cell>
          <table:table-cell table:number-columns-repeated="4"/>
          <table:table-cell office:value-type="float" office:value="0.0788214635256368">
            <text:p>0,0788</text:p>
          </table:table-cell>
          <table:table-cell table:formula="oooc:=([.B793]*2/[.$E$769])^(1/2)" office:value-type="float" office:value="5.90848915264001">
            <text:p>5,9085</text:p>
          </table:table-cell>
          <table:table-cell table:formula="oooc:=[.E590]/([.$E$769]*(2*3.1416/60*[.B693])^2*(0.045*2.5)^4)" office:value-type="float" office:value="0.00458634933227224">
            <text:p>0,0046</text:p>
          </table:table-cell>
          <table:table-cell table:formula="oooc:=ABS([.C590])/([.$E$769]*(2*3.1416/60*[.B693])^2*(0.045*2.5)^5)" office:value-type="float" office:value="0.00044862090855501">
            <text:p>0,0004</text:p>
          </table:table-cell>
          <table:table-cell table:formula="oooc:=[.H793]/(2*3.1416/60*[.B693]*(0.045*2.5))" office:value-type="float" office:value="0.0788214635256368">
            <text:p>0,0788</text:p>
          </table:table-cell>
          <table:table-cell table:formula="oooc:=COS(RADIANS([.A793]))*[.K793]" office:value-type="float" office:value="0.0163879037543455">
            <text:p>0,0164</text:p>
          </table:table-cell>
          <table:table-cell/>
          <table:table-cell office:value-type="float" office:value="0.00458634933227224">
            <text:p>0,004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15849686">
            <text:p>20,1585</text:p>
          </table:table-cell>
          <table:table-cell table:number-columns-repeated="4"/>
          <table:table-cell office:value-type="float" office:value="0.0790328979243766">
            <text:p>0,079</text:p>
          </table:table-cell>
          <table:table-cell table:formula="oooc:=([.B794]*2/[.$E$769])^(1/2)" office:value-type="float" office:value="5.90878994335468">
            <text:p>5,9088</text:p>
          </table:table-cell>
          <table:table-cell table:formula="oooc:=[.E591]/([.$E$769]*(2*3.1416/60*[.B694])^2*(0.045*2.5)^4)" office:value-type="float" office:value="0.00453287444848275">
            <text:p>0,0045</text:p>
          </table:table-cell>
          <table:table-cell table:formula="oooc:=ABS([.C591])/([.$E$769]*(2*3.1416/60*[.B694])^2*(0.045*2.5)^5)" office:value-type="float" office:value="0.000412954554630946">
            <text:p>0,0004</text:p>
          </table:table-cell>
          <table:table-cell table:formula="oooc:=[.H794]/(2*3.1416/60*[.B694]*(0.045*2.5))" office:value-type="float" office:value="0.0790328979243766">
            <text:p>0,079</text:p>
          </table:table-cell>
          <table:table-cell table:formula="oooc:=COS(RADIANS([.A794]))*[.K794]" office:value-type="float" office:value="0.0150801878546473">
            <text:p>0,0151</text:p>
          </table:table-cell>
          <table:table-cell/>
          <table:table-cell office:value-type="float" office:value="0.00453287444848275">
            <text:p>0,004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.14619064">
            <text:p>20,1462</text:p>
          </table:table-cell>
          <table:table-cell table:number-columns-repeated="4"/>
          <table:table-cell office:value-type="float" office:value="0.0792994426787071">
            <text:p>0,0793</text:p>
          </table:table-cell>
          <table:table-cell table:formula="oooc:=([.B795]*2/[.$E$769])^(1/2)" office:value-type="float" office:value="5.90698608936476">
            <text:p>5,907</text:p>
          </table:table-cell>
          <table:table-cell table:formula="oooc:=[.E592]/([.$E$769]*(2*3.1416/60*[.B695])^2*(0.045*2.5)^4)" office:value-type="float" office:value="0.00468121045163711">
            <text:p>0,0047</text:p>
          </table:table-cell>
          <table:table-cell table:formula="oooc:=ABS([.C592])/([.$E$769]*(2*3.1416/60*[.B695])^2*(0.045*2.5)^5)" office:value-type="float" office:value="0.000439230606518825">
            <text:p>0,0004</text:p>
          </table:table-cell>
          <table:table-cell table:formula="oooc:=[.H795]/(2*3.1416/60*[.B695]*(0.045*2.5))" office:value-type="float" office:value="0.0792994426787071">
            <text:p>0,0793</text:p>
          </table:table-cell>
          <table:table-cell table:formula="oooc:=COS(RADIANS([.A795]))*[.K795]" office:value-type="float" office:value="0.0137702037111607">
            <text:p>0,0138</text:p>
          </table:table-cell>
          <table:table-cell/>
          <table:table-cell office:value-type="float" office:value="0.00468121045163711">
            <text:p>0,004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.0682621">
            <text:p>20,0683</text:p>
          </table:table-cell>
          <table:table-cell table:number-columns-repeated="4"/>
          <table:table-cell office:value-type="float" office:value="0.0796860979612927">
            <text:p>0,0797</text:p>
          </table:table-cell>
          <table:table-cell table:formula="oooc:=([.B796]*2/[.$E$769])^(1/2)" office:value-type="float" office:value="5.89555045811489">
            <text:p>5,8956</text:p>
          </table:table-cell>
          <table:table-cell table:formula="oooc:=[.E593]/([.$E$769]*(2*3.1416/60*[.B696])^2*(0.045*2.5)^4)" office:value-type="float" office:value="0.00464751805736962">
            <text:p>0,0046</text:p>
          </table:table-cell>
          <table:table-cell table:formula="oooc:=ABS([.C593])/([.$E$769]*(2*3.1416/60*[.B696])^2*(0.045*2.5)^5)" office:value-type="float" office:value="0.000450241523117357">
            <text:p>0,0005</text:p>
          </table:table-cell>
          <table:table-cell table:formula="oooc:=[.H796]/(2*3.1416/60*[.B696]*(0.045*2.5))" office:value-type="float" office:value="0.0796860979612927">
            <text:p>0,0797</text:p>
          </table:table-cell>
          <table:table-cell table:formula="oooc:=COS(RADIANS([.A796]))*[.K796]" office:value-type="float" office:value="0.0124656521057183">
            <text:p>0,0125</text:p>
          </table:table-cell>
          <table:table-cell/>
          <table:table-cell office:value-type="float" office:value="0.00464751805736962">
            <text:p>0,004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.14277267">
            <text:p>20,1428</text:p>
          </table:table-cell>
          <table:table-cell table:number-columns-repeated="4"/>
          <table:table-cell office:value-type="float" office:value="0.0801508454125958">
            <text:p>0,0802</text:p>
          </table:table-cell>
          <table:table-cell table:formula="oooc:=([.B797]*2/[.$E$769])^(1/2)" office:value-type="float" office:value="5.90648498327419">
            <text:p>5,9065</text:p>
          </table:table-cell>
          <table:table-cell table:formula="oooc:=[.E594]/([.$E$769]*(2*3.1416/60*[.B697])^2*(0.045*2.5)^4)" office:value-type="float" office:value="0.00477395156343654">
            <text:p>0,0048</text:p>
          </table:table-cell>
          <table:table-cell table:formula="oooc:=ABS([.C594])/([.$E$769]*(2*3.1416/60*[.B697])^2*(0.045*2.5)^5)" office:value-type="float" office:value="0.000452005948150628">
            <text:p>0,0005</text:p>
          </table:table-cell>
          <table:table-cell table:formula="oooc:=[.H797]/(2*3.1416/60*[.B697]*(0.045*2.5))" office:value-type="float" office:value="0.0801508454125958">
            <text:p>0,0802</text:p>
          </table:table-cell>
          <table:table-cell table:formula="oooc:=COS(RADIANS([.A797]))*[.K797]" office:value-type="float" office:value="0.0111548417006418">
            <text:p>0,0112</text:p>
          </table:table-cell>
          <table:table-cell/>
          <table:table-cell office:value-type="float" office:value="0.00477395156343654">
            <text:p>0,004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.09902382">
            <text:p>20,099</text:p>
          </table:table-cell>
          <table:table-cell table:number-columns-repeated="4"/>
          <table:table-cell office:value-type="float" office:value="0.0802161668507966">
            <text:p>0,0802</text:p>
          </table:table-cell>
          <table:table-cell table:formula="oooc:=([.B798]*2/[.$E$769])^(1/2)" office:value-type="float" office:value="5.90006723754963">
            <text:p>5,9001</text:p>
          </table:table-cell>
          <table:table-cell table:formula="oooc:=[.E595]/([.$E$769]*(2*3.1416/60*[.B698])^2*(0.045*2.5)^4)" office:value-type="float" office:value="0.00521004952374919">
            <text:p>0,0052</text:p>
          </table:table-cell>
          <table:table-cell table:formula="oooc:=ABS([.C595])/([.$E$769]*(2*3.1416/60*[.B698])^2*(0.045*2.5)^5)" office:value-type="float" office:value="0.000391862898112334">
            <text:p>0,0004</text:p>
          </table:table-cell>
          <table:table-cell table:formula="oooc:=[.H798]/(2*3.1416/60*[.B698]*(0.045*2.5))" office:value-type="float" office:value="0.0802161668507966">
            <text:p>0,0802</text:p>
          </table:table-cell>
          <table:table-cell table:formula="oooc:=COS(RADIANS([.A798]))*[.K798]" office:value-type="float" office:value="0.00977589158458434">
            <text:p>0,0098</text:p>
          </table:table-cell>
          <table:table-cell/>
          <table:table-cell office:value-type="float" office:value="0.00521004952374919">
            <text:p>0,005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.0723629">
            <text:p>20,0724</text:p>
          </table:table-cell>
          <table:table-cell table:number-columns-repeated="4"/>
          <table:table-cell office:value-type="float" office:value="0.0805091307149607">
            <text:p>0,0805</text:p>
          </table:table-cell>
          <table:table-cell table:formula="oooc:=([.B799]*2/[.$E$769])^(1/2)" office:value-type="float" office:value="5.89615278327523">
            <text:p>5,8962</text:p>
          </table:table-cell>
          <table:table-cell table:formula="oooc:=[.E596]/([.$E$769]*(2*3.1416/60*[.B699])^2*(0.045*2.5)^4)" office:value-type="float" office:value="0.004862813998291">
            <text:p>0,0049</text:p>
          </table:table-cell>
          <table:table-cell table:formula="oooc:=ABS([.C596])/([.$E$769]*(2*3.1416/60*[.B699])^2*(0.045*2.5)^5)" office:value-type="float" office:value="0.000386420987068618">
            <text:p>0,0004</text:p>
          </table:table-cell>
          <table:table-cell table:formula="oooc:=[.H799]/(2*3.1416/60*[.B699]*(0.045*2.5))" office:value-type="float" office:value="0.0805091307149607">
            <text:p>0,0805</text:p>
          </table:table-cell>
          <table:table-cell table:formula="oooc:=COS(RADIANS([.A799]))*[.K799]" office:value-type="float" office:value="0.00841549571264948">
            <text:p>0,0084</text:p>
          </table:table-cell>
          <table:table-cell/>
          <table:table-cell office:value-type="float" office:value="0.004862813998291">
            <text:p>0,004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.06415939">
            <text:p>20,0642</text:p>
          </table:table-cell>
          <table:table-cell table:number-columns-repeated="4"/>
          <table:table-cell office:value-type="float" office:value="0.0807330132088339">
            <text:p>0,0807</text:p>
          </table:table-cell>
          <table:table-cell table:formula="oooc:=([.B800]*2/[.$E$769])^(1/2)" office:value-type="float" office:value="5.89494779082743">
            <text:p>5,8949</text:p>
          </table:table-cell>
          <table:table-cell table:formula="oooc:=[.E597]/([.$E$769]*(2*3.1416/60*[.B700])^2*(0.045*2.5)^4)" office:value-type="float" office:value="0.00512749334745387">
            <text:p>0,0051</text:p>
          </table:table-cell>
          <table:table-cell table:formula="oooc:=ABS([.C597])/([.$E$769]*(2*3.1416/60*[.B700])^2*(0.045*2.5)^5)" office:value-type="float" office:value="0.000377268488049983">
            <text:p>0,0004</text:p>
          </table:table-cell>
          <table:table-cell table:formula="oooc:=[.H800]/(2*3.1416/60*[.B700]*(0.045*2.5))" office:value-type="float" office:value="0.0807330132088339">
            <text:p>0,0807</text:p>
          </table:table-cell>
          <table:table-cell table:formula="oooc:=COS(RADIANS([.A800]))*[.K800]" office:value-type="float" office:value="0.00703634573047242">
            <text:p>0,007</text:p>
          </table:table-cell>
          <table:table-cell/>
          <table:table-cell office:value-type="float" office:value="0.00512749334745387">
            <text:p>0,005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.05800819">
            <text:p>20,058</text:p>
          </table:table-cell>
          <table:table-cell table:number-columns-repeated="4"/>
          <table:table-cell office:value-type="float" office:value="0.0809709488140057">
            <text:p>0,081</text:p>
          </table:table-cell>
          <table:table-cell table:formula="oooc:=([.B801]*2/[.$E$769])^(1/2)" office:value-type="float" office:value="5.89404409529339">
            <text:p>5,894</text:p>
          </table:table-cell>
          <table:table-cell table:formula="oooc:=[.E598]/([.$E$769]*(2*3.1416/60*[.B701])^2*(0.045*2.5)^4)" office:value-type="float" office:value="0.0054538039239765">
            <text:p>0,0055</text:p>
          </table:table-cell>
          <table:table-cell table:formula="oooc:=ABS([.C598])/([.$E$769]*(2*3.1416/60*[.B701])^2*(0.045*2.5)^5)" office:value-type="float" office:value="0.000387634947964592">
            <text:p>0,0004</text:p>
          </table:table-cell>
          <table:table-cell table:formula="oooc:=[.H801]/(2*3.1416/60*[.B701]*(0.045*2.5))" office:value-type="float" office:value="0.0809709488140057">
            <text:p>0,081</text:p>
          </table:table-cell>
          <table:table-cell table:formula="oooc:=COS(RADIANS([.A801]))*[.K801]" office:value-type="float" office:value="0.0056482478649811">
            <text:p>0,0056</text:p>
          </table:table-cell>
          <table:table-cell/>
          <table:table-cell office:value-type="float" office:value="0.0054538039239765">
            <text:p>0,005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.03750038">
            <text:p>20,0375</text:p>
          </table:table-cell>
          <table:table-cell table:number-columns-repeated="4"/>
          <table:table-cell office:value-type="float" office:value="0.0815371695029772">
            <text:p>0,0815</text:p>
          </table:table-cell>
          <table:table-cell table:formula="oooc:=([.B802]*2/[.$E$769])^(1/2)" office:value-type="float" office:value="5.89103021556933">
            <text:p>5,891</text:p>
          </table:table-cell>
          <table:table-cell table:formula="oooc:=[.E599]/([.$E$769]*(2*3.1416/60*[.B702])^2*(0.045*2.5)^4)" office:value-type="float" office:value="0.00519014389305556">
            <text:p>0,0052</text:p>
          </table:table-cell>
          <table:table-cell table:formula="oooc:=ABS([.C599])/([.$E$769]*(2*3.1416/60*[.B702])^2*(0.045*2.5)^5)" office:value-type="float" office:value="0.000390945625911541">
            <text:p>0,0004</text:p>
          </table:table-cell>
          <table:table-cell table:formula="oooc:=[.H802]/(2*3.1416/60*[.B702]*(0.045*2.5))" office:value-type="float" office:value="0.0815371695029772">
            <text:p>0,0815</text:p>
          </table:table-cell>
          <table:table-cell table:formula="oooc:=COS(RADIANS([.A802]))*[.K802]" office:value-type="float" office:value="0.00426732573528132">
            <text:p>0,0043</text:p>
          </table:table-cell>
          <table:table-cell/>
          <table:table-cell office:value-type="float" office:value="0.00519014389305556">
            <text:p>0,005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.94248009">
            <text:p>19,9425</text:p>
          </table:table-cell>
          <table:table-cell table:number-columns-repeated="4"/>
          <table:table-cell office:value-type="float" office:value="0.0814512622154881">
            <text:p>0,0815</text:p>
          </table:table-cell>
          <table:table-cell table:formula="oooc:=([.B803]*2/[.$E$769])^(1/2)" office:value-type="float" office:value="5.87704562197045">
            <text:p>5,877</text:p>
          </table:table-cell>
          <table:table-cell table:formula="oooc:=[.E600]/([.$E$769]*(2*3.1416/60*[.B703])^2*(0.045*2.5)^4)" office:value-type="float" office:value="0.00542143300593176">
            <text:p>0,0054</text:p>
          </table:table-cell>
          <table:table-cell table:formula="oooc:=ABS([.C600])/([.$E$769]*(2*3.1416/60*[.B703])^2*(0.045*2.5)^5)" office:value-type="float" office:value="0.000391644702404022">
            <text:p>0,0004</text:p>
          </table:table-cell>
          <table:table-cell table:formula="oooc:=[.H803]/(2*3.1416/60*[.B703]*(0.045*2.5))" office:value-type="float" office:value="0.0814512622154881">
            <text:p>0,0815</text:p>
          </table:table-cell>
          <table:table-cell table:formula="oooc:=COS(RADIANS([.A803]))*[.K803]" office:value-type="float" office:value="0.00284260805710398">
            <text:p>0,0028</text:p>
          </table:table-cell>
          <table:table-cell/>
          <table:table-cell office:value-type="float" office:value="0.00542143300593176">
            <text:p>0,005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.01630783">
            <text:p>20,0163</text:p>
          </table:table-cell>
          <table:table-cell table:number-columns-repeated="4"/>
          <table:table-cell office:value-type="float" office:value="0.0823566988719327">
            <text:p>0,0824</text:p>
          </table:table-cell>
          <table:table-cell table:formula="oooc:=([.B804]*2/[.$E$769])^(1/2)" office:value-type="float" office:value="5.88791408386252">
            <text:p>5,8879</text:p>
          </table:table-cell>
          <table:table-cell table:formula="oooc:=[.E601]/([.$E$769]*(2*3.1416/60*[.B704])^2*(0.045*2.5)^4)" office:value-type="float" office:value="0.00551810519611517">
            <text:p>0,0055</text:p>
          </table:table-cell>
          <table:table-cell table:formula="oooc:=ABS([.C601])/([.$E$769]*(2*3.1416/60*[.B704])^2*(0.045*2.5)^5)" office:value-type="float" office:value="0.000397676739093019">
            <text:p>0,0004</text:p>
          </table:table-cell>
          <table:table-cell table:formula="oooc:=[.H804]/(2*3.1416/60*[.B704]*(0.045*2.5))" office:value-type="float" office:value="0.0823566988719327">
            <text:p>0,0824</text:p>
          </table:table-cell>
          <table:table-cell table:formula="oooc:=COS(RADIANS([.A804]))*[.K804]" office:value-type="float" office:value="0.00143732258154595">
            <text:p>0,0014</text:p>
          </table:table-cell>
          <table:table-cell/>
          <table:table-cell office:value-type="float" office:value="0.00551810519611517">
            <text:p>0,005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.01494217">
            <text:p>20,0149</text:p>
          </table:table-cell>
          <table:table-cell table:number-columns-repeated="4"/>
          <table:table-cell office:value-type="float" office:value="0.0827215626136004">
            <text:p>0,0827</text:p>
          </table:table-cell>
          <table:table-cell table:formula="oooc:=([.B805]*2/[.$E$769])^(1/2)" office:value-type="float" office:value="5.88771322199596">
            <text:p>5,8877</text:p>
          </table:table-cell>
          <table:table-cell table:formula="oooc:=[.E602]/([.$E$769]*(2*3.1416/60*[.B705])^2*(0.045*2.5)^4)" office:value-type="float" office:value="0.00563843757014556">
            <text:p>0,0056</text:p>
          </table:table-cell>
          <table:table-cell table:formula="oooc:=ABS([.C602])/([.$E$769]*(2*3.1416/60*[.B705])^2*(0.045*2.5)^5)" office:value-type="float" office:value="0.000407934670265148">
            <text:p>0,0004</text:p>
          </table:table-cell>
          <table:table-cell table:formula="oooc:=[.H805]/(2*3.1416/60*[.B705]*(0.045*2.5))" office:value-type="float" office:value="0.0827215626136004">
            <text:p>0,0827</text:p>
          </table:table-cell>
          <table:table-cell table:formula="oooc:=COS(RADIANS([.A805]))*[.K805]" office:value-type="float" office:value="5.06506755873653E-018">
            <text:p>0</text:p>
          </table:table-cell>
          <table:table-cell/>
          <table:table-cell office:value-type="float" office:value="0.00563843757014556">
            <text:p>0,0056</text:p>
          </table:table-cell>
          <table:table-cell/>
        </table:table-row>
        <table:table-row table:style-name="ro1" table:number-rows-repeated="8">
          <table:table-cell table:number-columns-repeated="15"/>
        </table:table-row>
        <table:table-row table:style-name="ro1">
          <table:table-cell>
            <draw:frame table:end-cell-address="Sheet1.M832" table:end-x="1.881cm" table:end-y="0.4cm" draw:z-index="13" svg:width="27.097cm" svg:height="8.474cm" svg:x="1.88cm" svg:y="0.055cm">
              <draw:object draw:notify-on-update-of-ranges="Sheet1.G710:Sheet1.G805 Sheet1.J710:Sheet1.J80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5">05/12/2006</text:date>, <text:time>19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1T13:14:40</meta:creation-date>
    <dc:date>2006-12-05T19:22:26</dc:date>
    <dc:language>fr-FR</dc:language>
    <meta:editing-cycles>9</meta:editing-cycles>
    <meta:editing-duration>PT2H47M38S</meta:editing-duration>
    <meta:user-defined meta:name="Info 1"/>
    <meta:user-defined meta:name="Info 2"/>
    <meta:user-defined meta:name="Info 3"/>
    <meta:user-defined meta:name="Info 4"/>
    <meta:document-statistic meta:table-count="3" meta:cell-count="313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8999996185303pt" style:font-family-asian="'Lucida Sans Unicode'" style:font-family-generic-asian="system" style:font-pitch-asian="variable" style:font-size-asian="22.8999996185303pt" style:font-family-complex="Tahoma" style:font-family-generic-complex="system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Lucida Sans Unicode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Lucida Sans Unicode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895cm" svg:height="12.301cm" chart:class="chart:scatter" chart:style-name="ch1">
        <chart:title svg:x="6.674cm" svg:y="0.246cm" chart:style-name="ch2">
          <text:p>Main Title</text:p>
        </chart:title>
        <chart:legend chart:legend-position="end" svg:x="14.279cm" svg:y="5.817cm" chart:style-name="ch3"/>
        <chart:plot-area chart:style-name="ch4" table:cell-range-address="Sheet1.$A$1:.$B$96" chart:table-number-list="0" svg:x="0.336cm" svg:y="1.653cm" svg:width="13.272cm" svg:height="10.40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14788284">
                <text:p>-0.1478828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14657596">
                <text:p>-0.1465759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14360588">
                <text:p>-0.1436058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14035222">
                <text:p>-0.1403522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14111218">
                <text:p>-0.1411121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13488589">
                <text:p>-0.1348858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12775297">
                <text:p>-0.1277529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12612106">
                <text:p>-0.1261210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12655504">
                <text:p>-0.1265550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12657201">
                <text:p>-0.1265720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12502592">
                <text:p>-0.1250259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12173825">
                <text:p>-0.121738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11619164">
                <text:p>-0.1161916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10980893">
                <text:p>-0.1098089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10951472">
                <text:p>-0.1095147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11177073">
                <text:p>-0.1117707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11067874">
                <text:p>-0.1106787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10931705">
                <text:p>-0.1093170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11069263">
                <text:p>-0.1106926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11074296">
                <text:p>-0.1107429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10970911">
                <text:p>-0.1097091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10879145">
                <text:p>-0.1087914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11083793">
                <text:p>-0.1108379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10946166">
                <text:p>-0.1094616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10720339">
                <text:p>-0.1072033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10867174">
                <text:p>-0.1086717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1048578">
                <text:p>-0.1048578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10357664">
                <text:p>-0.1035766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1009411">
                <text:p>-0.100941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09934369">
                <text:p>-0.09934369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09843229">
                <text:p>-0.0984322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09827555">
                <text:p>-0.0982755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0987823">
                <text:p>-0.098782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09842053">
                <text:p>-0.0984205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09763164">
                <text:p>-0.0976316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10122245">
                <text:p>-0.1012224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09023161">
                <text:p>-0.09023161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09560623">
                <text:p>-0.0956062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10029833">
                <text:p>-0.1002983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09497356">
                <text:p>-0.0949735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091019">
                <text:p>-0.09101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08638256">
                <text:p>-0.0863825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07808671">
                <text:p>-0.0780867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07593268">
                <text:p>-0.0759326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07928566">
                <text:p>-0.0792856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08592626">
                <text:p>-0.0859262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07751692">
                <text:p>-0.07751692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07178724">
                <text:p>-0.0717872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06647984">
                <text:p>-0.0664798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06132329">
                <text:p>-0.0613232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05721737">
                <text:p>-0.0572173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05131948">
                <text:p>-0.0513194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04378825">
                <text:p>-0.0437882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03982163">
                <text:p>-0.0398216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04182259">
                <text:p>-0.04182259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4867844">
                <text:p>-0.04867844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04496245">
                <text:p>-0.04496245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4219621">
                <text:p>-0.0421962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3870939">
                <text:p>-0.0387093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2796785">
                <text:p>-0.0279678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1673584">
                <text:p>-0.0167358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0439945">
                <text:p>-0.0043994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0.00238521999999999">
                <text:p>0.0023852199999999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0.00781235">
                <text:p>0.0078123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0.01159769">
                <text:p>0.0115976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0.01604944">
                <text:p>0.0160494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0.03134412">
                <text:p>0.0313441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4129221">
                <text:p>0.04129221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5478812">
                <text:p>0.0547881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6494193">
                <text:p>0.0649419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7371789">
                <text:p>0.0737178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5246312">
                <text:p>0.0524631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4431039">
                <text:p>0.0443103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5423387">
                <text:p>0.05423387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6275288">
                <text:p>0.0627528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598609">
                <text:p>0.0598609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6111863">
                <text:p>0.06111863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7242016">
                <text:p>0.0724201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05880128">
                <text:p>0.05880128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06294949">
                <text:p>0.0629494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05246916">
                <text:p>0.0524691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06248361">
                <text:p>0.062483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07255669">
                <text:p>0.07255669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08296961">
                <text:p>0.0829696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08648007">
                <text:p>0.08648007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09090986">
                <text:p>0.0909098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09947579">
                <text:p>0.09947579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020647">
                <text:p>0.1020647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09405529">
                <text:p>0.0940552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09972446">
                <text:p>0.0997244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10468661">
                <text:p>0.1046866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1100156">
                <text:p>0.1100156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11338673">
                <text:p>0.1133867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11665653">
                <text:p>0.1166565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12126412">
                <text:p>0.1212641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12757439">
                <text:p>0.1275743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5cm" svg:y="0.14cm" chart:style-name="ch2">
          <text:p>Main Title</text:p>
        </chart:title>
        <chart:legend chart:legend-position="end" svg:x="6.631cm" svg:y="3.309cm" chart:style-name="ch3"/>
        <chart:plot-area chart:style-name="ch4" table:cell-range-address="Sheet1.$A$506:.$A$602 Sheet1.$F$506:.$F$602" chart:data-source-has-labels="row" chart:table-number-list="0 0" svg:x="0.16cm" svg:y="0.941cm" svg:width="6.15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98074666529005">
                <text:p>0.298074666529005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232888381112189">
                <text:p>0.232888381112189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70548572562559">
                <text:p>0.27054857256255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205829244955137">
                <text:p>0.20582924495513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224010655878488">
                <text:p>0.22401065587848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8852177">
                <text:p>0.28852177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64951762391473">
                <text:p>0.26495176239147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07170740070675">
                <text:p>0.307170740070675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97408576801132">
                <text:p>0.29740857680113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48246674439007">
                <text:p>0.248246674439007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58305292694278">
                <text:p>0.25830529269427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57963284607585">
                <text:p>0.257963284607585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58828506608523">
                <text:p>0.25882850660852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3790852602404">
                <text:p>0.2379085260240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30373938960936">
                <text:p>0.23037393896093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27531197311304">
                <text:p>0.22753119731130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29548249633984">
                <text:p>0.22954824963398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29071941498546">
                <text:p>0.22907194149854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29414062785077">
                <text:p>0.229414062785077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29287188596666">
                <text:p>0.22928718859666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28505397942934">
                <text:p>0.22850539794293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27794900592977">
                <text:p>0.22779490059297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2785054517335">
                <text:p>0.2278505451733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28070050430952">
                <text:p>0.22807005043095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26740225413358">
                <text:p>0.22674022541335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27074216689072">
                <text:p>0.227074216689072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2465236162418">
                <text:p>0.2246523616241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22105136430854">
                <text:p>0.22210513643085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19652613256198">
                <text:p>0.21965261325619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20141066921357">
                <text:p>0.220141066921357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21058269383187">
                <text:p>0.22105826938318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220698860119862">
                <text:p>0.22069886011986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20475345891612">
                <text:p>0.22047534589161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218903406734444">
                <text:p>0.21890340673444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21286254047416">
                <text:p>0.221286254047416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36747448897001">
                <text:p>0.23674744889700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33123573823715">
                <text:p>0.23312357382371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77274557328385">
                <text:p>0.27727455732838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84991081550754">
                <text:p>0.28499108155075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82271623037498">
                <text:p>0.282271623037498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8304521033136">
                <text:p>0.2830452103313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83137599493375">
                <text:p>0.28313759949337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73905991134803">
                <text:p>0.273905991134803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72380935298438">
                <text:p>0.27238093529843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63366112422242">
                <text:p>0.26336611242224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25700321760885">
                <text:p>0.2570032176088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254075375602741">
                <text:p>0.25407537560274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250526648005063">
                <text:p>0.25052664800506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244446975512626">
                <text:p>0.24444697551262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24945084325676">
                <text:p>0.2494508432567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24734716338552">
                <text:p>0.2473471633855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2444638144829">
                <text:p>0.2444638144829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24380637169237">
                <text:p>0.2438063716923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241432019797129">
                <text:p>0.241432019797129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238144359091593">
                <text:p>0.23814435909159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238423326220081">
                <text:p>0.23842332622008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235229224103845">
                <text:p>0.235229224103845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238211868401195">
                <text:p>0.23821186840119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23264300457521">
                <text:p>0.2326430045752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221867649368752">
                <text:p>0.22186764936875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214733729898914">
                <text:p>0.21473372989891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21557157695585">
                <text:p>0.2155715769558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231140071754652">
                <text:p>0.23114007175465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241436070286863">
                <text:p>0.24143607028686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243319877824112">
                <text:p>0.24331987782411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2447641238468">
                <text:p>0.244764123846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236956648930675">
                <text:p>0.23695664893067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238044034202237">
                <text:p>0.23804403420223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241069552247873">
                <text:p>0.24106955224787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245568099621336">
                <text:p>0.24556809962133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241302143013552">
                <text:p>0.24130214301355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257008496075735">
                <text:p>0.257008496075735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281160443078244">
                <text:p>0.28116044307824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256313943716235">
                <text:p>0.25631394371623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250735905629435">
                <text:p>0.25073590562943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250576813038935">
                <text:p>0.25057681303893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251497944801182">
                <text:p>0.251497944801182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236223077742493">
                <text:p>0.23622307774249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24796023139081">
                <text:p>0.2479602313908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226267593065482">
                <text:p>0.226267593065482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257764079012803">
                <text:p>0.25776407901280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248833447297585">
                <text:p>0.24883344729758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24585732286464">
                <text:p>0.2458573228646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25938093792707">
                <text:p>0.2593809379270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250689406058314">
                <text:p>0.250689406058314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256696700691232">
                <text:p>0.25669670069123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244432443713945">
                <text:p>0.244432443713945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251146024476164">
                <text:p>0.251146024476164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263012658318814">
                <text:p>0.263012658318814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24208234429085">
                <text:p>0.2420823442908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257451573145442">
                <text:p>0.25745157314544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268067468750932">
                <text:p>0.268067468750932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260127985420684">
                <text:p>0.260127985420684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265679532023016">
                <text:p>0.26567953202301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274579560548573">
                <text:p>0.27457956054857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261474995758796">
                <text:p>0.261474995758796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0pt" style:font-family-asian="'Lucida Sans Unicode'" style:font-family-generic-asian="system" style:font-pitch-asian="variable" style:font-size-asian="20pt" style:font-family-complex="Tahoma" style:font-family-generic-complex="system" style:font-pitch-complex="variable" style:font-size-complex="20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076cm" svg:height="10.787cm" chart:class="chart:scatter" chart:style-name="ch1">
        <chart:title svg:x="4.987cm" svg:y="0.214cm" chart:style-name="ch2">
          <text:p>Main Title</text:p>
        </chart:title>
        <chart:legend chart:legend-position="end" svg:x="10.806cm" svg:y="5.087cm" chart:style-name="ch3"/>
        <chart:plot-area chart:style-name="ch4" table:cell-range-address="Sheet1.$A$610:.$B$705" chart:table-number-list="0" svg:x="0.26cm" svg:y="1.468cm" svg:width="10.027cm" svg:height="9.10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7045.52734375">
                <text:p>7045.5273437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7045.91796875">
                <text:p>7045.9179687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7044.9609375">
                <text:p>7044.960937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7035.01953125">
                <text:p>7035.0195312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7045.625">
                <text:p>7045.62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7045.5859375">
                <text:p>7045.585937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7039.94140625">
                <text:p>7039.9414062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7044.70703125">
                <text:p>7044.7070312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7044.90234375">
                <text:p>7044.9023437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7034.609375">
                <text:p>7034.60937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7034.8046875">
                <text:p>7034.804687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7044.6484375">
                <text:p>7044.648437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7037.48046875">
                <text:p>7037.4804687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7035.41015625">
                <text:p>7035.4101562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7024.39453125">
                <text:p>7024.3945312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7014.86328125">
                <text:p>7014.8632812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7014.98046875">
                <text:p>7014.9804687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7015.78125">
                <text:p>7015.7812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7014.0625">
                <text:p>7014.062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7003.92578125">
                <text:p>7003.9257812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7011.9140625">
                <text:p>7011.914062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7004.2578125">
                <text:p>7004.257812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7004.609375">
                <text:p>7004.60937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6994.39453125">
                <text:p>6994.3945312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6984.62890625">
                <text:p>6984.6289062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6984.19921875">
                <text:p>6984.1992187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6984.55078125">
                <text:p>6984.5507812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6973.57421875">
                <text:p>6973.5742187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6964.6875">
                <text:p>6964.6875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6958.41796875">
                <text:p>6958.4179687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6954.00390625">
                <text:p>6954.00390625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6953.4375">
                <text:p>6953.4375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6933.22265625">
                <text:p>6933.2226562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6924.4921875">
                <text:p>6924.492187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6935.234375">
                <text:p>6935.23437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6966.68945313">
                <text:p>6966.68945313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6957.16796875">
                <text:p>6957.1679687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6951.78710938">
                <text:p>6951.78710938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6942.21679688">
                <text:p>6942.21679688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6931.61132813">
                <text:p>6931.61132813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6926.875">
                <text:p>6926.87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6914.375">
                <text:p>6914.375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6905.61523438">
                <text:p>6905.61523438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6896.953125">
                <text:p>6896.95312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6891.9140625">
                <text:p>6891.914062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6886.84570313">
                <text:p>6886.84570313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6881.96289063">
                <text:p>6881.96289063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6868.37890625">
                <text:p>6868.3789062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6839.47265625">
                <text:p>6839.4726562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6831.57226563">
                <text:p>6831.57226563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6821.9140625">
                <text:p>6821.9140625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6816.875">
                <text:p>6816.87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6807.51953125">
                <text:p>6807.5195312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6801.34765625">
                <text:p>6801.3476562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6792.98828125">
                <text:p>6792.9882812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6787.27539063">
                <text:p>6787.27539063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6779.26757813">
                <text:p>6779.26757813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6772.20703125">
                <text:p>6772.20703125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6767.16796875">
                <text:p>6767.16796875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6756.85546875">
                <text:p>6756.8554687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6751.76757813">
                <text:p>6751.76757813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6742.29492188">
                <text:p>6742.29492188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6736.70898438">
                <text:p>6736.70898438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6726.26953125">
                <text:p>6726.2695312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6712.109375">
                <text:p>6712.10937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6698.11523438">
                <text:p>6698.11523438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6677.74414063">
                <text:p>6677.74414063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6642.16796875">
                <text:p>6642.16796875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6561.42578125">
                <text:p>6561.4257812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6573.22265625">
                <text:p>6573.22265625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6563.3203125">
                <text:p>6563.3203125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6562.9296875">
                <text:p>6562.9296875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6549.81445313">
                <text:p>6549.81445313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6503.7109375">
                <text:p>6503.7109375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6476.66992188">
                <text:p>6476.66992188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6448.38867188">
                <text:p>6448.38867188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6438.13476563">
                <text:p>6438.13476563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6425.51757813">
                <text:p>6425.51757813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6415.65429688">
                <text:p>6415.65429688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6399.09179688">
                <text:p>6399.09179688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6387.16796875">
                <text:p>6387.16796875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6361.27929688">
                <text:p>6361.27929688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6362.82226563">
                <text:p>6362.82226563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6346.12304688">
                <text:p>6346.12304688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6322.86132813">
                <text:p>6322.86132813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6255.16601563">
                <text:p>6255.16601563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6243.28125">
                <text:p>6243.28125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6216.43554688">
                <text:p>6216.43554688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6197.9296875">
                <text:p>6197.9296875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6178.76953125">
                <text:p>6178.76953125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6132.72460938">
                <text:p>6132.72460938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6124.61914063">
                <text:p>6124.6191406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6068.48632813">
                <text:p>6068.48632813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6041.51367188">
                <text:p>6041.51367188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800080"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7.987cm" svg:height="6.985cm" chart:class="chart:scatter" chart:style-name="ch1">
        <chart:title svg:x="2.62cm" svg:y="0.138cm" chart:style-name="ch2">
          <text:p>Titre principal</text:p>
        </chart:title>
        <chart:legend chart:legend-position="end" svg:x="6.554cm" svg:y="3.291cm" chart:style-name="ch3"/>
        <chart:plot-area chart:style-name="ch4" table:cell-range-address="Sheet1.$A$710:.$A$805 Sheet1.$I$710:.$I$805" chart:table-number-list="0 0" svg:x="0.158cm" svg:y="0.973cm" svg:width="6.081cm" svg:height="5.87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-5">
                <text:p>-5</text:p>
              </table:table-cell>
              <table:table-cell office:value-type="float" office:value="0.00257049127592271">
                <text:p>0.00257049127592271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-4">
                <text:p>-4</text:p>
              </table:table-cell>
              <table:table-cell office:value-type="float" office:value="0.00256459862916805">
                <text:p>0.00256459862916805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-3">
                <text:p>-3</text:p>
              </table:table-cell>
              <table:table-cell office:value-type="float" office:value="0.00255072375720115">
                <text:p>0.00255072375720115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-2">
                <text:p>-2</text:p>
              </table:table-cell>
              <table:table-cell office:value-type="float" office:value="0.00253355687685353">
                <text:p>0.00253355687685353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-1">
                <text:p>-1</text:p>
              </table:table-cell>
              <table:table-cell office:value-type="float" office:value="0.00254512712055869">
                <text:p>0.00254512712055869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">
                <text:p>0</text:p>
              </table:table-cell>
              <table:table-cell office:value-type="float" office:value="0.00248926801717082">
                <text:p>0.00248926801717082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1">
                <text:p>1</text:p>
              </table:table-cell>
              <table:table-cell office:value-type="float" office:value="0.0024468282844271">
                <text:p>0.0024468282844271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2">
                <text:p>2</text:p>
              </table:table-cell>
              <table:table-cell office:value-type="float" office:value="0.00246509993020637">
                <text:p>0.00246509993020637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3">
                <text:p>3</text:p>
              </table:table-cell>
              <table:table-cell office:value-type="float" office:value="0.0024988482633276">
                <text:p>0.0024988482633276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4">
                <text:p>4</text:p>
              </table:table-cell>
              <table:table-cell office:value-type="float" office:value="0.00249132235973826">
                <text:p>0.00249132235973826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5">
                <text:p>5</text:p>
              </table:table-cell>
              <table:table-cell office:value-type="float" office:value="0.00250046943886605">
                <text:p>0.00250046943886605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6">
                <text:p>6</text:p>
              </table:table-cell>
              <table:table-cell office:value-type="float" office:value="0.00248946301977581">
                <text:p>0.00248946301977581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7">
                <text:p>7</text:p>
              </table:table-cell>
              <table:table-cell office:value-type="float" office:value="0.00250440880213686">
                <text:p>0.00250440880213686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8">
                <text:p>8</text:p>
              </table:table-cell>
              <table:table-cell office:value-type="float" office:value="0.00248565235866018">
                <text:p>0.00248565235866018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9">
                <text:p>9</text:p>
              </table:table-cell>
              <table:table-cell office:value-type="float" office:value="0.00249973065814082">
                <text:p>0.00249973065814082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10">
                <text:p>10</text:p>
              </table:table-cell>
              <table:table-cell office:value-type="float" office:value="0.00251390555862883">
                <text:p>0.00251390555862883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11">
                <text:p>11</text:p>
              </table:table-cell>
              <table:table-cell office:value-type="float" office:value="0.00250026743886544">
                <text:p>0.00250026743886544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12">
                <text:p>12</text:p>
              </table:table-cell>
              <table:table-cell office:value-type="float" office:value="0.00249077182694715">
                <text:p>0.00249077182694715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13">
                <text:p>13</text:p>
              </table:table-cell>
              <table:table-cell office:value-type="float" office:value="0.00250467875954412">
                <text:p>0.00250467875954412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14">
                <text:p>14</text:p>
              </table:table-cell>
              <table:table-cell office:value-type="float" office:value="0.00251766550043808">
                <text:p>0.00251766550043808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15">
                <text:p>15</text:p>
              </table:table-cell>
              <table:table-cell office:value-type="float" office:value="0.00251523434898184">
                <text:p>0.00251523434898184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16">
                <text:p>16</text:p>
              </table:table-cell>
              <table:table-cell office:value-type="float" office:value="0.00251912346523585">
                <text:p>0.00251912346523585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17">
                <text:p>17</text:p>
              </table:table-cell>
              <table:table-cell office:value-type="float" office:value="0.0025297241648451">
                <text:p>0.0025297241648451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18">
                <text:p>18</text:p>
              </table:table-cell>
              <table:table-cell office:value-type="float" office:value="0.00253784773951697">
                <text:p>0.00253784773951697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19">
                <text:p>19</text:p>
              </table:table-cell>
              <table:table-cell office:value-type="float" office:value="0.00254285940290363">
                <text:p>0.00254285940290363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20">
                <text:p>20</text:p>
              </table:table-cell>
              <table:table-cell office:value-type="float" office:value="0.00257002112990183">
                <text:p>0.00257002112990183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21">
                <text:p>21</text:p>
              </table:table-cell>
              <table:table-cell office:value-type="float" office:value="0.0025670989336697">
                <text:p>0.0025670989336697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22">
                <text:p>22</text:p>
              </table:table-cell>
              <table:table-cell office:value-type="float" office:value="0.00256836660753207">
                <text:p>0.00256836660753207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23">
                <text:p>23</text:p>
              </table:table-cell>
              <table:table-cell office:value-type="float" office:value="0.00257693417343052">
                <text:p>0.00257693417343052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24">
                <text:p>24</text:p>
              </table:table-cell>
              <table:table-cell office:value-type="float" office:value="0.00257242399034814">
                <text:p>0.00257242399034814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25">
                <text:p>25</text:p>
              </table:table-cell>
              <table:table-cell office:value-type="float" office:value="0.00257615567484577">
                <text:p>0.00257615567484577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26">
                <text:p>26</text:p>
              </table:table-cell>
              <table:table-cell office:value-type="float" office:value="0.00261341671101403">
                <text:p>0.00261341671101403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27">
                <text:p>27</text:p>
              </table:table-cell>
              <table:table-cell office:value-type="float" office:value="0.00260753334932807">
                <text:p>0.00260753334932807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28">
                <text:p>28</text:p>
              </table:table-cell>
              <table:table-cell office:value-type="float" office:value="0.00261904110610789">
                <text:p>0.00261904110610789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29">
                <text:p>29</text:p>
              </table:table-cell>
              <table:table-cell office:value-type="float" office:value="0.00265269628736971">
                <text:p>0.00265269628736971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30">
                <text:p>30</text:p>
              </table:table-cell>
              <table:table-cell office:value-type="float" office:value="0.00273291890950136">
                <text:p>0.00273291890950136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31">
                <text:p>31</text:p>
              </table:table-cell>
              <table:table-cell office:value-type="float" office:value="0.00257581045833848">
                <text:p>0.00257581045833848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32">
                <text:p>32</text:p>
              </table:table-cell>
              <table:table-cell office:value-type="float" office:value="0.00275144931923488">
                <text:p>0.00275144931923488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33">
                <text:p>33</text:p>
              </table:table-cell>
              <table:table-cell office:value-type="float" office:value="0.00286927768499572">
                <text:p>0.00286927768499572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34">
                <text:p>34</text:p>
              </table:table-cell>
              <table:table-cell office:value-type="float" office:value="0.00284481266392903">
                <text:p>0.00284481266392903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35">
                <text:p>35</text:p>
              </table:table-cell>
              <table:table-cell office:value-type="float" office:value="0.00282843033766097">
                <text:p>0.00282843033766097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36">
                <text:p>36</text:p>
              </table:table-cell>
              <table:table-cell office:value-type="float" office:value="0.0028323397432555">
                <text:p>0.0028323397432555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37">
                <text:p>37</text:p>
              </table:table-cell>
              <table:table-cell office:value-type="float" office:value="0.00277972573309703">
                <text:p>0.00277972573309703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38">
                <text:p>38</text:p>
              </table:table-cell>
              <table:table-cell office:value-type="float" office:value="0.00276460371645979">
                <text:p>0.00276460371645979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39">
                <text:p>39</text:p>
              </table:table-cell>
              <table:table-cell office:value-type="float" office:value="0.0027722211501029">
                <text:p>0.0027722211501029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40">
                <text:p>40</text:p>
              </table:table-cell>
              <table:table-cell office:value-type="float" office:value="0.00276217402152132">
                <text:p>0.00276217402152132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41">
                <text:p>41</text:p>
              </table:table-cell>
              <table:table-cell office:value-type="float" office:value="0.00270710395573587">
                <text:p>0.00270710395573587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42">
                <text:p>42</text:p>
              </table:table-cell>
              <table:table-cell office:value-type="float" office:value="0.00275360953102854">
                <text:p>0.00275360953102854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43">
                <text:p>43</text:p>
              </table:table-cell>
              <table:table-cell office:value-type="float" office:value="0.00285664774325535">
                <text:p>0.00285664774325535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44">
                <text:p>44</text:p>
              </table:table-cell>
              <table:table-cell office:value-type="float" office:value="0.00293558879705004">
                <text:p>0.00293558879705004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45">
                <text:p>45</text:p>
              </table:table-cell>
              <table:table-cell office:value-type="float" office:value="0.00292666109238381">
                <text:p>0.00292666109238381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46">
                <text:p>46</text:p>
              </table:table-cell>
              <table:table-cell office:value-type="float" office:value="0.00293669189406182">
                <text:p>0.00293669189406182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47">
                <text:p>47</text:p>
              </table:table-cell>
              <table:table-cell office:value-type="float" office:value="0.00295698610342986">
                <text:p>0.00295698610342986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48">
                <text:p>48</text:p>
              </table:table-cell>
              <table:table-cell office:value-type="float" office:value="0.00300174534295322">
                <text:p>0.00300174534295322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49">
                <text:p>49</text:p>
              </table:table-cell>
              <table:table-cell office:value-type="float" office:value="0.00300036538246753">
                <text:p>0.00300036538246753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50">
                <text:p>50</text:p>
              </table:table-cell>
              <table:table-cell office:value-type="float" office:value="0.00307859772525721">
                <text:p>0.00307859772525721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51">
                <text:p>51</text:p>
              </table:table-cell>
              <table:table-cell office:value-type="float" office:value="0.00311847504812943">
                <text:p>0.00311847504812943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52">
                <text:p>52</text:p>
              </table:table-cell>
              <table:table-cell office:value-type="float" office:value="0.0032641722043508">
                <text:p>0.0032641722043508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53">
                <text:p>53</text:p>
              </table:table-cell>
              <table:table-cell office:value-type="float" office:value="0.00328133807315535">
                <text:p>0.00328133807315535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54">
                <text:p>54</text:p>
              </table:table-cell>
              <table:table-cell office:value-type="float" office:value="0.00325079890474992">
                <text:p>0.00325079890474992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55">
                <text:p>55</text:p>
              </table:table-cell>
              <table:table-cell office:value-type="float" office:value="0.00323675015919204">
                <text:p>0.00323675015919204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56">
                <text:p>56</text:p>
              </table:table-cell>
              <table:table-cell office:value-type="float" office:value="0.00325698056042409">
                <text:p>0.00325698056042409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57">
                <text:p>57</text:p>
              </table:table-cell>
              <table:table-cell office:value-type="float" office:value="0.00330405794916282">
                <text:p>0.00330405794916282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58">
                <text:p>58</text:p>
              </table:table-cell>
              <table:table-cell office:value-type="float" office:value="0.00338691816089097">
                <text:p>0.00338691816089097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59">
                <text:p>59</text:p>
              </table:table-cell>
              <table:table-cell office:value-type="float" office:value="0.0034227019903999">
                <text:p>0.0034227019903999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60">
                <text:p>60</text:p>
              </table:table-cell>
              <table:table-cell office:value-type="float" office:value="0.00341552059782337">
                <text:p>0.00341552059782337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61">
                <text:p>61</text:p>
              </table:table-cell>
              <table:table-cell office:value-type="float" office:value="0.00323794555312311">
                <text:p>0.00323794555312311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62">
                <text:p>62</text:p>
              </table:table-cell>
              <table:table-cell office:value-type="float" office:value="0.00329375831191586">
                <text:p>0.00329375831191586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63">
                <text:p>63</text:p>
              </table:table-cell>
              <table:table-cell office:value-type="float" office:value="0.00341532082021434">
                <text:p>0.00341532082021434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64">
                <text:p>64</text:p>
              </table:table-cell>
              <table:table-cell office:value-type="float" office:value="0.00353318980849001">
                <text:p>0.00353318980849001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65">
                <text:p>65</text:p>
              </table:table-cell>
              <table:table-cell office:value-type="float" office:value="0.00346575802726189">
                <text:p>0.00346575802726189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66">
                <text:p>66</text:p>
              </table:table-cell>
              <table:table-cell office:value-type="float" office:value="0.00371967316247153">
                <text:p>0.00371967316247153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67">
                <text:p>67</text:p>
              </table:table-cell>
              <table:table-cell office:value-type="float" office:value="0.00413666472722672">
                <text:p>0.00413666472722672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68">
                <text:p>68</text:p>
              </table:table-cell>
              <table:table-cell office:value-type="float" office:value="0.00377770749540791">
                <text:p>0.00377770749540791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69">
                <text:p>69</text:p>
              </table:table-cell>
              <table:table-cell office:value-type="float" office:value="0.00386550437157178">
                <text:p>0.00386550437157178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70">
                <text:p>70</text:p>
              </table:table-cell>
              <table:table-cell office:value-type="float" office:value="0.00378974454520304">
                <text:p>0.00378974454520304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71">
                <text:p>71</text:p>
              </table:table-cell>
              <table:table-cell office:value-type="float" office:value="0.00392875697326416">
                <text:p>0.00392875697326416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72">
                <text:p>72</text:p>
              </table:table-cell>
              <table:table-cell office:value-type="float" office:value="0.00378732270200523">
                <text:p>0.00378732270200523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73">
                <text:p>73</text:p>
              </table:table-cell>
              <table:table-cell office:value-type="float" office:value="0.0040609203017991">
                <text:p>0.0040609203017991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74">
                <text:p>74</text:p>
              </table:table-cell>
              <table:table-cell office:value-type="float" office:value="0.00399462931311078">
                <text:p>0.00399462931311078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75">
                <text:p>75</text:p>
              </table:table-cell>
              <table:table-cell office:value-type="float" office:value="0.00429588285258185">
                <text:p>0.00429588285258185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76">
                <text:p>76</text:p>
              </table:table-cell>
              <table:table-cell office:value-type="float" office:value="0.00412688096187097">
                <text:p>0.00412688096187097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77">
                <text:p>77</text:p>
              </table:table-cell>
              <table:table-cell office:value-type="float" office:value="0.0043352855053496">
                <text:p>0.0043352855053496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78">
                <text:p>78</text:p>
              </table:table-cell>
              <table:table-cell office:value-type="float" office:value="0.00458634933227224">
                <text:p>0.00458634933227224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79">
                <text:p>79</text:p>
              </table:table-cell>
              <table:table-cell office:value-type="float" office:value="0.00453287444848276">
                <text:p>0.00453287444848276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80">
                <text:p>80</text:p>
              </table:table-cell>
              <table:table-cell office:value-type="float" office:value="0.00468121045163711">
                <text:p>0.00468121045163711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81">
                <text:p>81</text:p>
              </table:table-cell>
              <table:table-cell office:value-type="float" office:value="0.00464751805736962">
                <text:p>0.00464751805736962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82">
                <text:p>82</text:p>
              </table:table-cell>
              <table:table-cell office:value-type="float" office:value="0.00477395156343654">
                <text:p>0.00477395156343654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83">
                <text:p>83</text:p>
              </table:table-cell>
              <table:table-cell office:value-type="float" office:value="0.00521004952374919">
                <text:p>0.00521004952374919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84">
                <text:p>84</text:p>
              </table:table-cell>
              <table:table-cell office:value-type="float" office:value="0.004862813998291">
                <text:p>0.004862813998291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85">
                <text:p>85</text:p>
              </table:table-cell>
              <table:table-cell office:value-type="float" office:value="0.00512749334745387">
                <text:p>0.00512749334745387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86">
                <text:p>86</text:p>
              </table:table-cell>
              <table:table-cell office:value-type="float" office:value="0.0054538039239765">
                <text:p>0.0054538039239765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87">
                <text:p>87</text:p>
              </table:table-cell>
              <table:table-cell office:value-type="float" office:value="0.00519014389305556">
                <text:p>0.00519014389305556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88">
                <text:p>88</text:p>
              </table:table-cell>
              <table:table-cell office:value-type="float" office:value="0.00542143300593176">
                <text:p>0.00542143300593176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89">
                <text:p>89</text:p>
              </table:table-cell>
              <table:table-cell office:value-type="float" office:value="0.00551810519611517">
                <text:p>0.00551810519611517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90">
                <text:p>90</text:p>
              </table:table-cell>
              <table:table-cell office:value-type="float" office:value="0.00563843757014556">
                <text:p>0.00563843757014556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7.987cm" svg:height="7.011cm" chart:class="chart:scatter" chart:style-name="ch1">
        <chart:title svg:x="2.62cm" svg:y="0.14cm" chart:style-name="ch2">
          <text:p>Titre principal</text:p>
        </chart:title>
        <chart:legend chart:legend-position="end" svg:x="6.554cm" svg:y="3.304cm" chart:style-name="ch3"/>
        <chart:plot-area chart:style-name="ch4" table:cell-range-address="Sheet1.$G$710:.$G$805 Sheet1.$I$710:.$I$805" chart:table-number-list="0 0" svg:x="0.158cm" svg:y="0.979cm" svg:width="6.081cm" svg:height="5.89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0.0690638059415206">
                <text:p>0.0690638059415206</text:p>
              </table:table-cell>
              <table:table-cell office:value-type="float" office:value="0.00257049127592271">
                <text:p>0.00257049127592271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0.0691319229054241">
                <text:p>0.0691319229054241</text:p>
              </table:table-cell>
              <table:table-cell office:value-type="float" office:value="0.00256459862916805">
                <text:p>0.00256459862916805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0.0699451099918176">
                <text:p>0.0699451099918176</text:p>
              </table:table-cell>
              <table:table-cell office:value-type="float" office:value="0.00255072375720115">
                <text:p>0.00255072375720115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0.0701984402183025">
                <text:p>0.0701984402183025</text:p>
              </table:table-cell>
              <table:table-cell office:value-type="float" office:value="0.00253355687685353">
                <text:p>0.00253355687685353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0.069352668850704">
                <text:p>0.069352668850704</text:p>
              </table:table-cell>
              <table:table-cell office:value-type="float" office:value="0.00254512712055869">
                <text:p>0.00254512712055869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.070062582408203">
                <text:p>0.070062582408203</text:p>
              </table:table-cell>
              <table:table-cell office:value-type="float" office:value="0.00248926801717082">
                <text:p>0.00248926801717082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0.0704132313121467">
                <text:p>0.0704132313121467</text:p>
              </table:table-cell>
              <table:table-cell office:value-type="float" office:value="0.0024468282844271">
                <text:p>0.0024468282844271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0.0700860059880391">
                <text:p>0.0700860059880391</text:p>
              </table:table-cell>
              <table:table-cell office:value-type="float" office:value="0.00246509993020637">
                <text:p>0.00246509993020637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0.0700289918408048">
                <text:p>0.0700289918408048</text:p>
              </table:table-cell>
              <table:table-cell office:value-type="float" office:value="0.0024988482633276">
                <text:p>0.0024988482633276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0.0703847980644893">
                <text:p>0.0703847980644893</text:p>
              </table:table-cell>
              <table:table-cell office:value-type="float" office:value="0.00249132235973826">
                <text:p>0.00249132235973826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0.0699527364615821">
                <text:p>0.0699527364615821</text:p>
              </table:table-cell>
              <table:table-cell office:value-type="float" office:value="0.00250046943886605">
                <text:p>0.00250046943886605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0.0698009635284989">
                <text:p>0.0698009635284989</text:p>
              </table:table-cell>
              <table:table-cell office:value-type="float" office:value="0.00248946301977581">
                <text:p>0.00248946301977581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0.0698683704562775">
                <text:p>0.0698683704562775</text:p>
              </table:table-cell>
              <table:table-cell office:value-type="float" office:value="0.00250440880213686">
                <text:p>0.00250440880213686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0.0700879125829164">
                <text:p>0.0700879125829164</text:p>
              </table:table-cell>
              <table:table-cell office:value-type="float" office:value="0.00248565235866018">
                <text:p>0.00248565235866018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0.0711653442895359">
                <text:p>0.0711653442895359</text:p>
              </table:table-cell>
              <table:table-cell office:value-type="float" office:value="0.00249973065814082">
                <text:p>0.00249973065814082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0.0702784428802109">
                <text:p>0.0702784428802109</text:p>
              </table:table-cell>
              <table:table-cell office:value-type="float" office:value="0.00251390555862883">
                <text:p>0.00251390555862883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0.0702846494205558">
                <text:p>0.0702846494205558</text:p>
              </table:table-cell>
              <table:table-cell office:value-type="float" office:value="0.00250026743886544">
                <text:p>0.00250026743886544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0.0708097065285394">
                <text:p>0.0708097065285394</text:p>
              </table:table-cell>
              <table:table-cell office:value-type="float" office:value="0.00249077182694715">
                <text:p>0.00249077182694715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0.0700818956219415">
                <text:p>0.0700818956219415</text:p>
              </table:table-cell>
              <table:table-cell office:value-type="float" office:value="0.00250467875954412">
                <text:p>0.00250467875954412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0.0709491280654638">
                <text:p>0.0709491280654638</text:p>
              </table:table-cell>
              <table:table-cell office:value-type="float" office:value="0.00251766550043808">
                <text:p>0.00251766550043808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0.0705059011733379">
                <text:p>0.0705059011733379</text:p>
              </table:table-cell>
              <table:table-cell office:value-type="float" office:value="0.00251523434898184">
                <text:p>0.00251523434898184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0.070413190533112">
                <text:p>0.070413190533112</text:p>
              </table:table-cell>
              <table:table-cell office:value-type="float" office:value="0.00251912346523585">
                <text:p>0.00251912346523585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0.0700527855982695">
                <text:p>0.0700527855982695</text:p>
              </table:table-cell>
              <table:table-cell office:value-type="float" office:value="0.0025297241648451">
                <text:p>0.0025297241648451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0.0703964380668117">
                <text:p>0.0703964380668117</text:p>
              </table:table-cell>
              <table:table-cell office:value-type="float" office:value="0.00253784773951697">
                <text:p>0.00253784773951697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0.0705294979512231">
                <text:p>0.0705294979512231</text:p>
              </table:table-cell>
              <table:table-cell office:value-type="float" office:value="0.00254285940290363">
                <text:p>0.00254285940290363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0.0702804783655079">
                <text:p>0.0702804783655079</text:p>
              </table:table-cell>
              <table:table-cell office:value-type="float" office:value="0.00257002112990183">
                <text:p>0.00257002112990183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0.0706104741619354">
                <text:p>0.0706104741619354</text:p>
              </table:table-cell>
              <table:table-cell office:value-type="float" office:value="0.0025670989336697">
                <text:p>0.0025670989336697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0.0708732525750602">
                <text:p>0.0708732525750602</text:p>
              </table:table-cell>
              <table:table-cell office:value-type="float" office:value="0.00256836660753207">
                <text:p>0.00256836660753207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0.0713352437537555">
                <text:p>0.0713352437537555</text:p>
              </table:table-cell>
              <table:table-cell office:value-type="float" office:value="0.00257693417343052">
                <text:p>0.00257693417343052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0.0713636004684809">
                <text:p>0.0713636004684809</text:p>
              </table:table-cell>
              <table:table-cell office:value-type="float" office:value="0.00257242399034814">
                <text:p>0.00257242399034814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0.0708410829252959">
                <text:p>0.0708410829252959</text:p>
              </table:table-cell>
              <table:table-cell office:value-type="float" office:value="0.00257615567484577">
                <text:p>0.00257615567484577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0.0706722214789718">
                <text:p>0.0706722214789718</text:p>
              </table:table-cell>
              <table:table-cell office:value-type="float" office:value="0.00261341671101403">
                <text:p>0.00261341671101403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0.0713743305025097">
                <text:p>0.0713743305025097</text:p>
              </table:table-cell>
              <table:table-cell office:value-type="float" office:value="0.00260753334932807">
                <text:p>0.00260753334932807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0.0714450387646979">
                <text:p>0.0714450387646979</text:p>
              </table:table-cell>
              <table:table-cell office:value-type="float" office:value="0.00261904110610789">
                <text:p>0.00261904110610789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0.0710259184700997">
                <text:p>0.0710259184700997</text:p>
              </table:table-cell>
              <table:table-cell office:value-type="float" office:value="0.00265269628736971">
                <text:p>0.00265269628736971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0.0710579794814455">
                <text:p>0.0710579794814455</text:p>
              </table:table-cell>
              <table:table-cell office:value-type="float" office:value="0.00273291890950136">
                <text:p>0.00273291890950136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0.0727940555271584">
                <text:p>0.0727940555271584</text:p>
              </table:table-cell>
              <table:table-cell office:value-type="float" office:value="0.00257581045833848">
                <text:p>0.00257581045833848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0.0728924704721144">
                <text:p>0.0728924704721144</text:p>
              </table:table-cell>
              <table:table-cell office:value-type="float" office:value="0.00275144931923488">
                <text:p>0.00275144931923488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0.0728117731000193">
                <text:p>0.0728117731000193</text:p>
              </table:table-cell>
              <table:table-cell office:value-type="float" office:value="0.00286927768499572">
                <text:p>0.00286927768499572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0.072935252188969">
                <text:p>0.072935252188969</text:p>
              </table:table-cell>
              <table:table-cell office:value-type="float" office:value="0.00284481266392903">
                <text:p>0.00284481266392903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0.0731429831015759">
                <text:p>0.0731429831015759</text:p>
              </table:table-cell>
              <table:table-cell office:value-type="float" office:value="0.00282843033766097">
                <text:p>0.00282843033766097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0.0731735194119505">
                <text:p>0.0731735194119505</text:p>
              </table:table-cell>
              <table:table-cell office:value-type="float" office:value="0.0028323397432555">
                <text:p>0.0028323397432555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0.0727733942521656">
                <text:p>0.0727733942521656</text:p>
              </table:table-cell>
              <table:table-cell office:value-type="float" office:value="0.00277972573309703">
                <text:p>0.00277972573309703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0.0727586241512942">
                <text:p>0.0727586241512942</text:p>
              </table:table-cell>
              <table:table-cell office:value-type="float" office:value="0.00276460371645979">
                <text:p>0.00276460371645979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0.0732951049966234">
                <text:p>0.0732951049966234</text:p>
              </table:table-cell>
              <table:table-cell office:value-type="float" office:value="0.0027722211501029">
                <text:p>0.0027722211501029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0.073959517250807">
                <text:p>0.073959517250807</text:p>
              </table:table-cell>
              <table:table-cell office:value-type="float" office:value="0.00276217402152132">
                <text:p>0.00276217402152132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0.07401394759939">
                <text:p>0.07401394759939</text:p>
              </table:table-cell>
              <table:table-cell office:value-type="float" office:value="0.00270710395573587">
                <text:p>0.00270710395573587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0.0741869819673313">
                <text:p>0.0741869819673313</text:p>
              </table:table-cell>
              <table:table-cell office:value-type="float" office:value="0.00275360953102854">
                <text:p>0.00275360953102854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0.0743666063824412">
                <text:p>0.0743666063824412</text:p>
              </table:table-cell>
              <table:table-cell office:value-type="float" office:value="0.00285664774325535">
                <text:p>0.00285664774325535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0.0745192445800634">
                <text:p>0.0745192445800634</text:p>
              </table:table-cell>
              <table:table-cell office:value-type="float" office:value="0.00293558879705004">
                <text:p>0.00293558879705004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0.0746937485620243">
                <text:p>0.0746937485620243</text:p>
              </table:table-cell>
              <table:table-cell office:value-type="float" office:value="0.00292666109238381">
                <text:p>0.00292666109238381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0.0744203897912304">
                <text:p>0.0744203897912304</text:p>
              </table:table-cell>
              <table:table-cell office:value-type="float" office:value="0.00293669189406182">
                <text:p>0.00293669189406182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0.0749223349414826">
                <text:p>0.0749223349414826</text:p>
              </table:table-cell>
              <table:table-cell office:value-type="float" office:value="0.00295698610342986">
                <text:p>0.00295698610342986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0.0748764119818768">
                <text:p>0.0748764119818768</text:p>
              </table:table-cell>
              <table:table-cell office:value-type="float" office:value="0.00300174534295322">
                <text:p>0.00300174534295322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0.0744818664039767">
                <text:p>0.0744818664039767</text:p>
              </table:table-cell>
              <table:table-cell office:value-type="float" office:value="0.00300036538246753">
                <text:p>0.00300036538246753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0.0749797854866996">
                <text:p>0.0749797854866996</text:p>
              </table:table-cell>
              <table:table-cell office:value-type="float" office:value="0.00307859772525721">
                <text:p>0.00307859772525721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0.0750849199491146">
                <text:p>0.0750849199491146</text:p>
              </table:table-cell>
              <table:table-cell office:value-type="float" office:value="0.00311847504812943">
                <text:p>0.00311847504812943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0.0751525781966188">
                <text:p>0.0751525781966188</text:p>
              </table:table-cell>
              <table:table-cell office:value-type="float" office:value="0.0032641722043508">
                <text:p>0.0032641722043508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0.0753163499518563">
                <text:p>0.0753163499518563</text:p>
              </table:table-cell>
              <table:table-cell office:value-type="float" office:value="0.00328133807315535">
                <text:p>0.00328133807315535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0.075548055246433">
                <text:p>0.075548055246433</text:p>
              </table:table-cell>
              <table:table-cell office:value-type="float" office:value="0.00325079890474992">
                <text:p>0.00325079890474992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0.0755035909310291">
                <text:p>0.0755035909310291</text:p>
              </table:table-cell>
              <table:table-cell office:value-type="float" office:value="0.00323675015919204">
                <text:p>0.00323675015919204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0.0753144115704472">
                <text:p>0.0753144115704472</text:p>
              </table:table-cell>
              <table:table-cell office:value-type="float" office:value="0.00325698056042409">
                <text:p>0.00325698056042409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0.0752355068307392">
                <text:p>0.0752355068307392</text:p>
              </table:table-cell>
              <table:table-cell office:value-type="float" office:value="0.00330405794916282">
                <text:p>0.00330405794916282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0.0753003925317561">
                <text:p>0.0753003925317561</text:p>
              </table:table-cell>
              <table:table-cell office:value-type="float" office:value="0.00338691816089097">
                <text:p>0.00338691816089097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0.0753520994097283">
                <text:p>0.0753520994097283</text:p>
              </table:table-cell>
              <table:table-cell office:value-type="float" office:value="0.0034227019903999">
                <text:p>0.0034227019903999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0.0754871941138304">
                <text:p>0.0754871941138304</text:p>
              </table:table-cell>
              <table:table-cell office:value-type="float" office:value="0.00341552059782337">
                <text:p>0.00341552059782337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0.0756048930955698">
                <text:p>0.0756048930955698</text:p>
              </table:table-cell>
              <table:table-cell office:value-type="float" office:value="0.00323794555312311">
                <text:p>0.00323794555312311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0.075310284137">
                <text:p>0.075310284137</text:p>
              </table:table-cell>
              <table:table-cell office:value-type="float" office:value="0.00329375831191586">
                <text:p>0.00329375831191586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0.0757608845881373">
                <text:p>0.0757608845881373</text:p>
              </table:table-cell>
              <table:table-cell office:value-type="float" office:value="0.00341532082021434">
                <text:p>0.00341532082021434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0.0764939719165122">
                <text:p>0.0764939719165122</text:p>
              </table:table-cell>
              <table:table-cell office:value-type="float" office:value="0.00353318980849001">
                <text:p>0.00353318980849001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0.0766444493104858">
                <text:p>0.0766444493104858</text:p>
              </table:table-cell>
              <table:table-cell office:value-type="float" office:value="0.00346575802726189">
                <text:p>0.00346575802726189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0.0768915414436637">
                <text:p>0.0768915414436637</text:p>
              </table:table-cell>
              <table:table-cell office:value-type="float" office:value="0.00371967316247153">
                <text:p>0.00371967316247153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0.0771172993691974">
                <text:p>0.0771172993691974</text:p>
              </table:table-cell>
              <table:table-cell office:value-type="float" office:value="0.00413666472722672">
                <text:p>0.00413666472722672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0.0772678583440552">
                <text:p>0.0772678583440552</text:p>
              </table:table-cell>
              <table:table-cell office:value-type="float" office:value="0.00377770749540791">
                <text:p>0.00377770749540791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0.0776846055421564">
                <text:p>0.0776846055421564</text:p>
              </table:table-cell>
              <table:table-cell office:value-type="float" office:value="0.00386550437157178">
                <text:p>0.00386550437157178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0.0777412830799806">
                <text:p>0.0777412830799806</text:p>
              </table:table-cell>
              <table:table-cell office:value-type="float" office:value="0.00378974454520304">
                <text:p>0.00378974454520304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0.0779797027379233">
                <text:p>0.0779797027379233</text:p>
              </table:table-cell>
              <table:table-cell office:value-type="float" office:value="0.00392875697326416">
                <text:p>0.00392875697326416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0.0782315933094737">
                <text:p>0.0782315933094737</text:p>
              </table:table-cell>
              <table:table-cell office:value-type="float" office:value="0.00378732270200523">
                <text:p>0.00378732270200523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0.0781581959177013">
                <text:p>0.0781581959177013</text:p>
              </table:table-cell>
              <table:table-cell office:value-type="float" office:value="0.0040609203017991">
                <text:p>0.0040609203017991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0.0781790072532748">
                <text:p>0.0781790072532748</text:p>
              </table:table-cell>
              <table:table-cell office:value-type="float" office:value="0.00399462931311078">
                <text:p>0.00399462931311078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0.078405274251934">
                <text:p>0.078405274251934</text:p>
              </table:table-cell>
              <table:table-cell office:value-type="float" office:value="0.00429588285258185">
                <text:p>0.00429588285258185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0.0786633648953162">
                <text:p>0.0786633648953162</text:p>
              </table:table-cell>
              <table:table-cell office:value-type="float" office:value="0.00412688096187097">
                <text:p>0.00412688096187097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0.0789087376544883">
                <text:p>0.0789087376544883</text:p>
              </table:table-cell>
              <table:table-cell office:value-type="float" office:value="0.0043352855053496">
                <text:p>0.0043352855053496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0.0788214635256368">
                <text:p>0.0788214635256368</text:p>
              </table:table-cell>
              <table:table-cell office:value-type="float" office:value="0.00458634933227224">
                <text:p>0.00458634933227224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0.0790328979243766">
                <text:p>0.0790328979243766</text:p>
              </table:table-cell>
              <table:table-cell office:value-type="float" office:value="0.00453287444848276">
                <text:p>0.00453287444848276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0.0792994426787071">
                <text:p>0.0792994426787071</text:p>
              </table:table-cell>
              <table:table-cell office:value-type="float" office:value="0.00468121045163711">
                <text:p>0.00468121045163711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0.0796860979612927">
                <text:p>0.0796860979612927</text:p>
              </table:table-cell>
              <table:table-cell office:value-type="float" office:value="0.00464751805736962">
                <text:p>0.00464751805736962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0.0801508454125958">
                <text:p>0.0801508454125958</text:p>
              </table:table-cell>
              <table:table-cell office:value-type="float" office:value="0.00477395156343654">
                <text:p>0.00477395156343654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0.0802161668507966">
                <text:p>0.0802161668507966</text:p>
              </table:table-cell>
              <table:table-cell office:value-type="float" office:value="0.00521004952374919">
                <text:p>0.00521004952374919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0.0805091307149607">
                <text:p>0.0805091307149607</text:p>
              </table:table-cell>
              <table:table-cell office:value-type="float" office:value="0.004862813998291">
                <text:p>0.004862813998291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0.0807330132088339">
                <text:p>0.0807330132088339</text:p>
              </table:table-cell>
              <table:table-cell office:value-type="float" office:value="0.00512749334745387">
                <text:p>0.00512749334745387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0.0809709488140057">
                <text:p>0.0809709488140057</text:p>
              </table:table-cell>
              <table:table-cell office:value-type="float" office:value="0.0054538039239765">
                <text:p>0.0054538039239765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0.0815371695029772">
                <text:p>0.0815371695029772</text:p>
              </table:table-cell>
              <table:table-cell office:value-type="float" office:value="0.00519014389305556">
                <text:p>0.00519014389305556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0.0814512622154881">
                <text:p>0.0814512622154881</text:p>
              </table:table-cell>
              <table:table-cell office:value-type="float" office:value="0.00542143300593176">
                <text:p>0.00542143300593176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0.0823566988719327">
                <text:p>0.0823566988719327</text:p>
              </table:table-cell>
              <table:table-cell office:value-type="float" office:value="0.00551810519611517">
                <text:p>0.00551810519611517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0.0827215626136004">
                <text:p>0.0827215626136004</text:p>
              </table:table-cell>
              <table:table-cell office:value-type="float" office:value="0.00563843757014556">
                <text:p>0.00563843757014556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6.7000007629395pt" style:font-family-asian="'DejaVu Sans'" style:font-family-generic-asian="system" style:font-pitch-asian="variable" style:font-size-asian="16.7000007629395pt" style:font-family-complex="'DejaVu Sans'" style:font-family-generic-complex="system" style:font-pitch-complex="variable" style:font-size-complex="16.7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7" style:family="chart">
      <style:graphic-properties draw:fill-color="#800080"/>
      <style:text-properties fo:font-family="'Nimbus Sans L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7.098cm" svg:height="8.977cm" chart:class="chart:scatter" chart:style-name="ch1">
        <chart:title svg:x="11.77cm" svg:y="0.178cm" chart:style-name="ch2">
          <text:p>Titre principal</text:p>
        </chart:title>
        <chart:legend chart:legend-position="end" svg:x="24.864cm" svg:y="4.233cm" chart:style-name="ch3"/>
        <chart:plot-area chart:style-name="ch4" table:cell-range-address="Sheet1.$G$710:.$G$805 Sheet1.$J$710:.$J$805" chart:table-number-list="0 0" svg:x="0.54cm" svg:y="1.271cm" svg:width="23.245cm" svg:height="7.52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0.0690638059415206">
                <text:p>0.0690638059415206</text:p>
              </table:table-cell>
              <table:table-cell office:value-type="float" office:value="0.000522117607216255">
                <text:p>0.000522117607216255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0.0691319229054241">
                <text:p>0.0691319229054241</text:p>
              </table:table-cell>
              <table:table-cell office:value-type="float" office:value="0.000512921098801122">
                <text:p>0.000512921098801122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0.0699451099918176">
                <text:p>0.0699451099918176</text:p>
              </table:table-cell>
              <table:table-cell office:value-type="float" office:value="0.000509531426917474">
                <text:p>0.000509531426917474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0.0701984402183025">
                <text:p>0.0701984402183025</text:p>
              </table:table-cell>
              <table:table-cell office:value-type="float" office:value="0.000513306349225482">
                <text:p>0.000513306349225482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0.069352668850704">
                <text:p>0.069352668850704</text:p>
              </table:table-cell>
              <table:table-cell office:value-type="float" office:value="0.000513895169413757">
                <text:p>0.000513895169413757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.070062582408203">
                <text:p>0.070062582408203</text:p>
              </table:table-cell>
              <table:table-cell office:value-type="float" office:value="0.000508885705908335">
                <text:p>0.000508885705908335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0.0704132313121467">
                <text:p>0.0704132313121467</text:p>
              </table:table-cell>
              <table:table-cell office:value-type="float" office:value="0.000505658334233737">
                <text:p>0.000505658334233737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0.0700860059880391">
                <text:p>0.0700860059880391</text:p>
              </table:table-cell>
              <table:table-cell office:value-type="float" office:value="0.000505876916631037">
                <text:p>0.000505876916631037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0.0700289918408048">
                <text:p>0.0700289918408048</text:p>
              </table:table-cell>
              <table:table-cell office:value-type="float" office:value="0.000505625085469733">
                <text:p>0.000505625085469733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0.0703847980644893">
                <text:p>0.0703847980644893</text:p>
              </table:table-cell>
              <table:table-cell office:value-type="float" office:value="0.000500318980178429">
                <text:p>0.000500318980178429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0.0699527364615821">
                <text:p>0.0699527364615821</text:p>
              </table:table-cell>
              <table:table-cell office:value-type="float" office:value="0.000497456672624902">
                <text:p>0.000497456672624902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0.0698009635284989">
                <text:p>0.0698009635284989</text:p>
              </table:table-cell>
              <table:table-cell office:value-type="float" office:value="0.000497224252319247">
                <text:p>0.000497224252319247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0.0698683704562775">
                <text:p>0.0698683704562775</text:p>
              </table:table-cell>
              <table:table-cell office:value-type="float" office:value="0.000500758954255593">
                <text:p>0.000500758954255593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0.0700879125829164">
                <text:p>0.0700879125829164</text:p>
              </table:table-cell>
              <table:table-cell office:value-type="float" office:value="0.000487205720897208">
                <text:p>0.000487205720897208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0.0711653442895359">
                <text:p>0.0711653442895359</text:p>
              </table:table-cell>
              <table:table-cell office:value-type="float" office:value="0.000483555486466615">
                <text:p>0.000483555486466615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0.0702784428802109">
                <text:p>0.0702784428802109</text:p>
              </table:table-cell>
              <table:table-cell office:value-type="float" office:value="0.000476809972689775">
                <text:p>0.000476809972689775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0.0702846494205558">
                <text:p>0.0702846494205558</text:p>
              </table:table-cell>
              <table:table-cell office:value-type="float" office:value="0.000483786598913694">
                <text:p>0.000483786598913694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0.0708097065285394">
                <text:p>0.0708097065285394</text:p>
              </table:table-cell>
              <table:table-cell office:value-type="float" office:value="0.000485421098135251">
                <text:p>0.000485421098135251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0.0700818956219415">
                <text:p>0.0700818956219415</text:p>
              </table:table-cell>
              <table:table-cell office:value-type="float" office:value="0.000483714755734496">
                <text:p>0.000483714755734496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0.0709491280654638">
                <text:p>0.0709491280654638</text:p>
              </table:table-cell>
              <table:table-cell office:value-type="float" office:value="0.000489404695015192">
                <text:p>0.000489404695015192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0.0705059011733379">
                <text:p>0.0705059011733379</text:p>
              </table:table-cell>
              <table:table-cell office:value-type="float" office:value="0.000482915093888869">
                <text:p>0.000482915093888869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0.070413190533112">
                <text:p>0.070413190533112</text:p>
              </table:table-cell>
              <table:table-cell office:value-type="float" office:value="0.00048357356197428">
                <text:p>0.00048357356197428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0.0700527855982695">
                <text:p>0.0700527855982695</text:p>
              </table:table-cell>
              <table:table-cell office:value-type="float" office:value="0.000482629323458141">
                <text:p>0.000482629323458141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0.0703964380668117">
                <text:p>0.0703964380668117</text:p>
              </table:table-cell>
              <table:table-cell office:value-type="float" office:value="0.000484013831483541">
                <text:p>0.000484013831483541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0.0705294979512231">
                <text:p>0.0705294979512231</text:p>
              </table:table-cell>
              <table:table-cell office:value-type="float" office:value="0.000478867859412688">
                <text:p>0.000478867859412688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0.0702804783655079">
                <text:p>0.0702804783655079</text:p>
              </table:table-cell>
              <table:table-cell office:value-type="float" office:value="0.000481658663404266">
                <text:p>0.000481658663404266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0.0706104741619354">
                <text:p>0.0706104741619354</text:p>
              </table:table-cell>
              <table:table-cell office:value-type="float" office:value="0.000480268957293616">
                <text:p>0.000480268957293616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0.0708732525750602">
                <text:p>0.0708732525750602</text:p>
              </table:table-cell>
              <table:table-cell office:value-type="float" office:value="0.00047999049856236">
                <text:p>0.00047999049856236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0.0713352437537555">
                <text:p>0.0713352437537555</text:p>
              </table:table-cell>
              <table:table-cell office:value-type="float" office:value="0.000479341281425668">
                <text:p>0.000479341281425668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0.0713636004684809">
                <text:p>0.0713636004684809</text:p>
              </table:table-cell>
              <table:table-cell office:value-type="float" office:value="0.000474143400483815">
                <text:p>0.000474143400483815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0.0708410829252959">
                <text:p>0.0708410829252959</text:p>
              </table:table-cell>
              <table:table-cell office:value-type="float" office:value="0.000470199395216248">
                <text:p>0.000470199395216248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0.0706722214789718">
                <text:p>0.0706722214789718</text:p>
              </table:table-cell>
              <table:table-cell office:value-type="float" office:value="0.000473925867353332">
                <text:p>0.000473925867353332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0.0713743305025097">
                <text:p>0.0713743305025097</text:p>
              </table:table-cell>
              <table:table-cell office:value-type="float" office:value="0.000470905704347564">
                <text:p>0.000470905704347564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0.0714450387646979">
                <text:p>0.0714450387646979</text:p>
              </table:table-cell>
              <table:table-cell office:value-type="float" office:value="0.000473517140737789">
                <text:p>0.000473517140737789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0.0710259184700997">
                <text:p>0.0710259184700997</text:p>
              </table:table-cell>
              <table:table-cell office:value-type="float" office:value="0.000475982768059981">
                <text:p>0.000475982768059981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0.0710579794814455">
                <text:p>0.0710579794814455</text:p>
              </table:table-cell>
              <table:table-cell office:value-type="float" office:value="0.000473713275833514">
                <text:p>0.000473713275833514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0.0727940555271584">
                <text:p>0.0727940555271584</text:p>
              </table:table-cell>
              <table:table-cell office:value-type="float" office:value="0.000448044138118907">
                <text:p>0.000448044138118907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0.0728924704721144">
                <text:p>0.0728924704721144</text:p>
              </table:table-cell>
              <table:table-cell office:value-type="float" office:value="0.000435943721387912">
                <text:p>0.000435943721387912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0.0728117731000193">
                <text:p>0.0728117731000193</text:p>
              </table:table-cell>
              <table:table-cell office:value-type="float" office:value="0.000440431944086948">
                <text:p>0.000440431944086948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0.072935252188969">
                <text:p>0.072935252188969</text:p>
              </table:table-cell>
              <table:table-cell office:value-type="float" office:value="0.000438618011699713">
                <text:p>0.000438618011699713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0.0731429831015759">
                <text:p>0.0731429831015759</text:p>
              </table:table-cell>
              <table:table-cell office:value-type="float" office:value="0.000448440704697598">
                <text:p>0.000448440704697598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0.0731735194119505">
                <text:p>0.0731735194119505</text:p>
              </table:table-cell>
              <table:table-cell office:value-type="float" office:value="0.000453639565675641">
                <text:p>0.000453639565675641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0.0727733942521656">
                <text:p>0.0727733942521656</text:p>
              </table:table-cell>
              <table:table-cell office:value-type="float" office:value="0.00047667002474206">
                <text:p>0.00047667002474206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0.0727586241512942">
                <text:p>0.0727586241512942</text:p>
              </table:table-cell>
              <table:table-cell office:value-type="float" office:value="0.000485606675195502">
                <text:p>0.000485606675195502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0.0732951049966234">
                <text:p>0.0732951049966234</text:p>
              </table:table-cell>
              <table:table-cell office:value-type="float" office:value="0.000501784971580653">
                <text:p>0.000501784971580653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0.073959517250807">
                <text:p>0.073959517250807</text:p>
              </table:table-cell>
              <table:table-cell office:value-type="float" office:value="0.000513771085232396">
                <text:p>0.000513771085232396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0.07401394759939">
                <text:p>0.07401394759939</text:p>
              </table:table-cell>
              <table:table-cell office:value-type="float" office:value="0.000522502452462342">
                <text:p>0.000522502452462342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0.0741869819673313">
                <text:p>0.0741869819673313</text:p>
              </table:table-cell>
              <table:table-cell office:value-type="float" office:value="0.000526181182802573">
                <text:p>0.000526181182802573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0.0743666063824412">
                <text:p>0.0743666063824412</text:p>
              </table:table-cell>
              <table:table-cell office:value-type="float" office:value="0.000535721335240427">
                <text:p>0.000535721335240427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0.0745192445800634">
                <text:p>0.0745192445800634</text:p>
              </table:table-cell>
              <table:table-cell office:value-type="float" office:value="0.000544755993010715">
                <text:p>0.000544755993010715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0.0746937485620243">
                <text:p>0.0746937485620243</text:p>
              </table:table-cell>
              <table:table-cell office:value-type="float" office:value="0.000547584387442553">
                <text:p>0.000547584387442553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0.0744203897912304">
                <text:p>0.0744203897912304</text:p>
              </table:table-cell>
              <table:table-cell office:value-type="float" office:value="0.000550249989396345">
                <text:p>0.000550249989396345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0.0749223349414826">
                <text:p>0.0749223349414826</text:p>
              </table:table-cell>
              <table:table-cell office:value-type="float" office:value="0.000540045029020254">
                <text:p>0.000540045029020254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0.0748764119818768">
                <text:p>0.0748764119818768</text:p>
              </table:table-cell>
              <table:table-cell office:value-type="float" office:value="0.000531736975506881">
                <text:p>0.000531736975506881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0.0744818664039767">
                <text:p>0.0744818664039767</text:p>
              </table:table-cell>
              <table:table-cell office:value-type="float" office:value="0.000529437259941922">
                <text:p>0.000529437259941922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0.0749797854866996">
                <text:p>0.0749797854866996</text:p>
              </table:table-cell>
              <table:table-cell office:value-type="float" office:value="0.000527465256706184">
                <text:p>0.000527465256706184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0.0750849199491146">
                <text:p>0.0750849199491146</text:p>
              </table:table-cell>
              <table:table-cell office:value-type="float" office:value="0.000530041276037761">
                <text:p>0.000530041276037761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0.0751525781966188">
                <text:p>0.0751525781966188</text:p>
              </table:table-cell>
              <table:table-cell office:value-type="float" office:value="0.000518303574572769">
                <text:p>0.000518303574572769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0.0753163499518563">
                <text:p>0.0753163499518563</text:p>
              </table:table-cell>
              <table:table-cell office:value-type="float" office:value="0.000510593957815626">
                <text:p>0.000510593957815626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0.075548055246433">
                <text:p>0.075548055246433</text:p>
              </table:table-cell>
              <table:table-cell office:value-type="float" office:value="0.000512936958290899">
                <text:p>0.000512936958290899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0.0755035909310291">
                <text:p>0.0755035909310291</text:p>
              </table:table-cell>
              <table:table-cell office:value-type="float" office:value="0.000518612584547946">
                <text:p>0.000518612584547946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0.0753144115704472">
                <text:p>0.0753144115704472</text:p>
              </table:table-cell>
              <table:table-cell office:value-type="float" office:value="0.000523592923883489">
                <text:p>0.000523592923883489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0.0752355068307392">
                <text:p>0.0752355068307392</text:p>
              </table:table-cell>
              <table:table-cell office:value-type="float" office:value="0.000508471936369651">
                <text:p>0.000508471936369651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0.0753003925317561">
                <text:p>0.0753003925317561</text:p>
              </table:table-cell>
              <table:table-cell office:value-type="float" office:value="0.000500027093132729">
                <text:p>0.000500027093132729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0.0753520994097283">
                <text:p>0.0753520994097283</text:p>
              </table:table-cell>
              <table:table-cell office:value-type="float" office:value="0.00049584427591806">
                <text:p>0.00049584427591806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0.0754871941138304">
                <text:p>0.0754871941138304</text:p>
              </table:table-cell>
              <table:table-cell office:value-type="float" office:value="0.000478030705427293">
                <text:p>0.000478030705427293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0.0756048930955698">
                <text:p>0.0756048930955698</text:p>
              </table:table-cell>
              <table:table-cell office:value-type="float" office:value="0.000473503182706474">
                <text:p>0.000473503182706474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0.075310284137">
                <text:p>0.075310284137</text:p>
              </table:table-cell>
              <table:table-cell office:value-type="float" office:value="0.000508663007295506">
                <text:p>0.000508663007295506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0.0757608845881373">
                <text:p>0.0757608845881373</text:p>
              </table:table-cell>
              <table:table-cell office:value-type="float" office:value="0.000532683320044887">
                <text:p>0.000532683320044887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0.0764939719165122">
                <text:p>0.0764939719165122</text:p>
              </table:table-cell>
              <table:table-cell office:value-type="float" office:value="0.000538928511728034">
                <text:p>0.000538928511728034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0.0766444493104858">
                <text:p>0.0766444493104858</text:p>
              </table:table-cell>
              <table:table-cell office:value-type="float" office:value="0.000533548430508764">
                <text:p>0.000533548430508764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0.0768915414436637">
                <text:p>0.0768915414436637</text:p>
              </table:table-cell>
              <table:table-cell office:value-type="float" office:value="0.000560222553801487">
                <text:p>0.000560222553801487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0.0771172993691974">
                <text:p>0.0771172993691974</text:p>
              </table:table-cell>
              <table:table-cell office:value-type="float" office:value="0.000589150888170508">
                <text:p>0.000589150888170508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0.0772678583440552">
                <text:p>0.0772678583440552</text:p>
              </table:table-cell>
              <table:table-cell office:value-type="float" office:value="0.000584087564504996">
                <text:p>0.000584087564504996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0.0776846055421564">
                <text:p>0.0776846055421564</text:p>
              </table:table-cell>
              <table:table-cell office:value-type="float" office:value="0.000574203443547939">
                <text:p>0.000574203443547939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0.0777412830799806">
                <text:p>0.0777412830799806</text:p>
              </table:table-cell>
              <table:table-cell office:value-type="float" office:value="0.000552813766313704">
                <text:p>0.000552813766313704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0.0779797027379233">
                <text:p>0.0779797027379233</text:p>
              </table:table-cell>
              <table:table-cell office:value-type="float" office:value="0.000557379991528577">
                <text:p>0.000557379991528577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0.0782315933094737">
                <text:p>0.0782315933094737</text:p>
              </table:table-cell>
              <table:table-cell office:value-type="float" office:value="0.000537028141890293">
                <text:p>0.000537028141890293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0.0781581959177013">
                <text:p>0.0781581959177013</text:p>
              </table:table-cell>
              <table:table-cell office:value-type="float" office:value="0.00049821338418294">
                <text:p>0.00049821338418294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0.0781790072532748">
                <text:p>0.0781790072532748</text:p>
              </table:table-cell>
              <table:table-cell office:value-type="float" office:value="0.000477566813677607">
                <text:p>0.000477566813677607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0.078405274251934">
                <text:p>0.078405274251934</text:p>
              </table:table-cell>
              <table:table-cell office:value-type="float" office:value="0.000442900300983065">
                <text:p>0.000442900300983065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0.0786633648953162">
                <text:p>0.0786633648953162</text:p>
              </table:table-cell>
              <table:table-cell office:value-type="float" office:value="0.000434058399382506">
                <text:p>0.000434058399382506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0.0789087376544883">
                <text:p>0.0789087376544883</text:p>
              </table:table-cell>
              <table:table-cell office:value-type="float" office:value="0.000424506888977486">
                <text:p>0.000424506888977486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0.0788214635256368">
                <text:p>0.0788214635256368</text:p>
              </table:table-cell>
              <table:table-cell office:value-type="float" office:value="0.00044862090855501">
                <text:p>0.00044862090855501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0.0790328979243766">
                <text:p>0.0790328979243766</text:p>
              </table:table-cell>
              <table:table-cell office:value-type="float" office:value="0.000412954554630947">
                <text:p>0.000412954554630947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0.0792994426787071">
                <text:p>0.0792994426787071</text:p>
              </table:table-cell>
              <table:table-cell office:value-type="float" office:value="0.000439230606518825">
                <text:p>0.000439230606518825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0.0796860979612927">
                <text:p>0.0796860979612927</text:p>
              </table:table-cell>
              <table:table-cell office:value-type="float" office:value="0.000450241523117357">
                <text:p>0.000450241523117357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0.0801508454125958">
                <text:p>0.0801508454125958</text:p>
              </table:table-cell>
              <table:table-cell office:value-type="float" office:value="0.000452005948150628">
                <text:p>0.000452005948150628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0.0802161668507966">
                <text:p>0.0802161668507966</text:p>
              </table:table-cell>
              <table:table-cell office:value-type="float" office:value="0.000391862898112334">
                <text:p>0.000391862898112334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0.0805091307149607">
                <text:p>0.0805091307149607</text:p>
              </table:table-cell>
              <table:table-cell office:value-type="float" office:value="0.000386420987068618">
                <text:p>0.000386420987068618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0.0807330132088339">
                <text:p>0.0807330132088339</text:p>
              </table:table-cell>
              <table:table-cell office:value-type="float" office:value="0.000377268488049983">
                <text:p>0.000377268488049983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0.0809709488140057">
                <text:p>0.0809709488140057</text:p>
              </table:table-cell>
              <table:table-cell office:value-type="float" office:value="0.000387634947964592">
                <text:p>0.000387634947964592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0.0815371695029772">
                <text:p>0.0815371695029772</text:p>
              </table:table-cell>
              <table:table-cell office:value-type="float" office:value="0.000390945625911541">
                <text:p>0.000390945625911541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0.0814512622154881">
                <text:p>0.0814512622154881</text:p>
              </table:table-cell>
              <table:table-cell office:value-type="float" office:value="0.000391644702404022">
                <text:p>0.000391644702404022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0.0823566988719327">
                <text:p>0.0823566988719327</text:p>
              </table:table-cell>
              <table:table-cell office:value-type="float" office:value="0.000397676739093019">
                <text:p>0.000397676739093019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0.0827215626136004">
                <text:p>0.0827215626136004</text:p>
              </table:table-cell>
              <table:table-cell office:value-type="float" office:value="0.000407934670265148">
                <text:p>0.000407934670265148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pt" style:font-family-asian="'Lucida Sans Unicode'" style:font-family-generic-asian="system" style:font-pitch-asian="variable" style:font-size-asian="21pt" style:font-family-complex="Tahoma" style:font-family-generic-complex="system" style:font-pitch-complex="variable" style:font-size-complex="2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7" style:family="chart">
      <style:graphic-properties draw:fill-color="#993366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463cm" svg:height="11.318cm" chart:class="chart:scatter" chart:style-name="ch1">
        <chart:title svg:x="4.642cm" svg:y="0.226cm" chart:style-name="ch2">
          <text:p>Main Title</text:p>
        </chart:title>
        <chart:legend chart:legend-position="end" svg:x="10.091cm" svg:y="5.342cm" chart:style-name="ch3"/>
        <chart:plot-area chart:style-name="ch4" table:cell-range-address="Sheet1.$L$710:.$L$775 Sheet1.$N$710:.$N$775" chart:table-number-list="0 0" svg:x="0.551cm" svg:y="1.521cm" svg:width="9.483cm" svg:height="9.569cm">
          <chart:axis chart:dimension="x" chart:name="primary-x" chart:style-name="ch5">
            <chart:categories table:cell-range-address="local-table.A2:.A6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Row 775</text:p>
              </table:table-cell>
              <table:table-cell office:value-type="float" office:value="0.0377435970569152">
                <text:p>0.0377435970569152</text:p>
              </table:table-cell>
              <table:table-cell office:value-type="float" office:value="0.00341552059782337">
                <text:p>0.00341552059782337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388092002204175">
                <text:p>0.0388092002204175</text:p>
              </table:table-cell>
              <table:table-cell office:value-type="float" office:value="0.0034227019903999">
                <text:p>0.0034227019903999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399031286068997">
                <text:p>0.0399031286068997</text:p>
              </table:table-cell>
              <table:table-cell office:value-type="float" office:value="0.00338691816089097">
                <text:p>0.0033869181608909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409761938391603">
                <text:p>0.0409761938391603</text:p>
              </table:table-cell>
              <table:table-cell office:value-type="float" office:value="0.00330405794916282">
                <text:p>0.0033040579491628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421152844792692">
                <text:p>0.0421152844792692</text:p>
              </table:table-cell>
              <table:table-cell office:value-type="float" office:value="0.00325698056042409">
                <text:p>0.00325698056042409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433070806179268">
                <text:p>0.0433070806179268</text:p>
              </table:table-cell>
              <table:table-cell office:value-type="float" office:value="0.00323675015919204">
                <text:p>0.00323675015919204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444060327132303">
                <text:p>0.0444060327132303</text:p>
              </table:table-cell>
              <table:table-cell office:value-type="float" office:value="0.00325079890474992">
                <text:p>0.00325079890474992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453265108900042">
                <text:p>0.0453265108900042</text:p>
              </table:table-cell>
              <table:table-cell office:value-type="float" office:value="0.00328133807315535">
                <text:p>0.00328133807315535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462685471670573">
                <text:p>0.0462685471670573</text:p>
              </table:table-cell>
              <table:table-cell office:value-type="float" office:value="0.0032641722043508">
                <text:p>0.003264172204350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472524711843225">
                <text:p>0.0472524711843225</text:p>
              </table:table-cell>
              <table:table-cell office:value-type="float" office:value="0.00311847504812943">
                <text:p>0.00311847504812943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481960770878051">
                <text:p>0.0481960770878051</text:p>
              </table:table-cell>
              <table:table-cell office:value-type="float" office:value="0.00307859772525721">
                <text:p>0.00307859772525721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488645009503937">
                <text:p>0.0488645009503937</text:p>
              </table:table-cell>
              <table:table-cell office:value-type="float" office:value="0.00300036538246753">
                <text:p>0.00300036538246753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01020989514089">
                <text:p>0.0501020989514089</text:p>
              </table:table-cell>
              <table:table-cell office:value-type="float" office:value="0.00300174534295322">
                <text:p>0.00300174534295322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10969095621444">
                <text:p>0.0510969095621444</text:p>
              </table:table-cell>
              <table:table-cell office:value-type="float" office:value="0.00295698610342986">
                <text:p>0.0029569861034298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516967467012995">
                <text:p>0.0516967467012995</text:p>
              </table:table-cell>
              <table:table-cell office:value-type="float" office:value="0.00293669189406182">
                <text:p>0.00293669189406182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528164561204503">
                <text:p>0.0528164561204503</text:p>
              </table:table-cell>
              <table:table-cell office:value-type="float" office:value="0.00292666109238381">
                <text:p>0.00292666109238381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536046585176099">
                <text:p>0.0536046585176099</text:p>
              </table:table-cell>
              <table:table-cell office:value-type="float" office:value="0.00293558879705004">
                <text:p>0.00293558879705004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543882928546542">
                <text:p>0.0543882928546542</text:p>
              </table:table-cell>
              <table:table-cell office:value-type="float" office:value="0.00285664774325535">
                <text:p>0.00285664774325535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55131671766807">
                <text:p>0.055131671766807</text:p>
              </table:table-cell>
              <table:table-cell office:value-type="float" office:value="0.00275360953102854">
                <text:p>0.00275360953102854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558590353233659">
                <text:p>0.0558590353233659</text:p>
              </table:table-cell>
              <table:table-cell office:value-type="float" office:value="0.00270710395573587">
                <text:p>0.00270710395573587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566562772057429">
                <text:p>0.0566562772057429</text:p>
              </table:table-cell>
              <table:table-cell office:value-type="float" office:value="0.00276217402152132">
                <text:p>0.00276217402152132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569609948426905">
                <text:p>0.0569609948426905</text:p>
              </table:table-cell>
              <table:table-cell office:value-type="float" office:value="0.0027722211501029">
                <text:p>0.0027722211501029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573345782488495">
                <text:p>0.0573345782488495</text:p>
              </table:table-cell>
              <table:table-cell office:value-type="float" office:value="0.00276460371645979">
                <text:p>0.00276460371645979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58119416836451">
                <text:p>0.058119416836451</text:p>
              </table:table-cell>
              <table:table-cell office:value-type="float" office:value="0.00277972573309703">
                <text:p>0.00277972573309703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591986207424931">
                <text:p>0.0591986207424931</text:p>
              </table:table-cell>
              <table:table-cell office:value-type="float" office:value="0.0028323397432555">
                <text:p>0.0028323397432555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599152241330511">
                <text:p>0.0599152241330511</text:p>
              </table:table-cell>
              <table:table-cell office:value-type="float" office:value="0.00282843033766097">
                <text:p>0.00282843033766097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604660644284327">
                <text:p>0.0604660644284327</text:p>
              </table:table-cell>
              <table:table-cell office:value-type="float" office:value="0.00284481266392903">
                <text:p>0.00284481266392903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610650910989065">
                <text:p>0.0610650910989065</text:p>
              </table:table-cell>
              <table:table-cell office:value-type="float" office:value="0.00286927768499572">
                <text:p>0.00286927768499572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615380153725252">
                <text:p>0.0615380153725252</text:p>
              </table:table-cell>
              <table:table-cell office:value-type="float" office:value="0.00273291890950136">
                <text:p>0.00273291890950136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618163208080151">
                <text:p>0.0618163208080151</text:p>
              </table:table-cell>
              <table:table-cell office:value-type="float" office:value="0.00275144931923488">
                <text:p>0.00275144931923488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621206680116252">
                <text:p>0.0621206680116252</text:p>
              </table:table-cell>
              <table:table-cell office:value-type="float" office:value="0.00265269628736971">
                <text:p>0.00265269628736971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623966840833741">
                <text:p>0.0623966840833741</text:p>
              </table:table-cell>
              <table:table-cell office:value-type="float" office:value="0.00257581045833848">
                <text:p>0.00257581045833848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630822249990027">
                <text:p>0.0630822249990027</text:p>
              </table:table-cell>
              <table:table-cell office:value-type="float" office:value="0.00261904110610789">
                <text:p>0.00261904110610789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635197719040359">
                <text:p>0.0635197719040359</text:p>
              </table:table-cell>
              <table:table-cell office:value-type="float" office:value="0.00261341671101403">
                <text:p>0.0026134167110140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63594994137313">
                <text:p>0.063594994137313</text:p>
              </table:table-cell>
              <table:table-cell office:value-type="float" office:value="0.00260753334932807">
                <text:p>0.0026075333493280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642038250973047">
                <text:p>0.0642038250973047</text:p>
              </table:table-cell>
              <table:table-cell office:value-type="float" office:value="0.00257615567484577">
                <text:p>0.00257615567484577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651938930490021">
                <text:p>0.0651938930490021</text:p>
              </table:table-cell>
              <table:table-cell office:value-type="float" office:value="0.00257242399034814">
                <text:p>0.00257242399034814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656644380975448">
                <text:p>0.0656644380975448</text:p>
              </table:table-cell>
              <table:table-cell office:value-type="float" office:value="0.00257693417343052">
                <text:p>0.0025769341734305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657125355082298">
                <text:p>0.0657125355082298</text:p>
              </table:table-cell>
              <table:table-cell office:value-type="float" office:value="0.00256836660753207">
                <text:p>0.00256836660753207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659205565832693">
                <text:p>0.0659205565832693</text:p>
              </table:table-cell>
              <table:table-cell office:value-type="float" office:value="0.0025670989336697">
                <text:p>0.0025670989336697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660420469053715">
                <text:p>0.0660420469053715</text:p>
              </table:table-cell>
              <table:table-cell office:value-type="float" office:value="0.00257002112990183">
                <text:p>0.00257002112990183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666869504405754">
                <text:p>0.0666869504405754</text:p>
              </table:table-cell>
              <table:table-cell office:value-type="float" office:value="0.00254285940290363">
                <text:p>0.00254285940290363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669509911474095">
                <text:p>0.0669509911474095</text:p>
              </table:table-cell>
              <table:table-cell office:value-type="float" office:value="0.00253784773951697">
                <text:p>0.00253784773951697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66991812036084">
                <text:p>0.066991812036084</text:p>
              </table:table-cell>
              <table:table-cell office:value-type="float" office:value="0.0025297241648451">
                <text:p>0.0025297241648451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676855029482872">
                <text:p>0.0676855029482872</text:p>
              </table:table-cell>
              <table:table-cell office:value-type="float" office:value="0.00251912346523585">
                <text:p>0.0025191234652358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681034708491118">
                <text:p>0.0681034708491118</text:p>
              </table:table-cell>
              <table:table-cell office:value-type="float" office:value="0.00251523434898184">
                <text:p>0.00251523434898184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682857011774232">
                <text:p>0.0682857011774232</text:p>
              </table:table-cell>
              <table:table-cell office:value-type="float" office:value="0.00250467875954412">
                <text:p>0.00250467875954412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0.06880099730898">
                <text:p>0.06880099730898</text:p>
              </table:table-cell>
              <table:table-cell office:value-type="float" office:value="0.00257049127592271">
                <text:p>0.00257049127592271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688416357449279">
                <text:p>0.0688416357449279</text:p>
              </table:table-cell>
              <table:table-cell office:value-type="float" office:value="0.00251766550043808">
                <text:p>0.00251766550043808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689635210157848">
                <text:p>0.0689635210157848</text:p>
              </table:table-cell>
              <table:table-cell office:value-type="float" office:value="0.00256459862916805">
                <text:p>0.00256459862916805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689933224503067">
                <text:p>0.0689933224503067</text:p>
              </table:table-cell>
              <table:table-cell office:value-type="float" office:value="0.00250026743886544">
                <text:p>0.00250026743886544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692107554180573">
                <text:p>0.0692107554180573</text:p>
              </table:table-cell>
              <table:table-cell office:value-type="float" office:value="0.00251390555862883">
                <text:p>0.00251390555862883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692623445495557">
                <text:p>0.0692623445495557</text:p>
              </table:table-cell>
              <table:table-cell office:value-type="float" office:value="0.00249077182694715">
                <text:p>0.00249077182694715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693421061033209">
                <text:p>0.0693421061033209</text:p>
              </table:table-cell>
              <table:table-cell office:value-type="float" office:value="0.00254512712055869">
                <text:p>0.00254512712055869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693475822178284">
                <text:p>0.0693475822178284</text:p>
              </table:table-cell>
              <table:table-cell office:value-type="float" office:value="0.00250440880213686">
                <text:p>0.00250440880213686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694058218356126">
                <text:p>0.0694058218356126</text:p>
              </table:table-cell>
              <table:table-cell office:value-type="float" office:value="0.00248565235866018">
                <text:p>0.00248565235866018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694185865468944">
                <text:p>0.0694185865468944</text:p>
              </table:table-cell>
              <table:table-cell office:value-type="float" office:value="0.00248946301977581">
                <text:p>0.00248946301977581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696865451800372">
                <text:p>0.0696865451800372</text:p>
              </table:table-cell>
              <table:table-cell office:value-type="float" office:value="0.00250046943886605">
                <text:p>0.00250046943886605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698492526494863">
                <text:p>0.0698492526494863</text:p>
              </table:table-cell>
              <table:table-cell office:value-type="float" office:value="0.00255072375720115">
                <text:p>0.00255072375720115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699330195413148">
                <text:p>0.0699330195413148</text:p>
              </table:table-cell>
              <table:table-cell office:value-type="float" office:value="0.0024988482633276">
                <text:p>0.0024988482633276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700433114868517">
                <text:p>0.0700433114868517</text:p>
              </table:table-cell>
              <table:table-cell office:value-type="float" office:value="0.00246509993020637">
                <text:p>0.00246509993020637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70062582408203">
                <text:p>0.070062582408203</text:p>
              </table:table-cell>
              <table:table-cell office:value-type="float" office:value="0.00248926801717082">
                <text:p>0.00248926801717082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701556772252199">
                <text:p>0.0701556772252199</text:p>
              </table:table-cell>
              <table:table-cell office:value-type="float" office:value="0.00253355687685353">
                <text:p>0.00253355687685353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702133442339317">
                <text:p>0.0702133442339317</text:p>
              </table:table-cell>
              <table:table-cell office:value-type="float" office:value="0.00249132235973826">
                <text:p>0.00249132235973826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702891808092134">
                <text:p>0.0702891808092134</text:p>
              </table:table-cell>
              <table:table-cell office:value-type="float" office:value="0.00249973065814082">
                <text:p>0.00249973065814082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704025070359637">
                <text:p>0.0704025070359637</text:p>
              </table:table-cell>
              <table:table-cell office:value-type="float" office:value="0.0024468282844271">
                <text:p>0.0024468282844271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2.3999996185303pt" style:font-family-asian="'Lucida Sans Unicode'" style:font-family-generic-asian="system" style:font-pitch-asian="variable" style:font-size-asian="22.3999996185303pt" style:font-family-complex="Tahoma" style:font-family-generic-complex="system" style:font-pitch-complex="variable" style:font-size-complex="22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pt" style:font-family-asian="'Lucida Sans Unicode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pt" style:font-family-asian="'Lucida Sans Unicode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7" style:family="chart">
      <style:graphic-properties draw:fill-color="#993366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92cm" svg:height="12.062cm" chart:class="chart:scatter" chart:style-name="ch1">
        <chart:title svg:x="4.799cm" svg:y="0.24cm" chart:style-name="ch2">
          <text:p>Main Title</text:p>
        </chart:title>
        <chart:legend chart:legend-position="end" svg:x="10.421cm" svg:y="5.701cm" chart:style-name="ch3"/>
        <chart:plot-area chart:style-name="ch4" table:cell-range-address="Sheet1.$L$710:.$L$775 Sheet1.$O$710:.$O$775" chart:table-number-list="0 0" svg:x="1.406cm" svg:y="1.387cm" svg:width="9.867cm" svg:height="10.198cm">
          <chart:axis chart:dimension="x" chart:name="primary-x" chart:style-name="ch5">
            <chart:categories table:cell-range-address="local-table.A2:.A6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6880099730898">
                <text:p>0.06880099730898</text:p>
              </table:table-cell>
              <table:table-cell office:value-type="float" office:value="0.0126550518662322">
                <text:p>0.0126550518662322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689635210157848">
                <text:p>0.0689635210157848</text:p>
              </table:table-cell>
              <table:table-cell office:value-type="float" office:value="0.0128229588217443">
                <text:p>0.0128229588217443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698492526494863">
                <text:p>0.0698492526494863</text:p>
              </table:table-cell>
              <table:table-cell office:value-type="float" office:value="0.0127689703555893">
                <text:p>0.0127689703555893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701556772252199">
                <text:p>0.0701556772252199</text:p>
              </table:table-cell>
              <table:table-cell office:value-type="float" office:value="0.0125050283479587">
                <text:p>0.0125050283479587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693421061033209">
                <text:p>0.0693421061033209</text:p>
              </table:table-cell>
              <table:table-cell office:value-type="float" office:value="0.0126050456305962">
                <text:p>0.0126050456305962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70062582408203">
                <text:p>0.070062582408203</text:p>
              </table:table-cell>
              <table:table-cell office:value-type="float" office:value="0.0121765166310757">
                <text:p>0.0121765166310757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704025070359637">
                <text:p>0.0704025070359637</text:p>
              </table:table-cell>
              <table:table-cell office:value-type="float" office:value="0.0118399485347057">
                <text:p>0.0118399485347057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700433114868517">
                <text:p>0.0700433114868517</text:p>
              </table:table-cell>
              <table:table-cell office:value-type="float" office:value="0.0120122454022457">
                <text:p>0.0120122454022457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699330195413148">
                <text:p>0.0699330195413148</text:p>
              </table:table-cell>
              <table:table-cell office:value-type="float" office:value="0.0123495507295378">
                <text:p>0.0123495507295378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702133442339317">
                <text:p>0.0702133442339317</text:p>
              </table:table-cell>
              <table:table-cell office:value-type="float" office:value="0.0124054600085695">
                <text:p>0.0124054600085695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696865451800372">
                <text:p>0.0696865451800372</text:p>
              </table:table-cell>
              <table:table-cell office:value-type="float" office:value="0.0125686270961281">
                <text:p>0.012568627096128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694185865468944">
                <text:p>0.0694185865468944</text:p>
              </table:table-cell>
              <table:table-cell office:value-type="float" office:value="0.0124640463491555">
                <text:p>0.0124640463491555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693475822178284">
                <text:p>0.0693475822178284</text:p>
              </table:table-cell>
              <table:table-cell office:value-type="float" office:value="0.0125251149179037">
                <text:p>0.0125251149179037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694058218356126">
                <text:p>0.0694058218356126</text:p>
              </table:table-cell>
              <table:table-cell office:value-type="float" office:value="0.0126814349321166">
                <text:p>0.0126814349321166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702891808092134">
                <text:p>0.0702891808092134</text:p>
              </table:table-cell>
              <table:table-cell office:value-type="float" office:value="0.0129223088934605">
                <text:p>0.0129223088934605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692107554180573">
                <text:p>0.0692107554180573</text:p>
              </table:table-cell>
              <table:table-cell office:value-type="float" office:value="0.0132541715141866">
                <text:p>0.0132541715141866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689933224503067">
                <text:p>0.0689933224503067</text:p>
              </table:table-cell>
              <table:table-cell office:value-type="float" office:value="0.0129216834031527">
                <text:p>0.0129216834031527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692623445495557">
                <text:p>0.0692623445495557</text:p>
              </table:table-cell>
              <table:table-cell office:value-type="float" office:value="0.0127805410966811">
                <text:p>0.0127805410966811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682857011774232">
                <text:p>0.0682857011774232</text:p>
              </table:table-cell>
              <table:table-cell office:value-type="float" office:value="0.0129692460569776">
                <text:p>0.0129692460569776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688416357449279">
                <text:p>0.0688416357449279</text:p>
              </table:table-cell>
              <table:table-cell office:value-type="float" office:value="0.0129517342940475">
                <text:p>0.012951734294047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681034708491118">
                <text:p>0.0681034708491118</text:p>
              </table:table-cell>
              <table:table-cell office:value-type="float" office:value="0.0131004474914051">
                <text:p>0.0131004474914051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676855029482872">
                <text:p>0.0676855029482872</text:p>
              </table:table-cell>
              <table:table-cell office:value-type="float" office:value="0.0131230975638809">
                <text:p>0.0131230975638809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66991812036084">
                <text:p>0.066991812036084</text:p>
              </table:table-cell>
              <table:table-cell office:value-type="float" office:value="0.0132596674904613">
                <text:p>0.0132596674904613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669509911474095">
                <text:p>0.0669509911474095</text:p>
              </table:table-cell>
              <table:table-cell office:value-type="float" office:value="0.0133067915212882">
                <text:p>0.0133067915212882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666869504405754">
                <text:p>0.0666869504405754</text:p>
              </table:table-cell>
              <table:table-cell office:value-type="float" office:value="0.013502960818598">
                <text:p>0.013502960818598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660420469053715">
                <text:p>0.0660420469053715</text:p>
              </table:table-cell>
              <table:table-cell office:value-type="float" office:value="0.0137130484925964">
                <text:p>0.0137130484925964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659205565832693">
                <text:p>0.0659205565832693</text:p>
              </table:table-cell>
              <table:table-cell office:value-type="float" office:value="0.0137214717611226">
                <text:p>0.0137214717611226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657125355082298">
                <text:p>0.0657125355082298</text:p>
              </table:table-cell>
              <table:table-cell office:value-type="float" office:value="0.0137429950185332">
                <text:p>0.0137429950185332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656644380975448">
                <text:p>0.0656644380975448</text:p>
              </table:table-cell>
              <table:table-cell office:value-type="float" office:value="0.0138535736259632">
                <text:p>0.0138535736259632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651938930490021">
                <text:p>0.0651938930490021</text:p>
              </table:table-cell>
              <table:table-cell office:value-type="float" office:value="0.0139564637604706">
                <text:p>0.0139564637604706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642038250973047">
                <text:p>0.0642038250973047</text:p>
              </table:table-cell>
              <table:table-cell office:value-type="float" office:value="0.0141143908915236">
                <text:p>0.014114390891523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635197719040359">
                <text:p>0.0635197719040359</text:p>
              </table:table-cell>
              <table:table-cell office:value-type="float" office:value="0.0144114246043367">
                <text:p>0.0144114246043367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63594994137313">
                <text:p>0.063594994137313</text:p>
              </table:table-cell>
              <table:table-cell office:value-type="float" office:value="0.014438623497412">
                <text:p>0.014438623497412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630822249990027">
                <text:p>0.0630822249990027</text:p>
              </table:table-cell>
              <table:table-cell office:value-type="float" office:value="0.0144860148141527">
                <text:p>0.0144860148141527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621206680116252">
                <text:p>0.0621206680116252</text:p>
              </table:table-cell>
              <table:table-cell office:value-type="float" office:value="0.0147837234144122">
                <text:p>0.0147837234144122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615380153725252">
                <text:p>0.0615380153725252</text:p>
              </table:table-cell>
              <table:table-cell office:value-type="float" office:value="0.0157665958438011">
                <text:p>0.0157665958438011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623966840833741">
                <text:p>0.0623966840833741</text:p>
              </table:table-cell>
              <table:table-cell office:value-type="float" office:value="0.0148083613930132">
                <text:p>0.0148083613930132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618163208080151">
                <text:p>0.0618163208080151</text:p>
              </table:table-cell>
              <table:table-cell office:value-type="float" office:value="0.0173657125562355">
                <text:p>0.0173657125562355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610650910989065">
                <text:p>0.0610650910989065</text:p>
              </table:table-cell>
              <table:table-cell office:value-type="float" office:value="0.0186924553137978">
                <text:p>0.0186924553137978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604660644284327">
                <text:p>0.0604660644284327</text:p>
              </table:table-cell>
              <table:table-cell office:value-type="float" office:value="0.0184510414004421">
                <text:p>0.018451041400442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599152241330511">
                <text:p>0.0599152241330511</text:p>
              </table:table-cell>
              <table:table-cell office:value-type="float" office:value="0.0178396342954543">
                <text:p>0.0178396342954543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591986207424931">
                <text:p>0.0591986207424931</text:p>
              </table:table-cell>
              <table:table-cell office:value-type="float" office:value="0.0176839698919926">
                <text:p>0.0176839698919926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58119416836451">
                <text:p>0.058119416836451</text:p>
              </table:table-cell>
              <table:table-cell office:value-type="float" office:value="0.0162101133911726">
                <text:p>0.0162101133911726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573345782488495">
                <text:p>0.0573345782488495</text:p>
              </table:table-cell>
              <table:table-cell office:value-type="float" office:value="0.015739144660617">
                <text:p>0.015739144660617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569609948426905">
                <text:p>0.0569609948426905</text:p>
              </table:table-cell>
              <table:table-cell office:value-type="float" office:value="0.0153157438750486">
                <text:p>0.015315743875048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566562772057429">
                <text:p>0.0566562772057429</text:p>
              </table:table-cell>
              <table:table-cell office:value-type="float" office:value="0.0148502038056816">
                <text:p>0.0148502038056816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558590353233659">
                <text:p>0.0558590353233659</text:p>
              </table:table-cell>
              <table:table-cell office:value-type="float" office:value="0.0140256027366474">
                <text:p>0.0140256027366474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55131671766807">
                <text:p>0.055131671766807</text:p>
              </table:table-cell>
              <table:table-cell office:value-type="float" office:value="0.0144101797958369">
                <text:p>0.0144101797958369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543882928546542">
                <text:p>0.0543882928546542</text:p>
              </table:table-cell>
              <table:table-cell office:value-type="float" office:value="0.0152326140331588">
                <text:p>0.0152326140331588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536046585176099">
                <text:p>0.0536046585176099</text:p>
              </table:table-cell>
              <table:table-cell office:value-type="float" office:value="0.0158193424137258">
                <text:p>0.0158193424137258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528164561204503">
                <text:p>0.0528164561204503</text:p>
              </table:table-cell>
              <table:table-cell office:value-type="float" office:value="0.0156420550806369">
                <text:p>0.0156420550806369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516967467012995">
                <text:p>0.0516967467012995</text:p>
              </table:table-cell>
              <table:table-cell office:value-type="float" office:value="0.0156731657371035">
                <text:p>0.0156731657371035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10969095621444">
                <text:p>0.0510969095621444</text:p>
              </table:table-cell>
              <table:table-cell office:value-type="float" office:value="0.0161908106658073">
                <text:p>0.0161908106658073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01020989514089">
                <text:p>0.0501020989514089</text:p>
              </table:table-cell>
              <table:table-cell office:value-type="float" office:value="0.0169453611822876">
                <text:p>0.0169453611822876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488645009503937">
                <text:p>0.0488645009503937</text:p>
              </table:table-cell>
              <table:table-cell office:value-type="float" office:value="0.0170033224131166">
                <text:p>0.017003322413116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481960770878051">
                <text:p>0.0481960770878051</text:p>
              </table:table-cell>
              <table:table-cell office:value-type="float" office:value="0.017968508510198">
                <text:p>0.01796850851019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472524711843225">
                <text:p>0.0472524711843225</text:p>
              </table:table-cell>
              <table:table-cell office:value-type="float" office:value="0.0183474138061524">
                <text:p>0.0183474138061524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462685471670573">
                <text:p>0.0462685471670573</text:p>
              </table:table-cell>
              <table:table-cell office:value-type="float" office:value="0.0205571034088256">
                <text:p>0.0205571034088256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453265108900042">
                <text:p>0.0453265108900042</text:p>
              </table:table-cell>
              <table:table-cell office:value-type="float" office:value="0.0210875577071103">
                <text:p>0.0210875577071103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444060327132303">
                <text:p>0.0444060327132303</text:p>
              </table:table-cell>
              <table:table-cell office:value-type="float" office:value="0.0206023242199875">
                <text:p>0.0206023242199875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433070806179268">
                <text:p>0.0433070806179268</text:p>
              </table:table-cell>
              <table:table-cell office:value-type="float" office:value="0.0202011133265532">
                <text:p>0.020201113326553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421152844792692">
                <text:p>0.0421152844792692</text:p>
              </table:table-cell>
              <table:table-cell office:value-type="float" office:value="0.0202598657986083">
                <text:p>0.0202598657986083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409761938391603">
                <text:p>0.0409761938391603</text:p>
              </table:table-cell>
              <table:table-cell office:value-type="float" office:value="0.0214698160322652">
                <text:p>0.0214698160322652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399031286068997">
                <text:p>0.0399031286068997</text:p>
              </table:table-cell>
              <table:table-cell office:value-type="float" office:value="0.022941186159943">
                <text:p>0.022941186159943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388092002204175">
                <text:p>0.0388092002204175</text:p>
              </table:table-cell>
              <table:table-cell office:value-type="float" office:value="0.0236261453122499">
                <text:p>0.0236261453122499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377435970569152">
                <text:p>0.0377435970569152</text:p>
              </table:table-cell>
              <table:table-cell office:value-type="float" office:value="0.0244038318495213">
                <text:p>0.0244038318495213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000007629395pt" style:font-family-asian="'Lucida Sans Unicode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195cm" svg:height="9.273cm" chart:class="chart:scatter" chart:style-name="ch1">
        <chart:title svg:x="6.3cm" svg:y="0.184cm" chart:style-name="ch2">
          <text:p>Main Title</text:p>
        </chart:title>
        <chart:legend chart:legend-position="end" svg:x="13.213cm" svg:y="4.385cm" chart:style-name="ch3"/>
        <chart:plot-area chart:style-name="ch4" table:cell-range-address="Sheet1.$A$101:.$B$196" chart:table-number-list="0" svg:x="0.302cm" svg:y="1.251cm" svg:width="12.308cm" svg:height="7.83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10576691">
                <text:p>-0.1057669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10791981">
                <text:p>-0.1079198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11070465">
                <text:p>-0.1107046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11257604">
                <text:p>-0.1125760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11480163">
                <text:p>-0.11480163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11636022">
                <text:p>-0.1163602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11970172">
                <text:p>-0.1197017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12423693">
                <text:p>-0.1242369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12799269">
                <text:p>-0.1279926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12713131">
                <text:p>-0.1271313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13003535">
                <text:p>-0.13003535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13327001">
                <text:p>-0.13327001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14000095">
                <text:p>-0.14000095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14453848">
                <text:p>-0.14453848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14565928">
                <text:p>-0.14565928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14384556">
                <text:p>-0.1438455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14336625">
                <text:p>-0.1433662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14356703">
                <text:p>-0.14356703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14274316">
                <text:p>-0.1427431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14259279">
                <text:p>-0.1425927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14305273">
                <text:p>-0.1430527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14305492">
                <text:p>-0.1430549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14156111">
                <text:p>-0.14156111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14190799">
                <text:p>-0.1419079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1422359">
                <text:p>-0.142235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142259">
                <text:p>-0.142259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14381218">
                <text:p>-0.14381218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14289428">
                <text:p>-0.14289428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14368871">
                <text:p>-0.1436887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1419902">
                <text:p>-0.141990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14138706">
                <text:p>-0.1413870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14211897">
                <text:p>-0.1421189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1392415">
                <text:p>-0.1392415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13669911">
                <text:p>-0.1366991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1372422">
                <text:p>-0.1372422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13864072">
                <text:p>-0.13864072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13654725">
                <text:p>-0.1365472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1390262">
                <text:p>-0.1390262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13838924">
                <text:p>-0.1383892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13855634">
                <text:p>-0.13855634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13697594">
                <text:p>-0.13697594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13629498">
                <text:p>-0.13629498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13474603">
                <text:p>-0.1347460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13049815">
                <text:p>-0.13049815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11814628">
                <text:p>-0.11814628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10259637">
                <text:p>-0.10259637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10241083">
                <text:p>-0.1024108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10289331">
                <text:p>-0.1028933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10047685">
                <text:p>-0.10047685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10078218">
                <text:p>-0.1007821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09786548">
                <text:p>-0.09786548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09487958">
                <text:p>-0.0948795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0950585">
                <text:p>-0.095058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090957">
                <text:p>-0.09095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07989186">
                <text:p>-0.0798918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06444251">
                <text:p>-0.06444251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05920537">
                <text:p>-0.05920537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05657292">
                <text:p>-0.0565729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05000894">
                <text:p>-0.05000894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04947991">
                <text:p>-0.04947991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05008712">
                <text:p>-0.0500871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05387829">
                <text:p>-0.05387829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04964929">
                <text:p>-0.0496492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04643499">
                <text:p>-0.04643499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04222809">
                <text:p>-0.04222809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03764575">
                <text:p>-0.03764575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0398907">
                <text:p>-0.0398907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04527018">
                <text:p>-0.04527018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0557415">
                <text:p>-0.0557415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06231182">
                <text:p>-0.06231182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06232013">
                <text:p>-0.06232013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04222921">
                <text:p>-0.04222921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03872438">
                <text:p>-0.03872438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02982971">
                <text:p>-0.02982971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3265227">
                <text:p>-0.03265227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2009326">
                <text:p>-0.02009326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0160825">
                <text:p>-0.0160825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1644305">
                <text:p>-0.0164430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00141060999999999">
                <text:p>-0.00141060999999999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0.00357372000000001">
                <text:p>0.0035737200000000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0.01353986">
                <text:p>0.0135398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0.01545463">
                <text:p>0.01545463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0.00836665">
                <text:p>0.00836665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0.00104946">
                <text:p>0.00104946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0.00500378">
                <text:p>0.00500378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0.00435547">
                <text:p>0.0043554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0.00241291">
                <text:p>0.0024129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0.00381228">
                <text:p>0.00381228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0.0161443">
                <text:p>0.0161443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0.01961109">
                <text:p>0.01961109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0.01937773">
                <text:p>0.0193777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0.01856968">
                <text:p>0.01856968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0.02189302">
                <text:p>0.0218930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0.02221333">
                <text:p>0.02221333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0.02204788">
                <text:p>0.02204788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0.02302736">
                <text:p>0.0230273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7000007629395pt" style:font-family-asian="'Lucida Sans Unicode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171cm" svg:height="10.122cm" chart:class="chart:scatter" chart:style-name="ch1">
        <chart:title svg:x="6.673cm" svg:y="0.201cm" chart:style-name="ch2">
          <text:p>Main Title</text:p>
        </chart:title>
        <chart:legend chart:legend-position="end" svg:x="13.958cm" svg:y="4.789cm" chart:style-name="ch3"/>
        <chart:plot-area chart:style-name="ch4" table:cell-range-address="Sheet1.$A$201:.$B$296" chart:table-number-list="0" svg:x="0.322cm" svg:y="1.368cm" svg:width="12.993cm" svg:height="8.55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5095905">
                <text:p>0.0509590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5265356">
                <text:p>0.05265356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5537733">
                <text:p>0.05537733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5779981">
                <text:p>0.05779981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6056169">
                <text:p>0.06056169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6195509">
                <text:p>0.06195509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06392482">
                <text:p>0.06392482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06750791">
                <text:p>0.06750791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06895438">
                <text:p>0.06895438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07001322">
                <text:p>0.0700132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07248592">
                <text:p>0.0724859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07516976">
                <text:p>0.07516976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0778954">
                <text:p>0.0778954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07709585">
                <text:p>0.0770958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0781674">
                <text:p>0.0781674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08041563">
                <text:p>0.0804156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08424417">
                <text:p>0.08424417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08693175">
                <text:p>0.0869317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09025961">
                <text:p>0.09025961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09406703">
                <text:p>0.0940670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09613287">
                <text:p>0.09613287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0986188">
                <text:p>0.0986188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0125129">
                <text:p>0.1012512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0398437">
                <text:p>0.10398437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0607967">
                <text:p>0.10607967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099005">
                <text:p>0.1099005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1215781">
                <text:p>0.11215781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1594693">
                <text:p>0.11594693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1795042">
                <text:p>0.11795042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11996622">
                <text:p>0.11996622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12129953">
                <text:p>0.12129953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12568961">
                <text:p>0.1256896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12836702">
                <text:p>0.1283670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13207142">
                <text:p>0.13207142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13570909">
                <text:p>0.13570909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14132075">
                <text:p>0.14132075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13194408">
                <text:p>0.13194408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1402362">
                <text:p>0.1402362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15047524">
                <text:p>0.15047524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14969171">
                <text:p>0.14969171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15307622">
                <text:p>0.15307622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15690828">
                <text:p>0.15690828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16091858">
                <text:p>0.16091858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1662811">
                <text:p>0.1662811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18206208">
                <text:p>0.18206208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19887587">
                <text:p>0.19887587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19882033">
                <text:p>0.19882033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20375961">
                <text:p>0.20375961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21570191">
                <text:p>0.21570191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22122065">
                <text:p>0.22122065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22427726">
                <text:p>0.22427726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22831702">
                <text:p>0.22831702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22686761">
                <text:p>0.22686761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23122099">
                <text:p>0.23122099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24213153">
                <text:p>0.24213153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26351905">
                <text:p>0.2635190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27207345">
                <text:p>0.27207345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28046452">
                <text:p>0.28046452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28613429">
                <text:p>0.28613429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2833286">
                <text:p>0.2833286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28001454">
                <text:p>0.28001454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27448912">
                <text:p>0.27448912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27455347">
                <text:p>0.27455347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27801948">
                <text:p>0.27801948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28146814">
                <text:p>0.2814681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27802064">
                <text:p>0.27802064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25566701">
                <text:p>0.25566701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25587579">
                <text:p>0.2558757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24454454">
                <text:p>0.24454454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22764984">
                <text:p>0.22764984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2158711">
                <text:p>0.2158711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28212956">
                <text:p>0.28212956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32769481">
                <text:p>0.32769481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31300753">
                <text:p>0.31300753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2970693">
                <text:p>0.2970693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3070068">
                <text:p>0.3070068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32080922">
                <text:p>0.3208092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29264731">
                <text:p>0.29264731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33511792">
                <text:p>0.3351179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32985001">
                <text:p>0.32985001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36691039">
                <text:p>0.36691039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34835929">
                <text:p>0.34835929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32102052">
                <text:p>0.32102052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31544497">
                <text:p>0.31544497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29392495">
                <text:p>0.29392495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31071553">
                <text:p>0.31071553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2883702">
                <text:p>0.2883702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29533174">
                <text:p>0.2953317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33702485">
                <text:p>0.3370248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31834108">
                <text:p>0.31834108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30219457">
                <text:p>0.30219457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3071174">
                <text:p>0.3071174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31522346">
                <text:p>0.31522346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33440649">
                <text:p>0.33440649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31135294">
                <text:p>0.31135294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29136757">
                <text:p>0.2913675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1000003814697pt" style:font-family-asian="'Lucida Sans Unicode'" style:font-family-generic-asian="system" style:font-pitch-asian="variable" style:font-size-asian="21.1000003814697pt" style:font-family-complex="Tahoma" style:font-family-generic-complex="system" style:font-pitch-complex="variable" style:font-size-complex="21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592cm" svg:height="11.344cm" chart:class="chart:scatter" chart:style-name="ch1">
        <chart:title svg:x="7.168cm" svg:y="0.226cm" chart:style-name="ch2">
          <text:p>Main Title</text:p>
        </chart:title>
        <chart:legend chart:legend-position="end" svg:x="15.131cm" svg:y="5.355cm" chart:style-name="ch3"/>
        <chart:plot-area chart:style-name="ch4" table:cell-range-address="Sheet1.$A$301:.$B$396" chart:table-number-list="0" svg:x="0.35cm" svg:y="1.516cm" svg:width="14.082cm" svg:height="9.60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2846699">
                <text:p>-0.12846699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2430175">
                <text:p>-0.12430175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2113067">
                <text:p>-0.12113067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2014018">
                <text:p>-0.12014018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185526">
                <text:p>-0.1185526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1583891">
                <text:p>-0.11583891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1262605">
                <text:p>-0.11262605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0936429">
                <text:p>-0.10936429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0783319">
                <text:p>-0.10783319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10462992">
                <text:p>-0.10462992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10100711">
                <text:p>-0.10100711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09824835">
                <text:p>-0.09824835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9504441">
                <text:p>-0.09504441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8941938">
                <text:p>-0.08941938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8613052">
                <text:p>-0.08613052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8161398">
                <text:p>-0.08161398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8009781">
                <text:p>-0.08009781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777092">
                <text:p>-0.0777092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7423754">
                <text:p>-0.07423754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7213639">
                <text:p>-0.0721363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6793938">
                <text:p>-0.06793938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6525949">
                <text:p>-0.06525949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6363581">
                <text:p>-0.06363581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6070554">
                <text:p>-0.06070554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557558">
                <text:p>-0.0557558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5388946">
                <text:p>-0.05388946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4950443">
                <text:p>-0.04950443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4591638">
                <text:p>-0.04591638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4213898">
                <text:p>-0.0421389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3823887">
                <text:p>-0.03823887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3547348">
                <text:p>-0.03547348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3239274">
                <text:p>-0.03239274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3086979">
                <text:p>-0.0308697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2901577">
                <text:p>-0.02901577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2599267">
                <text:p>-0.02599267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-0.02224546">
                <text:p>-0.02224546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-0.01799688">
                <text:p>-0.01799688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-0.00698353000000001">
                <text:p>-0.00698353000000001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-0.00262894999999998">
                <text:p>-0.00262894999999998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0041545000000002">
                <text:p>0.00041545000000002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0094100000000001">
                <text:p>0.00094100000000001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0464247999999997">
                <text:p>0.00464247999999997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0366234999999999">
                <text:p>0.0036623499999999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0298777000000001">
                <text:p>0.00298777000000001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-0.00168813999999999">
                <text:p>-0.00168813999999999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-0.01036301">
                <text:p>-0.01036301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-0.00963094">
                <text:p>-0.00963094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-0.00321585999999999">
                <text:p>-0.00321585999999999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0526223999999998">
                <text:p>0.00526223999999998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01109008">
                <text:p>0.01109008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1167024">
                <text:p>0.01167024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01510834">
                <text:p>0.01510834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02399761">
                <text:p>0.02399761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2995618">
                <text:p>0.02995618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2434048">
                <text:p>0.02434048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1696824">
                <text:p>0.01696824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01778047">
                <text:p>0.01778047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02774769">
                <text:p>0.02774769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02846771">
                <text:p>0.02846771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03290385">
                <text:p>0.03290385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03838278">
                <text:p>0.03838278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04874346">
                <text:p>0.04874346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05729081">
                <text:p>0.05729081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06475806">
                <text:p>0.06475806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06583464">
                <text:p>0.06583464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06919879">
                <text:p>0.06919879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0765071">
                <text:p>0.0765071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07943369">
                <text:p>0.07943369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0979986">
                <text:p>0.0979986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1169249">
                <text:p>0.1169249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12459406">
                <text:p>0.12459406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07820743">
                <text:p>0.07820743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06730329">
                <text:p>0.06730329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05140514">
                <text:p>0.05140514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06973786">
                <text:p>0.06973786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05062063">
                <text:p>0.05062063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04516559">
                <text:p>0.04516559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06035699">
                <text:p>0.06035699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0380634">
                <text:p>0.0380634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03618341">
                <text:p>0.03618341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02018419">
                <text:p>0.02018419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02303418">
                <text:p>0.02303418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06287247">
                <text:p>0.06287247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08746879">
                <text:p>0.08746879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010862">
                <text:p>0.1010862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09155572">
                <text:p>0.09155572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10419445">
                <text:p>0.10419445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10216446">
                <text:p>0.1021644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0915339">
                <text:p>0.0915339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07748196">
                <text:p>0.07748196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10972447">
                <text:p>0.10972447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12524712">
                <text:p>0.12524712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08836545">
                <text:p>0.08836545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08320267">
                <text:p>0.08320267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10341435">
                <text:p>0.10341435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12608842">
                <text:p>0.1260884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1000003814697pt" style:font-family-asian="'Lucida Sans Unicode'" style:font-family-generic-asian="system" style:font-pitch-asian="variable" style:font-size-asian="22.1000003814697pt" style:font-family-complex="Tahoma" style:font-family-generic-complex="system" style:font-pitch-complex="variable" style:font-size-complex="22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324cm" svg:height="11.929cm" chart:class="chart:scatter" chart:style-name="ch1">
        <chart:title svg:x="8.465cm" svg:y="0.238cm" chart:style-name="ch2">
          <text:p>Main Title</text:p>
        </chart:title>
        <chart:legend chart:legend-position="end" svg:x="17.715cm" svg:y="5.642cm" chart:style-name="ch3"/>
        <chart:plot-area chart:style-name="ch4" table:cell-range-address="Sheet1.$A$401:.$B$496" chart:table-number-list="0" svg:x="0.406cm" svg:y="1.578cm" svg:width="16.498cm" svg:height="10.11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429687">
                <text:p>-0.2429687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7916745">
                <text:p>-0.17916745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21819493">
                <text:p>-0.21819493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5235392">
                <text:p>-0.15235392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7049489">
                <text:p>-0.17049489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3463795">
                <text:p>-0.23463795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21193927">
                <text:p>-0.21193927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5660249">
                <text:p>-0.25660249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4526105">
                <text:p>-0.24526105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9601685">
                <text:p>-0.19601685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20766258">
                <text:p>-0.20766258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2083555">
                <text:p>-0.2083555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2105853">
                <text:p>-0.2105853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9030661">
                <text:p>-0.19030661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8259085">
                <text:p>-0.18259085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8196375">
                <text:p>-0.18196375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8514436">
                <text:p>-0.18514436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855154">
                <text:p>-0.1855154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8801484">
                <text:p>-0.18801484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8927893">
                <text:p>-0.18927893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9031864">
                <text:p>-0.19031864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9044366">
                <text:p>-0.19044366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9002807">
                <text:p>-0.19002807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19155317">
                <text:p>-0.19155317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19311289">
                <text:p>-0.19311289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19388401">
                <text:p>-0.19388401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19402898">
                <text:p>-0.19402898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1947067">
                <text:p>-0.1947067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19385293">
                <text:p>-0.19385293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19664338">
                <text:p>-0.19664338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19749105">
                <text:p>-0.19749105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19917151">
                <text:p>-0.19917151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19928547">
                <text:p>-0.19928547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19951416">
                <text:p>-0.19951416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033773">
                <text:p>-0.2033773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1993809">
                <text:p>-0.21993809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13995640185582">
                <text:p>-0.213995640185582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65942985758796">
                <text:p>-0.265942985758796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78986845758796">
                <text:p>-0.278986845758796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76127835758796">
                <text:p>-0.276127835758796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78436205758796">
                <text:p>-0.278436205758796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82948335758796">
                <text:p>-0.282948335758796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77260225758796">
                <text:p>-0.277260225758796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78675115758796">
                <text:p>-0.278675115758796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79295045758796">
                <text:p>-0.279295045758796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80232435758796">
                <text:p>-0.280232435758796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78815195758796">
                <text:p>-0.278815195758796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82675595758796">
                <text:p>-0.282675595758796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92185735758796">
                <text:p>-0.292185735758796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303953275758796">
                <text:p>-0.303953275758796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304527105758796">
                <text:p>-0.304527105758796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308394475758796">
                <text:p>-0.308394475758796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313349955758796">
                <text:p>-0.313349955758796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319006195758796">
                <text:p>-0.319006195758796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321106665758796">
                <text:p>-0.321106665758796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332061405758796">
                <text:p>-0.332061405758796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336686605758796">
                <text:p>-0.336686605758796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350135115758796">
                <text:p>-0.350135115758796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351121605758796">
                <text:p>-0.351121605758796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345087865758796">
                <text:p>-0.345087865758796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42620765758796">
                <text:p>-0.342620765758796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48006505758796">
                <text:p>-0.348006505758796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72236435758796">
                <text:p>-0.372236435758796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90326635758796">
                <text:p>-0.390326635758796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95938655758796">
                <text:p>-0.39593865575879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99670885758796">
                <text:p>-0.399670885758796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90522845758796">
                <text:p>-0.390522845758796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91949960758796">
                <text:p>-0.391949960758796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95731415758796">
                <text:p>-0.395731415758796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98983650758796">
                <text:p>-0.398983650758796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95518815758796">
                <text:p>-0.395518815758796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412919895758796">
                <text:p>-0.412919895758796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440640445758796">
                <text:p>-0.440640445758796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415452475758796">
                <text:p>-0.415452475758796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410289175758796">
                <text:p>-0.410289175758796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410261955758796">
                <text:p>-0.410261955758796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413230185758796">
                <text:p>-0.413230185758796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98544800758796">
                <text:p>-0.398544800758796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411950860758796">
                <text:p>-0.411950860758796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91106290758796">
                <text:p>-0.391106290758796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421711345758796">
                <text:p>-0.421711345758796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414304800758796">
                <text:p>-0.414304800758796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411063735758796">
                <text:p>-0.411063735758796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425334470758796">
                <text:p>-0.425334470758796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415864120758796">
                <text:p>-0.415864120758796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420368405758796">
                <text:p>-0.420368405758796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406477365758796">
                <text:p>-0.406477365758796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411313395758796">
                <text:p>-0.411313395758796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424619010758796">
                <text:p>-0.424619010758796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402138935758796">
                <text:p>-0.402138935758796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416944920758796">
                <text:p>-0.416944920758796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426499745758796">
                <text:p>-0.426499745758796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416344550758796">
                <text:p>-0.416344550758796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419039145758796">
                <text:p>-0.419039145758796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425108420758796">
                <text:p>-0.425108420758796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412076745758796">
                <text:p>-0.41207674575879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7.014cm" chart:class="chart:scatter" chart:style-name="ch1">
        <chart:title svg:x="3.047cm" svg:y="0.14cm" chart:style-name="ch2">
          <text:p>Main Title</text:p>
        </chart:title>
        <chart:legend chart:legend-position="end" svg:x="6.964cm" svg:y="3.316cm" chart:style-name="ch3"/>
        <chart:plot-area chart:style-name="ch4" table:cell-range-address="Sheet1.$A$506:.$B$602" chart:data-source-has-labels="row" chart:table-number-list="0" svg:x="0.16cm" svg:y="0.941cm" svg:width="6.485cm" svg:height="5.93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0855323832568792">
                <text:p>-0.00085532383256879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0852091731580464">
                <text:p>-0.000852091731580464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076759881390477">
                <text:p>-0.00076759881390477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0700350410739954">
                <text:p>-0.00070035041073995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0753368440109725">
                <text:p>-0.000753368440109725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0602084275">
                <text:p>-0.00060208427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0361765992111027">
                <text:p>-0.000361765992111027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0261811322486206">
                <text:p>-0.00026181132248620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0254041670258235">
                <text:p>-0.000254041670258235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0377797941192467">
                <text:p>-0.000377797941192467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0329242754253726">
                <text:p>-0.00032924275425372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0216402573690838">
                <text:p>-0.00021640257369083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00830627824137899">
                <text:p>0.000083062782413789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0364556513444022">
                <text:p>0.00036455651344402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032492535612936">
                <text:p>0.0003249253561293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0112170329568867">
                <text:p>0.000112170329568867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00236931588798168">
                <text:p>0.000023693158879816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00237003822302432">
                <text:p>-0.000023700382230243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0187678735938193">
                <text:p>-0.00018767873593819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0302396005922748">
                <text:p>-0.00030239600592274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0333370679617733">
                <text:p>-0.000333370679617733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0397631560640589">
                <text:p>-0.000397631560640589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0611896979248099">
                <text:p>-0.000611896979248099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0651094841010824">
                <text:p>-0.00065109484101082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0635849056008976">
                <text:p>-0.000635849056008976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0794877369652855">
                <text:p>-0.000794877369652855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07009443601344">
                <text:p>-0.000700944360134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0785862419889769">
                <text:p>-0.000785862419889769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0754082206887056">
                <text:p>-0.00075408220688705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0825119156202091">
                <text:p>-0.00082511915620209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0888059069062393">
                <text:p>-0.00088805906906239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0971507426214601">
                <text:p>-0.00097150742621460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117788410302515">
                <text:p>-0.0011778841030251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135940592986347">
                <text:p>-0.00135940592986347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142188775533795">
                <text:p>-0.0014218877553379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160478280996588">
                <text:p>-0.0016047828099658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121956416625793">
                <text:p>-0.0012195641662579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133875131352761">
                <text:p>-0.0013387513135276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167182577819073">
                <text:p>-0.0016718257781907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153863005114825">
                <text:p>-0.00153863005114825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161250231937652">
                <text:p>-0.0016125023193765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15963868588894">
                <text:p>-0.001596386858889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160514304506144">
                <text:p>-0.0016051430450614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186989514799863">
                <text:p>-0.0018698951479986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277671505842834">
                <text:p>-0.0027767150584283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395609871790271">
                <text:p>-0.0039560987179027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383398162620963">
                <text:p>-0.0038339816262096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374976247038484">
                <text:p>-0.0037497624703848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385630929854981">
                <text:p>-0.0038563092985498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382149980178315">
                <text:p>-0.00382149980178315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395178261875954">
                <text:p>-0.00395178261875954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400107828960568">
                <text:p>-0.0040010782896056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368561371839332">
                <text:p>-0.0036856137183933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374896148145046">
                <text:p>-0.0037489614814504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453028236736398">
                <text:p>-0.00453028236736398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80891769486443">
                <text:p>-0.0058089176948644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613143057961742">
                <text:p>-0.0061314305796174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618450277797536">
                <text:p>-0.0061845027779753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646689685185648">
                <text:p>-0.0064668968518564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617348572579917">
                <text:p>-0.0061734857257991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81111835976754">
                <text:p>-0.0058111183597675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518321107789132">
                <text:p>-0.0051832110778913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500083262710375">
                <text:p>-0.0050008326271037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494354999824424">
                <text:p>-0.0049435499982442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510612891828705">
                <text:p>-0.0051061289182870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500491653887106">
                <text:p>-0.0050049165388710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397024751444114">
                <text:p>-0.0039702475144411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374239277627125">
                <text:p>-0.0037423927762712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261280471443858">
                <text:p>-0.00261280471443858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142137269716396">
                <text:p>-0.0014213726971639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0820070569064802">
                <text:p>-0.00082007056906480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480276209221504">
                <text:p>-0.0048027620922150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67355401285871">
                <text:p>-0.006735540128587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685953908217299">
                <text:p>-0.00685953908217299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578636612872049">
                <text:p>-0.0057863661287204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694129340963104">
                <text:p>-0.0069412934096310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765348814732184">
                <text:p>-0.0076534881473218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628748186441624">
                <text:p>-0.00628748186441624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866028791330426">
                <text:p>-0.0086602879133042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864253889570635">
                <text:p>-0.0086425388957063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105571747768032">
                <text:p>-0.0105571747768032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988923727654036">
                <text:p>-0.0098892372765403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770549373835499">
                <text:p>-0.0077054937383549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66937713892697">
                <text:p>-0.006693771389269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564685387435521">
                <text:p>-0.00564685387435521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652600870818357">
                <text:p>-0.0065260087081835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541853848858728">
                <text:p>-0.00541853848858728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577243209859652">
                <text:p>-0.00577243209859652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761039943592263">
                <text:p>-0.0076103994359226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751288008528985">
                <text:p>-0.0075128800852898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598983236675906">
                <text:p>-0.00598983236675906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568907001718903">
                <text:p>-0.0056890700171890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720715769080398">
                <text:p>-0.00720715769080398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805203013137843">
                <text:p>-0.0080520301313784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67006991284971">
                <text:p>-0.0067006991284971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5371572375">
                <text:p>-0.0053715723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91cm" svg:y="3.309cm" chart:style-name="ch3"/>
        <chart:plot-area chart:style-name="ch4" table:cell-range-address="Sheet1.$A$506:.$A$602 Sheet1.$C$506:.$C$602" chart:data-source-has-labels="row" chart:table-number-list="0 0" svg:x="0.16cm" svg:y="0.941cm" svg:width="6.431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592845223451832">
                <text:p>-0.0059284522345183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582467510531097">
                <text:p>-0.0058246751053109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578461062575758">
                <text:p>-0.0057846106257575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58110314752161">
                <text:p>-0.0058110314752161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583525125424351">
                <text:p>-0.0058352512542435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5778305">
                <text:p>-0.00577830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57324626697009">
                <text:p>-0.005732462669700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574270771899386">
                <text:p>-0.0057427077189938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574016721092699">
                <text:p>-0.00574016721092699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56633438187384">
                <text:p>-0.005663343818738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56312567101136">
                <text:p>-0.005631256710113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564438889949854">
                <text:p>-0.0056443888994985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567295195537561">
                <text:p>-0.0056729519553756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55161643678897">
                <text:p>-0.005516164367889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545770533346179">
                <text:p>-0.00545770533346179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536697693753068">
                <text:p>-0.0053669769375306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544568784155738">
                <text:p>-0.0054456878415573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546533394801254">
                <text:p>-0.00546533394801254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544345422459365">
                <text:p>-0.00544345422459365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54915782794139">
                <text:p>-0.005491578279413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543112659508308">
                <text:p>-0.0054311265950830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542666199545557">
                <text:p>-0.0054266619954555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541660945923682">
                <text:p>-0.0054166094592368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541631608208145">
                <text:p>-0.0054163160820814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53437771628328">
                <text:p>-0.005343777162832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537549142812291">
                <text:p>-0.0053754914281229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53587528882583">
                <text:p>-0.0053587528882583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535618508295949">
                <text:p>-0.00535618508295949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533214147640878">
                <text:p>-0.0053321414764087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526088678900647">
                <text:p>-0.00526088678900647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5207737274709">
                <text:p>-0.00520773727470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524235287255993">
                <text:p>-0.00524235287255993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520809669341019">
                <text:p>-0.00520809669341019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520657317130384">
                <text:p>-0.0052065731713038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522051161211026">
                <text:p>-0.00522051161211026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521175291197406">
                <text:p>-0.00521175291197406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495231119538059">
                <text:p>-0.0049523111953805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480540093470421">
                <text:p>-0.0048054009347042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484736766953947">
                <text:p>-0.0048473676695394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481412130940072">
                <text:p>-0.0048141213094007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490690506612002">
                <text:p>-0.0049069050661200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495701063794056">
                <text:p>-0.0049570106379405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518988728153167">
                <text:p>-0.0051898872815316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527379962831439">
                <text:p>-0.0052737996283143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543583696385174">
                <text:p>-0.0054358369638517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555755269772789">
                <text:p>-0.0055575526977278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564369145928188">
                <text:p>-0.0056436914592818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567537012288326">
                <text:p>-0.0056753701228832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575548144239396">
                <text:p>-0.0057554814423939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580338624113195">
                <text:p>-0.00580338624113195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582004864328162">
                <text:p>-0.0058200486432816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583185550523048">
                <text:p>-0.0058318555052304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571524506885538">
                <text:p>-0.0057152450688553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56118864739721">
                <text:p>-0.005611886473972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57748839592459">
                <text:p>-0.0055774883959245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54306298164511">
                <text:p>-0.0055430629816451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556076902459595">
                <text:p>-0.00556076902459595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542480310056454">
                <text:p>-0.00542480310056454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533298482228733">
                <text:p>-0.00533298482228733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53494869019489">
                <text:p>-0.0053494869019489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39220672255479">
                <text:p>-0.0053922067225547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543579362520218">
                <text:p>-0.00543579362520218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526400997010394">
                <text:p>-0.0052640099701039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516800986598906">
                <text:p>-0.00516800986598906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510890774149934">
                <text:p>-0.0051089077414993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490465051703355">
                <text:p>-0.0049046505170335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484775932345235">
                <text:p>-0.0048477593234523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51760995751023">
                <text:p>-0.0051760995751023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536292500482254">
                <text:p>-0.0053629250048225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529468978334382">
                <text:p>-0.0052946897833438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526069897732222">
                <text:p>-0.0052606989773222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550707139288024">
                <text:p>-0.0055070713928802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579075189059069">
                <text:p>-0.0057907518905906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571806216411444">
                <text:p>-0.0057180621641144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554244218602782">
                <text:p>-0.0055424421860278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529170098480579">
                <text:p>-0.00529170098480579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528891643732494">
                <text:p>-0.0052889164373249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507960672174148">
                <text:p>-0.00507960672174148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469401572836682">
                <text:p>-0.0046940157283668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448568700071739">
                <text:p>-0.0044856870007173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413862020862487">
                <text:p>-0.0041386202086248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404089678208092">
                <text:p>-0.00404089678208092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392000470737459">
                <text:p>-0.0039200047073745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414468961478739">
                <text:p>-0.00414468961478739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37951780498981">
                <text:p>-0.0037951780498981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400712441849112">
                <text:p>-0.0040071244184911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40520775686696">
                <text:p>-0.004052077568669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403584751583672">
                <text:p>-0.00403584751583672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348556241096282">
                <text:p>-0.0034855624109628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340766186326602">
                <text:p>-0.0034076618632660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330717167554673">
                <text:p>-0.00330717167554673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337706823176426">
                <text:p>-0.00337706823176426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335533743788721">
                <text:p>-0.00335533743788721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335245802586745">
                <text:p>-0.0033524580258674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334198012436467">
                <text:p>-0.0033419801243646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3397778475">
                <text:p>-0.00339777847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6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D$506:.$D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9437496">
                <text:p>0.01943749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4333396">
                <text:p>0.01433339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74555944">
                <text:p>0.017455594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21883136">
                <text:p>0.012188313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36395912">
                <text:p>0.013639591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8771036">
                <text:p>0.01877103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69551416">
                <text:p>0.0169551416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205281992">
                <text:p>0.020528199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9620884">
                <text:p>0.01962088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5681348">
                <text:p>0.01568134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66130064">
                <text:p>0.016613006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666844">
                <text:p>0.0166684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6846824">
                <text:p>0.01684682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52245288">
                <text:p>0.015224528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4607268">
                <text:p>0.014607268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45571">
                <text:p>0.014557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48115488">
                <text:p>0.014811548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4841232">
                <text:p>0.01484123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50411872">
                <text:p>0.015041187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51423144">
                <text:p>0.0151423144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52254912">
                <text:p>0.0152254912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52354928">
                <text:p>0.015235492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52022456">
                <text:p>0.015202245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53242536">
                <text:p>0.015324253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54490312">
                <text:p>0.015449031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55107208">
                <text:p>0.015510720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55223184">
                <text:p>0.015522318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5576536">
                <text:p>0.01557653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55082344">
                <text:p>0.015508234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57314704">
                <text:p>0.015731470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5799284">
                <text:p>0.01579928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59337208">
                <text:p>0.015933720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59428376">
                <text:p>0.015942837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59611328">
                <text:p>0.015961132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6270184">
                <text:p>0.016270184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75950472">
                <text:p>0.017595047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71196512148466">
                <text:p>0.017119651214846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212754388607037">
                <text:p>0.0212754388607037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223189476607037">
                <text:p>0.022318947660703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220902268607037">
                <text:p>0.022090226860703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222748964607037">
                <text:p>0.022274896460703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226358668607037">
                <text:p>0.0226358668607037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221808180607037">
                <text:p>0.022180818060703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222940092607037">
                <text:p>0.022294009260703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223436036607037">
                <text:p>0.022343603660703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224185948607037">
                <text:p>0.022418594860703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223052156607037">
                <text:p>0.0223052156607037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226140476607037">
                <text:p>0.022614047660703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233748588607037">
                <text:p>0.023374858860703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243162620607037">
                <text:p>0.024316262060703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243621684607037">
                <text:p>0.024362168460703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46715580607037">
                <text:p>0.024671558060703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50679964607037">
                <text:p>0.025067996460703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55204956607037">
                <text:p>0.025520495660703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56885332607037">
                <text:p>0.025688533260703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65649124607037">
                <text:p>0.026564912460703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69349284607037">
                <text:p>0.0269349284607037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80108092607037">
                <text:p>0.028010809260703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80897284607037">
                <text:p>0.028089728460703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76070292607037">
                <text:p>0.027607029260703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74096612607037">
                <text:p>0.027409661260703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78405204607037">
                <text:p>0.027840520460703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97789148607037">
                <text:p>0.0297789148607037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312261308607037">
                <text:p>0.031226130860703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316750924607037">
                <text:p>0.0316750924607037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319736708607037">
                <text:p>0.031973670860703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312418276607037">
                <text:p>0.031241827660703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313559968607037">
                <text:p>0.031355996860703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316585132607037">
                <text:p>0.031658513260703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319186920607037">
                <text:p>0.031918692060703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316415052607037">
                <text:p>0.031641505260703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330335916607037">
                <text:p>0.033033591660703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352512356607037">
                <text:p>0.035251235660703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332361980607037">
                <text:p>0.033236198060703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328231340607037">
                <text:p>0.032823134060703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328209564607037">
                <text:p>0.032820956460703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330584148607037">
                <text:p>0.033058414860703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318835840607037">
                <text:p>0.031883584060703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329560688607037">
                <text:p>0.032956068860703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312885032607037">
                <text:p>0.031288503260703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337369076607037">
                <text:p>0.033736907660703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331443840607037">
                <text:p>0.033144384060703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328850988607037">
                <text:p>0.032885098860703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340267576607037">
                <text:p>0.034026757660703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332691296607037">
                <text:p>0.033269129660703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336294724607037">
                <text:p>0.033629472460703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325181892607037">
                <text:p>0.032518189260703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329050716607037">
                <text:p>0.032905071660703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339695208607037">
                <text:p>0.033969520860703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321711148607037">
                <text:p>0.032171114860703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333555936607037">
                <text:p>0.033355593660703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341199796607037">
                <text:p>0.034119979660703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333075640607037">
                <text:p>0.033307564060703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335231316607037">
                <text:p>0.033523131660703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340086736607037">
                <text:p>0.034008673660703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329661396607037">
                <text:p>0.032966139660703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7.1000003814697pt" style:font-family-asian="'Lucida Sans Unicode'" style:font-family-generic-asian="system" style:font-pitch-asian="variable" style:font-size-asian="27.1000003814697pt" style:font-family-complex="Tahoma" style:font-family-generic-complex="system" style:font-pitch-complex="variable" style:font-size-complex="27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2.5pt" style:font-family-asian="'Lucida Sans Unicode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6000003814697pt" style:font-family-asian="'Lucida Sans Unicode'" style:font-family-generic-asian="system" style:font-pitch-asian="variable" style:font-size-asian="14.6000003814697pt" style:font-family-complex="Tahoma" style:font-family-generic-complex="system" style:font-pitch-complex="variable" style:font-size-complex="14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6000003814697pt" style:font-family-asian="'Lucida Sans Unicode'" style:font-family-generic-asian="system" style:font-pitch-asian="variable" style:font-size-asian="14.6000003814697pt" style:font-family-complex="Tahoma" style:font-family-generic-complex="system" style:font-pitch-complex="variable" style:font-size-complex="14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2.5pt" style:font-family-asian="'Lucida Sans Unicode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56cm" svg:height="14.56cm" chart:class="chart:scatter" chart:style-name="ch1">
        <chart:title svg:x="7.987cm" svg:y="0.291cm" chart:style-name="ch2">
          <text:p>Main Title</text:p>
        </chart:title>
        <chart:legend chart:legend-position="end" svg:x="16.802cm" svg:y="6.882cm" chart:style-name="ch3"/>
        <chart:plot-area chart:style-name="ch4" table:cell-range-address="Sheet1.$A$506:.$A$602 Sheet1.$E$506:.$E$602" chart:data-source-has-labels="row" chart:table-number-list="0 0" svg:x="0.403cm" svg:y="1.957cm" svg:width="15.594cm" svg:height="12.3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59439798201838">
                <text:p>0.25943979820183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258873756179742">
                <text:p>0.25887375617974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57403270182156">
                <text:p>0.257403270182156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254949830475149">
                <text:p>0.254949830475149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256886914018179">
                <text:p>0.256886914018179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5124611">
                <text:p>0.2512461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46567047792184">
                <text:p>0.24656704779218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4874471208115">
                <text:p>0.24874471208115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52164121483795">
                <text:p>0.252164121483795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50670572538906">
                <text:p>0.25067057253890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5160489936405">
                <text:p>0.25160489936405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51198928522681">
                <text:p>0.25119892852268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52193030694775">
                <text:p>0.252193030694775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50157014605246">
                <text:p>0.25015701460524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50786678205772">
                <text:p>0.25078667820577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5152481289451">
                <text:p>0.2515248128945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50168630788759">
                <text:p>0.25016863078875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49275432079927">
                <text:p>0.24927543207992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50544428660468">
                <text:p>0.25054442866046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51116097538438">
                <text:p>0.25111609753843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51446201316253">
                <text:p>0.251446201316253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51285340742389">
                <text:p>0.251285340742389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52368104364068">
                <text:p>0.25236810436406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52440637597996">
                <text:p>0.25244063759799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52233331660347">
                <text:p>0.252233331660347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54954668634967">
                <text:p>0.25495466863496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54606389308133">
                <text:p>0.254606389308133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54757763414765">
                <text:p>0.254757763414765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54804816907745">
                <text:p>0.25480481690774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537109869712">
                <text:p>0.253710986971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53621800450138">
                <text:p>0.25362180045013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256963819232678">
                <text:p>0.25696381923267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56343574883029">
                <text:p>0.256343574883029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255980017231273">
                <text:p>0.25598001723127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58616865070493">
                <text:p>0.258616865070493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67265243652265">
                <text:p>0.26726524365226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53074569811893">
                <text:p>0.25307456981189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69592742401566">
                <text:p>0.26959274240156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80703100609565">
                <text:p>0.28070310060956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7754392004717">
                <text:p>0.2775439200471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75103169372841">
                <text:p>0.27510316937284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75107068350248">
                <text:p>0.275107068350248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69023060062998">
                <text:p>0.26902306006299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66882036146868">
                <text:p>0.26688203614686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66946433289615">
                <text:p>0.266946433289615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265590443788248">
                <text:p>0.265590443788248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259912604171634">
                <text:p>0.25991260417163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264002907883024">
                <text:p>0.26400290788302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272801581174188">
                <text:p>0.272801581174188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277985509565543">
                <text:p>0.27798550956554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276500212134749">
                <text:p>0.27650021213474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276663950642001">
                <text:p>0.276663950642001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278164463054515">
                <text:p>0.27816446305451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28160044640901">
                <text:p>0.2816004464090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280960842689332">
                <text:p>0.280960842689332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287578474925972">
                <text:p>0.287578474925972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290813736557681">
                <text:p>0.290813736557681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303682884165325">
                <text:p>0.30368288416532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304644352554859">
                <text:p>0.30464435255485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301360077373913">
                <text:p>0.30136007737391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299143890837365">
                <text:p>0.29914389083736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300560452132217">
                <text:p>0.30056045213221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304049888252723">
                <text:p>0.30404988825272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311158721173727">
                <text:p>0.31115872117372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313472408708664">
                <text:p>0.31347240870866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311499002067553">
                <text:p>0.31149900206755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294669487011694">
                <text:p>0.29466948701169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297928242021394">
                <text:p>0.29792824202139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05640998018611">
                <text:p>0.30564099801861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08548760480202">
                <text:p>0.30854876048020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303749324203741">
                <text:p>0.30374932420374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25021714236167">
                <text:p>0.32502171423616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36141504016344">
                <text:p>0.3614150401634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328735584780798">
                <text:p>0.32873558478079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331656890989265">
                <text:p>0.33165689098926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22458523029105">
                <text:p>0.32245852302910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331373651328438">
                <text:p>0.33137365132843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18429161509213">
                <text:p>0.31842916150921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340095663129483">
                <text:p>0.34009566312948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333517624374444">
                <text:p>0.333517624374444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356820260513967">
                <text:p>0.35682026051396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341506529947311">
                <text:p>0.34150652994731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355850046882871">
                <text:p>0.35585004688287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376640580742001">
                <text:p>0.37664058074200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370297741093244">
                <text:p>0.370297741093244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379617194864573">
                <text:p>0.379617194864573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371792623456666">
                <text:p>0.37179262345666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378892566679226">
                <text:p>0.37889256667922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411934386387899">
                <text:p>0.411934386387899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381180718316532">
                <text:p>0.38118071831653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399538643989844">
                <text:p>0.39953864398984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422341646051644">
                <text:p>0.422341646051644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395955810348849">
                <text:p>0.39595581034884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412508275562003">
                <text:p>0.41250827556200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412202979661423">
                <text:p>0.41220297966142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41745599">
                <text:p>0.41745599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